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32mm"/>
    </style:style>
    <style:style style:name="co3" style:family="table-column">
      <style:table-column-properties fo:break-before="auto" style:column-width="14.29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73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12.38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0.48mm"/>
    </style:style>
    <style:style style:name="co10" style:family="table-column">
      <style:table-column-properties fo:break-before="auto" style:column-width="8.57mm"/>
    </style:style>
    <style:style style:name="co11" style:family="table-column">
      <style:table-column-properties fo:break-before="auto" style:column-width="13.44mm"/>
    </style:style>
    <style:style style:name="co12" style:family="table-column">
      <style:table-column-properties fo:break-before="auto" style:column-width="7.92mm"/>
    </style:style>
    <style:style style:name="co13" style:family="table-column">
      <style:table-column-properties fo:break-before="auto" style:column-width="14.5mm"/>
    </style:style>
    <style:style style:name="co14" style:family="table-column">
      <style:table-column-properties fo:break-before="auto" style:column-width="2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49" style:family="table-cell" style:parent-style-name="Default" style:data-style-name="N11"/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0" style:family="table-cell" style:parent-style-name="Pivot_20_Table_20_Category" style:data-style-name="N0">
      <style:table-cell-properties fo:border="0.99pt solid #000000"/>
    </style:style>
    <style:style style:name="ce2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29" style:family="table-cell" style:parent-style-name="Pivot_20_Table_20_Category" style:data-style-name="N4">
      <style:table-cell-properties fo:border="0.99pt solid #000000"/>
    </style:style>
    <style:style style:name="ce34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35" style:family="table-cell" style:parent-style-name="Pivot_20_Table_20_Category" style:data-style-name="N11">
      <style:table-cell-properties fo:border="0.99pt solid #000000"/>
    </style:style>
    <style:style style:name="ce39" style:family="table-cell" style:parent-style-name="Pivot_20_Table_20_Title" style:data-style-name="N11">
      <style:table-cell-properties fo:border-bottom="2.01pt solid #000000" fo:border-left="none" fo:border-right="none" fo:border-top="0.99pt solid #000000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5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zuul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7" table:number-columns-repeated="2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998" table:default-cell-style-name="ce1"/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myeureka</text:p>
          </table:table-cell>
          <table:table-cell office:value-type="string" calcext:value-type="string">
            <text:p>myzuul</text:p>
          </table:table-cell>
          <table:table-cell office:value-type="string" calcext:value-type="string">
            <text:p>myservice1</text:p>
          </table:table-cell>
          <table:table-cell table:style-name="Default" office:value-type="string" calcext:value-type="string">
            <text:p>myservice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amp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90% perc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Er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 kB/s</text:p>
          </table:table-cell>
          <table:table-cell office:value-type="string" calcext:value-type="string">
            <text:p>sem kB/s</text:p>
          </table:table-cell>
          <table:table-cell office:value-type="string" calcext:value-type="string">
            <text:p>avg Bytes</text:p>
          </table:table-cell>
          <table:table-cell office:value-type="string" calcext:value-type="string">
            <text:p>Err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Conn. Timeout</text:p>
          </table:table-cell>
          <table:table-cell office:value-type="string" calcext:value-type="string">
            <text:p>conn. Reset</text:p>
          </table:table-cell>
          <table:table-cell office:value-type="string" calcext:value-type="string">
            <text:p>conn. Refused</text:p>
          </table:table-cell>
          <table:table-cell office:value-type="string" calcext:value-type="string">
            <text:p>host unreachable</text:p>
          </table:table-cell>
          <table:table-cell office:value-type="string" calcext:value-type="string">
            <text:p>no HTTP response</text:p>
          </table:table-cell>
          <table:table-cell office:value-type="string" calcext:value-type="string">
            <text:p>Too many open files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office:value-type="float" office:value="1565" calcext:value-type="float">
            <text:p>1565</text:p>
          </table:table-cell>
          <table:table-cell office:value-type="float" office:value="2" calcext:value-type="float">
            <text:p>2</text:p>
          </table:table-cell>
          <table:table-cell office:value-type="float" office:value="9041" calcext:value-type="float">
            <text:p>9041</text:p>
          </table:table-cell>
          <table:table-cell/>
          <table:table-cell office:value-type="float" office:value="2341.0774815" calcext:value-type="float">
            <text:p>2341.0774815</text:p>
          </table:table-cell>
          <table:table-cell office:value-type="float" office:value="0.1304" calcext:value-type="float">
            <text:p>0.1304</text:p>
          </table:table-cell>
          <table:table-cell office:value-type="float" office:value="181.011856276586" calcext:value-type="float">
            <text:p>181.011856276586</text:p>
          </table:table-cell>
          <table:table-cell office:value-type="float" office:value="33.7796937222826" calcext:value-type="float">
            <text:p>33.7796937222826</text:p>
          </table:table-cell>
          <table:table-cell office:value-type="float" office:value="26.1618698524753" calcext:value-type="float">
            <text:p>26.1618698524753</text:p>
          </table:table-cell>
          <table:table-cell office:value-type="float" office:value="191.0947" calcext:value-type="float">
            <text:p>191.0947</text:p>
          </table:table-cell>
          <table:table-cell office:value-type="float" office:value="1304" calcext:value-type="float">
            <text:p>1304</text:p>
          </table:table-cell>
          <table:table-cell office:value-type="float" office:value="269" calcext:value-type="float">
            <text:p>269</text:p>
          </table:table-cell>
          <table:table-cell office:value-type="float" office:value="1035" calcext:value-type="float">
            <text:p>103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734" calcext:value-type="float">
            <text:p>1734</text:p>
          </table:table-cell>
          <table:table-cell office:value-type="float" office:value="2" calcext:value-type="float">
            <text:p>2</text:p>
          </table:table-cell>
          <table:table-cell office:value-type="float" office:value="8112" calcext:value-type="float">
            <text:p>8112</text:p>
          </table:table-cell>
          <table:table-cell/>
          <table:table-cell office:value-type="float" office:value="2372.64088194484" calcext:value-type="float">
            <text:p>2372.64088194484</text:p>
          </table:table-cell>
          <table:table-cell office:value-type="float" office:value="0.1559" calcext:value-type="float">
            <text:p>0.1559</text:p>
          </table:table-cell>
          <table:table-cell office:value-type="float" office:value="186.23014321098" calcext:value-type="float">
            <text:p>186.23014321098</text:p>
          </table:table-cell>
          <table:table-cell office:value-type="float" office:value="34.9842599155912" calcext:value-type="float">
            <text:p>34.9842599155912</text:p>
          </table:table-cell>
          <table:table-cell office:value-type="float" office:value="26.916075385962" calcext:value-type="float">
            <text:p>26.916075385962</text:p>
          </table:table-cell>
          <table:table-cell office:value-type="float" office:value="192.3635" calcext:value-type="float">
            <text:p>192.3635</text:p>
          </table:table-cell>
          <table:table-cell office:value-type="float" office:value="1559" calcext:value-type="float">
            <text:p>1559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office:value-type="float" office:value="8316" calcext:value-type="float">
            <text:p>8316</text:p>
          </table:table-cell>
          <table:table-cell/>
          <table:table-cell office:value-type="float" office:value="2079.27445830661" calcext:value-type="float">
            <text:p>2079.27445830661</text:p>
          </table:table-cell>
          <table:table-cell office:value-type="float" office:value="0.1473" calcext:value-type="float">
            <text:p>0.1473</text:p>
          </table:table-cell>
          <table:table-cell office:value-type="float" office:value="173.385348938015" calcext:value-type="float">
            <text:p>173.385348938015</text:p>
          </table:table-cell>
          <table:table-cell office:value-type="float" office:value="32.4766505472475" calcext:value-type="float">
            <text:p>32.4766505472475</text:p>
          </table:table-cell>
          <table:table-cell office:value-type="float" office:value="25.0596012136974" calcext:value-type="float">
            <text:p>25.0596012136974</text:p>
          </table:table-cell>
          <table:table-cell office:value-type="float" office:value="191.8045" calcext:value-type="float">
            <text:p>191.8045</text:p>
          </table:table-cell>
          <table:table-cell office:value-type="float" office:value="1473" calcext:value-type="float">
            <text:p>1473</text:p>
          </table:table-cell>
          <table:table-cell office:value-type="float" office:value="100" calcext:value-type="float">
            <text:p>100</text:p>
          </table:table-cell>
          <table:table-cell office:value-type="float" office:value="1373" calcext:value-type="float">
            <text:p>137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237" calcext:value-type="float">
            <text:p>2237</text:p>
          </table:table-cell>
          <table:table-cell office:value-type="float" office:value="2" calcext:value-type="float">
            <text:p>2</text:p>
          </table:table-cell>
          <table:table-cell office:value-type="float" office:value="9187" calcext:value-type="float">
            <text:p>9187</text:p>
          </table:table-cell>
          <table:table-cell/>
          <table:table-cell office:value-type="float" office:value="2593.3963069238" calcext:value-type="float">
            <text:p>2593.3963069238</text:p>
          </table:table-cell>
          <table:table-cell office:value-type="float" office:value="0.1606" calcext:value-type="float">
            <text:p>0.1606</text:p>
          </table:table-cell>
          <table:table-cell office:value-type="float" office:value="182.852127484503" calcext:value-type="float">
            <text:p>182.852127484503</text:p>
          </table:table-cell>
          <table:table-cell office:value-type="float" office:value="34.868507892355" calcext:value-type="float">
            <text:p>34.868507892355</text:p>
          </table:table-cell>
          <table:table-cell office:value-type="float" office:value="26.4278465504946" calcext:value-type="float">
            <text:p>26.4278465504946</text:p>
          </table:table-cell>
          <table:table-cell office:value-type="float" office:value="195.269" calcext:value-type="float">
            <text:p>195.269</text:p>
          </table:table-cell>
          <table:table-cell office:value-type="float" office:value="1606" calcext:value-type="float">
            <text:p>1606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300" calcext:value-type="float">
            <text:p>4300</text:p>
          </table:table-cell>
          <table:table-cell office:value-type="float" office:value="2" calcext:value-type="float">
            <text:p>2</text:p>
          </table:table-cell>
          <table:table-cell office:value-type="float" office:value="12932" calcext:value-type="float">
            <text:p>12932</text:p>
          </table:table-cell>
          <table:table-cell/>
          <table:table-cell office:value-type="float" office:value="3085.09950392349" calcext:value-type="float">
            <text:p>3085.09950392349</text:p>
          </table:table-cell>
          <table:table-cell office:value-type="float" office:value="0.2116" calcext:value-type="float">
            <text:p>0.2116</text:p>
          </table:table-cell>
          <table:table-cell office:value-type="float" office:value="192.093434246417" calcext:value-type="float">
            <text:p>192.093434246417</text:p>
          </table:table-cell>
          <table:table-cell office:value-type="float" office:value="36.8472912724749" calcext:value-type="float">
            <text:p>36.8472912724749</text:p>
          </table:table-cell>
          <table:table-cell office:value-type="float" office:value="27.7635041684275" calcext:value-type="float">
            <text:p>27.7635041684275</text:p>
          </table:table-cell>
          <table:table-cell office:value-type="float" office:value="196.4233" calcext:value-type="float">
            <text:p>196.4233</text:p>
          </table:table-cell>
          <table:table-cell office:value-type="float" office:value="2116" calcext:value-type="float">
            <text:p>2116</text:p>
          </table:table-cell>
          <table:table-cell office:value-type="float" office:value="2901" calcext:value-type="float">
            <text:p>2901</text:p>
          </table:table-cell>
          <table:table-cell office:value-type="float" office:value="1825" calcext:value-type="float">
            <text:p>18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office:value-type="float" office:value="9620" calcext:value-type="float">
            <text:p>9620</text:p>
          </table:table-cell>
          <table:table-cell/>
          <table:table-cell office:value-type="float" office:value="2806.21097207907" calcext:value-type="float">
            <text:p>2806.21097207907</text:p>
          </table:table-cell>
          <table:table-cell office:value-type="float" office:value="0.1597" calcext:value-type="float">
            <text:p>0.1597</text:p>
          </table:table-cell>
          <table:table-cell office:value-type="float" office:value="165.398610651671" calcext:value-type="float">
            <text:p>165.398610651671</text:p>
          </table:table-cell>
          <table:table-cell office:value-type="float" office:value="31.1108487274644" calcext:value-type="float">
            <text:p>31.1108487274644</text:p>
          </table:table-cell>
          <table:table-cell office:value-type="float" office:value="23.9052679457493" calcext:value-type="float">
            <text:p>23.9052679457493</text:p>
          </table:table-cell>
          <table:table-cell office:value-type="float" office:value="192.6105" calcext:value-type="float">
            <text:p>192.6105</text:p>
          </table:table-cell>
          <table:table-cell office:value-type="float" office:value="1597" calcext:value-type="float">
            <text:p>1597</text:p>
          </table:table-cell>
          <table:table-cell office:value-type="float" office:value="100" calcext:value-type="float">
            <text:p>100</text:p>
          </table:table-cell>
          <table:table-cell office:value-type="float" office:value="1497" calcext:value-type="float">
            <text:p>149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438" calcext:value-type="float">
            <text:p>3438</text:p>
          </table:table-cell>
          <table:table-cell office:value-type="float" office:value="2" calcext:value-type="float">
            <text:p>2</text:p>
          </table:table-cell>
          <table:table-cell office:value-type="float" office:value="11830" calcext:value-type="float">
            <text:p>11830</text:p>
          </table:table-cell>
          <table:table-cell/>
          <table:table-cell office:value-type="float" office:value="3637.57025333691" calcext:value-type="float">
            <text:p>3637.57025333691</text:p>
          </table:table-cell>
          <table:table-cell office:value-type="float" office:value="0.1628" calcext:value-type="float">
            <text:p>0.1628</text:p>
          </table:table-cell>
          <table:table-cell office:value-type="float" office:value="169.253423150483" calcext:value-type="float">
            <text:p>169.253423150483</text:p>
          </table:table-cell>
          <table:table-cell office:value-type="float" office:value="31.8601056987628" calcext:value-type="float">
            <text:p>31.8601056987628</text:p>
          </table:table-cell>
          <table:table-cell office:value-type="float" office:value="24.4624088147183" calcext:value-type="float">
            <text:p>24.4624088147183</text:p>
          </table:table-cell>
          <table:table-cell office:value-type="float" office:value="192.7568" calcext:value-type="float">
            <text:p>192.7568</text:p>
          </table:table-cell>
          <table:table-cell office:value-type="float" office:value="1628" calcext:value-type="float">
            <text:p>1628</text:p>
          </table:table-cell>
          <table:table-cell office:value-type="float" office:value="76" calcext:value-type="float">
            <text:p>76</text:p>
          </table:table-cell>
          <table:table-cell office:value-type="float" office:value="1552" calcext:value-type="float">
            <text:p>155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18" calcext:value-type="float">
            <text:p>1518</text:p>
          </table:table-cell>
          <table:table-cell office:value-type="float" office:value="2" calcext:value-type="float">
            <text:p>2</text:p>
          </table:table-cell>
          <table:table-cell office:value-type="float" office:value="10186" calcext:value-type="float">
            <text:p>10186</text:p>
          </table:table-cell>
          <table:table-cell/>
          <table:table-cell office:value-type="float" office:value="2654.30399324773" calcext:value-type="float">
            <text:p>2654.30399324773</text:p>
          </table:table-cell>
          <table:table-cell office:value-type="float" office:value="0.084" calcext:value-type="float">
            <text:p>0.084</text:p>
          </table:table-cell>
          <table:table-cell office:value-type="float" office:value="188.501413760603" calcext:value-type="float">
            <text:p>188.501413760603</text:p>
          </table:table-cell>
          <table:table-cell office:value-type="float" office:value="34.5336799010368" calcext:value-type="float">
            <text:p>34.5336799010368</text:p>
          </table:table-cell>
          <table:table-cell office:value-type="float" office:value="27.2443449575872" calcext:value-type="float">
            <text:p>27.2443449575872</text:p>
          </table:table-cell>
          <table:table-cell office:value-type="float" office:value="187.598" calcext:value-type="float">
            <text:p>187.598</text:p>
          </table:table-cell>
          <table:table-cell office:value-type="float" office:value="840" calcext:value-type="float">
            <text:p>840</text:p>
          </table:table-cell>
          <table:table-cell office:value-type="float" office:value="60" calcext:value-type="float">
            <text:p>60</text:p>
          </table:table-cell>
          <table:table-cell office:value-type="float" office:value="780" calcext:value-type="float">
            <text:p>78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205" calcext:value-type="float">
            <text:p>2205</text:p>
          </table:table-cell>
          <table:table-cell office:value-type="float" office:value="2" calcext:value-type="float">
            <text:p>2</text:p>
          </table:table-cell>
          <table:table-cell office:value-type="float" office:value="10199" calcext:value-type="float">
            <text:p>10199</text:p>
          </table:table-cell>
          <table:table-cell/>
          <table:table-cell office:value-type="float" office:value="2536.30401844258" calcext:value-type="float">
            <text:p>2536.30401844258</text:p>
          </table:table-cell>
          <table:table-cell office:value-type="float" office:value="0.2671" calcext:value-type="float">
            <text:p>0.2671</text:p>
          </table:table-cell>
          <table:table-cell office:value-type="float" office:value="163.784067085954" calcext:value-type="float">
            <text:p>163.784067085954</text:p>
          </table:table-cell>
          <table:table-cell office:value-type="float" office:value="33.9884728005847" calcext:value-type="float">
            <text:p>33.9884728005847</text:p>
          </table:table-cell>
          <table:table-cell office:value-type="float" office:value="23.6719159460168" calcext:value-type="float">
            <text:p>23.6719159460168</text:p>
          </table:table-cell>
          <table:table-cell office:value-type="float" office:value="212.5005" calcext:value-type="float">
            <text:p>212.5005</text:p>
          </table:table-cell>
          <table:table-cell office:value-type="float" office:value="2671" calcext:value-type="float">
            <text:p>2671</text:p>
          </table:table-cell>
          <table:table-cell office:value-type="float" office:value="100" calcext:value-type="float">
            <text:p>100</text:p>
          </table:table-cell>
          <table:table-cell office:value-type="float" office:value="1578" calcext:value-type="float">
            <text:p>1578</text:p>
          </table:table-cell>
          <table:table-cell office:value-type="float" office:value="993" calcext:value-type="float">
            <text:p>9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826" calcext:value-type="float">
            <text:p>2826</text:p>
          </table:table-cell>
          <table:table-cell office:value-type="float" office:value="2" calcext:value-type="float">
            <text:p>2</text:p>
          </table:table-cell>
          <table:table-cell office:value-type="float" office:value="9053" calcext:value-type="float">
            <text:p>9053</text:p>
          </table:table-cell>
          <table:table-cell/>
          <table:table-cell office:value-type="float" office:value="3150.61631621102" calcext:value-type="float">
            <text:p>3150.61631621102</text:p>
          </table:table-cell>
          <table:table-cell office:value-type="float" office:value="0.2387" calcext:value-type="float">
            <text:p>0.2387</text:p>
          </table:table-cell>
          <table:table-cell office:value-type="float" office:value="171.403105824278" calcext:value-type="float">
            <text:p>171.403105824278</text:p>
          </table:table-cell>
          <table:table-cell office:value-type="float" office:value="33.1001827049981" calcext:value-type="float">
            <text:p>33.1001827049981</text:p>
          </table:table-cell>
          <table:table-cell office:value-type="float" office:value="24.7731051386651" calcext:value-type="float">
            <text:p>24.7731051386651</text:p>
          </table:table-cell>
          <table:table-cell office:value-type="float" office:value="197.7478" calcext:value-type="float">
            <text:p>197.7478</text:p>
          </table:table-cell>
          <table:table-cell office:value-type="float" office:value="2387" calcext:value-type="float">
            <text:p>2387</text:p>
          </table:table-cell>
          <table:table-cell office:value-type="float" office:value="101" calcext:value-type="float">
            <text:p>101</text:p>
          </table:table-cell>
          <table:table-cell office:value-type="float" office:value="2286" calcext:value-type="float">
            <text:p>228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float" office:value="8438" calcext:value-type="float">
            <text:p>8438</text:p>
          </table:table-cell>
          <table:table-cell/>
          <table:table-cell office:value-type="float" office:value="2262.03097431694" calcext:value-type="float">
            <text:p>2262.03097431694</text:p>
          </table:table-cell>
          <table:table-cell office:value-type="float" office:value="0.17" calcext:value-type="float">
            <text:p>0.17</text:p>
          </table:table-cell>
          <table:table-cell office:value-type="float" office:value="176.962961652126" calcext:value-type="float">
            <text:p>176.962961652126</text:p>
          </table:table-cell>
          <table:table-cell office:value-type="float" office:value="33.4419040274558" calcext:value-type="float">
            <text:p>33.4419040274558</text:p>
          </table:table-cell>
          <table:table-cell office:value-type="float" office:value="25.5766780512839" calcext:value-type="float">
            <text:p>25.5766780512839</text:p>
          </table:table-cell>
          <table:table-cell office:value-type="float" office:value="193.5123" calcext:value-type="float">
            <text:p>193.5123</text:p>
          </table:table-cell>
          <table:table-cell office:value-type="float" office:value="1700" calcext:value-type="float">
            <text:p>1700</text:p>
          </table:table-cell>
          <table:table-cell office:value-type="float" office:value="201" calcext:value-type="float">
            <text:p>201</text:p>
          </table:table-cell>
          <table:table-cell office:value-type="float" office:value="1499" calcext:value-type="float">
            <text:p>149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04" calcext:value-type="float">
            <text:p>1204</text:p>
          </table:table-cell>
          <table:table-cell office:value-type="float" office:value="2" calcext:value-type="float">
            <text:p>2</text:p>
          </table:table-cell>
          <table:table-cell office:value-type="float" office:value="8001" calcext:value-type="float">
            <text:p>8001</text:p>
          </table:table-cell>
          <table:table-cell/>
          <table:table-cell office:value-type="float" office:value="2090.02388185427" calcext:value-type="float">
            <text:p>2090.02388185427</text:p>
          </table:table-cell>
          <table:table-cell office:value-type="float" office:value="0.1729" calcext:value-type="float">
            <text:p>0.1729</text:p>
          </table:table-cell>
          <table:table-cell office:value-type="float" office:value="175.183504721195" calcext:value-type="float">
            <text:p>175.183504721195</text:p>
          </table:table-cell>
          <table:table-cell office:value-type="float" office:value="33.1229238017448" calcext:value-type="float">
            <text:p>33.1229238017448</text:p>
          </table:table-cell>
          <table:table-cell office:value-type="float" office:value="25.3194909167353" calcext:value-type="float">
            <text:p>25.3194909167353</text:p>
          </table:table-cell>
          <table:table-cell office:value-type="float" office:value="193.6134" calcext:value-type="float">
            <text:p>193.6134</text:p>
          </table:table-cell>
          <table:table-cell office:value-type="float" office:value="1729" calcext:value-type="float">
            <text:p>1729</text:p>
          </table:table-cell>
          <table:table-cell office:value-type="float" office:value="163" calcext:value-type="float">
            <text:p>163</text:p>
          </table:table-cell>
          <table:table-cell office:value-type="float" office:value="1566" calcext:value-type="float">
            <text:p>156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110" calcext:value-type="float">
            <text:p>2110</text:p>
          </table:table-cell>
          <table:table-cell office:value-type="float" office:value="2" calcext:value-type="float">
            <text:p>2</text:p>
          </table:table-cell>
          <table:table-cell office:value-type="float" office:value="9041" calcext:value-type="float">
            <text:p>9041</text:p>
          </table:table-cell>
          <table:table-cell/>
          <table:table-cell office:value-type="float" office:value="2638.28144660288" calcext:value-type="float">
            <text:p>2638.28144660288</text:p>
          </table:table-cell>
          <table:table-cell office:value-type="float" office:value="0.1922" calcext:value-type="float">
            <text:p>0.1922</text:p>
          </table:table-cell>
          <table:table-cell office:value-type="float" office:value="180.160703347386" calcext:value-type="float">
            <text:p>180.160703347386</text:p>
          </table:table-cell>
          <table:table-cell office:value-type="float" office:value="34.2980587121212" calcext:value-type="float">
            <text:p>34.2980587121212</text:p>
          </table:table-cell>
          <table:table-cell office:value-type="float" office:value="26.0388516556769" calcext:value-type="float">
            <text:p>26.0388516556769</text:p>
          </table:table-cell>
          <table:table-cell office:value-type="float" office:value="194.9438" calcext:value-type="float">
            <text:p>194.9438</text:p>
          </table:table-cell>
          <table:table-cell office:value-type="float" office:value="1922" calcext:value-type="float">
            <text:p>1922</text:p>
          </table:table-cell>
          <table:table-cell office:value-type="float" office:value="196" calcext:value-type="float">
            <text:p>196</text:p>
          </table:table-cell>
          <table:table-cell office:value-type="float" office:value="1726" calcext:value-type="float">
            <text:p>17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366" calcext:value-type="float">
            <text:p>2366</text:p>
          </table:table-cell>
          <table:table-cell office:value-type="float" office:value="2" calcext:value-type="float">
            <text:p>2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float" office:value="2913.31336264645" calcext:value-type="float">
            <text:p>2913.31336264645</text:p>
          </table:table-cell>
          <table:table-cell office:value-type="float" office:value="0.0265" calcext:value-type="float">
            <text:p>0.0265</text:p>
          </table:table-cell>
          <table:table-cell office:value-type="float" office:value="194.401244167963" calcext:value-type="float">
            <text:p>194.401244167963</text:p>
          </table:table-cell>
          <table:table-cell office:value-type="float" office:value="34.9198360650758" calcext:value-type="float">
            <text:p>34.9198360650758</text:p>
          </table:table-cell>
          <table:table-cell office:value-type="float" office:value="28.0970548211509" calcext:value-type="float">
            <text:p>28.0970548211509</text:p>
          </table:table-cell>
          <table:table-cell office:value-type="float" office:value="183.9387" calcext:value-type="float">
            <text:p>183.9387</text:p>
          </table:table-cell>
          <table:table-cell office:value-type="float" office:value="265" calcext:value-type="float">
            <text:p>265</text:p>
          </table:table-cell>
          <table:table-cell office:value-type="float" office:value="94" calcext:value-type="float">
            <text:p>94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office:value-type="float" office:value="9740" calcext:value-type="float">
            <text:p>9740</text:p>
          </table:table-cell>
          <table:table-cell/>
          <table:table-cell office:value-type="float" office:value="2607.69721114837" calcext:value-type="float">
            <text:p>2607.69721114837</text:p>
          </table:table-cell>
          <table:table-cell office:value-type="float" office:value="0.187" calcext:value-type="float">
            <text:p>0.187</text:p>
          </table:table-cell>
          <table:table-cell office:value-type="float" office:value="191.684716977515" calcext:value-type="float">
            <text:p>191.684716977515</text:p>
          </table:table-cell>
          <table:table-cell office:value-type="float" office:value="36.4303917915812" calcext:value-type="float">
            <text:p>36.4303917915812</text:p>
          </table:table-cell>
          <table:table-cell office:value-type="float" office:value="27.7044317506565" calcext:value-type="float">
            <text:p>27.7044317506565</text:p>
          </table:table-cell>
          <table:table-cell office:value-type="float" office:value="194.615" calcext:value-type="float">
            <text:p>194.615</text:p>
          </table:table-cell>
          <table:table-cell office:value-type="float" office:value="1870" calcext:value-type="float">
            <text:p>1870</text:p>
          </table:table-cell>
          <table:table-cell office:value-type="float" office:value="200" calcext:value-type="float">
            <text:p>200</text:p>
          </table:table-cell>
          <table:table-cell office:value-type="float" office:value="1670" calcext:value-type="float">
            <text:p>167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649" calcext:value-type="float">
            <text:p>2649</text:p>
          </table:table-cell>
          <table:table-cell office:value-type="float" office:value="2" calcext:value-type="float">
            <text:p>2</text:p>
          </table:table-cell>
          <table:table-cell office:value-type="float" office:value="9187" calcext:value-type="float">
            <text:p>9187</text:p>
          </table:table-cell>
          <table:table-cell/>
          <table:table-cell office:value-type="float" office:value="2439.50153597636" calcext:value-type="float">
            <text:p>2439.50153597636</text:p>
          </table:table-cell>
          <table:table-cell office:value-type="float" office:value="0.1531" calcext:value-type="float">
            <text:p>0.1531</text:p>
          </table:table-cell>
          <table:table-cell office:value-type="float" office:value="216.877399206229" calcext:value-type="float">
            <text:p>216.877399206229</text:p>
          </table:table-cell>
          <table:table-cell office:value-type="float" office:value="40.7029530229999" calcext:value-type="float">
            <text:p>40.7029530229999</text:p>
          </table:table-cell>
          <table:table-cell office:value-type="float" office:value="31.3455616040252" calcext:value-type="float">
            <text:p>31.3455616040252</text:p>
          </table:table-cell>
          <table:table-cell office:value-type="float" office:value="192.1815" calcext:value-type="float">
            <text:p>192.1815</text:p>
          </table:table-cell>
          <table:table-cell office:value-type="float" office:value="1531" calcext:value-type="float">
            <text:p>1531</text:p>
          </table:table-cell>
          <table:table-cell office:value-type="float" office:value="100" calcext:value-type="float">
            <text:p>100</text:p>
          </table:table-cell>
          <table:table-cell office:value-type="float" office:value="1431" calcext:value-type="float">
            <text:p>14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329" calcext:value-type="float">
            <text:p>3329</text:p>
          </table:table-cell>
          <table:table-cell office:value-type="float" office:value="2" calcext:value-type="float">
            <text:p>2</text:p>
          </table:table-cell>
          <table:table-cell office:value-type="float" office:value="9944" calcext:value-type="float">
            <text:p>9944</text:p>
          </table:table-cell>
          <table:table-cell/>
          <table:table-cell office:value-type="float" office:value="3031.50345783679" calcext:value-type="float">
            <text:p>3031.50345783679</text:p>
          </table:table-cell>
          <table:table-cell office:value-type="float" office:value="0.3291" calcext:value-type="float">
            <text:p>0.3291</text:p>
          </table:table-cell>
          <table:table-cell office:value-type="float" office:value="178.208646683537" calcext:value-type="float">
            <text:p>178.208646683537</text:p>
          </table:table-cell>
          <table:table-cell office:value-type="float" office:value="35.5579155825641" calcext:value-type="float">
            <text:p>35.5579155825641</text:p>
          </table:table-cell>
          <table:table-cell office:value-type="float" office:value="25.75671846598" calcext:value-type="float">
            <text:p>25.75671846598</text:p>
          </table:table-cell>
          <table:table-cell office:value-type="float" office:value="204.3184" calcext:value-type="float">
            <text:p>204.3184</text:p>
          </table:table-cell>
          <table:table-cell office:value-type="float" office:value="3291" calcext:value-type="float">
            <text:p>3291</text:p>
          </table:table-cell>
          <table:table-cell office:value-type="float" office:value="403" calcext:value-type="float">
            <text:p>403</text:p>
          </table:table-cell>
          <table:table-cell office:value-type="float" office:value="2888" calcext:value-type="float">
            <text:p>288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406" calcext:value-type="float">
            <text:p>1406</text:p>
          </table:table-cell>
          <table:table-cell office:value-type="float" office:value="2" calcext:value-type="float">
            <text:p>2</text:p>
          </table:table-cell>
          <table:table-cell office:value-type="float" office:value="8761" calcext:value-type="float">
            <text:p>8761</text:p>
          </table:table-cell>
          <table:table-cell/>
          <table:table-cell office:value-type="float" office:value="2293.37492905698" calcext:value-type="float">
            <text:p>2293.37492905698</text:p>
          </table:table-cell>
          <table:table-cell office:value-type="float" office:value="0.0798" calcext:value-type="float">
            <text:p>0.0798</text:p>
          </table:table-cell>
          <table:table-cell office:value-type="float" office:value="198.672865260063" calcext:value-type="float">
            <text:p>198.672865260063</text:p>
          </table:table-cell>
          <table:table-cell office:value-type="float" office:value="36.36153851646" calcext:value-type="float">
            <text:p>36.36153851646</text:p>
          </table:table-cell>
          <table:table-cell office:value-type="float" office:value="28.7144375571184" calcext:value-type="float">
            <text:p>28.7144375571184</text:p>
          </table:table-cell>
          <table:table-cell office:value-type="float" office:value="187.4147" calcext:value-type="float">
            <text:p>187.4147</text:p>
          </table:table-cell>
          <table:table-cell office:value-type="float" office:value="798" calcext:value-type="float">
            <text:p>798</text:p>
          </table:table-cell>
          <table:table-cell office:value-type="float" office:value="99" calcext:value-type="float">
            <text:p>99</text:p>
          </table:table-cell>
          <table:table-cell office:value-type="float" office:value="699" calcext:value-type="float">
            <text:p>69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641" calcext:value-type="float">
            <text:p>1641</text:p>
          </table:table-cell>
          <table:table-cell office:value-type="float" office:value="2" calcext:value-type="float">
            <text:p>2</text:p>
          </table:table-cell>
          <table:table-cell office:value-type="float" office:value="8416" calcext:value-type="float">
            <text:p>8416</text:p>
          </table:table-cell>
          <table:table-cell/>
          <table:table-cell office:value-type="float" office:value="2532.89185756437" calcext:value-type="float">
            <text:p>2532.89185756437</text:p>
          </table:table-cell>
          <table:table-cell office:value-type="float" office:value="0.1547" calcext:value-type="float">
            <text:p>0.1547</text:p>
          </table:table-cell>
          <table:table-cell office:value-type="float" office:value="191.380234249407" calcext:value-type="float">
            <text:p>191.380234249407</text:p>
          </table:table-cell>
          <table:table-cell office:value-type="float" office:value="35.9371523757464" calcext:value-type="float">
            <text:p>35.9371523757464</text:p>
          </table:table-cell>
          <table:table-cell office:value-type="float" office:value="27.6604244813596" calcext:value-type="float">
            <text:p>27.6604244813596</text:p>
          </table:table-cell>
          <table:table-cell office:value-type="float" office:value="192.2855" calcext:value-type="float">
            <text:p>192.2855</text:p>
          </table:table-cell>
          <table:table-cell office:value-type="float" office:value="1547" calcext:value-type="float">
            <text:p>1547</text:p>
          </table:table-cell>
          <table:table-cell office:value-type="float" office:value="100" calcext:value-type="float">
            <text:p>100</text:p>
          </table:table-cell>
          <table:table-cell office:value-type="float" office:value="1447" calcext:value-type="float">
            <text:p>14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440" calcext:value-type="float">
            <text:p>1440</text:p>
          </table:table-cell>
          <table:table-cell office:value-type="float" office:value="3" calcext:value-type="float">
            <text:p>3</text:p>
          </table:table-cell>
          <table:table-cell office:value-type="float" office:value="8579" calcext:value-type="float">
            <text:p>8579</text:p>
          </table:table-cell>
          <table:table-cell/>
          <table:table-cell office:value-type="float" office:value="2366.89135715865" calcext:value-type="float">
            <text:p>2366.89135715865</text:p>
          </table:table-cell>
          <table:table-cell office:value-type="float" office:value="0.1483" calcext:value-type="float">
            <text:p>0.1483</text:p>
          </table:table-cell>
          <table:table-cell office:value-type="float" office:value="187.645425204533" calcext:value-type="float">
            <text:p>187.645425204533</text:p>
          </table:table-cell>
          <table:table-cell office:value-type="float" office:value="35.1596034289856" calcext:value-type="float">
            <text:p>35.1596034289856</text:p>
          </table:table-cell>
          <table:table-cell office:value-type="float" office:value="27.1206278615927" calcext:value-type="float">
            <text:p>27.1206278615927</text:p>
          </table:table-cell>
          <table:table-cell office:value-type="float" office:value="191.8695" calcext:value-type="float">
            <text:p>191.8695</text:p>
          </table:table-cell>
          <table:table-cell office:value-type="float" office:value="1483" calcext:value-type="float">
            <text:p>1483</text:p>
          </table:table-cell>
          <table:table-cell office:value-type="float" office:value="100" calcext:value-type="float">
            <text:p>100</text:p>
          </table:table-cell>
          <table:table-cell office:value-type="float" office:value="1383" calcext:value-type="float">
            <text:p>138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  <table:table-cell office:value-type="float" office:value="9153" calcext:value-type="float">
            <text:p>9153</text:p>
          </table:table-cell>
          <table:table-cell/>
          <table:table-cell office:value-type="float" office:value="1610.01892739836" calcext:value-type="float">
            <text:p>1610.01892739836</text:p>
          </table:table-cell>
          <table:table-cell office:value-type="float" office:value="0.157" calcext:value-type="float">
            <text:p>0.157</text:p>
          </table:table-cell>
          <table:table-cell office:value-type="float" office:value="172.97446896838" calcext:value-type="float">
            <text:p>172.97446896838</text:p>
          </table:table-cell>
          <table:table-cell office:value-type="float" office:value="32.5061932968069" calcext:value-type="float">
            <text:p>32.5061932968069</text:p>
          </table:table-cell>
          <table:table-cell office:value-type="float" office:value="25.0002162180862" calcext:value-type="float">
            <text:p>25.0002162180862</text:p>
          </table:table-cell>
          <table:table-cell office:value-type="float" office:value="192.435" calcext:value-type="float">
            <text:p>192.435</text:p>
          </table:table-cell>
          <table:table-cell office:value-type="float" office:value="1570" calcext:value-type="float">
            <text:p>1570</text:p>
          </table:table-cell>
          <table:table-cell office:value-type="float" office:value="100" calcext:value-type="float">
            <text:p>100</text:p>
          </table:table-cell>
          <table:table-cell office:value-type="float" office:value="1470" calcext:value-type="float">
            <text:p>147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757" calcext:value-type="float">
            <text:p>2757</text:p>
          </table:table-cell>
          <table:table-cell office:value-type="float" office:value="2" calcext:value-type="float">
            <text:p>2</text:p>
          </table:table-cell>
          <table:table-cell office:value-type="float" office:value="9024" calcext:value-type="float">
            <text:p>9024</text:p>
          </table:table-cell>
          <table:table-cell/>
          <table:table-cell office:value-type="float" office:value="3013.21081819761" calcext:value-type="float">
            <text:p>3013.21081819761</text:p>
          </table:table-cell>
          <table:table-cell office:value-type="float" office:value="0.1623" calcext:value-type="float">
            <text:p>0.1623</text:p>
          </table:table-cell>
          <table:table-cell office:value-type="float" office:value="191.47917663954" calcext:value-type="float">
            <text:p>191.47917663954</text:p>
          </table:table-cell>
          <table:table-cell office:value-type="float" office:value="36.048105403303" calcext:value-type="float">
            <text:p>36.048105403303</text:p>
          </table:table-cell>
          <table:table-cell office:value-type="float" office:value="27.6747247486836" calcext:value-type="float">
            <text:p>27.6747247486836</text:p>
          </table:table-cell>
          <table:table-cell office:value-type="float" office:value="192.7795" calcext:value-type="float">
            <text:p>192.7795</text:p>
          </table:table-cell>
          <table:table-cell office:value-type="float" office:value="1623" calcext:value-type="float">
            <text:p>1623</text:p>
          </table:table-cell>
          <table:table-cell office:value-type="float" office:value="100" calcext:value-type="float">
            <text:p>100</text:p>
          </table:table-cell>
          <table:table-cell office:value-type="float" office:value="1523" calcext:value-type="float">
            <text:p>152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685" calcext:value-type="float">
            <text:p>2685</text:p>
          </table:table-cell>
          <table:table-cell office:value-type="float" office:value="2" calcext:value-type="float">
            <text:p>2</text:p>
          </table:table-cell>
          <table:table-cell office:value-type="float" office:value="10271" calcext:value-type="float">
            <text:p>10271</text:p>
          </table:table-cell>
          <table:table-cell/>
          <table:table-cell office:value-type="float" office:value="2782.0113972284" calcext:value-type="float">
            <text:p>2782.0113972284</text:p>
          </table:table-cell>
          <table:table-cell office:value-type="float" office:value="0.0814" calcext:value-type="float">
            <text:p>0.0814</text:p>
          </table:table-cell>
          <table:table-cell office:value-type="float" office:value="208.016974185093" calcext:value-type="float">
            <text:p>208.016974185093</text:p>
          </table:table-cell>
          <table:table-cell office:value-type="float" office:value="38.086770380463" calcext:value-type="float">
            <text:p>38.086770380463</text:p>
          </table:table-cell>
          <table:table-cell office:value-type="float" office:value="30.0649533001893" calcext:value-type="float">
            <text:p>30.0649533001893</text:p>
          </table:table-cell>
          <table:table-cell office:value-type="float" office:value="187.4888" calcext:value-type="float">
            <text:p>187.4888</text:p>
          </table:table-cell>
          <table:table-cell office:value-type="float" office:value="814" calcext:value-type="float">
            <text:p>814</text:p>
          </table:table-cell>
          <table:table-cell office:value-type="float" office:value="86" calcext:value-type="float">
            <text:p>86</text:p>
          </table:table-cell>
          <table:table-cell office:value-type="float" office:value="728" calcext:value-type="float">
            <text:p>7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33" calcext:value-type="float">
            <text:p>1533</text:p>
          </table:table-cell>
          <table:table-cell office:value-type="float" office:value="2" calcext:value-type="float">
            <text:p>2</text:p>
          </table:table-cell>
          <table:table-cell office:value-type="float" office:value="8677" calcext:value-type="float">
            <text:p>8677</text:p>
          </table:table-cell>
          <table:table-cell/>
          <table:table-cell office:value-type="float" office:value="2299.69775044099" calcext:value-type="float">
            <text:p>2299.69775044099</text:p>
          </table:table-cell>
          <table:table-cell office:value-type="float" office:value="0.0733" calcext:value-type="float">
            <text:p>0.0733</text:p>
          </table:table-cell>
          <table:table-cell office:value-type="float" office:value="207.39573179584" calcext:value-type="float">
            <text:p>207.39573179584</text:p>
          </table:table-cell>
          <table:table-cell office:value-type="float" office:value="37.8729112981417" calcext:value-type="float">
            <text:p>37.8729112981417</text:p>
          </table:table-cell>
          <table:table-cell office:value-type="float" office:value="29.9751643611174" calcext:value-type="float">
            <text:p>29.9751643611174</text:p>
          </table:table-cell>
          <table:table-cell office:value-type="float" office:value="186.9945" calcext:value-type="float">
            <text:p>186.9945</text:p>
          </table:table-cell>
          <table:table-cell office:value-type="float" office:value="733" calcext:value-type="float">
            <text:p>733</text:p>
          </table:table-cell>
          <table:table-cell office:value-type="float" office:value="100" calcext:value-type="float">
            <text:p>100</text:p>
          </table:table-cell>
          <table:table-cell office:value-type="float" office:value="633" calcext:value-type="float">
            <text:p>6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689" calcext:value-type="float">
            <text:p>2689</text:p>
          </table:table-cell>
          <table:table-cell office:value-type="float" office:value="2" calcext:value-type="float">
            <text:p>2</text:p>
          </table:table-cell>
          <table:table-cell office:value-type="float" office:value="8540" calcext:value-type="float">
            <text:p>8540</text:p>
          </table:table-cell>
          <table:table-cell/>
          <table:table-cell office:value-type="float" office:value="2404.65783622776" calcext:value-type="float">
            <text:p>2404.65783622776</text:p>
          </table:table-cell>
          <table:table-cell office:value-type="float" office:value="0.1619" calcext:value-type="float">
            <text:p>0.1619</text:p>
          </table:table-cell>
          <table:table-cell office:value-type="float" office:value="208.807500365413" calcext:value-type="float">
            <text:p>208.807500365413</text:p>
          </table:table-cell>
          <table:table-cell office:value-type="float" office:value="39.3050551969577" calcext:value-type="float">
            <text:p>39.3050551969577</text:p>
          </table:table-cell>
          <table:table-cell office:value-type="float" office:value="30.1792090371886" calcext:value-type="float">
            <text:p>30.1792090371886</text:p>
          </table:table-cell>
          <table:table-cell office:value-type="float" office:value="192.7535" calcext:value-type="float">
            <text:p>192.7535</text:p>
          </table:table-cell>
          <table:table-cell office:value-type="float" office:value="1619" calcext:value-type="float">
            <text:p>1619</text:p>
          </table:table-cell>
          <table:table-cell office:value-type="float" office:value="100" calcext:value-type="float">
            <text:p>100</text:p>
          </table:table-cell>
          <table:table-cell office:value-type="float" office:value="1519" calcext:value-type="float">
            <text:p>15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134" calcext:value-type="float">
            <text:p>3134</text:p>
          </table:table-cell>
          <table:table-cell office:value-type="float" office:value="3" calcext:value-type="float">
            <text:p>3</text:p>
          </table:table-cell>
          <table:table-cell office:value-type="float" office:value="11644" calcext:value-type="float">
            <text:p>11644</text:p>
          </table:table-cell>
          <table:table-cell/>
          <table:table-cell office:value-type="float" office:value="3244.29642637414" calcext:value-type="float">
            <text:p>3244.29642637414</text:p>
          </table:table-cell>
          <table:table-cell office:value-type="float" office:value="0.3686" calcext:value-type="float">
            <text:p>0.3686</text:p>
          </table:table-cell>
          <table:table-cell office:value-type="float" office:value="185.960018596002" calcext:value-type="float">
            <text:p>185.960018596002</text:p>
          </table:table-cell>
          <table:table-cell office:value-type="float" office:value="41.3990404172478" calcext:value-type="float">
            <text:p>41.3990404172478</text:p>
          </table:table-cell>
          <table:table-cell office:value-type="float" office:value="26.8770339377034" calcext:value-type="float">
            <text:p>26.8770339377034</text:p>
          </table:table-cell>
          <table:table-cell office:value-type="float" office:value="227.9663" calcext:value-type="float">
            <text:p>227.9663</text:p>
          </table:table-cell>
          <table:table-cell office:value-type="float" office:value="3686" calcext:value-type="float">
            <text:p>3686</text:p>
          </table:table-cell>
          <table:table-cell office:value-type="float" office:value="101" calcext:value-type="float">
            <text:p>101</text:p>
          </table:table-cell>
          <table:table-cell office:value-type="float" office:value="1910" calcext:value-type="float">
            <text:p>1910</text:p>
          </table:table-cell>
          <table:table-cell office:value-type="float" office:value="1675" calcext:value-type="float">
            <text:p>16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469" calcext:value-type="float">
            <text:p>1469</text:p>
          </table:table-cell>
          <table:table-cell office:value-type="float" office:value="2" calcext:value-type="float">
            <text:p>2</text:p>
          </table:table-cell>
          <table:table-cell office:value-type="float" office:value="11506" calcext:value-type="float">
            <text:p>11506</text:p>
          </table:table-cell>
          <table:table-cell/>
          <table:table-cell office:value-type="float" office:value="2798.42178959861" calcext:value-type="float">
            <text:p>2798.42178959861</text:p>
          </table:table-cell>
          <table:table-cell office:value-type="float" office:value="0.2021" calcext:value-type="float">
            <text:p>0.2021</text:p>
          </table:table-cell>
          <table:table-cell office:value-type="float" office:value="131.995776135164" calcext:value-type="float">
            <text:p>131.995776135164</text:p>
          </table:table-cell>
          <table:table-cell office:value-type="float" office:value="25.2566828017753" calcext:value-type="float">
            <text:p>25.2566828017753</text:p>
          </table:table-cell>
          <table:table-cell office:value-type="float" office:value="19.0775145195354" calcext:value-type="float">
            <text:p>19.0775145195354</text:p>
          </table:table-cell>
          <table:table-cell office:value-type="float" office:value="195.9369" calcext:value-type="float">
            <text:p>195.9369</text:p>
          </table:table-cell>
          <table:table-cell office:value-type="float" office:value="2021" calcext:value-type="float">
            <text:p>2021</text:p>
          </table:table-cell>
          <table:table-cell office:value-type="float" office:value="348" calcext:value-type="float">
            <text:p>348</text:p>
          </table:table-cell>
          <table:table-cell office:value-type="float" office:value="1673" calcext:value-type="float">
            <text:p>167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float" office:value="8423" calcext:value-type="float">
            <text:p>8423</text:p>
          </table:table-cell>
          <table:table-cell/>
          <table:table-cell office:value-type="float" office:value="1833.66158227307" calcext:value-type="float">
            <text:p>1833.66158227307</text:p>
          </table:table-cell>
          <table:table-cell office:value-type="float" office:value="0.0184" calcext:value-type="float">
            <text:p>0.0184</text:p>
          </table:table-cell>
          <table:table-cell office:value-type="float" office:value="185.391175380052" calcext:value-type="float">
            <text:p>185.391175380052</text:p>
          </table:table-cell>
          <table:table-cell office:value-type="float" office:value="33.18148999467" calcext:value-type="float">
            <text:p>33.18148999467</text:p>
          </table:table-cell>
          <table:table-cell office:value-type="float" office:value="26.7948183166481" calcext:value-type="float">
            <text:p>26.7948183166481</text:p>
          </table:table-cell>
          <table:table-cell office:value-type="float" office:value="183.2765" calcext:value-type="float">
            <text:p>183.2765</text:p>
          </table:table-cell>
          <table:table-cell office:value-type="float" office:value="184" calcext:value-type="float">
            <text:p>184</text:p>
          </table:table-cell>
          <table:table-cell office:value-type="float" office:value="35" calcext:value-type="float">
            <text:p>35</text:p>
          </table:table-cell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9576" calcext:value-type="float">
            <text:p>9576</text:p>
          </table:table-cell>
          <table:table-cell/>
          <table:table-cell office:value-type="float" office:value="2135.63721753926" calcext:value-type="float">
            <text:p>2135.63721753926</text:p>
          </table:table-cell>
          <table:table-cell office:value-type="float" office:value="0.0777" calcext:value-type="float">
            <text:p>0.0777</text:p>
          </table:table-cell>
          <table:table-cell office:value-type="float" office:value="190.599626424732" calcext:value-type="float">
            <text:p>190.599626424732</text:p>
          </table:table-cell>
          <table:table-cell office:value-type="float" office:value="34.8183079279915" calcext:value-type="float">
            <text:p>34.8183079279915</text:p>
          </table:table-cell>
          <table:table-cell office:value-type="float" office:value="27.5476022566996" calcext:value-type="float">
            <text:p>27.5476022566996</text:p>
          </table:table-cell>
          <table:table-cell office:value-type="float" office:value="187.062" calcext:value-type="float">
            <text:p>187.062</text:p>
          </table:table-cell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float" office:value="8333" calcext:value-type="float">
            <text:p>8333</text:p>
          </table:table-cell>
          <table:table-cell/>
          <table:table-cell office:value-type="float" office:value="2018.80714769731" calcext:value-type="float">
            <text:p>2018.80714769731</text:p>
          </table:table-cell>
          <table:table-cell office:value-type="float" office:value="0.1608" calcext:value-type="float">
            <text:p>0.1608</text:p>
          </table:table-cell>
          <table:table-cell office:value-type="float" office:value="150.448336041403" calcext:value-type="float">
            <text:p>150.448336041403</text:p>
          </table:table-cell>
          <table:table-cell office:value-type="float" office:value="28.309263950322" calcext:value-type="float">
            <text:p>28.309263950322</text:p>
          </table:table-cell>
          <table:table-cell office:value-type="float" office:value="21.7444860684841" calcext:value-type="float">
            <text:p>21.7444860684841</text:p>
          </table:table-cell>
          <table:table-cell office:value-type="float" office:value="192.682" calcext:value-type="float">
            <text:p>192.682</text:p>
          </table:table-cell>
          <table:table-cell office:value-type="float" office:value="1608" calcext:value-type="float">
            <text:p>1608</text:p>
          </table:table-cell>
          <table:table-cell office:value-type="float" office:value="100" calcext:value-type="float">
            <text:p>100</text:p>
          </table:table-cell>
          <table:table-cell office:value-type="float" office:value="1508" calcext:value-type="float">
            <text:p>150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78" calcext:value-type="float">
            <text:p>1178</text:p>
          </table:table-cell>
          <table:table-cell office:value-type="float" office:value="2" calcext:value-type="float">
            <text:p>2</text:p>
          </table:table-cell>
          <table:table-cell office:value-type="float" office:value="9459" calcext:value-type="float">
            <text:p>9459</text:p>
          </table:table-cell>
          <table:table-cell/>
          <table:table-cell office:value-type="float" office:value="2177.72781083548" calcext:value-type="float">
            <text:p>2177.72781083548</text:p>
          </table:table-cell>
          <table:table-cell office:value-type="float" office:value="0.1809" calcext:value-type="float">
            <text:p>0.1809</text:p>
          </table:table-cell>
          <table:table-cell office:value-type="float" office:value="150.434756446129" calcext:value-type="float">
            <text:p>150.434756446129</text:p>
          </table:table-cell>
          <table:table-cell office:value-type="float" office:value="28.5496667400036" calcext:value-type="float">
            <text:p>28.5496667400036</text:p>
          </table:table-cell>
          <table:table-cell office:value-type="float" office:value="21.7425233926046" calcext:value-type="float">
            <text:p>21.7425233926046</text:p>
          </table:table-cell>
          <table:table-cell office:value-type="float" office:value="194.3358" calcext:value-type="float">
            <text:p>194.3358</text:p>
          </table:table-cell>
          <table:table-cell office:value-type="float" office:value="1809" calcext:value-type="float">
            <text:p>1809</text:p>
          </table:table-cell>
          <table:table-cell office:value-type="float" office:value="251" calcext:value-type="float">
            <text:p>251</text:p>
          </table:table-cell>
          <table:table-cell office:value-type="float" office:value="1558" calcext:value-type="float">
            <text:p>155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98" calcext:value-type="float">
            <text:p>1098</text:p>
          </table:table-cell>
          <table:table-cell office:value-type="float" office:value="2" calcext:value-type="float">
            <text:p>2</text:p>
          </table:table-cell>
          <table:table-cell office:value-type="float" office:value="9285" calcext:value-type="float">
            <text:p>9285</text:p>
          </table:table-cell>
          <table:table-cell/>
          <table:table-cell office:value-type="float" office:value="2185.6979613237" calcext:value-type="float">
            <text:p>2185.6979613237</text:p>
          </table:table-cell>
          <table:table-cell office:value-type="float" office:value="0.1639" calcext:value-type="float">
            <text:p>0.1639</text:p>
          </table:table-cell>
          <table:table-cell office:value-type="float" office:value="156.919359141337" calcext:value-type="float">
            <text:p>156.919359141337</text:p>
          </table:table-cell>
          <table:table-cell office:value-type="float" office:value="29.5581212143205" calcext:value-type="float">
            <text:p>29.5581212143205</text:p>
          </table:table-cell>
          <table:table-cell office:value-type="float" office:value="22.6797511258964" calcext:value-type="float">
            <text:p>22.6797511258964</text:p>
          </table:table-cell>
          <table:table-cell office:value-type="float" office:value="192.8858" calcext:value-type="float">
            <text:p>192.8858</text:p>
          </table:table-cell>
          <table:table-cell office:value-type="float" office:value="1639" calcext:value-type="float">
            <text:p>1639</text:p>
          </table:table-cell>
          <table:table-cell office:value-type="float" office:value="101" calcext:value-type="float">
            <text:p>101</text:p>
          </table:table-cell>
          <table:table-cell office:value-type="float" office:value="1538" calcext:value-type="float">
            <text:p>153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8049" calcext:value-type="float">
            <text:p>8049</text:p>
          </table:table-cell>
          <table:table-cell/>
          <table:table-cell office:value-type="float" office:value="1235.15559581708" calcext:value-type="float">
            <text:p>1235.15559581708</text:p>
          </table:table-cell>
          <table:table-cell office:value-type="float" office:value="0.073" calcext:value-type="float">
            <text:p>0.073</text:p>
          </table:table-cell>
          <table:table-cell office:value-type="float" office:value="122.027114424825" calcext:value-type="float">
            <text:p>122.027114424825</text:p>
          </table:table-cell>
          <table:table-cell office:value-type="float" office:value="22.281269257404" calcext:value-type="float">
            <text:p>22.281269257404</text:p>
          </table:table-cell>
          <table:table-cell office:value-type="float" office:value="17.636731381713" calcext:value-type="float">
            <text:p>17.636731381713</text:p>
          </table:table-cell>
          <table:table-cell office:value-type="float" office:value="186.975" calcext:value-type="float">
            <text:p>186.975</text:p>
          </table:table-cell>
          <table:table-cell office:value-type="float" office:value="730" calcext:value-type="float">
            <text:p>730</text:p>
          </table:table-cell>
          <table:table-cell office:value-type="float" office:value="100" calcext:value-type="float">
            <text:p>100</text:p>
          </table:table-cell>
          <table:table-cell office:value-type="float" office:value="630" calcext:value-type="float">
            <text:p>6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  <table:table-cell office:value-type="float" office:value="8886" calcext:value-type="float">
            <text:p>8886</text:p>
          </table:table-cell>
          <table:table-cell/>
          <table:table-cell office:value-type="float" office:value="1886.16169609456" calcext:value-type="float">
            <text:p>1886.16169609456</text:p>
          </table:table-cell>
          <table:table-cell office:value-type="float" office:value="0.1494" calcext:value-type="float">
            <text:p>0.1494</text:p>
          </table:table-cell>
          <table:table-cell office:value-type="float" office:value="147.273236034815" calcext:value-type="float">
            <text:p>147.273236034815</text:p>
          </table:table-cell>
          <table:table-cell office:value-type="float" office:value="27.5999536549535" calcext:value-type="float">
            <text:p>27.5999536549535</text:p>
          </table:table-cell>
          <table:table-cell office:value-type="float" office:value="21.2855848956569" calcext:value-type="float">
            <text:p>21.2855848956569</text:p>
          </table:table-cell>
          <table:table-cell office:value-type="float" office:value="191.9042" calcext:value-type="float">
            <text:p>191.9042</text:p>
          </table:table-cell>
          <table:table-cell office:value-type="float" office:value="1494" calcext:value-type="float">
            <text:p>1494</text:p>
          </table:table-cell>
          <table:table-cell office:value-type="float" office:value="84" calcext:value-type="float">
            <text:p>84</text:p>
          </table:table-cell>
          <table:table-cell office:value-type="float" office:value="1410" calcext:value-type="float">
            <text:p>14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09" calcext:value-type="float">
            <text:p>1309</text:p>
          </table:table-cell>
          <table:table-cell office:value-type="float" office:value="2" calcext:value-type="float">
            <text:p>2</text:p>
          </table:table-cell>
          <table:table-cell office:value-type="float" office:value="9131" calcext:value-type="float">
            <text:p>9131</text:p>
          </table:table-cell>
          <table:table-cell/>
          <table:table-cell office:value-type="float" office:value="2393.7830793106" calcext:value-type="float">
            <text:p>2393.7830793106</text:p>
          </table:table-cell>
          <table:table-cell office:value-type="float" office:value="0.1528" calcext:value-type="float">
            <text:p>0.1528</text:p>
          </table:table-cell>
          <table:table-cell office:value-type="float" office:value="145.074713477441" calcext:value-type="float">
            <text:p>145.074713477441</text:p>
          </table:table-cell>
          <table:table-cell office:value-type="float" office:value="27.2244600500508" calcext:value-type="float">
            <text:p>27.2244600500508</text:p>
          </table:table-cell>
          <table:table-cell office:value-type="float" office:value="20.9678296822864" calcext:value-type="float">
            <text:p>20.9678296822864</text:p>
          </table:table-cell>
          <table:table-cell office:value-type="float" office:value="192.162" calcext:value-type="float">
            <text:p>192.162</text:p>
          </table:table-cell>
          <table:table-cell office:value-type="float" office:value="1528" calcext:value-type="float">
            <text:p>1528</text:p>
          </table:table-cell>
          <table:table-cell office:value-type="float" office:value="100" calcext:value-type="float">
            <text:p>100</text:p>
          </table:table-cell>
          <table:table-cell office:value-type="float" office:value="1428" calcext:value-type="float">
            <text:p>14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  <table:table-cell office:value-type="float" office:value="8486" calcext:value-type="float">
            <text:p>8486</text:p>
          </table:table-cell>
          <table:table-cell/>
          <table:table-cell office:value-type="float" office:value="1973.6266180093" calcext:value-type="float">
            <text:p>1973.6266180093</text:p>
          </table:table-cell>
          <table:table-cell office:value-type="float" office:value="0.1557" calcext:value-type="float">
            <text:p>0.1557</text:p>
          </table:table-cell>
          <table:table-cell office:value-type="float" office:value="146.978849743522" calcext:value-type="float">
            <text:p>146.978849743522</text:p>
          </table:table-cell>
          <table:table-cell office:value-type="float" office:value="27.6062019792539" calcext:value-type="float">
            <text:p>27.6062019792539</text:p>
          </table:table-cell>
          <table:table-cell office:value-type="float" office:value="21.2430368769934" calcext:value-type="float">
            <text:p>21.2430368769934</text:p>
          </table:table-cell>
          <table:table-cell office:value-type="float" office:value="192.3321" calcext:value-type="float">
            <text:p>192.3321</text:p>
          </table:table-cell>
          <table:table-cell office:value-type="float" office:value="1557" calcext:value-type="float">
            <text:p>1557</text:p>
          </table:table-cell>
          <table:table-cell office:value-type="float" office:value="92" calcext:value-type="float">
            <text:p>92</text:p>
          </table:table-cell>
          <table:table-cell office:value-type="float" office:value="1465" calcext:value-type="float">
            <text:p>146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54" calcext:value-type="float">
            <text:p>1354</text:p>
          </table:table-cell>
          <table:table-cell office:value-type="float" office:value="2" calcext:value-type="float">
            <text:p>2</text:p>
          </table:table-cell>
          <table:table-cell office:value-type="float" office:value="9056" calcext:value-type="float">
            <text:p>9056</text:p>
          </table:table-cell>
          <table:table-cell/>
          <table:table-cell office:value-type="float" office:value="2410.07935928903" calcext:value-type="float">
            <text:p>2410.07935928903</text:p>
          </table:table-cell>
          <table:table-cell office:value-type="float" office:value="0.1567" calcext:value-type="float">
            <text:p>0.1567</text:p>
          </table:table-cell>
          <table:table-cell office:value-type="float" office:value="169.064565757663" calcext:value-type="float">
            <text:p>169.064565757663</text:p>
          </table:table-cell>
          <table:table-cell office:value-type="float" office:value="31.7682060083433" calcext:value-type="float">
            <text:p>31.7682060083433</text:p>
          </table:table-cell>
          <table:table-cell office:value-type="float" office:value="24.4351130196622" calcext:value-type="float">
            <text:p>24.4351130196622</text:p>
          </table:table-cell>
          <table:table-cell office:value-type="float" office:value="192.4155" calcext:value-type="float">
            <text:p>192.4155</text:p>
          </table:table-cell>
          <table:table-cell office:value-type="float" office:value="1567" calcext:value-type="float">
            <text:p>1567</text:p>
          </table:table-cell>
          <table:table-cell office:value-type="float" office:value="100" calcext:value-type="float">
            <text:p>100</text:p>
          </table:table-cell>
          <table:table-cell office:value-type="float" office:value="1467" calcext:value-type="float">
            <text:p>14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office:value-type="float" office:value="9041" calcext:value-type="float">
            <text:p>9041</text:p>
          </table:table-cell>
          <table:table-cell/>
          <table:table-cell office:value-type="float" office:value="2598.33231958537" calcext:value-type="float">
            <text:p>2598.33231958537</text:p>
          </table:table-cell>
          <table:table-cell office:value-type="float" office:value="0.157" calcext:value-type="float">
            <text:p>0.157</text:p>
          </table:table-cell>
          <table:table-cell office:value-type="float" office:value="191.394885928648" calcext:value-type="float">
            <text:p>191.394885928648</text:p>
          </table:table-cell>
          <table:table-cell office:value-type="float" office:value="35.9678465563275" calcext:value-type="float">
            <text:p>35.9678465563275</text:p>
          </table:table-cell>
          <table:table-cell office:value-type="float" office:value="27.6625421068749" calcext:value-type="float">
            <text:p>27.6625421068749</text:p>
          </table:table-cell>
          <table:table-cell office:value-type="float" office:value="192.435" calcext:value-type="float">
            <text:p>192.435</text:p>
          </table:table-cell>
          <table:table-cell office:value-type="float" office:value="1570" calcext:value-type="float">
            <text:p>1570</text:p>
          </table:table-cell>
          <table:table-cell office:value-type="float" office:value="100" calcext:value-type="float">
            <text:p>100</text:p>
          </table:table-cell>
          <table:table-cell office:value-type="float" office:value="1470" calcext:value-type="float">
            <text:p>147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816" calcext:value-type="float">
            <text:p>1816</text:p>
          </table:table-cell>
          <table:table-cell office:value-type="float" office:value="2" calcext:value-type="float">
            <text:p>2</text:p>
          </table:table-cell>
          <table:table-cell office:value-type="float" office:value="7987" calcext:value-type="float">
            <text:p>7987</text:p>
          </table:table-cell>
          <table:table-cell/>
          <table:table-cell office:value-type="float" office:value="2254.05047046166" calcext:value-type="float">
            <text:p>2254.05047046166</text:p>
          </table:table-cell>
          <table:table-cell office:value-type="float" office:value="0.1756" calcext:value-type="float">
            <text:p>0.1756</text:p>
          </table:table-cell>
          <table:table-cell office:value-type="float" office:value="199.127820147753" calcext:value-type="float">
            <text:p>199.127820147753</text:p>
          </table:table-cell>
          <table:table-cell office:value-type="float" office:value="37.6561597702065" calcext:value-type="float">
            <text:p>37.6561597702065</text:p>
          </table:table-cell>
          <table:table-cell office:value-type="float" office:value="28.7801927557299" calcext:value-type="float">
            <text:p>28.7801927557299</text:p>
          </table:table-cell>
          <table:table-cell office:value-type="float" office:value="193.644" calcext:value-type="float">
            <text:p>193.644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office:value-type="float" office:value="1656" calcext:value-type="float">
            <text:p>165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office:value-type="float" office:value="1502" calcext:value-type="float">
            <text:p>1502</text:p>
          </table:table-cell>
          <table:table-cell office:value-type="float" office:value="2" calcext:value-type="float">
            <text:p>2</text:p>
          </table:table-cell>
          <table:table-cell office:value-type="float" office:value="9013" calcext:value-type="float">
            <text:p>9013</text:p>
          </table:table-cell>
          <table:table-cell/>
          <table:table-cell office:value-type="float" office:value="2375.91334032467" calcext:value-type="float">
            <text:p>2375.91334032467</text:p>
          </table:table-cell>
          <table:table-cell office:value-type="float" office:value="0.0819" calcext:value-type="float">
            <text:p>0.0819</text:p>
          </table:table-cell>
          <table:table-cell office:value-type="float" office:value="179.772049041815" calcext:value-type="float">
            <text:p>179.772049041815</text:p>
          </table:table-cell>
          <table:table-cell office:value-type="float" office:value="32.8907008413332" calcext:value-type="float">
            <text:p>32.8907008413332</text:p>
          </table:table-cell>
          <table:table-cell office:value-type="float" office:value="25.9826789630748" calcext:value-type="float">
            <text:p>25.9826789630748</text:p>
          </table:table-cell>
          <table:table-cell office:value-type="float" office:value="187.3488" calcext:value-type="float">
            <text:p>187.3488</text:p>
          </table:table-cell>
          <table:table-cell office:value-type="float" office:value="819" calcext:value-type="float">
            <text:p>819</text:p>
          </table:table-cell>
          <table:table-cell office:value-type="float" office:value="11" calcext:value-type="float">
            <text:p>11</text:p>
          </table:table-cell>
          <table:table-cell office:value-type="float" office:value="808" calcext:value-type="float">
            <text:p>80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177" calcext:value-type="float">
            <text:p>3177</text:p>
          </table:table-cell>
          <table:table-cell office:value-type="float" office:value="2" calcext:value-type="float">
            <text:p>2</text:p>
          </table:table-cell>
          <table:table-cell office:value-type="float" office:value="12229" calcext:value-type="float">
            <text:p>12229</text:p>
          </table:table-cell>
          <table:table-cell/>
          <table:table-cell office:value-type="float" office:value="3030.98954006855" calcext:value-type="float">
            <text:p>3030.98954006855</text:p>
          </table:table-cell>
          <table:table-cell office:value-type="float" office:value="0.1694" calcext:value-type="float">
            <text:p>0.1694</text:p>
          </table:table-cell>
          <table:table-cell office:value-type="float" office:value="207.856994387861" calcext:value-type="float">
            <text:p>207.856994387861</text:p>
          </table:table-cell>
          <table:table-cell office:value-type="float" office:value="39.2255581285076" calcext:value-type="float">
            <text:p>39.2255581285076</text:p>
          </table:table-cell>
          <table:table-cell office:value-type="float" office:value="30.0418312201206" calcext:value-type="float">
            <text:p>30.0418312201206</text:p>
          </table:table-cell>
          <table:table-cell office:value-type="float" office:value="193.2433" calcext:value-type="float">
            <text:p>193.2433</text:p>
          </table:table-cell>
          <table:table-cell office:value-type="float" office:value="1694" calcext:value-type="float">
            <text:p>1694</text:p>
          </table:table-cell>
          <table:table-cell office:value-type="float" office:value="101" calcext:value-type="float">
            <text:p>101</text:p>
          </table:table-cell>
          <table:table-cell office:value-type="float" office:value="1593" calcext:value-type="float">
            <text:p>159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9" calcext:value-type="float">
            <text:p>1509</text:p>
          </table:table-cell>
          <table:table-cell office:value-type="float" office:value="2" calcext:value-type="float">
            <text:p>2</text:p>
          </table:table-cell>
          <table:table-cell office:value-type="float" office:value="8376" calcext:value-type="float">
            <text:p>8376</text:p>
          </table:table-cell>
          <table:table-cell/>
          <table:table-cell office:value-type="float" office:value="2204.32518906902" calcext:value-type="float">
            <text:p>2204.32518906902</text:p>
          </table:table-cell>
          <table:table-cell office:value-type="float" office:value="0.1455" calcext:value-type="float">
            <text:p>0.1455</text:p>
          </table:table-cell>
          <table:table-cell office:value-type="float" office:value="201.069690754816" calcext:value-type="float">
            <text:p>201.069690754816</text:p>
          </table:table-cell>
          <table:table-cell office:value-type="float" office:value="37.6392054165661" calcext:value-type="float">
            <text:p>37.6392054165661</text:p>
          </table:table-cell>
          <table:table-cell office:value-type="float" office:value="29.0608537419069" calcext:value-type="float">
            <text:p>29.0608537419069</text:p>
          </table:table-cell>
          <table:table-cell office:value-type="float" office:value="191.6875" calcext:value-type="float">
            <text:p>191.6875</text:p>
          </table:table-cell>
          <table:table-cell office:value-type="float" office:value="1455" calcext:value-type="float">
            <text:p>1455</text:p>
          </table:table-cell>
          <table:table-cell office:value-type="float" office:value="100" calcext:value-type="float">
            <text:p>100</text:p>
          </table:table-cell>
          <table:table-cell office:value-type="float" office:value="1355" calcext:value-type="float">
            <text:p>135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float" office:value="10067" calcext:value-type="float">
            <text:p>10067</text:p>
          </table:table-cell>
          <table:table-cell/>
          <table:table-cell office:value-type="float" office:value="2289.00300467807" calcext:value-type="float">
            <text:p>2289.00300467807</text:p>
          </table:table-cell>
          <table:table-cell office:value-type="float" office:value="0.0798" calcext:value-type="float">
            <text:p>0.0798</text:p>
          </table:table-cell>
          <table:table-cell office:value-type="float" office:value="193.899908867043" calcext:value-type="float">
            <text:p>193.899908867043</text:p>
          </table:table-cell>
          <table:table-cell office:value-type="float" office:value="35.4823199639346" calcext:value-type="float">
            <text:p>35.4823199639346</text:p>
          </table:table-cell>
          <table:table-cell office:value-type="float" office:value="28.0245962034398" calcext:value-type="float">
            <text:p>28.0245962034398</text:p>
          </table:table-cell>
          <table:table-cell office:value-type="float" office:value="187.3848" calcext:value-type="float">
            <text:p>187.3848</text:p>
          </table:table-cell>
          <table:table-cell office:value-type="float" office:value="798" calcext:value-type="float">
            <text:p>798</text:p>
          </table:table-cell>
          <table:table-cell office:value-type="float" office:value="86" calcext:value-type="float">
            <text:p>86</text:p>
          </table:table-cell>
          <table:table-cell office:value-type="float" office:value="712" calcext:value-type="float">
            <text:p>7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865" calcext:value-type="float">
            <text:p>1865</text:p>
          </table:table-cell>
          <table:table-cell office:value-type="float" office:value="2" calcext:value-type="float">
            <text:p>2</text:p>
          </table:table-cell>
          <table:table-cell office:value-type="float" office:value="8348" calcext:value-type="float">
            <text:p>8348</text:p>
          </table:table-cell>
          <table:table-cell/>
          <table:table-cell office:value-type="float" office:value="2392.32206886346" calcext:value-type="float">
            <text:p>2392.32206886346</text:p>
          </table:table-cell>
          <table:table-cell office:value-type="float" office:value="0.0225" calcext:value-type="float">
            <text:p>0.0225</text:p>
          </table:table-cell>
          <table:table-cell office:value-type="float" office:value="208.485353903888" calcext:value-type="float">
            <text:p>208.485353903888</text:p>
          </table:table-cell>
          <table:table-cell office:value-type="float" office:value="37.3916446236839" calcext:value-type="float">
            <text:p>37.3916446236839</text:p>
          </table:table-cell>
          <table:table-cell office:value-type="float" office:value="30.1326488064213" calcext:value-type="float">
            <text:p>30.1326488064213</text:p>
          </table:table-cell>
          <table:table-cell office:value-type="float" office:value="183.6534" calcext:value-type="float">
            <text:p>183.6534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142" calcext:value-type="float">
            <text:p>14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52" calcext:value-type="float">
            <text:p>2052</text:p>
          </table:table-cell>
          <table:table-cell office:value-type="float" office:value="2" calcext:value-type="float">
            <text:p>2</text:p>
          </table:table-cell>
          <table:table-cell office:value-type="float" office:value="9335" calcext:value-type="float">
            <text:p>9335</text:p>
          </table:table-cell>
          <table:table-cell/>
          <table:table-cell office:value-type="float" office:value="2842.46343985103" calcext:value-type="float">
            <text:p>2842.46343985103</text:p>
          </table:table-cell>
          <table:table-cell office:value-type="float" office:value="0.162" calcext:value-type="float">
            <text:p>0.162</text:p>
          </table:table-cell>
          <table:table-cell office:value-type="float" office:value="202.53164556962" calcext:value-type="float">
            <text:p>202.53164556962</text:p>
          </table:table-cell>
          <table:table-cell office:value-type="float" office:value="38.125" calcext:value-type="float">
            <text:p>38.125</text:p>
          </table:table-cell>
          <table:table-cell office:value-type="float" office:value="29.2721518987342" calcext:value-type="float">
            <text:p>29.2721518987342</text:p>
          </table:table-cell>
          <table:table-cell office:value-type="float" office:value="192.76" calcext:value-type="float">
            <text:p>192.76</text:p>
          </table:table-cell>
          <table:table-cell office:value-type="float" office:value="1620" calcext:value-type="float">
            <text:p>1620</text:p>
          </table:table-cell>
          <table:table-cell office:value-type="float" office:value="100" calcext:value-type="float">
            <text:p>100</text:p>
          </table:table-cell>
          <table:table-cell office:value-type="float" office:value="1520" calcext:value-type="float">
            <text:p>15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407" calcext:value-type="float">
            <text:p>3407</text:p>
          </table:table-cell>
          <table:table-cell office:value-type="float" office:value="2" calcext:value-type="float">
            <text:p>2</text:p>
          </table:table-cell>
          <table:table-cell office:value-type="float" office:value="9528" calcext:value-type="float">
            <text:p>9528</text:p>
          </table:table-cell>
          <table:table-cell/>
          <table:table-cell office:value-type="float" office:value="2800.50973498526" calcext:value-type="float">
            <text:p>2800.50973498526</text:p>
          </table:table-cell>
          <table:table-cell office:value-type="float" office:value="0.1607" calcext:value-type="float">
            <text:p>0.1607</text:p>
          </table:table-cell>
          <table:table-cell office:value-type="float" office:value="230.914884773472" calcext:value-type="float">
            <text:p>230.914884773472</text:p>
          </table:table-cell>
          <table:table-cell office:value-type="float" office:value="43.4229352240452" calcext:value-type="float">
            <text:p>43.4229352240452</text:p>
          </table:table-cell>
          <table:table-cell office:value-type="float" office:value="33.3744169399159" calcext:value-type="float">
            <text:p>33.3744169399159</text:p>
          </table:table-cell>
          <table:table-cell office:value-type="float" office:value="192.5605" calcext:value-type="float">
            <text:p>192.5605</text:p>
          </table:table-cell>
          <table:table-cell office:value-type="float" office:value="1607" calcext:value-type="float">
            <text:p>1607</text:p>
          </table:table-cell>
          <table:table-cell office:value-type="float" office:value="50" calcext:value-type="float">
            <text:p>50</text:p>
          </table:table-cell>
          <table:table-cell office:value-type="float" office:value="1557" calcext:value-type="float">
            <text:p>155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066" calcext:value-type="float">
            <text:p>4066</text:p>
          </table:table-cell>
          <table:table-cell office:value-type="float" office:value="2" calcext:value-type="float">
            <text:p>2</text:p>
          </table:table-cell>
          <table:table-cell office:value-type="float" office:value="10231" calcext:value-type="float">
            <text:p>10231</text:p>
          </table:table-cell>
          <table:table-cell/>
          <table:table-cell office:value-type="float" office:value="3572.84188106275" calcext:value-type="float">
            <text:p>3572.84188106275</text:p>
          </table:table-cell>
          <table:table-cell office:value-type="float" office:value="0.1606" calcext:value-type="float">
            <text:p>0.1606</text:p>
          </table:table-cell>
          <table:table-cell office:value-type="float" office:value="216.55802672326" calcext:value-type="float">
            <text:p>216.55802672326</text:p>
          </table:table-cell>
          <table:table-cell office:value-type="float" office:value="40.7023349015744" calcext:value-type="float">
            <text:p>40.7023349015744</text:p>
          </table:table-cell>
          <table:table-cell office:value-type="float" office:value="31.2994022998462" calcext:value-type="float">
            <text:p>31.2994022998462</text:p>
          </table:table-cell>
          <table:table-cell office:value-type="float" office:value="192.462" calcext:value-type="float">
            <text:p>192.462</text:p>
          </table:table-cell>
          <table:table-cell office:value-type="float" office:value="1606" calcext:value-type="float">
            <text:p>1606</text:p>
          </table:table-cell>
          <table:table-cell office:value-type="float" office:value="10" calcext:value-type="float">
            <text:p>10</text:p>
          </table:table-cell>
          <table:table-cell office:value-type="float" office:value="1596" calcext:value-type="float">
            <text:p>159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647" calcext:value-type="float">
            <text:p>2647</text:p>
          </table:table-cell>
          <table:table-cell office:value-type="float" office:value="2" calcext:value-type="float">
            <text:p>2</text:p>
          </table:table-cell>
          <table:table-cell office:value-type="float" office:value="10700" calcext:value-type="float">
            <text:p>10700</text:p>
          </table:table-cell>
          <table:table-cell/>
          <table:table-cell office:value-type="float" office:value="2590.43545005728" calcext:value-type="float">
            <text:p>2590.43545005728</text:p>
          </table:table-cell>
          <table:table-cell office:value-type="float" office:value="0.0738" calcext:value-type="float">
            <text:p>0.0738</text:p>
          </table:table-cell>
          <table:table-cell office:value-type="float" office:value="218.264361795006" calcext:value-type="float">
            <text:p>218.264361795006</text:p>
          </table:table-cell>
          <table:table-cell office:value-type="float" office:value="39.8155546779509" calcext:value-type="float">
            <text:p>39.8155546779509</text:p>
          </table:table-cell>
          <table:table-cell office:value-type="float" office:value="31.5460210406845" calcext:value-type="float">
            <text:p>31.5460210406845</text:p>
          </table:table-cell>
          <table:table-cell office:value-type="float" office:value="186.797" calcext:value-type="float">
            <text:p>186.797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627" calcext:value-type="float">
            <text:p>3627</text:p>
          </table:table-cell>
          <table:table-cell office:value-type="float" office:value="2" calcext:value-type="float">
            <text:p>2</text:p>
          </table:table-cell>
          <table:table-cell office:value-type="float" office:value="13691" calcext:value-type="float">
            <text:p>13691</text:p>
          </table:table-cell>
          <table:table-cell/>
          <table:table-cell office:value-type="float" office:value="3836.39072793373" calcext:value-type="float">
            <text:p>3836.39072793373</text:p>
          </table:table-cell>
          <table:table-cell office:value-type="float" office:value="0.2816" calcext:value-type="float">
            <text:p>0.2816</text:p>
          </table:table-cell>
          <table:table-cell office:value-type="float" office:value="213.287831929188" calcext:value-type="float">
            <text:p>213.287831929188</text:p>
          </table:table-cell>
          <table:table-cell office:value-type="float" office:value="48.810003865842" calcext:value-type="float">
            <text:p>48.810003865842</text:p>
          </table:table-cell>
          <table:table-cell office:value-type="float" office:value="30.8267569585155" calcext:value-type="float">
            <text:p>30.8267569585155</text:p>
          </table:table-cell>
          <table:table-cell office:value-type="float" office:value="234.338" calcext:value-type="float">
            <text:p>234.338</text:p>
          </table:table-cell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618" calcext:value-type="float">
            <text:p>26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839" calcext:value-type="float">
            <text:p>4839</text:p>
          </table:table-cell>
          <table:table-cell office:value-type="float" office:value="3" calcext:value-type="float">
            <text:p>3</text:p>
          </table:table-cell>
          <table:table-cell office:value-type="float" office:value="11931" calcext:value-type="float">
            <text:p>11931</text:p>
          </table:table-cell>
          <table:table-cell/>
          <table:table-cell office:value-type="float" office:value="3783.51516619187" calcext:value-type="float">
            <text:p>3783.51516619187</text:p>
          </table:table-cell>
          <table:table-cell office:value-type="float" office:value="0.1513" calcext:value-type="float">
            <text:p>0.1513</text:p>
          </table:table-cell>
          <table:table-cell office:value-type="float" office:value="213.11964536891" calcext:value-type="float">
            <text:p>213.11964536891</text:p>
          </table:table-cell>
          <table:table-cell office:value-type="float" office:value="39.9254888764865" calcext:value-type="float">
            <text:p>39.9254888764865</text:p>
          </table:table-cell>
          <table:table-cell office:value-type="float" office:value="30.8024487447253" calcext:value-type="float">
            <text:p>30.8024487447253</text:p>
          </table:table-cell>
          <table:table-cell office:value-type="float" office:value="191.8345" calcext:value-type="float">
            <text:p>191.8345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895" calcext:value-type="float">
            <text:p>2895</text:p>
          </table:table-cell>
          <table:table-cell office:value-type="float" office:value="2" calcext:value-type="float">
            <text:p>2</text:p>
          </table:table-cell>
          <table:table-cell office:value-type="float" office:value="8957" calcext:value-type="float">
            <text:p>8957</text:p>
          </table:table-cell>
          <table:table-cell/>
          <table:table-cell office:value-type="float" office:value="2424.62977213429" calcext:value-type="float">
            <text:p>2424.62977213429</text:p>
          </table:table-cell>
          <table:table-cell office:value-type="float" office:value="0.0768" calcext:value-type="float">
            <text:p>0.0768</text:p>
          </table:table-cell>
          <table:table-cell office:value-type="float" office:value="221.970655479346" calcext:value-type="float">
            <text:p>221.970655479346</text:p>
          </table:table-cell>
          <table:table-cell office:value-type="float" office:value="40.5344212323256" calcext:value-type="float">
            <text:p>40.5344212323256</text:p>
          </table:table-cell>
          <table:table-cell office:value-type="float" office:value="32.0816962997492" calcext:value-type="float">
            <text:p>32.0816962997492</text:p>
          </table:table-cell>
          <table:table-cell office:value-type="float" office:value="186.9943" calcext:value-type="float">
            <text:p>186.9943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767" calcext:value-type="float">
            <text:p>7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7352" calcext:value-type="float">
            <text:p>7352</text:p>
          </table:table-cell>
          <table:table-cell/>
          <table:table-cell office:value-type="float" office:value="2363.72691188789" calcext:value-type="float">
            <text:p>2363.72691188789</text:p>
          </table:table-cell>
          <table:table-cell office:value-type="float" office:value="0.1578" calcext:value-type="float">
            <text:p>0.1578</text:p>
          </table:table-cell>
          <table:table-cell office:value-type="float" office:value="217.263779955244" calcext:value-type="float">
            <text:p>217.263779955244</text:p>
          </table:table-cell>
          <table:table-cell office:value-type="float" office:value="40.7914868582571" calcext:value-type="float">
            <text:p>40.7914868582571</text:p>
          </table:table-cell>
          <table:table-cell office:value-type="float" office:value="31.4014056966563" calcext:value-type="float">
            <text:p>31.4014056966563</text:p>
          </table:table-cell>
          <table:table-cell office:value-type="float" office:value="192.257" calcext:value-type="float">
            <text:p>192.257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1578" calcext:value-type="float">
            <text:p>157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 office:value-type="float" office:value="2048" calcext:value-type="float">
            <text:p>2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float" office:value="7654" calcext:value-type="float">
            <text:p>7654</text:p>
          </table:table-cell>
          <table:table-cell/>
          <table:table-cell office:value-type="float" office:value="1868.47996507158" calcext:value-type="float">
            <text:p>1868.47996507158</text:p>
          </table:table-cell>
          <table:table-cell office:value-type="float" office:value="0.0195" calcext:value-type="float">
            <text:p>0.0195</text:p>
          </table:table-cell>
          <table:table-cell office:value-type="float" office:value="231.679911034914" calcext:value-type="float">
            <text:p>231.679911034914</text:p>
          </table:table-cell>
          <table:table-cell office:value-type="float" office:value="41.4803875715312" calcext:value-type="float">
            <text:p>41.4803875715312</text:p>
          </table:table-cell>
          <table:table-cell office:value-type="float" office:value="33.4849871417649" calcext:value-type="float">
            <text:p>33.4849871417649</text:p>
          </table:table-cell>
          <table:table-cell office:value-type="float" office:value="183.3388" calcext:value-type="float">
            <text:p>183.3388</text:p>
          </table:table-cell>
          <table:table-cell office:value-type="float" office:value="195" calcext:value-type="float">
            <text:p>195</text:p>
          </table:table-cell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2048" calcext:value-type="float">
            <text:p>2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359" calcext:value-type="float">
            <text:p>2359</text:p>
          </table:table-cell>
          <table:table-cell office:value-type="float" office:value="2" calcext:value-type="float">
            <text:p>2</text:p>
          </table:table-cell>
          <table:table-cell office:value-type="float" office:value="9406" calcext:value-type="float">
            <text:p>9406</text:p>
          </table:table-cell>
          <table:table-cell/>
          <table:table-cell office:value-type="float" office:value="2757.38809904536" calcext:value-type="float">
            <text:p>2757.38809904536</text:p>
          </table:table-cell>
          <table:table-cell office:value-type="float" office:value="0.0858" calcext:value-type="float">
            <text:p>0.0858</text:p>
          </table:table-cell>
          <table:table-cell office:value-type="float" office:value="210.717070189856" calcext:value-type="float">
            <text:p>210.717070189856</text:p>
          </table:table-cell>
          <table:table-cell office:value-type="float" office:value="38.6011860078597" calcext:value-type="float">
            <text:p>38.6011860078597</text:p>
          </table:table-cell>
          <table:table-cell office:value-type="float" office:value="30.4552015508776" calcext:value-type="float">
            <text:p>30.4552015508776</text:p>
          </table:table-cell>
          <table:table-cell office:value-type="float" office:value="187.5862" calcext:value-type="float">
            <text:p>187.5862</text:p>
          </table:table-cell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office:value-type="float" office:value="854" calcext:value-type="float">
            <text:p>85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3072" calcext:value-type="float">
            <text:p>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020" calcext:value-type="float">
            <text:p>20020</text:p>
          </table:table-cell>
          <table:table-cell office:value-type="float" office:value="4867" calcext:value-type="float">
            <text:p>4867</text:p>
          </table:table-cell>
          <table:table-cell office:value-type="float" office:value="32981" calcext:value-type="float">
            <text:p>32981</text:p>
          </table:table-cell>
          <table:table-cell/>
          <table:table-cell office:value-type="float" office:value="5396.10216841794" calcext:value-type="float">
            <text:p>5396.10216841794</text:p>
          </table:table-cell>
          <table:table-cell office:value-type="float" office:value="0.0914" calcext:value-type="float">
            <text:p>0.0914</text:p>
          </table:table-cell>
          <table:table-cell office:value-type="float" office:value="243.07834415032" calcext:value-type="float">
            <text:p>243.07834415032</text:p>
          </table:table-cell>
          <table:table-cell office:value-type="float" office:value="44.9775646284548" calcext:value-type="float">
            <text:p>44.9775646284548</text:p>
          </table:table-cell>
          <table:table-cell office:value-type="float" office:value="35.1078242361263" calcext:value-type="float">
            <text:p>35.1078242361263</text:p>
          </table:table-cell>
          <table:table-cell office:value-type="float" office:value="189.474" calcext:value-type="float">
            <text:p>189.474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O</text:p>
          </table:table-cell>
          <table:table-cell office:value-type="float" office:value="9592" calcext:value-type="float">
            <text:p>9592</text:p>
          </table:table-cell>
          <table:table-cell office:value-type="float" office:value="862686" calcext:value-type="float">
            <text:p>862686</text:p>
          </table:table-cell>
          <table:table-cell office:value-type="float" office:value="14460" calcext:value-type="float">
            <text:p>14460</text:p>
          </table:table-cell>
          <table:table-cell office:value-type="float" office:value="2099325" calcext:value-type="float">
            <text:p>2099325</text:p>
          </table:table-cell>
          <table:table-cell/>
          <table:table-cell office:value-type="float" office:value="949411.275444183" calcext:value-type="float">
            <text:p>949411.275444183</text:p>
          </table:table-cell>
          <table:table-cell office:value-type="float" office:value="1" calcext:value-type="float">
            <text:p>1</text:p>
          </table:table-cell>
          <table:table-cell office:value-type="float" office:value="4.56893315982311" calcext:value-type="float">
            <text:p>4.56893315982311</text:p>
          </table:table-cell>
          <table:table-cell office:value-type="float" office:value="11.5759457199237" calcext:value-type="float">
            <text:p>11.5759457199237</text:p>
          </table:table-cell>
          <table:table-cell office:value-type="float" office:value="0" calcext:value-type="float">
            <text:p>0</text:p>
          </table:table-cell>
          <table:table-cell office:value-type="float" office:value="2594.42806505421" calcext:value-type="float">
            <text:p>2594.42806505421</text:p>
          </table:table-cell>
          <table:table-cell office:value-type="float" office:value="9592" calcext:value-type="float">
            <text:p>9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5" calcext:value-type="float">
            <text:p>5055</text:p>
          </table:table-cell>
          <table:table-cell office:value-type="float" office:value="949" calcext:value-type="float">
            <text:p>9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O</text:p>
          </table:table-cell>
          <table:table-cell office:value-type="float" office:value="9742" calcext:value-type="float">
            <text:p>9742</text:p>
          </table:table-cell>
          <table:table-cell office:value-type="float" office:value="362934" calcext:value-type="float">
            <text:p>362934</text:p>
          </table:table-cell>
          <table:table-cell office:value-type="float" office:value="14359" calcext:value-type="float">
            <text:p>14359</text:p>
          </table:table-cell>
          <table:table-cell office:value-type="float" office:value="679015" calcext:value-type="float">
            <text:p>679015</text:p>
          </table:table-cell>
          <table:table-cell/>
          <table:table-cell office:value-type="float" office:value="265929.839318981" calcext:value-type="float">
            <text:p>265929.839318981</text:p>
          </table:table-cell>
          <table:table-cell office:value-type="float" office:value="0.999486758365839" calcext:value-type="float">
            <text:p>0.999486758365839</text:p>
          </table:table-cell>
          <table:table-cell office:value-type="float" office:value="14.3150396080777" calcext:value-type="float">
            <text:p>14.3150396080777</text:p>
          </table:table-cell>
          <table:table-cell office:value-type="float" office:value="34.8044514178384" calcext:value-type="float">
            <text:p>34.8044514178384</text:p>
          </table:table-cell>
          <table:table-cell office:value-type="float" office:value="0.0751812339558265" calcext:value-type="float">
            <text:p>0.075181233955827</text:p>
          </table:table-cell>
          <table:table-cell office:value-type="float" office:value="2489.67234654075" calcext:value-type="float">
            <text:p>2489.67234654075</text:p>
          </table:table-cell>
          <table:table-cell office:value-type="float" office:value="9737" calcext:value-type="float">
            <text:p>9737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3665" calcext:value-type="float">
            <text:p>3665</text:p>
          </table:table-cell>
          <table:table-cell office:value-type="float" office:value="1531" calcext:value-type="float">
            <text:p>15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O</text:p>
          </table:table-cell>
          <table:table-cell office:value-type="float" office:value="10000" calcext:value-type="float">
            <text:p>10000</text:p>
          </table:table-cell>
          <table:table-cell office:value-type="float" office:value="51698" calcext:value-type="float">
            <text:p>51698</text:p>
          </table:table-cell>
          <table:table-cell office:value-type="float" office:value="0" calcext:value-type="float">
            <text:p>0</text:p>
          </table:table-cell>
          <table:table-cell office:value-type="float" office:value="131940" calcext:value-type="float">
            <text:p>131940</text:p>
          </table:table-cell>
          <table:table-cell office:value-type="float" office:value="130922" calcext:value-type="float">
            <text:p>130922</text:p>
          </table:table-cell>
          <table:table-cell office:value-type="float" office:value="63835.53" calcext:value-type="float">
            <text:p>63835.5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59.5" calcext:value-type="float">
            <text:p>159.5</text:p>
          </table:table-cell>
          <table:table-cell table:style-name="Default"/>
          <table:table-cell office:value-type="float" office:value="2229.1" calcext:value-type="float">
            <text:p>2229.1</text:p>
          </table:table-cell>
          <table:table-cell office:value-type="float" office:value="3961" calcext:value-type="float">
            <text:p>39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1" calcext:value-type="float">
            <text:p>396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7035" calcext:value-type="float">
            <text:p>7035</text:p>
          </table:table-cell>
          <table:table-cell office:value-type="float" office:value="0" calcext:value-type="float">
            <text:p>0</text:p>
          </table:table-cell>
          <table:table-cell office:value-type="float" office:value="14874" calcext:value-type="float">
            <text:p>14874</text:p>
          </table:table-cell>
          <table:table-cell office:value-type="float" office:value="11293" calcext:value-type="float">
            <text:p>11293</text:p>
          </table:table-cell>
          <table:table-cell office:value-type="float" office:value="4149.12" calcext:value-type="float">
            <text:p>4149.12</text:p>
          </table:table-cell>
          <table:table-cell office:value-type="float" office:value="0.2415" calcext:value-type="float">
            <text:p>0.2415</text:p>
          </table:table-cell>
          <table:table-cell office:value-type="float" office:value="234.8" calcext:value-type="float">
            <text:p>234.8</text:p>
          </table:table-cell>
          <table:table-cell office:value-type="float" office:value="131.55" calcext:value-type="float">
            <text:p>131.55</text:p>
          </table:table-cell>
          <table:table-cell table:style-name="Default"/>
          <table:table-cell office:value-type="float" office:value="573.8" calcext:value-type="float">
            <text:p>573.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408" calcext:value-type="float">
            <text:p>6408</text:p>
          </table:table-cell>
          <table:table-cell office:value-type="float" office:value="0" calcext:value-type="float">
            <text:p>0</text:p>
          </table:table-cell>
          <table:table-cell office:value-type="float" office:value="14177" calcext:value-type="float">
            <text:p>14177</text:p>
          </table:table-cell>
          <table:table-cell office:value-type="float" office:value="11327" calcext:value-type="float">
            <text:p>11327</text:p>
          </table:table-cell>
          <table:table-cell office:value-type="float" office:value="3384.42" calcext:value-type="float">
            <text:p>3384.42</text:p>
          </table:table-cell>
          <table:table-cell office:value-type="float" office:value="0.2178" calcext:value-type="float">
            <text:p>0.2178</text:p>
          </table:table-cell>
          <table:table-cell office:value-type="float" office:value="243.9" calcext:value-type="float">
            <text:p>243.9</text:p>
          </table:table-cell>
          <table:table-cell office:value-type="float" office:value="100.95" calcext:value-type="float">
            <text:p>100.95</text:p>
          </table:table-cell>
          <table:table-cell table:style-name="Default"/>
          <table:table-cell office:value-type="float" office:value="423.8" calcext:value-type="float">
            <text:p>423.8</text:p>
          </table:table-cell>
          <table:table-cell office:value-type="float" office:value="860" calcext:value-type="float">
            <text:p>860</text:p>
          </table:table-cell>
          <table:table-cell office:value-type="float" office:value="44" calcext:value-type="float">
            <text:p>44</text:p>
          </table:table-cell>
          <table:table-cell office:value-type="float" office:value="789" calcext:value-type="float">
            <text:p>78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12471" calcext:value-type="float">
            <text:p>12471</text:p>
          </table:table-cell>
          <table:table-cell office:value-type="float" office:value="9090" calcext:value-type="float">
            <text:p>9090</text:p>
          </table:table-cell>
          <table:table-cell office:value-type="float" office:value="3622.06" calcext:value-type="float">
            <text:p>3622.06</text:p>
          </table:table-cell>
          <table:table-cell office:value-type="float" office:value="0.018" calcext:value-type="float">
            <text:p>0.018</text:p>
          </table:table-cell>
          <table:table-cell office:value-type="float" office:value="231.9" calcext:value-type="float">
            <text:p>231.9</text:p>
          </table:table-cell>
          <table:table-cell office:value-type="float" office:value="43.23" calcext:value-type="float">
            <text:p>43.23</text:p>
          </table:table-cell>
          <table:table-cell table:style-name="Default"/>
          <table:table-cell office:value-type="float" office:value="190.9" calcext:value-type="float">
            <text:p>190.9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796" calcext:value-type="float">
            <text:p>4796</text:p>
          </table:table-cell>
          <table:table-cell office:value-type="float" office:value="0" calcext:value-type="float">
            <text:p>0</text:p>
          </table:table-cell>
          <table:table-cell office:value-type="float" office:value="12372" calcext:value-type="float">
            <text:p>12372</text:p>
          </table:table-cell>
          <table:table-cell office:value-type="float" office:value="9104" calcext:value-type="float">
            <text:p>9104</text:p>
          </table:table-cell>
          <table:table-cell office:value-type="float" office:value="3449.78" calcext:value-type="float">
            <text:p>3449.78</text:p>
          </table:table-cell>
          <table:table-cell office:value-type="float" office:value="0.0557" calcext:value-type="float">
            <text:p>0.0557</text:p>
          </table:table-cell>
          <table:table-cell office:value-type="float" office:value="249.2" calcext:value-type="float">
            <text:p>249.2</text:p>
          </table:table-cell>
          <table:table-cell office:value-type="float" office:value="57.48" calcext:value-type="float">
            <text:p>57.48</text:p>
          </table:table-cell>
          <table:table-cell table:style-name="Default"/>
          <table:table-cell office:value-type="float" office:value="236.2" calcext:value-type="float">
            <text:p>236.2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  <table:table-cell office:value-type="float" office:value="13471" calcext:value-type="float">
            <text:p>13471</text:p>
          </table:table-cell>
          <table:table-cell office:value-type="float" office:value="9375" calcext:value-type="float">
            <text:p>9375</text:p>
          </table:table-cell>
          <table:table-cell office:value-type="float" office:value="3822.88" calcext:value-type="float">
            <text:p>3822.88</text:p>
          </table:table-cell>
          <table:table-cell office:value-type="float" office:value="0.0255" calcext:value-type="float">
            <text:p>0.0255</text:p>
          </table:table-cell>
          <table:table-cell office:value-type="float" office:value="229.1" calcext:value-type="float">
            <text:p>229.1</text:p>
          </table:table-cell>
          <table:table-cell office:value-type="float" office:value="46.39" calcext:value-type="float">
            <text:p>46.39</text:p>
          </table:table-cell>
          <table:table-cell table:style-name="Default"/>
          <table:table-cell office:value-type="float" office:value="207.4" calcext:value-type="float">
            <text:p>207.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796" calcext:value-type="float">
            <text:p>4796</text:p>
          </table:table-cell>
          <table:table-cell office:value-type="float" office:value="0" calcext:value-type="float">
            <text:p>0</text:p>
          </table:table-cell>
          <table:table-cell office:value-type="float" office:value="14376" calcext:value-type="float">
            <text:p>14376</text:p>
          </table:table-cell>
          <table:table-cell office:value-type="float" office:value="11384" calcext:value-type="float">
            <text:p>11384</text:p>
          </table:table-cell>
          <table:table-cell office:value-type="float" office:value="4549.61" calcext:value-type="float">
            <text:p>4549.61</text:p>
          </table:table-cell>
          <table:table-cell office:value-type="float" office:value="0.3752" calcext:value-type="float">
            <text:p>0.3752</text:p>
          </table:table-cell>
          <table:table-cell office:value-type="float" office:value="251.3" calcext:value-type="float">
            <text:p>251.3</text:p>
          </table:table-cell>
          <table:table-cell office:value-type="float" office:value="128" calcext:value-type="float">
            <text:p>128</text:p>
          </table:table-cell>
          <table:table-cell table:style-name="Default"/>
          <table:table-cell office:value-type="float" office:value="521.6" calcext:value-type="float">
            <text:p>521.6</text:p>
          </table:table-cell>
          <table:table-cell office:value-type="float" office:value="1934" calcext:value-type="float">
            <text:p>1934</text:p>
          </table:table-cell>
          <table:table-cell office:value-type="float" office:value="50" calcext:value-type="float">
            <text:p>50</text:p>
          </table:table-cell>
          <table:table-cell office:value-type="float" office:value="1853" calcext:value-type="float">
            <text:p>18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1932" calcext:value-type="float">
            <text:p>1932</text:p>
          </table:table-cell>
          <table:table-cell/>
          <table:table-cell office:value-type="float" office:value="348.933650397284" calcext:value-type="float">
            <text:p>348.933650397284</text:p>
          </table:table-cell>
          <table:table-cell office:value-type="float" office:value="0" calcext:value-type="float">
            <text:p>0</text:p>
          </table:table-cell>
          <table:table-cell office:value-type="float" office:value="1137.62407212537" calcext:value-type="float">
            <text:p>1137.62407212537</text:p>
          </table:table-cell>
          <table:table-cell office:value-type="float" office:value="202.194903444157" calcext:value-type="float">
            <text:p>202.194903444157</text:p>
          </table:table-cell>
          <table:table-cell office:value-type="float" office:value="164.422229174369" calcext:value-type="float">
            <text:p>164.422229174369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68" calcext:value-type="float">
            <text:p>268</text:p>
          </table:table-cell>
          <table:table-cell office:value-type="float" office:value="11" calcext:value-type="float">
            <text:p>11</text:p>
          </table:table-cell>
          <table:table-cell office:value-type="float" office:value="1308" calcext:value-type="float">
            <text:p>1308</text:p>
          </table:table-cell>
          <table:table-cell/>
          <table:table-cell office:value-type="float" office:value="218.868509662867" calcext:value-type="float">
            <text:p>218.868509662867</text:p>
          </table:table-cell>
          <table:table-cell office:value-type="float" office:value="0" calcext:value-type="float">
            <text:p>0</text:p>
          </table:table-cell>
          <table:table-cell office:value-type="float" office:value="1127.586401308" calcext:value-type="float">
            <text:p>1127.586401308</text:p>
          </table:table-cell>
          <table:table-cell office:value-type="float" office:value="200.410864294977" calcext:value-type="float">
            <text:p>200.410864294977</text:p>
          </table:table-cell>
          <table:table-cell office:value-type="float" office:value="164.072630659074" calcext:value-type="float">
            <text:p>164.072630659074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float" office:value="200.930035897766" calcext:value-type="float">
            <text:p>200.930035897766</text:p>
          </table:table-cell>
          <table:table-cell office:value-type="float" office:value="0" calcext:value-type="float">
            <text:p>0</text:p>
          </table:table-cell>
          <table:table-cell office:value-type="float" office:value="1142.82449072884" calcext:value-type="float">
            <text:p>1142.82449072884</text:p>
          </table:table-cell>
          <table:table-cell office:value-type="float" office:value="203.119196594383" calcext:value-type="float">
            <text:p>203.119196594383</text:p>
          </table:table-cell>
          <table:table-cell office:value-type="float" office:value="166.28989171738" calcext:value-type="float">
            <text:p>166.28989171738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91" calcext:value-type="float">
            <text:p>291</text:p>
          </table:table-cell>
          <table:table-cell office:value-type="float" office:value="31" calcext:value-type="float">
            <text:p>31</text:p>
          </table:table-cell>
          <table:table-cell office:value-type="float" office:value="1474" calcext:value-type="float">
            <text:p>1474</text:p>
          </table:table-cell>
          <table:table-cell/>
          <table:table-cell office:value-type="float" office:value="210.990873792374" calcext:value-type="float">
            <text:p>210.99087379237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1132.24637681159" calcext:value-type="float">
            <text:p>1132.24637681159</text:p>
          </table:table-cell>
          <table:table-cell office:value-type="float" office:value="201.249882794809" calcext:value-type="float">
            <text:p>201.249882794809</text:p>
          </table:table-cell>
          <table:table-cell office:value-type="float" office:value="164.750693500906" calcext:value-type="float">
            <text:p>164.750693500906</text:p>
          </table:table-cell>
          <table:table-cell office:value-type="float" office:value="182.00975" calcext:value-type="float">
            <text:p>182.009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float" office:value="191.860485124919" calcext:value-type="float">
            <text:p>191.860485124919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1093.1649859255" calcext:value-type="float">
            <text:p>1093.1649859255</text:p>
          </table:table-cell>
          <table:table-cell office:value-type="float" office:value="194.398815837569" calcext:value-type="float">
            <text:p>194.398815837569</text:p>
          </table:table-cell>
          <table:table-cell office:value-type="float" office:value="159.064045803613" calcext:value-type="float">
            <text:p>159.064045803613</text:p>
          </table:table-cell>
          <table:table-cell office:value-type="float" office:value="182.099125" calcext:value-type="float">
            <text:p>182.0991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222.955862973447" calcext:value-type="float">
            <text:p>222.955862973447</text:p>
          </table:table-cell>
          <table:table-cell office:value-type="float" office:value="0.005975" calcext:value-type="float">
            <text:p>0.005975</text:p>
          </table:table-cell>
          <table:table-cell office:value-type="float" office:value="1097.54424475237" calcext:value-type="float">
            <text:p>1097.54424475237</text:p>
          </table:table-cell>
          <table:table-cell office:value-type="float" office:value="195.487608682604" calcext:value-type="float">
            <text:p>195.487608682604</text:p>
          </table:table-cell>
          <table:table-cell office:value-type="float" office:value="159.701262175881" calcext:value-type="float">
            <text:p>159.701262175881</text:p>
          </table:table-cell>
          <table:table-cell office:value-type="float" office:value="182.388375" calcext:value-type="float">
            <text:p>182.3883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1543" calcext:value-type="float">
            <text:p>1543</text:p>
          </table:table-cell>
          <table:table-cell/>
          <table:table-cell office:value-type="float" office:value="236.257235723051" calcext:value-type="float">
            <text:p>236.257235723051</text:p>
          </table:table-cell>
          <table:table-cell office:value-type="float" office:value="0.015925" calcext:value-type="float">
            <text:p>0.015925</text:p>
          </table:table-cell>
          <table:table-cell office:value-type="float" office:value="1092.47828699405" calcext:value-type="float">
            <text:p>1092.47828699405</text:p>
          </table:table-cell>
          <table:table-cell office:value-type="float" office:value="195.275292792716" calcext:value-type="float">
            <text:p>195.275292792716</text:p>
          </table:table-cell>
          <table:table-cell office:value-type="float" office:value="158.964125744251" calcext:value-type="float">
            <text:p>158.964125744251</text:p>
          </table:table-cell>
          <table:table-cell office:value-type="float" office:value="183.035125" calcext:value-type="float">
            <text:p>183.0351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float" office:value="404.09420317218" calcext:value-type="float">
            <text:p>404.09420317218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969.062674128449" calcext:value-type="float">
            <text:p>969.062674128449</text:p>
          </table:table-cell>
          <table:table-cell office:value-type="float" office:value="173.659769287376" calcext:value-type="float">
            <text:p>173.659769287376</text:p>
          </table:table-cell>
          <table:table-cell office:value-type="float" office:value="141.006189887831" calcext:value-type="float">
            <text:p>141.006189887831</text:p>
          </table:table-cell>
          <table:table-cell office:value-type="float" office:value="183.50475" calcext:value-type="float">
            <text:p>183.504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848" calcext:value-type="float">
            <text:p>848</text:p>
          </table:table-cell>
          <table:table-cell office:value-type="float" office:value="3" calcext:value-type="float">
            <text:p>3</text:p>
          </table:table-cell>
          <table:table-cell office:value-type="float" office:value="2376" calcext:value-type="float">
            <text:p>2376</text:p>
          </table:table-cell>
          <table:table-cell/>
          <table:table-cell office:value-type="float" office:value="299.57274822612" calcext:value-type="float">
            <text:p>299.57274822612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1003.96566437428" calcext:value-type="float">
            <text:p>1003.96566437428</text:p>
          </table:table-cell>
          <table:table-cell office:value-type="float" office:value="182.387177397596" calcext:value-type="float">
            <text:p>182.387177397596</text:p>
          </table:table-cell>
          <table:table-cell office:value-type="float" office:value="146.08484764821" calcext:value-type="float">
            <text:p>146.08484764821</text:p>
          </table:table-cell>
          <table:table-cell office:value-type="float" office:value="186.02675" calcext:value-type="float">
            <text:p>186.026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260" calcext:value-type="float">
            <text:p>1260</text:p>
          </table:table-cell>
          <table:table-cell office:value-type="float" office:value="3" calcext:value-type="float">
            <text:p>3</text:p>
          </table:table-cell>
          <table:table-cell office:value-type="float" office:value="2804" calcext:value-type="float">
            <text:p>2804</text:p>
          </table:table-cell>
          <table:table-cell/>
          <table:table-cell office:value-type="float" office:value="535.5229655806" calcext:value-type="float">
            <text:p>535.5229655806</text:p>
          </table:table-cell>
          <table:table-cell office:value-type="float" office:value="0.083425" calcext:value-type="float">
            <text:p>0.083425</text:p>
          </table:table-cell>
          <table:table-cell office:value-type="float" office:value="951.271136055554" calcext:value-type="float">
            <text:p>951.271136055554</text:p>
          </table:table-cell>
          <table:table-cell office:value-type="float" office:value="174.111067779555" calcext:value-type="float">
            <text:p>174.111067779555</text:p>
          </table:table-cell>
          <table:table-cell office:value-type="float" office:value="138.417382101834" calcext:value-type="float">
            <text:p>138.417382101834</text:p>
          </table:table-cell>
          <table:table-cell office:value-type="float" office:value="187.422625" calcext:value-type="float">
            <text:p>187.4226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472" calcext:value-type="float">
            <text:p>1472</text:p>
          </table:table-cell>
          <table:table-cell office:value-type="float" office:value="3" calcext:value-type="float">
            <text:p>3</text:p>
          </table:table-cell>
          <table:table-cell office:value-type="float" office:value="3085" calcext:value-type="float">
            <text:p>3085</text:p>
          </table:table-cell>
          <table:table-cell/>
          <table:table-cell office:value-type="float" office:value="526.101959557836" calcext:value-type="float">
            <text:p>526.101959557836</text:p>
          </table:table-cell>
          <table:table-cell office:value-type="float" office:value="0.106275" calcext:value-type="float">
            <text:p>0.106275</text:p>
          </table:table-cell>
          <table:table-cell office:value-type="float" office:value="912.034292489398" calcext:value-type="float">
            <text:p>912.034292489398</text:p>
          </table:table-cell>
          <table:table-cell office:value-type="float" office:value="168.252402462208" calcext:value-type="float">
            <text:p>168.252402462208</text:p>
          </table:table-cell>
          <table:table-cell office:value-type="float" office:value="133.598773313877" calcext:value-type="float">
            <text:p>133.598773313877</text:p>
          </table:table-cell>
          <table:table-cell office:value-type="float" office:value="188.907875" calcext:value-type="float">
            <text:p>188.90787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4317" calcext:value-type="float">
            <text:p>4317</text:p>
          </table:table-cell>
          <table:table-cell/>
          <table:table-cell office:value-type="float" office:value="1205.50220765705" calcext:value-type="float">
            <text:p>1205.50220765705</text:p>
          </table:table-cell>
          <table:table-cell office:value-type="float" office:value="0" calcext:value-type="float">
            <text:p>0</text:p>
          </table:table-cell>
          <table:table-cell office:value-type="float" office:value="717.19290696215" calcext:value-type="float">
            <text:p>717.19290696215</text:p>
          </table:table-cell>
          <table:table-cell office:value-type="float" office:value="127.469833073351" calcext:value-type="float">
            <text:p>127.469833073351</text:p>
          </table:table-cell>
          <table:table-cell office:value-type="float" office:value="105.757938428989" calcext:value-type="float">
            <text:p>105.757938428989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809" calcext:value-type="float">
            <text:p>3809</text:p>
          </table:table-cell>
          <table:table-cell office:value-type="float" office:value="11" calcext:value-type="float">
            <text:p>11</text:p>
          </table:table-cell>
          <table:table-cell office:value-type="float" office:value="12631" calcext:value-type="float">
            <text:p>12631</text:p>
          </table:table-cell>
          <table:table-cell/>
          <table:table-cell office:value-type="float" office:value="1862.35805573537" calcext:value-type="float">
            <text:p>1862.35805573537</text:p>
          </table:table-cell>
          <table:table-cell office:value-type="float" office:value="0" calcext:value-type="float">
            <text:p>0</text:p>
          </table:table-cell>
          <table:table-cell office:value-type="float" office:value="848.212392383053" calcext:value-type="float">
            <text:p>848.212392383053</text:p>
          </table:table-cell>
          <table:table-cell office:value-type="float" office:value="150.756499427457" calcext:value-type="float">
            <text:p>150.756499427457</text:p>
          </table:table-cell>
          <table:table-cell office:value-type="float" office:value="125.906526994359" calcext:value-type="float">
            <text:p>125.906526994359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161" calcext:value-type="float">
            <text:p>1161</text:p>
          </table:table-cell>
          <table:table-cell office:value-type="float" office:value="22" calcext:value-type="float">
            <text:p>22</text:p>
          </table:table-cell>
          <table:table-cell office:value-type="float" office:value="3091" calcext:value-type="float">
            <text:p>3091</text:p>
          </table:table-cell>
          <table:table-cell/>
          <table:table-cell office:value-type="float" office:value="707.162567548208" calcext:value-type="float">
            <text:p>707.162567548208</text:p>
          </table:table-cell>
          <table:table-cell office:value-type="float" office:value="0" calcext:value-type="float">
            <text:p>0</text:p>
          </table:table-cell>
          <table:table-cell office:value-type="float" office:value="1090.39363210119" calcext:value-type="float">
            <text:p>1090.39363210119</text:p>
          </table:table-cell>
          <table:table-cell office:value-type="float" office:value="193.800430705485" calcext:value-type="float">
            <text:p>193.800430705485</text:p>
          </table:table-cell>
          <table:table-cell office:value-type="float" office:value="161.85530476502" calcext:value-type="float">
            <text:p>161.85530476502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30" calcext:value-type="float">
            <text:p>3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669" calcext:value-type="float">
            <text:p>669</text:p>
          </table:table-cell>
          <table:table-cell office:value-type="float" office:value="31" calcext:value-type="float">
            <text:p>31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303.593930231106" calcext:value-type="float">
            <text:p>303.593930231106</text:p>
          </table:table-cell>
          <table:table-cell office:value-type="float" office:value="0" calcext:value-type="float">
            <text:p>0</text:p>
          </table:table-cell>
          <table:table-cell office:value-type="float" office:value="1140.08835684766" calcext:value-type="float">
            <text:p>1140.08835684766</text:p>
          </table:table-cell>
          <table:table-cell office:value-type="float" office:value="202.632891549095" calcext:value-type="float">
            <text:p>202.632891549095</text:p>
          </table:table-cell>
          <table:table-cell office:value-type="float" office:value="169.231865469574" calcext:value-type="float">
            <text:p>169.231865469574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050" calcext:value-type="float">
            <text:p>1050</text:p>
          </table:table-cell>
          <table:table-cell office:value-type="float" office:value="41" calcext:value-type="float">
            <text:p>41</text:p>
          </table:table-cell>
          <table:table-cell office:value-type="float" office:value="2646" calcext:value-type="float">
            <text:p>2646</text:p>
          </table:table-cell>
          <table:table-cell/>
          <table:table-cell office:value-type="float" office:value="668.883540614657" calcext:value-type="float">
            <text:p>668.883540614657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1018.30401466358" calcext:value-type="float">
            <text:p>1018.30401466358</text:p>
          </table:table-cell>
          <table:table-cell office:value-type="float" office:value="181.008635098712" calcext:value-type="float">
            <text:p>181.008635098712</text:p>
          </table:table-cell>
          <table:table-cell office:value-type="float" office:value="151.154502176625" calcext:value-type="float">
            <text:p>151.154502176625</text:p>
          </table:table-cell>
          <table:table-cell office:value-type="float" office:value="182.021125" calcext:value-type="float">
            <text:p>182.0211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610" calcext:value-type="float">
            <text:p>2610</text:p>
          </table:table-cell>
          <table:table-cell office:value-type="float" office:value="51" calcext:value-type="float">
            <text:p>51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float" office:value="1179.23903357625" calcext:value-type="float">
            <text:p>1179.23903357625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916.023541805024" calcext:value-type="float">
            <text:p>916.023541805024</text:p>
          </table:table-cell>
          <table:table-cell office:value-type="float" office:value="163.086518960256" calcext:value-type="float">
            <text:p>163.086518960256</text:p>
          </table:table-cell>
          <table:table-cell office:value-type="float" office:value="135.972244486683" calcext:value-type="float">
            <text:p>135.972244486683</text:p>
          </table:table-cell>
          <table:table-cell office:value-type="float" office:value="182.310375" calcext:value-type="float">
            <text:p>182.3103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60" calcext:value-type="float">
            <text:p>6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092" calcext:value-type="float">
            <text:p>2092</text:p>
          </table:table-cell>
          <table:table-cell office:value-type="float" office:value="4" calcext:value-type="float">
            <text:p>4</text:p>
          </table:table-cell>
          <table:table-cell office:value-type="float" office:value="5347" calcext:value-type="float">
            <text:p>5347</text:p>
          </table:table-cell>
          <table:table-cell/>
          <table:table-cell office:value-type="float" office:value="1195.54466309419" calcext:value-type="float">
            <text:p>1195.54466309419</text:p>
          </table:table-cell>
          <table:table-cell office:value-type="float" office:value="0.0118" calcext:value-type="float">
            <text:p>0.0118</text:p>
          </table:table-cell>
          <table:table-cell office:value-type="float" office:value="972.006220839813" calcext:value-type="float">
            <text:p>972.006220839813</text:p>
          </table:table-cell>
          <table:table-cell office:value-type="float" office:value="173.486973597881" calcext:value-type="float">
            <text:p>173.486973597881</text:p>
          </table:table-cell>
          <table:table-cell office:value-type="float" office:value="144.28217340591" calcext:value-type="float">
            <text:p>144.28217340591</text:p>
          </table:table-cell>
          <table:table-cell office:value-type="float" office:value="182.767" calcext:value-type="float">
            <text:p>182.767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70" calcext:value-type="float">
            <text:p>7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808" calcext:value-type="float">
            <text:p>1808</text:p>
          </table:table-cell>
          <table:table-cell office:value-type="float" office:value="5" calcext:value-type="float">
            <text:p>5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float" office:value="644.077808397106" calcext:value-type="float">
            <text:p>644.077808397106</text:p>
          </table:table-cell>
          <table:table-cell office:value-type="float" office:value="0.0298" calcext:value-type="float">
            <text:p>0.0298</text:p>
          </table:table-cell>
          <table:table-cell office:value-type="float" office:value="979.168196616974" calcext:value-type="float">
            <text:p>979.168196616974</text:p>
          </table:table-cell>
          <table:table-cell office:value-type="float" office:value="175.884043536266" calcext:value-type="float">
            <text:p>175.884043536266</text:p>
          </table:table-cell>
          <table:table-cell office:value-type="float" office:value="145.345279185332" calcext:value-type="float">
            <text:p>145.345279185332</text:p>
          </table:table-cell>
          <table:table-cell office:value-type="float" office:value="183.937" calcext:value-type="float">
            <text:p>183.937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255" calcext:value-type="float">
            <text:p>2255</text:p>
          </table:table-cell>
          <table:table-cell office:value-type="float" office:value="3" calcext:value-type="float">
            <text:p>3</text:p>
          </table:table-cell>
          <table:table-cell office:value-type="float" office:value="4030" calcext:value-type="float">
            <text:p>4030</text:p>
          </table:table-cell>
          <table:table-cell/>
          <table:table-cell office:value-type="float" office:value="863.829066970074" calcext:value-type="float">
            <text:p>863.829066970074</text:p>
          </table:table-cell>
          <table:table-cell office:value-type="float" office:value="0.044875" calcext:value-type="float">
            <text:p>0.044875</text:p>
          </table:table-cell>
          <table:table-cell office:value-type="float" office:value="953.197979220284" calcext:value-type="float">
            <text:p>953.197979220284</text:p>
          </table:table-cell>
          <table:table-cell office:value-type="float" office:value="172.131241771221" calcext:value-type="float">
            <text:p>172.131241771221</text:p>
          </table:table-cell>
          <table:table-cell office:value-type="float" office:value="141.490325040511" calcext:value-type="float">
            <text:p>141.490325040511</text:p>
          </table:table-cell>
          <table:table-cell office:value-type="float" office:value="184.916875" calcext:value-type="float">
            <text:p>184.9168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594" calcext:value-type="float">
            <text:p>2594</text:p>
          </table:table-cell>
          <table:table-cell office:value-type="float" office:value="3" calcext:value-type="float">
            <text:p>3</text:p>
          </table:table-cell>
          <table:table-cell office:value-type="float" office:value="6885" calcext:value-type="float">
            <text:p>6885</text:p>
          </table:table-cell>
          <table:table-cell/>
          <table:table-cell office:value-type="float" office:value="1086.36626035085" calcext:value-type="float">
            <text:p>1086.36626035085</text:p>
          </table:table-cell>
          <table:table-cell office:value-type="float" office:value="0.07255" calcext:value-type="float">
            <text:p>0.07255</text:p>
          </table:table-cell>
          <table:table-cell office:value-type="float" office:value="929.519206190598" calcext:value-type="float">
            <text:p>929.519206190598</text:p>
          </table:table-cell>
          <table:table-cell office:value-type="float" office:value="169.488159886018" calcext:value-type="float">
            <text:p>169.488159886018</text:p>
          </table:table-cell>
          <table:table-cell office:value-type="float" office:value="137.975507168917" calcext:value-type="float">
            <text:p>137.975507168917</text:p>
          </table:table-cell>
          <table:table-cell office:value-type="float" office:value="186.71575" calcext:value-type="float">
            <text:p>186.715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539" calcext:value-type="float">
            <text:p>3539</text:p>
          </table:table-cell>
          <table:table-cell office:value-type="float" office:value="4" calcext:value-type="float">
            <text:p>4</text:p>
          </table:table-cell>
          <table:table-cell office:value-type="float" office:value="5987" calcext:value-type="float">
            <text:p>5987</text:p>
          </table:table-cell>
          <table:table-cell/>
          <table:table-cell office:value-type="float" office:value="1353.3668202988" calcext:value-type="float">
            <text:p>1353.3668202988</text:p>
          </table:table-cell>
          <table:table-cell office:value-type="float" office:value="0.0922" calcext:value-type="float">
            <text:p>0.0922</text:p>
          </table:table-cell>
          <table:table-cell office:value-type="float" office:value="875.925195988263" calcext:value-type="float">
            <text:p>875.925195988263</text:p>
          </table:table-cell>
          <table:table-cell office:value-type="float" office:value="160.808403681076" calcext:value-type="float">
            <text:p>160.808403681076</text:p>
          </table:table-cell>
          <table:table-cell office:value-type="float" office:value="130.875541978715" calcext:value-type="float">
            <text:p>130.875541978715</text:p>
          </table:table-cell>
          <table:table-cell office:value-type="float" office:value="187.993" calcext:value-type="float">
            <text:p>187.99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office:value-type="float" office:value="1929" calcext:value-type="float">
            <text:p>1929</text:p>
          </table:table-cell>
          <table:table-cell/>
          <table:table-cell office:value-type="float" office:value="374.50236288099" calcext:value-type="float">
            <text:p>374.50236288099</text:p>
          </table:table-cell>
          <table:table-cell office:value-type="float" office:value="0" calcext:value-type="float">
            <text:p>0</text:p>
          </table:table-cell>
          <table:table-cell office:value-type="float" office:value="1146.42744547304" calcext:value-type="float">
            <text:p>1146.42744547304</text:p>
          </table:table-cell>
          <table:table-cell office:value-type="float" office:value="203.759565503998" calcext:value-type="float">
            <text:p>203.759565503998</text:p>
          </table:table-cell>
          <table:table-cell office:value-type="float" office:value="169.053265885185" calcext:value-type="float">
            <text:p>169.053265885185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02" calcext:value-type="float">
            <text:p>502</text:p>
          </table:table-cell>
          <table:table-cell office:value-type="float" office:value="21" calcext:value-type="float">
            <text:p>21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float" office:value="269.985461468899" calcext:value-type="float">
            <text:p>269.985461468899</text:p>
          </table:table-cell>
          <table:table-cell office:value-type="float" office:value="0" calcext:value-type="float">
            <text:p>0</text:p>
          </table:table-cell>
          <table:table-cell office:value-type="float" office:value="1143.2164394524" calcext:value-type="float">
            <text:p>1143.2164394524</text:p>
          </table:table-cell>
          <table:table-cell office:value-type="float" office:value="203.188859355798" calcext:value-type="float">
            <text:p>203.188859355798</text:p>
          </table:table-cell>
          <table:table-cell office:value-type="float" office:value="169.696190231216" calcext:value-type="float">
            <text:p>169.696190231216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603" calcext:value-type="float">
            <text:p>603</text:p>
          </table:table-cell>
          <table:table-cell office:value-type="float" office:value="12" calcext:value-type="float">
            <text:p>12</text:p>
          </table:table-cell>
          <table:table-cell office:value-type="float" office:value="2148" calcext:value-type="float">
            <text:p>2148</text:p>
          </table:table-cell>
          <table:table-cell/>
          <table:table-cell office:value-type="float" office:value="265.032801759706" calcext:value-type="float">
            <text:p>265.032801759706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1161.44018583043" calcext:value-type="float">
            <text:p>1161.44018583043</text:p>
          </table:table-cell>
          <table:table-cell office:value-type="float" office:value="206.461021432201" calcext:value-type="float">
            <text:p>206.461021432201</text:p>
          </table:table-cell>
          <table:table-cell office:value-type="float" office:value="172.401277584204" calcext:value-type="float">
            <text:p>172.401277584204</text:p>
          </table:table-cell>
          <table:table-cell office:value-type="float" office:value="182.02925" calcext:value-type="float">
            <text:p>182.029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682" calcext:value-type="float">
            <text:p>1682</text:p>
          </table:table-cell>
          <table:table-cell office:value-type="float" office:value="4" calcext:value-type="float">
            <text:p>4</text:p>
          </table:table-cell>
          <table:table-cell office:value-type="float" office:value="2728" calcext:value-type="float">
            <text:p>2728</text:p>
          </table:table-cell>
          <table:table-cell/>
          <table:table-cell office:value-type="float" office:value="570.984326082441" calcext:value-type="float">
            <text:p>570.984326082441</text:p>
          </table:table-cell>
          <table:table-cell office:value-type="float" office:value="0.056" calcext:value-type="float">
            <text:p>0.056</text:p>
          </table:table-cell>
          <table:table-cell office:value-type="float" office:value="1003.43677094047" calcext:value-type="float">
            <text:p>1003.43677094047</text:p>
          </table:table-cell>
          <table:table-cell office:value-type="float" office:value="181.912111481825" calcext:value-type="float">
            <text:p>181.912111481825</text:p>
          </table:table-cell>
          <table:table-cell office:value-type="float" office:value="148.947645686476" calcext:value-type="float">
            <text:p>148.947645686476</text:p>
          </table:table-cell>
          <table:table-cell office:value-type="float" office:value="185.64" calcext:value-type="float">
            <text:p>185.64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879" calcext:value-type="float">
            <text:p>2879</text:p>
          </table:table-cell>
          <table:table-cell office:value-type="float" office:value="2" calcext:value-type="float">
            <text:p>2</text:p>
          </table:table-cell>
          <table:table-cell office:value-type="float" office:value="4987" calcext:value-type="float">
            <text:p>4987</text:p>
          </table:table-cell>
          <table:table-cell/>
          <table:table-cell office:value-type="float" office:value="1240.82921192963" calcext:value-type="float">
            <text:p>1240.82921192963</text:p>
          </table:table-cell>
          <table:table-cell office:value-type="float" office:value="0.108075" calcext:value-type="float">
            <text:p>0.108075</text:p>
          </table:table-cell>
          <table:table-cell office:value-type="float" office:value="910.290837922716" calcext:value-type="float">
            <text:p>910.290837922716</text:p>
          </table:table-cell>
          <table:table-cell office:value-type="float" office:value="168.034777199206" calcext:value-type="float">
            <text:p>168.034777199206</text:p>
          </table:table-cell>
          <table:table-cell office:value-type="float" office:value="136.010252150562" calcext:value-type="float">
            <text:p>136.010252150562</text:p>
          </table:table-cell>
          <table:table-cell office:value-type="float" office:value="189.024875" calcext:value-type="float">
            <text:p>189.02487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/>
          <table:table-cell office:value-type="float" office:value="336.840571185493" calcext:value-type="float">
            <text:p>336.840571185493</text:p>
          </table:table-cell>
          <table:table-cell office:value-type="float" office:value="0" calcext:value-type="float">
            <text:p>0</text:p>
          </table:table-cell>
          <table:table-cell office:value-type="float" office:value="1145.60659869401" calcext:value-type="float">
            <text:p>1145.60659869401</text:p>
          </table:table-cell>
          <table:table-cell office:value-type="float" office:value="203.613672814755" calcext:value-type="float">
            <text:p>203.613672814755</text:p>
          </table:table-cell>
          <table:table-cell office:value-type="float" office:value="168.932223049605" calcext:value-type="float">
            <text:p>168.932223049605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73" calcext:value-type="float">
            <text:p>373</text:p>
          </table:table-cell>
          <table:table-cell office:value-type="float" office:value="21" calcext:value-type="float">
            <text:p>21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float" office:value="267.390839683542" calcext:value-type="float">
            <text:p>267.390839683542</text:p>
          </table:table-cell>
          <table:table-cell office:value-type="float" office:value="0" calcext:value-type="float">
            <text:p>0</text:p>
          </table:table-cell>
          <table:table-cell office:value-type="float" office:value="1141.61767224157" calcext:value-type="float">
            <text:p>1141.61767224157</text:p>
          </table:table-cell>
          <table:table-cell office:value-type="float" office:value="202.90470346481" calcext:value-type="float">
            <text:p>202.90470346481</text:p>
          </table:table-cell>
          <table:table-cell office:value-type="float" office:value="169.458873223358" calcext:value-type="float">
            <text:p>169.458873223358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87" calcext:value-type="float">
            <text:p>487</text:p>
          </table:table-cell>
          <table:table-cell office:value-type="float" office:value="41" calcext:value-type="float">
            <text:p>41</text:p>
          </table:table-cell>
          <table:table-cell office:value-type="float" office:value="1661" calcext:value-type="float">
            <text:p>1661</text:p>
          </table:table-cell>
          <table:table-cell/>
          <table:table-cell office:value-type="float" office:value="261.042340818017" calcext:value-type="float">
            <text:p>261.042340818017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1151.50991737916" calcext:value-type="float">
            <text:p>1151.50991737916</text:p>
          </table:table-cell>
          <table:table-cell office:value-type="float" office:value="204.752435488456" calcext:value-type="float">
            <text:p>204.752435488456</text:p>
          </table:table-cell>
          <table:table-cell office:value-type="float" office:value="170.92725336097" calcext:value-type="float">
            <text:p>170.92725336097</text:p>
          </table:table-cell>
          <table:table-cell office:value-type="float" office:value="182.079625" calcext:value-type="float">
            <text:p>182.0796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339" calcext:value-type="float">
            <text:p>1339</text:p>
          </table:table-cell>
          <table:table-cell office:value-type="float" office:value="3" calcext:value-type="float">
            <text:p>3</text:p>
          </table:table-cell>
          <table:table-cell office:value-type="float" office:value="4308" calcext:value-type="float">
            <text:p>4308</text:p>
          </table:table-cell>
          <table:table-cell/>
          <table:table-cell office:value-type="float" office:value="463.341630919539" calcext:value-type="float">
            <text:p>463.341630919539</text:p>
          </table:table-cell>
          <table:table-cell office:value-type="float" office:value="0.059525" calcext:value-type="float">
            <text:p>0.059525</text:p>
          </table:table-cell>
          <table:table-cell office:value-type="float" office:value="1009.79501161264" calcext:value-type="float">
            <text:p>1009.79501161264</text:p>
          </table:table-cell>
          <table:table-cell office:value-type="float" office:value="183.290737536921" calcext:value-type="float">
            <text:p>183.290737536921</text:p>
          </table:table-cell>
          <table:table-cell office:value-type="float" office:value="149.891447036252" calcext:value-type="float">
            <text:p>149.891447036252</text:p>
          </table:table-cell>
          <table:table-cell office:value-type="float" office:value="185.869125" calcext:value-type="float">
            <text:p>185.8691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340" calcext:value-type="float">
            <text:p>2340</text:p>
          </table:table-cell>
          <table:table-cell office:value-type="float" office:value="3" calcext:value-type="float">
            <text:p>3</text:p>
          </table:table-cell>
          <table:table-cell office:value-type="float" office:value="4706" calcext:value-type="float">
            <text:p>4706</text:p>
          </table:table-cell>
          <table:table-cell/>
          <table:table-cell office:value-type="float" office:value="1204.43156848772" calcext:value-type="float">
            <text:p>1204.43156848772</text:p>
          </table:table-cell>
          <table:table-cell office:value-type="float" office:value="0.106675" calcext:value-type="float">
            <text:p>0.106675</text:p>
          </table:table-cell>
          <table:table-cell office:value-type="float" office:value="915.31086245166" calcext:value-type="float">
            <text:p>915.31086245166</text:p>
          </table:table-cell>
          <table:table-cell office:value-type="float" office:value="168.880105539633" calcext:value-type="float">
            <text:p>168.880105539633</text:p>
          </table:table-cell>
          <table:table-cell office:value-type="float" office:value="136.760314409281" calcext:value-type="float">
            <text:p>136.760314409281</text:p>
          </table:table-cell>
          <table:table-cell office:value-type="float" office:value="188.933875" calcext:value-type="float">
            <text:p>188.93387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/>
          <table:table-cell office:value-type="float" office:value="387.559731677118" calcext:value-type="float">
            <text:p>387.559731677118</text:p>
          </table:table-cell>
          <table:table-cell office:value-type="float" office:value="0" calcext:value-type="float">
            <text:p>0</text:p>
          </table:table-cell>
          <table:table-cell office:value-type="float" office:value="1159.68920329352" calcext:value-type="float">
            <text:p>1159.68920329352</text:p>
          </table:table-cell>
          <table:table-cell office:value-type="float" office:value="206.116635741621" calcext:value-type="float">
            <text:p>206.116635741621</text:p>
          </table:table-cell>
          <table:table-cell office:value-type="float" office:value="171.00885712629" calcext:value-type="float">
            <text:p>171.00885712629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626" calcext:value-type="float">
            <text:p>626</text:p>
          </table:table-cell>
          <table:table-cell office:value-type="float" office:value="21" calcext:value-type="float">
            <text:p>21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349.777680991651" calcext:value-type="float">
            <text:p>349.777680991651</text:p>
          </table:table-cell>
          <table:table-cell office:value-type="float" office:value="0" calcext:value-type="float">
            <text:p>0</text:p>
          </table:table-cell>
          <table:table-cell office:value-type="float" office:value="1145.37697219597" calcext:value-type="float">
            <text:p>1145.37697219597</text:p>
          </table:table-cell>
          <table:table-cell office:value-type="float" office:value="203.572860292644" calcext:value-type="float">
            <text:p>203.572860292644</text:p>
          </table:table-cell>
          <table:table-cell office:value-type="float" office:value="170.01689431034" calcext:value-type="float">
            <text:p>170.01689431034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629" calcext:value-type="float">
            <text:p>629</text:p>
          </table:table-cell>
          <table:table-cell office:value-type="float" office:value="41" calcext:value-type="float">
            <text:p>41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307.867238557344" calcext:value-type="float">
            <text:p>307.867238557344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1140.83623295876" calcext:value-type="float">
            <text:p>1140.83623295876</text:p>
          </table:table-cell>
          <table:table-cell office:value-type="float" office:value="202.791160569135" calcext:value-type="float">
            <text:p>202.791160569135</text:p>
          </table:table-cell>
          <table:table-cell office:value-type="float" office:value="169.342878329816" calcext:value-type="float">
            <text:p>169.342878329816</text:p>
          </table:table-cell>
          <table:table-cell office:value-type="float" office:value="182.02275" calcext:value-type="float">
            <text:p>182.022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592.475632795231" calcext:value-type="float">
            <text:p>592.475632795231</text:p>
          </table:table-cell>
          <table:table-cell office:value-type="float" office:value="0.060875" calcext:value-type="float">
            <text:p>0.060875</text:p>
          </table:table-cell>
          <table:table-cell office:value-type="float" office:value="1016.80266402298" calcext:value-type="float">
            <text:p>1016.80266402298</text:p>
          </table:table-cell>
          <table:table-cell office:value-type="float" office:value="184.649849505262" calcext:value-type="float">
            <text:p>184.649849505262</text:p>
          </table:table-cell>
          <table:table-cell office:value-type="float" office:value="150.931645440911" calcext:value-type="float">
            <text:p>150.931645440911</text:p>
          </table:table-cell>
          <table:table-cell office:value-type="float" office:value="185.956875" calcext:value-type="float">
            <text:p>185.9568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4770" calcext:value-type="float">
            <text:p>4770</text:p>
          </table:table-cell>
          <table:table-cell/>
          <table:table-cell office:value-type="float" office:value="975.057988844638" calcext:value-type="float">
            <text:p>975.057988844638</text:p>
          </table:table-cell>
          <table:table-cell office:value-type="float" office:value="0.110775" calcext:value-type="float">
            <text:p>0.110775</text:p>
          </table:table-cell>
          <table:table-cell office:value-type="float" office:value="913.721817392695" calcext:value-type="float">
            <text:p>913.721817392695</text:p>
          </table:table-cell>
          <table:table-cell office:value-type="float" office:value="168.82471728162" calcext:value-type="float">
            <text:p>168.82471728162</text:p>
          </table:table-cell>
          <table:table-cell office:value-type="float" office:value="136.522888731526" calcext:value-type="float">
            <text:p>136.522888731526</text:p>
          </table:table-cell>
          <table:table-cell office:value-type="float" office:value="189.200375" calcext:value-type="float">
            <text:p>189.20037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float" office:value="2903" calcext:value-type="float">
            <text:p>2903</text:p>
          </table:table-cell>
          <table:table-cell/>
          <table:table-cell office:value-type="float" office:value="503.293895143006" calcext:value-type="float">
            <text:p>503.293895143006</text:p>
          </table:table-cell>
          <table:table-cell office:value-type="float" office:value="0" calcext:value-type="float">
            <text:p>0</text:p>
          </table:table-cell>
          <table:table-cell office:value-type="float" office:value="1136.97734572639" calcext:value-type="float">
            <text:p>1136.97734572639</text:p>
          </table:table-cell>
          <table:table-cell office:value-type="float" office:value="202.079957931838" calcext:value-type="float">
            <text:p>202.079957931838</text:p>
          </table:table-cell>
          <table:table-cell office:value-type="float" office:value="168.770074756261" calcext:value-type="float">
            <text:p>168.770074756261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67" calcext:value-type="float">
            <text:p>567</text:p>
          </table:table-cell>
          <table:table-cell office:value-type="float" office:value="22" calcext:value-type="float">
            <text:p>22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282.032163900144" calcext:value-type="float">
            <text:p>282.032163900144</text:p>
          </table:table-cell>
          <table:table-cell office:value-type="float" office:value="0" calcext:value-type="float">
            <text:p>0</text:p>
          </table:table-cell>
          <table:table-cell office:value-type="float" office:value="1148.27041768336" calcext:value-type="float">
            <text:p>1148.27041768336</text:p>
          </table:table-cell>
          <table:table-cell office:value-type="float" office:value="204.087125017942" calcext:value-type="float">
            <text:p>204.087125017942</text:p>
          </table:table-cell>
          <table:table-cell office:value-type="float" office:value="171.567747954643" calcext:value-type="float">
            <text:p>171.567747954643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284.853944348569" calcext:value-type="float">
            <text:p>284.853944348569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1146.55889013099" calcext:value-type="float">
            <text:p>1146.55889013099</text:p>
          </table:table-cell>
          <table:table-cell office:value-type="float" office:value="203.817498056224" calcext:value-type="float">
            <text:p>203.817498056224</text:p>
          </table:table-cell>
          <table:table-cell office:value-type="float" office:value="171.312021669963" calcext:value-type="float">
            <text:p>171.312021669963</text:p>
          </table:table-cell>
          <table:table-cell office:value-type="float" office:value="182.030875" calcext:value-type="float">
            <text:p>182.0308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340.840719419552" calcext:value-type="float">
            <text:p>340.840719419552</text:p>
          </table:table-cell>
          <table:table-cell office:value-type="float" office:value="0.052" calcext:value-type="float">
            <text:p>0.052</text:p>
          </table:table-cell>
          <table:table-cell office:value-type="float" office:value="1004.69695827996" calcext:value-type="float">
            <text:p>1004.69695827996</text:p>
          </table:table-cell>
          <table:table-cell office:value-type="float" office:value="181.885470826112" calcext:value-type="float">
            <text:p>181.885470826112</text:p>
          </table:table-cell>
          <table:table-cell office:value-type="float" office:value="150.115854118002" calcext:value-type="float">
            <text:p>150.115854118002</text:p>
          </table:table-cell>
          <table:table-cell office:value-type="float" office:value="185.38" calcext:value-type="float">
            <text:p>185.38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069" calcext:value-type="float">
            <text:p>3069</text:p>
          </table:table-cell>
          <table:table-cell office:value-type="float" office:value="3" calcext:value-type="float">
            <text:p>3</text:p>
          </table:table-cell>
          <table:table-cell office:value-type="float" office:value="5090" calcext:value-type="float">
            <text:p>5090</text:p>
          </table:table-cell>
          <table:table-cell/>
          <table:table-cell office:value-type="float" office:value="1216.21131722513" calcext:value-type="float">
            <text:p>1216.21131722513</text:p>
          </table:table-cell>
          <table:table-cell office:value-type="float" office:value="0.11095" calcext:value-type="float">
            <text:p>0.11095</text:p>
          </table:table-cell>
          <table:table-cell office:value-type="float" office:value="913.700945680479" calcext:value-type="float">
            <text:p>913.700945680479</text:p>
          </table:table-cell>
          <table:table-cell office:value-type="float" office:value="168.831010653182" calcext:value-type="float">
            <text:p>168.831010653182</text:p>
          </table:table-cell>
          <table:table-cell office:value-type="float" office:value="137.412056283978" calcext:value-type="float">
            <text:p>137.412056283978</text:p>
          </table:table-cell>
          <table:table-cell office:value-type="float" office:value="189.21175" calcext:value-type="float">
            <text:p>189.2117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2399" calcext:value-type="float">
            <text:p>2399</text:p>
          </table:table-cell>
          <table:table-cell/>
          <table:table-cell office:value-type="float" office:value="402.011878489485" calcext:value-type="float">
            <text:p>402.011878489485</text:p>
          </table:table-cell>
          <table:table-cell office:value-type="float" office:value="0" calcext:value-type="float">
            <text:p>0</text:p>
          </table:table-cell>
          <table:table-cell office:value-type="float" office:value="1136.04089747231" calcext:value-type="float">
            <text:p>1136.04089747231</text:p>
          </table:table-cell>
          <table:table-cell office:value-type="float" office:value="201.91351888668" calcext:value-type="float">
            <text:p>201.91351888668</text:p>
          </table:table-cell>
          <table:table-cell office:value-type="float" office:value="168.631070718546" calcext:value-type="float">
            <text:p>168.631070718546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289.628456869815" calcext:value-type="float">
            <text:p>289.628456869815</text:p>
          </table:table-cell>
          <table:table-cell office:value-type="float" office:value="0" calcext:value-type="float">
            <text:p>0</text:p>
          </table:table-cell>
          <table:table-cell office:value-type="float" office:value="1113.67875936186" calcext:value-type="float">
            <text:p>1113.67875936186</text:p>
          </table:table-cell>
          <table:table-cell office:value-type="float" office:value="197.938998245956" calcext:value-type="float">
            <text:p>197.938998245956</text:p>
          </table:table-cell>
          <table:table-cell office:value-type="float" office:value="166.399267756216" calcext:value-type="float">
            <text:p>166.399267756216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95" calcext:value-type="float">
            <text:p>595</text:p>
          </table:table-cell>
          <table:table-cell office:value-type="float" office:value="41" calcext:value-type="float">
            <text:p>41</text:p>
          </table:table-cell>
          <table:table-cell office:value-type="float" office:value="1926" calcext:value-type="float">
            <text:p>1926</text:p>
          </table:table-cell>
          <table:table-cell/>
          <table:table-cell office:value-type="float" office:value="317.40284755594" calcext:value-type="float">
            <text:p>317.40284755594</text:p>
          </table:table-cell>
          <table:table-cell office:value-type="float" office:value="0.0007" calcext:value-type="float">
            <text:p>0.0007</text:p>
          </table:table-cell>
          <table:table-cell office:value-type="float" office:value="1155.70194446852" calcext:value-type="float">
            <text:p>1155.70194446852</text:p>
          </table:table-cell>
          <table:table-cell office:value-type="float" office:value="205.459314777094" calcext:value-type="float">
            <text:p>205.459314777094</text:p>
          </table:table-cell>
          <table:table-cell office:value-type="float" office:value="172.678122562191" calcext:value-type="float">
            <text:p>172.678122562191</text:p>
          </table:table-cell>
          <table:table-cell office:value-type="float" office:value="182.0455" calcext:value-type="float">
            <text:p>182.045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785" calcext:value-type="float">
            <text:p>1785</text:p>
          </table:table-cell>
          <table:table-cell office:value-type="float" office:value="3" calcext:value-type="float">
            <text:p>3</text:p>
          </table:table-cell>
          <table:table-cell office:value-type="float" office:value="3329" calcext:value-type="float">
            <text:p>3329</text:p>
          </table:table-cell>
          <table:table-cell/>
          <table:table-cell office:value-type="float" office:value="698.275087531526" calcext:value-type="float">
            <text:p>698.275087531526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1020.59041155308" calcext:value-type="float">
            <text:p>1020.59041155308</text:p>
          </table:table-cell>
          <table:table-cell office:value-type="float" office:value="185.446211297298" calcext:value-type="float">
            <text:p>185.446211297298</text:p>
          </table:table-cell>
          <table:table-cell office:value-type="float" office:value="152.490559538693" calcext:value-type="float">
            <text:p>152.490559538693</text:p>
          </table:table-cell>
          <table:table-cell office:value-type="float" office:value="186.06575" calcext:value-type="float">
            <text:p>186.065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389" calcext:value-type="float">
            <text:p>2389</text:p>
          </table:table-cell>
          <table:table-cell office:value-type="float" office:value="3" calcext:value-type="float">
            <text:p>3</text:p>
          </table:table-cell>
          <table:table-cell office:value-type="float" office:value="5013" calcext:value-type="float">
            <text:p>5013</text:p>
          </table:table-cell>
          <table:table-cell/>
          <table:table-cell office:value-type="float" office:value="1097.70994215021" calcext:value-type="float">
            <text:p>1097.70994215021</text:p>
          </table:table-cell>
          <table:table-cell office:value-type="float" office:value="0.1117" calcext:value-type="float">
            <text:p>0.1117</text:p>
          </table:table-cell>
          <table:table-cell office:value-type="float" office:value="904.670360737306" calcext:value-type="float">
            <text:p>904.670360737306</text:p>
          </table:table-cell>
          <table:table-cell office:value-type="float" office:value="167.205434383128" calcext:value-type="float">
            <text:p>167.205434383128</text:p>
          </table:table-cell>
          <table:table-cell office:value-type="float" office:value="136.053940970259" calcext:value-type="float">
            <text:p>136.053940970259</text:p>
          </table:table-cell>
          <table:table-cell office:value-type="float" office:value="189.2605" calcext:value-type="float">
            <text:p>189.260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2164" calcext:value-type="float">
            <text:p>2164</text:p>
          </table:table-cell>
          <table:table-cell/>
          <table:table-cell office:value-type="float" office:value="367.21696365533" calcext:value-type="float">
            <text:p>367.21696365533</text:p>
          </table:table-cell>
          <table:table-cell office:value-type="float" office:value="0" calcext:value-type="float">
            <text:p>0</text:p>
          </table:table-cell>
          <table:table-cell office:value-type="float" office:value="1157.77591247214" calcext:value-type="float">
            <text:p>1157.77591247214</text:p>
          </table:table-cell>
          <table:table-cell office:value-type="float" office:value="205.776578193291" calcext:value-type="float">
            <text:p>205.776578193291</text:p>
          </table:table-cell>
          <table:table-cell office:value-type="float" office:value="171.857362007583" calcext:value-type="float">
            <text:p>171.857362007583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80" calcext:value-type="float">
            <text:p>480</text:p>
          </table:table-cell>
          <table:table-cell office:value-type="float" office:value="21" calcext:value-type="float">
            <text:p>21</text:p>
          </table:table-cell>
          <table:table-cell office:value-type="float" office:value="1823" calcext:value-type="float">
            <text:p>1823</text:p>
          </table:table-cell>
          <table:table-cell/>
          <table:table-cell office:value-type="float" office:value="354.013644963537" calcext:value-type="float">
            <text:p>354.013644963537</text:p>
          </table:table-cell>
          <table:table-cell office:value-type="float" office:value="0" calcext:value-type="float">
            <text:p>0</text:p>
          </table:table-cell>
          <table:table-cell office:value-type="float" office:value="1140.47843070168" calcext:value-type="float">
            <text:p>1140.47843070168</text:p>
          </table:table-cell>
          <table:table-cell office:value-type="float" office:value="202.702221081744" calcext:value-type="float">
            <text:p>202.702221081744</text:p>
          </table:table-cell>
          <table:table-cell office:value-type="float" office:value="170.403515524763" calcext:value-type="float">
            <text:p>170.403515524763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12" calcext:value-type="float">
            <text:p>512</text:p>
          </table:table-cell>
          <table:table-cell office:value-type="float" office:value="41" calcext:value-type="float">
            <text:p>41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float" office:value="248.593517936599" calcext:value-type="float">
            <text:p>248.593517936599</text:p>
          </table:table-cell>
          <table:table-cell office:value-type="float" office:value="0.0011" calcext:value-type="float">
            <text:p>0.0011</text:p>
          </table:table-cell>
          <table:table-cell office:value-type="float" office:value="1148.33634771625" calcext:value-type="float">
            <text:p>1148.33634771625</text:p>
          </table:table-cell>
          <table:table-cell office:value-type="float" office:value="204.179024739471" calcext:value-type="float">
            <text:p>204.179024739471</text:p>
          </table:table-cell>
          <table:table-cell office:value-type="float" office:value="171.577598828697" calcext:value-type="float">
            <text:p>171.577598828697</text:p>
          </table:table-cell>
          <table:table-cell office:value-type="float" office:value="182.0715" calcext:value-type="float">
            <text:p>182.071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565" calcext:value-type="float">
            <text:p>1565</text:p>
          </table:table-cell>
          <table:table-cell office:value-type="float" office:value="3" calcext:value-type="float">
            <text:p>3</text:p>
          </table:table-cell>
          <table:table-cell office:value-type="float" office:value="2746" calcext:value-type="float">
            <text:p>2746</text:p>
          </table:table-cell>
          <table:table-cell/>
          <table:table-cell office:value-type="float" office:value="534.607044432974" calcext:value-type="float">
            <text:p>534.607044432974</text:p>
          </table:table-cell>
          <table:table-cell office:value-type="float" office:value="0.062325" calcext:value-type="float">
            <text:p>0.062325</text:p>
          </table:table-cell>
          <table:table-cell office:value-type="float" office:value="1010.7901852273" calcext:value-type="float">
            <text:p>1010.7901852273</text:p>
          </table:table-cell>
          <table:table-cell office:value-type="float" office:value="183.65102646533" calcext:value-type="float">
            <text:p>183.65102646533</text:p>
          </table:table-cell>
          <table:table-cell office:value-type="float" office:value="151.026267909939" calcext:value-type="float">
            <text:p>151.026267909939</text:p>
          </table:table-cell>
          <table:table-cell office:value-type="float" office:value="186.051125" calcext:value-type="float">
            <text:p>186.0511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458" calcext:value-type="float">
            <text:p>3458</text:p>
          </table:table-cell>
          <table:table-cell office:value-type="float" office:value="3" calcext:value-type="float">
            <text:p>3</text:p>
          </table:table-cell>
          <table:table-cell office:value-type="float" office:value="5715" calcext:value-type="float">
            <text:p>5715</text:p>
          </table:table-cell>
          <table:table-cell/>
          <table:table-cell office:value-type="float" office:value="1287.41313621091" calcext:value-type="float">
            <text:p>1287.41313621091</text:p>
          </table:table-cell>
          <table:table-cell office:value-type="float" office:value="0.1087" calcext:value-type="float">
            <text:p>0.1087</text:p>
          </table:table-cell>
          <table:table-cell office:value-type="float" office:value="916.086478563576" calcext:value-type="float">
            <text:p>916.086478563576</text:p>
          </table:table-cell>
          <table:table-cell office:value-type="float" office:value="169.140964953967" calcext:value-type="float">
            <text:p>169.140964953967</text:p>
          </table:table-cell>
          <table:table-cell office:value-type="float" office:value="137.770818065225" calcext:value-type="float">
            <text:p>137.770818065225</text:p>
          </table:table-cell>
          <table:table-cell office:value-type="float" office:value="189.0655" calcext:value-type="float">
            <text:p>189.065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2131" calcext:value-type="float">
            <text:p>2131</text:p>
          </table:table-cell>
          <table:table-cell/>
          <table:table-cell office:value-type="float" office:value="368.939680215818" calcext:value-type="float">
            <text:p>368.939680215818</text:p>
          </table:table-cell>
          <table:table-cell office:value-type="float" office:value="0" calcext:value-type="float">
            <text:p>0</text:p>
          </table:table-cell>
          <table:table-cell office:value-type="float" office:value="1142.26968987378" calcext:value-type="float">
            <text:p>1142.26968987378</text:p>
          </table:table-cell>
          <table:table-cell office:value-type="float" office:value="203.02058941116" calcext:value-type="float">
            <text:p>203.02058941116</text:p>
          </table:table-cell>
          <table:table-cell office:value-type="float" office:value="170.671154834656" calcext:value-type="float">
            <text:p>170.671154834656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01" calcext:value-type="float">
            <text:p>501</text:p>
          </table:table-cell>
          <table:table-cell office:value-type="float" office:value="21" calcext:value-type="float">
            <text:p>21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305.97164037763" calcext:value-type="float">
            <text:p>305.97164037763</text:p>
          </table:table-cell>
          <table:table-cell office:value-type="float" office:value="0.0002" calcext:value-type="float">
            <text:p>0.0002</text:p>
          </table:table-cell>
          <table:table-cell office:value-type="float" office:value="1137.4623215606" calcext:value-type="float">
            <text:p>1137.4623215606</text:p>
          </table:table-cell>
          <table:table-cell office:value-type="float" office:value="202.180595248251" calcext:value-type="float">
            <text:p>202.180595248251</text:p>
          </table:table-cell>
          <table:table-cell office:value-type="float" office:value="171.063669453449" calcext:value-type="float">
            <text:p>171.063669453449</text:p>
          </table:table-cell>
          <table:table-cell office:value-type="float" office:value="182.013" calcext:value-type="float">
            <text:p>182.013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95" calcext:value-type="float">
            <text:p>395</text:p>
          </table:table-cell>
          <table:table-cell office:value-type="float" office:value="20" calcext:value-type="float">
            <text:p>20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240.710137331676" calcext:value-type="float">
            <text:p>240.7101373316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1124.03754285393" calcext:value-type="float">
            <text:p>1124.03754285393</text:p>
          </table:table-cell>
          <table:table-cell office:value-type="float" office:value="199.933512740263" calcext:value-type="float">
            <text:p>199.933512740263</text:p>
          </table:table-cell>
          <table:table-cell office:value-type="float" office:value="169.044708593267" calcext:value-type="float">
            <text:p>169.044708593267</text:p>
          </table:table-cell>
          <table:table-cell office:value-type="float" office:value="182.13975" calcext:value-type="float">
            <text:p>182.139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927" calcext:value-type="float">
            <text:p>1927</text:p>
          </table:table-cell>
          <table:table-cell office:value-type="float" office:value="4" calcext:value-type="float">
            <text:p>4</text:p>
          </table:table-cell>
          <table:table-cell office:value-type="float" office:value="4018" calcext:value-type="float">
            <text:p>4018</text:p>
          </table:table-cell>
          <table:table-cell/>
          <table:table-cell office:value-type="float" office:value="1020.44408732657" calcext:value-type="float">
            <text:p>1020.44408732657</text:p>
          </table:table-cell>
          <table:table-cell office:value-type="float" office:value="0.043025" calcext:value-type="float">
            <text:p>0.043025</text:p>
          </table:table-cell>
          <table:table-cell office:value-type="float" office:value="972.266109234097" calcext:value-type="float">
            <text:p>972.266109234097</text:p>
          </table:table-cell>
          <table:table-cell office:value-type="float" office:value="175.460444910491" calcext:value-type="float">
            <text:p>175.460444910491</text:p>
          </table:table-cell>
          <table:table-cell office:value-type="float" office:value="146.219707834034" calcext:value-type="float">
            <text:p>146.219707834034</text:p>
          </table:table-cell>
          <table:table-cell office:value-type="float" office:value="184.796625" calcext:value-type="float">
            <text:p>184.7966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903" calcext:value-type="float">
            <text:p>1903</text:p>
          </table:table-cell>
          <table:table-cell office:value-type="float" office:value="2" calcext:value-type="float">
            <text:p>2</text:p>
          </table:table-cell>
          <table:table-cell office:value-type="float" office:value="4434" calcext:value-type="float">
            <text:p>4434</text:p>
          </table:table-cell>
          <table:table-cell/>
          <table:table-cell office:value-type="float" office:value="862.301599925867" calcext:value-type="float">
            <text:p>862.301599925867</text:p>
          </table:table-cell>
          <table:table-cell office:value-type="float" office:value="0.101875" calcext:value-type="float">
            <text:p>0.101875</text:p>
          </table:table-cell>
          <table:table-cell office:value-type="float" office:value="897.625779812396" calcext:value-type="float">
            <text:p>897.625779812396</text:p>
          </table:table-cell>
          <table:table-cell office:value-type="float" office:value="165.343610973195" calcext:value-type="float">
            <text:p>165.343610973195</text:p>
          </table:table-cell>
          <table:table-cell office:value-type="float" office:value="135.871089717697" calcext:value-type="float">
            <text:p>135.871089717697</text:p>
          </table:table-cell>
          <table:table-cell office:value-type="float" office:value="188.621875" calcext:value-type="float">
            <text:p>188.62187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2470" calcext:value-type="float">
            <text:p>2470</text:p>
          </table:table-cell>
          <table:table-cell/>
          <table:table-cell office:value-type="float" office:value="323.524679989772" calcext:value-type="float">
            <text:p>323.524679989772</text:p>
          </table:table-cell>
          <table:table-cell office:value-type="float" office:value="0" calcext:value-type="float">
            <text:p>0</text:p>
          </table:table-cell>
          <table:table-cell office:value-type="float" office:value="1102.59661502839" calcext:value-type="float">
            <text:p>1102.59661502839</text:p>
          </table:table-cell>
          <table:table-cell office:value-type="float" office:value="195.969320249187" calcext:value-type="float">
            <text:p>195.969320249187</text:p>
          </table:table-cell>
          <table:table-cell office:value-type="float" office:value="164.743439550141" calcext:value-type="float">
            <text:p>164.743439550141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29" calcext:value-type="float">
            <text:p>429</text:p>
          </table:table-cell>
          <table:table-cell office:value-type="float" office:value="21" calcext:value-type="float">
            <text:p>21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257.934669175199" calcext:value-type="float">
            <text:p>257.934669175199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1125.36574386676" calcext:value-type="float">
            <text:p>1125.36574386676</text:p>
          </table:table-cell>
          <table:table-cell office:value-type="float" office:value="200.060823600678" calcext:value-type="float">
            <text:p>200.060823600678</text:p>
          </table:table-cell>
          <table:table-cell office:value-type="float" office:value="169.244457573711" calcext:value-type="float">
            <text:p>169.244457573711</text:p>
          </table:table-cell>
          <table:table-cell office:value-type="float" office:value="182.040625" calcext:value-type="float">
            <text:p>182.0406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85" calcext:value-type="float">
            <text:p>485</text:p>
          </table:table-cell>
          <table:table-cell office:value-type="float" office:value="27" calcext:value-type="float">
            <text:p>27</text:p>
          </table:table-cell>
          <table:table-cell office:value-type="float" office:value="2091" calcext:value-type="float">
            <text:p>2091</text:p>
          </table:table-cell>
          <table:table-cell/>
          <table:table-cell office:value-type="float" office:value="262.449555918703" calcext:value-type="float">
            <text:p>262.449555918703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1114.36133166179" calcext:value-type="float">
            <text:p>1114.36133166179</text:p>
          </table:table-cell>
          <table:table-cell office:value-type="float" office:value="198.134587425129" calcext:value-type="float">
            <text:p>198.134587425129</text:p>
          </table:table-cell>
          <table:table-cell office:value-type="float" office:value="167.589497144449" calcext:value-type="float">
            <text:p>167.589497144449</text:p>
          </table:table-cell>
          <table:table-cell office:value-type="float" office:value="182.06825" calcext:value-type="float">
            <text:p>182.068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478" calcext:value-type="float">
            <text:p>2478</text:p>
          </table:table-cell>
          <table:table-cell/>
          <table:table-cell office:value-type="float" office:value="416.443184454107" calcext:value-type="float">
            <text:p>416.443184454107</text:p>
          </table:table-cell>
          <table:table-cell office:value-type="float" office:value="0.052275" calcext:value-type="float">
            <text:p>0.052275</text:p>
          </table:table-cell>
          <table:table-cell office:value-type="float" office:value="1004.46989101502" calcext:value-type="float">
            <text:p>1004.46989101502</text:p>
          </table:table-cell>
          <table:table-cell office:value-type="float" office:value="181.861897749674" calcext:value-type="float">
            <text:p>181.861897749674</text:p>
          </table:table-cell>
          <table:table-cell office:value-type="float" office:value="151.06285470343" calcext:value-type="float">
            <text:p>151.06285470343</text:p>
          </table:table-cell>
          <table:table-cell office:value-type="float" office:value="185.397875" calcext:value-type="float">
            <text:p>185.3978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632" calcext:value-type="float">
            <text:p>2632</text:p>
          </table:table-cell>
          <table:table-cell office:value-type="float" office:value="2" calcext:value-type="float">
            <text:p>2</text:p>
          </table:table-cell>
          <table:table-cell office:value-type="float" office:value="5727" calcext:value-type="float">
            <text:p>5727</text:p>
          </table:table-cell>
          <table:table-cell/>
          <table:table-cell office:value-type="float" office:value="1438.75067302282" calcext:value-type="float">
            <text:p>1438.75067302282</text:p>
          </table:table-cell>
          <table:table-cell office:value-type="float" office:value="0.10095" calcext:value-type="float">
            <text:p>0.10095</text:p>
          </table:table-cell>
          <table:table-cell office:value-type="float" office:value="890.293574306127" calcext:value-type="float">
            <text:p>890.293574306127</text:p>
          </table:table-cell>
          <table:table-cell office:value-type="float" office:value="163.940736704022" calcext:value-type="float">
            <text:p>163.940736704022</text:p>
          </table:table-cell>
          <table:table-cell office:value-type="float" office:value="134.761234392041" calcext:value-type="float">
            <text:p>134.761234392041</text:p>
          </table:table-cell>
          <table:table-cell office:value-type="float" office:value="188.56175" calcext:value-type="float">
            <text:p>188.5617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276.727866146029" calcext:value-type="float">
            <text:p>276.72786614602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1067.2073850751" calcext:value-type="float">
            <text:p>1067.2073850751</text:p>
          </table:table-cell>
          <table:table-cell office:value-type="float" office:value="189.750567370801" calcext:value-type="float">
            <text:p>189.750567370801</text:p>
          </table:table-cell>
          <table:table-cell office:value-type="float" office:value="159.455790934073" calcext:value-type="float">
            <text:p>159.455790934073</text:p>
          </table:table-cell>
          <table:table-cell office:value-type="float" office:value="182.06825" calcext:value-type="float">
            <text:p>182.068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050" calcext:value-type="float">
            <text:p>2050</text:p>
          </table:table-cell>
          <table:table-cell office:value-type="float" office:value="2" calcext:value-type="float">
            <text:p>2</text:p>
          </table:table-cell>
          <table:table-cell office:value-type="float" office:value="4613" calcext:value-type="float">
            <text:p>4613</text:p>
          </table:table-cell>
          <table:table-cell/>
          <table:table-cell office:value-type="float" office:value="910.964472172077" calcext:value-type="float">
            <text:p>910.964472172077</text:p>
          </table:table-cell>
          <table:table-cell office:value-type="float" office:value="0.097925" calcext:value-type="float">
            <text:p>0.097925</text:p>
          </table:table-cell>
          <table:table-cell office:value-type="float" office:value="876.885303402315" calcext:value-type="float">
            <text:p>876.885303402315</text:p>
          </table:table-cell>
          <table:table-cell office:value-type="float" office:value="161.30332986918" calcext:value-type="float">
            <text:p>161.30332986918</text:p>
          </table:table-cell>
          <table:table-cell office:value-type="float" office:value="132.731662136093" calcext:value-type="float">
            <text:p>132.731662136093</text:p>
          </table:table-cell>
          <table:table-cell office:value-type="float" office:value="188.365125" calcext:value-type="float">
            <text:p>188.36512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1893" calcext:value-type="float">
            <text:p>1893</text:p>
          </table:table-cell>
          <table:table-cell/>
          <table:table-cell office:value-type="float" office:value="345.607452947267" calcext:value-type="float">
            <text:p>345.607452947267</text:p>
          </table:table-cell>
          <table:table-cell office:value-type="float" office:value="0" calcext:value-type="float">
            <text:p>0</text:p>
          </table:table-cell>
          <table:table-cell office:value-type="float" office:value="1131.95800435804" calcext:value-type="float">
            <text:p>1131.95800435804</text:p>
          </table:table-cell>
          <table:table-cell office:value-type="float" office:value="201.187848430823" calcext:value-type="float">
            <text:p>201.187848430823</text:p>
          </table:table-cell>
          <table:table-cell office:value-type="float" office:value="163.603305317373" calcext:value-type="float">
            <text:p>163.603305317373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926" calcext:value-type="float">
            <text:p>926</text:p>
          </table:table-cell>
          <table:table-cell office:value-type="float" office:value="11" calcext:value-type="float">
            <text:p>11</text:p>
          </table:table-cell>
          <table:table-cell office:value-type="float" office:value="3077" calcext:value-type="float">
            <text:p>3077</text:p>
          </table:table-cell>
          <table:table-cell/>
          <table:table-cell office:value-type="float" office:value="696.709694932394" calcext:value-type="float">
            <text:p>696.709694932394</text:p>
          </table:table-cell>
          <table:table-cell office:value-type="float" office:value="0" calcext:value-type="float">
            <text:p>0</text:p>
          </table:table-cell>
          <table:table-cell office:value-type="float" office:value="1024.24909738048" calcext:value-type="float">
            <text:p>1024.24909738048</text:p>
          </table:table-cell>
          <table:table-cell office:value-type="float" office:value="182.044273167234" calcext:value-type="float">
            <text:p>182.044273167234</text:p>
          </table:table-cell>
          <table:table-cell office:value-type="float" office:value="149.036245614934" calcext:value-type="float">
            <text:p>149.036245614934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95" calcext:value-type="float">
            <text:p>395</text:p>
          </table:table-cell>
          <table:table-cell office:value-type="float" office:value="21" calcext:value-type="float">
            <text:p>21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250.291739321731" calcext:value-type="float">
            <text:p>250.291739321731</text:p>
          </table:table-cell>
          <table:table-cell office:value-type="float" office:value="0" calcext:value-type="float">
            <text:p>0</text:p>
          </table:table-cell>
          <table:table-cell office:value-type="float" office:value="1142.40018278403" calcext:value-type="float">
            <text:p>1142.40018278403</text:p>
          </table:table-cell>
          <table:table-cell office:value-type="float" office:value="203.043782487005" calcext:value-type="float">
            <text:p>203.043782487005</text:p>
          </table:table-cell>
          <table:table-cell office:value-type="float" office:value="166.228151596504" calcext:value-type="float">
            <text:p>166.228151596504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13" calcext:value-type="float">
            <text:p>413</text:p>
          </table:table-cell>
          <table:table-cell office:value-type="float" office:value="15" calcext:value-type="float">
            <text:p>15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float" office:value="312.149798714511" calcext:value-type="float">
            <text:p>312.149798714511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1095.08035152079" calcext:value-type="float">
            <text:p>1095.08035152079</text:p>
          </table:table-cell>
          <table:table-cell office:value-type="float" office:value="194.713360579161" calcext:value-type="float">
            <text:p>194.713360579161</text:p>
          </table:table-cell>
          <table:table-cell office:value-type="float" office:value="159.342746461522" calcext:value-type="float">
            <text:p>159.342746461522</text:p>
          </table:table-cell>
          <table:table-cell office:value-type="float" office:value="182.07475" calcext:value-type="float">
            <text:p>182.074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67" calcext:value-type="float">
            <text:p>467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319.680740137906" calcext:value-type="float">
            <text:p>319.6807401379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1012.83771807662" calcext:value-type="float">
            <text:p>1012.83771807662</text:p>
          </table:table-cell>
          <table:table-cell office:value-type="float" office:value="180.118945129517" calcext:value-type="float">
            <text:p>180.118945129517</text:p>
          </table:table-cell>
          <table:table-cell office:value-type="float" office:value="147.375800774821" calcext:value-type="float">
            <text:p>147.375800774821</text:p>
          </table:table-cell>
          <table:table-cell office:value-type="float" office:value="182.104" calcext:value-type="float">
            <text:p>182.104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office:value-type="float" office:value="3006" calcext:value-type="float">
            <text:p>3006</text:p>
          </table:table-cell>
          <table:table-cell/>
          <table:table-cell office:value-type="float" office:value="429.070639439006" calcext:value-type="float">
            <text:p>429.070639439006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1069.31857673697" calcext:value-type="float">
            <text:p>1069.31857673697</text:p>
          </table:table-cell>
          <table:table-cell office:value-type="float" office:value="190.438172083434" calcext:value-type="float">
            <text:p>190.438172083434</text:p>
          </table:table-cell>
          <table:table-cell office:value-type="float" office:value="155.594206966611" calcext:value-type="float">
            <text:p>155.594206966611</text:p>
          </table:table-cell>
          <table:table-cell office:value-type="float" office:value="182.36725" calcext:value-type="float">
            <text:p>182.367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float" office:value="249.081539047954" calcext:value-type="float">
            <text:p>249.081539047954</text:p>
          </table:table-cell>
          <table:table-cell office:value-type="float" office:value="0.012975" calcext:value-type="float">
            <text:p>0.012975</text:p>
          </table:table-cell>
          <table:table-cell office:value-type="float" office:value="1041.20571621938" calcext:value-type="float">
            <text:p>1041.20571621938</text:p>
          </table:table-cell>
          <table:table-cell office:value-type="float" office:value="185.915592991059" calcext:value-type="float">
            <text:p>185.915592991059</text:p>
          </table:table-cell>
          <table:table-cell office:value-type="float" office:value="151.503566129578" calcext:value-type="float">
            <text:p>151.503566129578</text:p>
          </table:table-cell>
          <table:table-cell office:value-type="float" office:value="182.843375" calcext:value-type="float">
            <text:p>182.8433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810" calcext:value-type="float">
            <text:p>810</text:p>
          </table:table-cell>
          <table:table-cell office:value-type="float" office:value="5" calcext:value-type="float">
            <text:p>5</text:p>
          </table:table-cell>
          <table:table-cell office:value-type="float" office:value="2262" calcext:value-type="float">
            <text:p>2262</text:p>
          </table:table-cell>
          <table:table-cell/>
          <table:table-cell office:value-type="float" office:value="326.38783885603" calcext:value-type="float">
            <text:p>326.38783885603</text:p>
          </table:table-cell>
          <table:table-cell office:value-type="float" office:value="0.031125" calcext:value-type="float">
            <text:p>0.031125</text:p>
          </table:table-cell>
          <table:table-cell office:value-type="float" office:value="1006.64384940608" calcext:value-type="float">
            <text:p>1006.64384940608</text:p>
          </table:table-cell>
          <table:table-cell office:value-type="float" office:value="180.904049736071" calcext:value-type="float">
            <text:p>180.904049736071</text:p>
          </table:table-cell>
          <table:table-cell office:value-type="float" office:value="146.474544493658" calcext:value-type="float">
            <text:p>146.474544493658</text:p>
          </table:table-cell>
          <table:table-cell office:value-type="float" office:value="184.023125" calcext:value-type="float">
            <text:p>184.0231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263" calcext:value-type="float">
            <text:p>1263</text:p>
          </table:table-cell>
          <table:table-cell office:value-type="float" office:value="4" calcext:value-type="float">
            <text:p>4</text:p>
          </table:table-cell>
          <table:table-cell office:value-type="float" office:value="3143" calcext:value-type="float">
            <text:p>3143</text:p>
          </table:table-cell>
          <table:table-cell/>
          <table:table-cell office:value-type="float" office:value="651.691597389192" calcext:value-type="float">
            <text:p>651.691597389192</text:p>
          </table:table-cell>
          <table:table-cell office:value-type="float" office:value="0.04295" calcext:value-type="float">
            <text:p>0.04295</text:p>
          </table:table-cell>
          <table:table-cell office:value-type="float" office:value="942.418245217227" calcext:value-type="float">
            <text:p>942.418245217227</text:p>
          </table:table-cell>
          <table:table-cell office:value-type="float" office:value="170.069449966426" calcext:value-type="float">
            <text:p>170.069449966426</text:p>
          </table:table-cell>
          <table:table-cell office:value-type="float" office:value="137.129217321647" calcext:value-type="float">
            <text:p>137.129217321647</text:p>
          </table:table-cell>
          <table:table-cell office:value-type="float" office:value="184.79175" calcext:value-type="float">
            <text:p>184.791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</text:p>
          </table:table-cell>
          <table:table-cell office:value-type="float" office:value="2906" calcext:value-type="float">
            <text:p>2906</text:p>
          </table:table-cell>
          <table:table-cell/>
          <table:table-cell office:value-type="float" office:value="641.967750975388" calcext:value-type="float">
            <text:p>641.967750975388</text:p>
          </table:table-cell>
          <table:table-cell office:value-type="float" office:value="0.062325" calcext:value-type="float">
            <text:p>0.062325</text:p>
          </table:table-cell>
          <table:table-cell office:value-type="float" office:value="914.118561177385" calcext:value-type="float">
            <text:p>914.118561177385</text:p>
          </table:table-cell>
          <table:table-cell office:value-type="float" office:value="166.086705752377" calcext:value-type="float">
            <text:p>166.086705752377</text:p>
          </table:table-cell>
          <table:table-cell office:value-type="float" office:value="133.011392202569" calcext:value-type="float">
            <text:p>133.011392202569</text:p>
          </table:table-cell>
          <table:table-cell office:value-type="float" office:value="186.051125" calcext:value-type="float">
            <text:p>186.0511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063" calcext:value-type="float">
            <text:p>2063</text:p>
          </table:table-cell>
          <table:table-cell office:value-type="float" office:value="2" calcext:value-type="float">
            <text:p>2</text:p>
          </table:table-cell>
          <table:table-cell office:value-type="float" office:value="3971" calcext:value-type="float">
            <text:p>3971</text:p>
          </table:table-cell>
          <table:table-cell/>
          <table:table-cell office:value-type="float" office:value="588.103802887883" calcext:value-type="float">
            <text:p>588.103802887883</text:p>
          </table:table-cell>
          <table:table-cell office:value-type="float" office:value="0.0935" calcext:value-type="float">
            <text:p>0.0935</text:p>
          </table:table-cell>
          <table:table-cell office:value-type="float" office:value="879.198171267804" calcext:value-type="float">
            <text:p>879.198171267804</text:p>
          </table:table-cell>
          <table:table-cell office:value-type="float" office:value="161.481830133418" calcext:value-type="float">
            <text:p>161.481830133418</text:p>
          </table:table-cell>
          <table:table-cell office:value-type="float" office:value="128.788794619307" calcext:value-type="float">
            <text:p>128.788794619307</text:p>
          </table:table-cell>
          <table:table-cell office:value-type="float" office:value="188.0775" calcext:value-type="float">
            <text:p>188.077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3495" calcext:value-type="float">
            <text:p>3495</text:p>
          </table:table-cell>
          <table:table-cell/>
          <table:table-cell office:value-type="float" office:value="579.089095227905" calcext:value-type="float">
            <text:p>579.089095227905</text:p>
          </table:table-cell>
          <table:table-cell office:value-type="float" office:value="0" calcext:value-type="float">
            <text:p>0</text:p>
          </table:table-cell>
          <table:table-cell office:value-type="float" office:value="1133.20868037849" calcext:value-type="float">
            <text:p>1133.20868037849</text:p>
          </table:table-cell>
          <table:table-cell office:value-type="float" office:value="201.410136551646" calcext:value-type="float">
            <text:p>201.410136551646</text:p>
          </table:table-cell>
          <table:table-cell office:value-type="float" office:value="167.10401439175" calcext:value-type="float">
            <text:p>167.10401439175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293" calcext:value-type="float">
            <text:p>3293</text:p>
          </table:table-cell>
          <table:table-cell office:value-type="float" office:value="22" calcext:value-type="float">
            <text:p>22</text:p>
          </table:table-cell>
          <table:table-cell office:value-type="float" office:value="6034" calcext:value-type="float">
            <text:p>6034</text:p>
          </table:table-cell>
          <table:table-cell/>
          <table:table-cell office:value-type="float" office:value="1379.25883079071" calcext:value-type="float">
            <text:p>1379.25883079071</text:p>
          </table:table-cell>
          <table:table-cell office:value-type="float" office:value="0" calcext:value-type="float">
            <text:p>0</text:p>
          </table:table-cell>
          <table:table-cell office:value-type="float" office:value="714.732422049495" calcext:value-type="float">
            <text:p>714.732422049495</text:p>
          </table:table-cell>
          <table:table-cell office:value-type="float" office:value="127.032520325203" calcext:value-type="float">
            <text:p>127.032520325203</text:p>
          </table:table-cell>
          <table:table-cell office:value-type="float" office:value="106.093093897972" calcext:value-type="float">
            <text:p>106.093093897972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301" calcext:value-type="float">
            <text:p>3301</text:p>
          </table:table-cell>
          <table:table-cell office:value-type="float" office:value="42" calcext:value-type="float">
            <text:p>42</text:p>
          </table:table-cell>
          <table:table-cell office:value-type="float" office:value="5515" calcext:value-type="float">
            <text:p>5515</text:p>
          </table:table-cell>
          <table:table-cell/>
          <table:table-cell office:value-type="float" office:value="1160.16717440603" calcext:value-type="float">
            <text:p>1160.16717440603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840.548037320333" calcext:value-type="float">
            <text:p>840.548037320333</text:p>
          </table:table-cell>
          <table:table-cell office:value-type="float" office:value="149.416955988117" calcext:value-type="float">
            <text:p>149.416955988117</text:p>
          </table:table-cell>
          <table:table-cell office:value-type="float" office:value="124.768849289737" calcext:value-type="float">
            <text:p>124.768849289737</text:p>
          </table:table-cell>
          <table:table-cell office:value-type="float" office:value="182.027625" calcext:value-type="float">
            <text:p>182.02762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461" calcext:value-type="float">
            <text:p>4461</text:p>
          </table:table-cell>
          <table:table-cell office:value-type="float" office:value="81" calcext:value-type="float">
            <text:p>81</text:p>
          </table:table-cell>
          <table:table-cell office:value-type="float" office:value="7278" calcext:value-type="float">
            <text:p>7278</text:p>
          </table:table-cell>
          <table:table-cell/>
          <table:table-cell office:value-type="float" office:value="1897.79511369872" calcext:value-type="float">
            <text:p>1897.79511369872</text:p>
          </table:table-cell>
          <table:table-cell office:value-type="float" office:value="0.013" calcext:value-type="float">
            <text:p>0.013</text:p>
          </table:table-cell>
          <table:table-cell office:value-type="float" office:value="837.152843180344" calcext:value-type="float">
            <text:p>837.152843180344</text:p>
          </table:table-cell>
          <table:table-cell office:value-type="float" office:value="149.48165196417" calcext:value-type="float">
            <text:p>149.48165196417</text:p>
          </table:table-cell>
          <table:table-cell office:value-type="float" office:value="124.264875159582" calcext:value-type="float">
            <text:p>124.264875159582</text:p>
          </table:table-cell>
          <table:table-cell office:value-type="float" office:value="182.845" calcext:value-type="float">
            <text:p>182.84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336" calcext:value-type="float">
            <text:p>5336</text:p>
          </table:table-cell>
          <table:table-cell office:value-type="float" office:value="4" calcext:value-type="float">
            <text:p>4</text:p>
          </table:table-cell>
          <table:table-cell office:value-type="float" office:value="8760" calcext:value-type="float">
            <text:p>8760</text:p>
          </table:table-cell>
          <table:table-cell/>
          <table:table-cell office:value-type="float" office:value="2195.8113617356" calcext:value-type="float">
            <text:p>2195.8113617356</text:p>
          </table:table-cell>
          <table:table-cell office:value-type="float" office:value="0.07045" calcext:value-type="float">
            <text:p>0.07045</text:p>
          </table:table-cell>
          <table:table-cell office:value-type="float" office:value="816.876672044438" calcext:value-type="float">
            <text:p>816.876672044438</text:p>
          </table:table-cell>
          <table:table-cell office:value-type="float" office:value="148.840075012253" calcext:value-type="float">
            <text:p>148.840075012253</text:p>
          </table:table-cell>
          <table:table-cell office:value-type="float" office:value="122.05286213164" calcext:value-type="float">
            <text:p>122.05286213164</text:p>
          </table:table-cell>
          <table:table-cell office:value-type="float" office:value="186.57925" calcext:value-type="float">
            <text:p>186.5792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/>
          <table:table-cell office:value-type="float" office:value="318.064796331816" calcext:value-type="float">
            <text:p>318.064796331816</text:p>
          </table:table-cell>
          <table:table-cell office:value-type="float" office:value="0" calcext:value-type="float">
            <text:p>0</text:p>
          </table:table-cell>
          <table:table-cell office:value-type="float" office:value="1040.71809548589" calcext:value-type="float">
            <text:p>1040.71809548589</text:p>
          </table:table-cell>
          <table:table-cell office:value-type="float" office:value="184.971380252374" calcext:value-type="float">
            <text:p>184.971380252374</text:p>
          </table:table-cell>
          <table:table-cell office:value-type="float" office:value="155.497918563809" calcext:value-type="float">
            <text:p>155.497918563809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6.36138721978157" calcext:value-type="float">
            <text:p>6.36138721978157</text:p>
          </table:table-cell>
          <table:table-cell office:value-type="float" office:value="0.0003" calcext:value-type="float">
            <text:p>0.0003</text:p>
          </table:table-cell>
          <table:table-cell office:value-type="float" office:value="426.202957848527" calcext:value-type="float">
            <text:p>426.202957848527</text:p>
          </table:table-cell>
          <table:table-cell office:value-type="float" office:value="75.7590325059668" calcext:value-type="float">
            <text:p>75.7590325059668</text:p>
          </table:table-cell>
          <table:table-cell office:value-type="float" office:value="64.5131430337127" calcext:value-type="float">
            <text:p>64.5131430337127</text:p>
          </table:table-cell>
          <table:table-cell office:value-type="float" office:value="182.0195" calcext:value-type="float">
            <text:p>182.019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float" office:value="372.849418048413" calcext:value-type="float">
            <text:p>372.849418048413</text:p>
          </table:table-cell>
          <table:table-cell office:value-type="float" office:value="0.2482" calcext:value-type="float">
            <text:p>0.2482</text:p>
          </table:table-cell>
          <table:table-cell office:value-type="float" office:value="561.419267909275" calcext:value-type="float">
            <text:p>561.419267909275</text:p>
          </table:table-cell>
          <table:table-cell office:value-type="float" office:value="108.628597469403" calcext:value-type="float">
            <text:p>108.628597469403</text:p>
          </table:table-cell>
          <table:table-cell office:value-type="float" office:value="84.9804555917359" calcext:value-type="float">
            <text:p>84.9804555917359</text:p>
          </table:table-cell>
          <table:table-cell office:value-type="float" office:value="198.133" calcext:value-type="float">
            <text:p>198.13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.02703596113426" calcext:value-type="float">
            <text:p>3.02703596113426</text:p>
          </table:table-cell>
          <table:table-cell office:value-type="float" office:value="0" calcext:value-type="float">
            <text:p>0</text:p>
          </table:table-cell>
          <table:table-cell office:value-type="float" office:value="590.946696607966" calcext:value-type="float">
            <text:p>590.946696607966</text:p>
          </table:table-cell>
          <table:table-cell office:value-type="float" office:value="105.031541779931" calcext:value-type="float">
            <text:p>105.031541779931</text:p>
          </table:table-cell>
          <table:table-cell office:value-type="float" office:value="87.1415538943387" calcext:value-type="float">
            <text:p>87.1415538943387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7.01942012134913" calcext:value-type="float">
            <text:p>7.019420121349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608.013619505077" calcext:value-type="float">
            <text:p>608.013619505077</text:p>
          </table:table-cell>
          <table:table-cell office:value-type="float" office:value="108.072639577127" calcext:value-type="float">
            <text:p>108.072639577127</text:p>
          </table:table-cell>
          <table:table-cell office:value-type="float" office:value="90.8457849455828" calcext:value-type="float">
            <text:p>90.8457849455828</text:p>
          </table:table-cell>
          <table:table-cell office:value-type="float" office:value="182.013" calcext:value-type="float">
            <text:p>182.013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62" calcext:value-type="float">
            <text:p>1162</text:p>
          </table:table-cell>
          <table:table-cell office:value-type="float" office:value="2" calcext:value-type="float">
            <text:p>2</text:p>
          </table:table-cell>
          <table:table-cell office:value-type="float" office:value="4938" calcext:value-type="float">
            <text:p>4938</text:p>
          </table:table-cell>
          <table:table-cell/>
          <table:table-cell office:value-type="float" office:value="591.613735205531" calcext:value-type="float">
            <text:p>591.613735205531</text:p>
          </table:table-cell>
          <table:table-cell office:value-type="float" office:value="0.2702" calcext:value-type="float">
            <text:p>0.2702</text:p>
          </table:table-cell>
          <table:table-cell office:value-type="float" office:value="571.069613385872" calcext:value-type="float">
            <text:p>571.069613385872</text:p>
          </table:table-cell>
          <table:table-cell office:value-type="float" office:value="111.293325445434" calcext:value-type="float">
            <text:p>111.293325445434</text:p>
          </table:table-cell>
          <table:table-cell office:value-type="float" office:value="85.3258309062875" calcext:value-type="float">
            <text:p>85.3258309062875</text:p>
          </table:table-cell>
          <table:table-cell office:value-type="float" office:value="199.563" calcext:value-type="float">
            <text:p>199.56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.11837379435136" calcext:value-type="float">
            <text:p>4.11837379435136</text:p>
          </table:table-cell>
          <table:table-cell office:value-type="float" office:value="0" calcext:value-type="float">
            <text:p>0</text:p>
          </table:table-cell>
          <table:table-cell office:value-type="float" office:value="583.839327417095" calcext:value-type="float">
            <text:p>583.839327417095</text:p>
          </table:table-cell>
          <table:table-cell office:value-type="float" office:value="103.768317958898" calcext:value-type="float">
            <text:p>103.768317958898</text:p>
          </table:table-cell>
          <table:table-cell office:value-type="float" office:value="87.2338057566558" calcext:value-type="float">
            <text:p>87.2338057566558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.13086868200512" calcext:value-type="float">
            <text:p>7.130868682005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486.973459946433" calcext:value-type="float">
            <text:p>486.973459946433</text:p>
          </table:table-cell>
          <table:table-cell office:value-type="float" office:value="86.5704703859265" calcext:value-type="float">
            <text:p>86.5704703859265</text:p>
          </table:table-cell>
          <table:table-cell office:value-type="float" office:value="73.7118030192355" calcext:value-type="float">
            <text:p>73.7118030192355</text:p>
          </table:table-cell>
          <table:table-cell office:value-type="float" office:value="182.039" calcext:value-type="float">
            <text:p>182.039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</text:p>
          </table:table-cell>
          <table:table-cell office:value-type="float" office:value="4562" calcext:value-type="float">
            <text:p>4562</text:p>
          </table:table-cell>
          <table:table-cell/>
          <table:table-cell office:value-type="float" office:value="419.437419520529" calcext:value-type="float">
            <text:p>419.437419520529</text:p>
          </table:table-cell>
          <table:table-cell office:value-type="float" office:value="0.2719" calcext:value-type="float">
            <text:p>0.2719</text:p>
          </table:table-cell>
          <table:table-cell office:value-type="float" office:value="599.664188054689" calcext:value-type="float">
            <text:p>599.664188054689</text:p>
          </table:table-cell>
          <table:table-cell office:value-type="float" office:value="116.930710208533" calcext:value-type="float">
            <text:p>116.930710208533</text:p>
          </table:table-cell>
          <table:table-cell office:value-type="float" office:value="90.7694815903094" calcext:value-type="float">
            <text:p>90.7694815903094</text:p>
          </table:table-cell>
          <table:table-cell office:value-type="float" office:value="199.6735" calcext:value-type="float">
            <text:p>199.673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.02808152961574" calcext:value-type="float">
            <text:p>3.02808152961574</text:p>
          </table:table-cell>
          <table:table-cell office:value-type="float" office:value="0" calcext:value-type="float">
            <text:p>0</text:p>
          </table:table-cell>
          <table:table-cell office:value-type="float" office:value="634.678852500635" calcext:value-type="float">
            <text:p>634.678852500635</text:p>
          </table:table-cell>
          <table:table-cell office:value-type="float" office:value="112.804249174918" calcext:value-type="float">
            <text:p>112.804249174918</text:p>
          </table:table-cell>
          <table:table-cell office:value-type="float" office:value="93.5903386011678" calcext:value-type="float">
            <text:p>93.5903386011678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7.37150118700385" calcext:value-type="float">
            <text:p>7.37150118700385</text:p>
          </table:table-cell>
          <table:table-cell office:value-type="float" office:value="0.0002" calcext:value-type="float">
            <text:p>0.0002</text:p>
          </table:table-cell>
          <table:table-cell office:value-type="float" office:value="551.085638708255" calcext:value-type="float">
            <text:p>551.085638708255</text:p>
          </table:table-cell>
          <table:table-cell office:value-type="float" office:value="97.9538577716852" calcext:value-type="float">
            <text:p>97.9538577716852</text:p>
          </table:table-cell>
          <table:table-cell office:value-type="float" office:value="82.3399440648077" calcext:value-type="float">
            <text:p>82.3399440648077</text:p>
          </table:table-cell>
          <table:table-cell office:value-type="float" office:value="182.013" calcext:value-type="float">
            <text:p>182.013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36" calcext:value-type="float">
            <text:p>1036</text:p>
          </table:table-cell>
          <table:table-cell office:value-type="float" office:value="3" calcext:value-type="float">
            <text:p>3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float" office:value="526.02216489802" calcext:value-type="float">
            <text:p>526.02216489802</text:p>
          </table:table-cell>
          <table:table-cell office:value-type="float" office:value="0.2922" calcext:value-type="float">
            <text:p>0.2922</text:p>
          </table:table-cell>
          <table:table-cell office:value-type="float" office:value="613.647520864016" calcext:value-type="float">
            <text:p>613.647520864016</text:p>
          </table:table-cell>
          <table:table-cell office:value-type="float" office:value="120.448101719747" calcext:value-type="float">
            <text:p>120.448101719747</text:p>
          </table:table-cell>
          <table:table-cell office:value-type="float" office:value="91.6875690353461" calcext:value-type="float">
            <text:p>91.6875690353461</text:p>
          </table:table-cell>
          <table:table-cell office:value-type="float" office:value="200.993" calcext:value-type="float">
            <text:p>200.99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.91975783042214" calcext:value-type="float">
            <text:p>4.91975783042214</text:p>
          </table:table-cell>
          <table:table-cell office:value-type="float" office:value="0" calcext:value-type="float">
            <text:p>0</text:p>
          </table:table-cell>
          <table:table-cell office:value-type="float" office:value="567.988185845734" calcext:value-type="float">
            <text:p>567.988185845734</text:p>
          </table:table-cell>
          <table:table-cell office:value-type="float" office:value="100.951025218675" calcext:value-type="float">
            <text:p>100.951025218675</text:p>
          </table:table-cell>
          <table:table-cell office:value-type="float" office:value="84.8654222992162" calcext:value-type="float">
            <text:p>84.8654222992162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10" calcext:value-type="float">
            <text:p>11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11.4015531393754" calcext:value-type="float">
            <text:p>11.4015531393754</text:p>
          </table:table-cell>
          <table:table-cell office:value-type="float" office:value="0.0007" calcext:value-type="float">
            <text:p>0.0007</text:p>
          </table:table-cell>
          <table:table-cell office:value-type="float" office:value="415.990681808728" calcext:value-type="float">
            <text:p>415.990681808728</text:p>
          </table:table-cell>
          <table:table-cell office:value-type="float" office:value="73.9543277980573" calcext:value-type="float">
            <text:p>73.9543277980573</text:p>
          </table:table-cell>
          <table:table-cell office:value-type="float" office:value="62.9673395315945" calcext:value-type="float">
            <text:p>62.9673395315945</text:p>
          </table:table-cell>
          <table:table-cell office:value-type="float" office:value="182.0455" calcext:value-type="float">
            <text:p>182.045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office:value-type="float" office:value="4013" calcext:value-type="float">
            <text:p>4013</text:p>
          </table:table-cell>
          <table:table-cell/>
          <table:table-cell office:value-type="float" office:value="312.788519535868" calcext:value-type="float">
            <text:p>312.788519535868</text:p>
          </table:table-cell>
          <table:table-cell office:value-type="float" office:value="0.2588" calcext:value-type="float">
            <text:p>0.2588</text:p>
          </table:table-cell>
          <table:table-cell office:value-type="float" office:value="594.071169726133" calcext:value-type="float">
            <text:p>594.071169726133</text:p>
          </table:table-cell>
          <table:table-cell office:value-type="float" office:value="115.3461114329" calcext:value-type="float">
            <text:p>115.3461114329</text:p>
          </table:table-cell>
          <table:table-cell office:value-type="float" office:value="89.9228821362799" calcext:value-type="float">
            <text:p>89.9228821362799</text:p>
          </table:table-cell>
          <table:table-cell office:value-type="float" office:value="198.822" calcext:value-type="float">
            <text:p>198.82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.92595234240068" calcext:value-type="float">
            <text:p>2.92595234240068</text:p>
          </table:table-cell>
          <table:table-cell office:value-type="float" office:value="0" calcext:value-type="float">
            <text:p>0</text:p>
          </table:table-cell>
          <table:table-cell office:value-type="float" office:value="611.172228333945" calcext:value-type="float">
            <text:p>611.172228333945</text:p>
          </table:table-cell>
          <table:table-cell office:value-type="float" office:value="108.626314020291" calcext:value-type="float">
            <text:p>108.626314020291</text:p>
          </table:table-cell>
          <table:table-cell office:value-type="float" office:value="90.1240297640875" calcext:value-type="float">
            <text:p>90.1240297640875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10" calcext:value-type="float">
            <text:p>11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8.22955019366172" calcext:value-type="float">
            <text:p>8.22955019366172</text:p>
          </table:table-cell>
          <table:table-cell office:value-type="float" office:value="0.0007" calcext:value-type="float">
            <text:p>0.0007</text:p>
          </table:table-cell>
          <table:table-cell office:value-type="float" office:value="620.616893191833" calcext:value-type="float">
            <text:p>620.616893191833</text:p>
          </table:table-cell>
          <table:table-cell office:value-type="float" office:value="110.332531864799" calcext:value-type="float">
            <text:p>110.332531864799</text:p>
          </table:table-cell>
          <table:table-cell office:value-type="float" office:value="92.7288912679203" calcext:value-type="float">
            <text:p>92.7288912679203</text:p>
          </table:table-cell>
          <table:table-cell office:value-type="float" office:value="182.0455" calcext:value-type="float">
            <text:p>182.045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float" office:value="4512" calcext:value-type="float">
            <text:p>4512</text:p>
          </table:table-cell>
          <table:table-cell/>
          <table:table-cell office:value-type="float" office:value="643.757654535183" calcext:value-type="float">
            <text:p>643.757654535183</text:p>
          </table:table-cell>
          <table:table-cell office:value-type="float" office:value="0.3013" calcext:value-type="float">
            <text:p>0.3013</text:p>
          </table:table-cell>
          <table:table-cell office:value-type="float" office:value="622.93652276833" calcext:value-type="float">
            <text:p>622.93652276833</text:p>
          </table:table-cell>
          <table:table-cell office:value-type="float" office:value="122.631198705071" calcext:value-type="float">
            <text:p>122.631198705071</text:p>
          </table:table-cell>
          <table:table-cell office:value-type="float" office:value="93.0754765464399" calcext:value-type="float">
            <text:p>93.0754765464399</text:p>
          </table:table-cell>
          <table:table-cell office:value-type="float" office:value="201.5845" calcext:value-type="float">
            <text:p>201.584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.63001079912348" calcext:value-type="float">
            <text:p>4.63001079912348</text:p>
          </table:table-cell>
          <table:table-cell office:value-type="float" office:value="0" calcext:value-type="float">
            <text:p>0</text:p>
          </table:table-cell>
          <table:table-cell office:value-type="float" office:value="610.314311870613" calcext:value-type="float">
            <text:p>610.314311870613</text:p>
          </table:table-cell>
          <table:table-cell office:value-type="float" office:value="108.473832773879" calcext:value-type="float">
            <text:p>108.473832773879</text:p>
          </table:table-cell>
          <table:table-cell office:value-type="float" office:value="91.1895407384803" calcext:value-type="float">
            <text:p>91.1895407384803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10" calcext:value-type="float">
            <text:p>11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10.5768012361961" calcext:value-type="float">
            <text:p>10.5768012361961</text:p>
          </table:table-cell>
          <table:table-cell office:value-type="float" office:value="0.001" calcext:value-type="float">
            <text:p>0.001</text:p>
          </table:table-cell>
          <table:table-cell office:value-type="float" office:value="533.418680322185" calcext:value-type="float">
            <text:p>533.418680322185</text:p>
          </table:table-cell>
          <table:table-cell office:value-type="float" office:value="94.8406953445885" calcext:value-type="float">
            <text:p>94.8406953445885</text:p>
          </table:table-cell>
          <table:table-cell office:value-type="float" office:value="80.7420854003307" calcext:value-type="float">
            <text:p>80.7420854003307</text:p>
          </table:table-cell>
          <table:table-cell office:value-type="float" office:value="182.065" calcext:value-type="float">
            <text:p>182.06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239.674808422558" calcext:value-type="float">
            <text:p>239.674808422558</text:p>
          </table:table-cell>
          <table:table-cell office:value-type="float" office:value="0.2637" calcext:value-type="float">
            <text:p>0.2637</text:p>
          </table:table-cell>
          <table:table-cell office:value-type="float" office:value="609.087586794981" calcext:value-type="float">
            <text:p>609.087586794981</text:p>
          </table:table-cell>
          <table:table-cell office:value-type="float" office:value="118.451178298971" calcext:value-type="float">
            <text:p>118.451178298971</text:p>
          </table:table-cell>
          <table:table-cell office:value-type="float" office:value="92.1958749543184" calcext:value-type="float">
            <text:p>92.1958749543184</text:p>
          </table:table-cell>
          <table:table-cell office:value-type="float" office:value="199.1405" calcext:value-type="float">
            <text:p>199.140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.57267334389851" calcext:value-type="float">
            <text:p>4.57267334389851</text:p>
          </table:table-cell>
          <table:table-cell office:value-type="float" office:value="0" calcext:value-type="float">
            <text:p>0</text:p>
          </table:table-cell>
          <table:table-cell office:value-type="float" office:value="499.800079968013" calcext:value-type="float">
            <text:p>499.800079968013</text:p>
          </table:table-cell>
          <table:table-cell office:value-type="float" office:value="88.8316548380648" calcext:value-type="float">
            <text:p>88.8316548380648</text:p>
          </table:table-cell>
          <table:table-cell office:value-type="float" office:value="73.7009883546581" calcext:value-type="float">
            <text:p>73.7009883546581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10" calcext:value-type="float">
            <text:p>11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25.8064806984602" calcext:value-type="float">
            <text:p>25.8064806984602</text:p>
          </table:table-cell>
          <table:table-cell office:value-type="float" office:value="0.0058" calcext:value-type="float">
            <text:p>0.0058</text:p>
          </table:table-cell>
          <table:table-cell office:value-type="float" office:value="497.017892644135" calcext:value-type="float">
            <text:p>497.017892644135</text:p>
          </table:table-cell>
          <table:table-cell office:value-type="float" office:value="88.5201486394135" calcext:value-type="float">
            <text:p>88.5201486394135</text:p>
          </table:table-cell>
          <table:table-cell office:value-type="float" office:value="74.2614624751491" calcext:value-type="float">
            <text:p>74.2614624751491</text:p>
          </table:table-cell>
          <table:table-cell office:value-type="float" office:value="182.377" calcext:value-type="float">
            <text:p>182.377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69.710142635846" calcext:value-type="float">
            <text:p>69.710142635846</text:p>
          </table:table-cell>
          <table:table-cell office:value-type="float" office:value="0.1049" calcext:value-type="float">
            <text:p>0.1049</text:p>
          </table:table-cell>
          <table:table-cell office:value-type="float" office:value="495.098524606397" calcext:value-type="float">
            <text:p>495.098524606397</text:p>
          </table:table-cell>
          <table:table-cell office:value-type="float" office:value="91.2927351253837" calcext:value-type="float">
            <text:p>91.2927351253837</text:p>
          </table:table-cell>
          <table:table-cell office:value-type="float" office:value="73.9746818991979" calcext:value-type="float">
            <text:p>73.9746818991979</text:p>
          </table:table-cell>
          <table:table-cell office:value-type="float" office:value="188.8185" calcext:value-type="float">
            <text:p>188.818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.82479757629551" calcext:value-type="float">
            <text:p>7.82479757629551</text:p>
          </table:table-cell>
          <table:table-cell office:value-type="float" office:value="0" calcext:value-type="float">
            <text:p>0</text:p>
          </table:table-cell>
          <table:table-cell office:value-type="float" office:value="499.975001249937" calcext:value-type="float">
            <text:p>499.975001249937</text:p>
          </table:table-cell>
          <table:table-cell office:value-type="float" office:value="88.8627443627819" calcext:value-type="float">
            <text:p>88.8627443627819</text:p>
          </table:table-cell>
          <table:table-cell office:value-type="float" office:value="74.7032960851957" calcext:value-type="float">
            <text:p>74.7032960851957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10" calcext:value-type="float">
            <text:p>11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3.3884643010181" calcext:value-type="float">
            <text:p>23.3884643010181</text:p>
          </table:table-cell>
          <table:table-cell office:value-type="float" office:value="0.0071" calcext:value-type="float">
            <text:p>0.0071</text:p>
          </table:table-cell>
          <table:table-cell office:value-type="float" office:value="496.302546032061" calcext:value-type="float">
            <text:p>496.302546032061</text:p>
          </table:table-cell>
          <table:table-cell office:value-type="float" office:value="88.4336982449501" calcext:value-type="float">
            <text:p>88.4336982449501</text:p>
          </table:table-cell>
          <table:table-cell office:value-type="float" office:value="75.1239205419624" calcext:value-type="float">
            <text:p>75.1239205419624</text:p>
          </table:table-cell>
          <table:table-cell office:value-type="float" office:value="182.4615" calcext:value-type="float">
            <text:p>182.461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65.8163690858133" calcext:value-type="float">
            <text:p>65.8163690858133</text:p>
          </table:table-cell>
          <table:table-cell office:value-type="float" office:value="0.0953" calcext:value-type="float">
            <text:p>0.0953</text:p>
          </table:table-cell>
          <table:table-cell office:value-type="float" office:value="495.000495000495" calcext:value-type="float">
            <text:p>495.000495000495</text:p>
          </table:table-cell>
          <table:table-cell office:value-type="float" office:value="90.973018219112" calcext:value-type="float">
            <text:p>90.973018219112</text:p>
          </table:table-cell>
          <table:table-cell office:value-type="float" office:value="74.9268327393327" calcext:value-type="float">
            <text:p>74.9268327393327</text:p>
          </table:table-cell>
          <table:table-cell office:value-type="float" office:value="188.1945" calcext:value-type="float">
            <text:p>188.194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.11355901822978" calcext:value-type="float">
            <text:p>3.11355901822978</text:p>
          </table:table-cell>
          <table:table-cell office:value-type="float" office:value="0" calcext:value-type="float">
            <text:p>0</text:p>
          </table:table-cell>
          <table:table-cell office:value-type="float" office:value="333.344444814827" calcext:value-type="float">
            <text:p>333.344444814827</text:p>
          </table:table-cell>
          <table:table-cell office:value-type="float" office:value="59.2467665588853" calcext:value-type="float">
            <text:p>59.2467665588853</text:p>
          </table:table-cell>
          <table:table-cell office:value-type="float" office:value="49.1552843428114" calcext:value-type="float">
            <text:p>49.1552843428114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70" calcext:value-type="float">
            <text:p>17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18.7729801339584" calcext:value-type="float">
            <text:p>18.7729801339584</text:p>
          </table:table-cell>
          <table:table-cell office:value-type="float" office:value="0" calcext:value-type="float">
            <text:p>0</text:p>
          </table:table-cell>
          <table:table-cell office:value-type="float" office:value="331.455087835598" calcext:value-type="float">
            <text:p>331.455087835598</text:p>
          </table:table-cell>
          <table:table-cell office:value-type="float" office:value="58.9109628770302" calcext:value-type="float">
            <text:p>58.9109628770302</text:p>
          </table:table-cell>
          <table:table-cell office:value-type="float" office:value="49.5240512098111" calcext:value-type="float">
            <text:p>49.5240512098111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80" calcext:value-type="float">
            <text:p>18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0.2449849592436" calcext:value-type="float">
            <text:p>20.2449849592436</text:p>
          </table:table-cell>
          <table:table-cell office:value-type="float" office:value="0.002" calcext:value-type="float">
            <text:p>0.002</text:p>
          </table:table-cell>
          <table:table-cell office:value-type="float" office:value="331.356241094801" calcext:value-type="float">
            <text:p>331.356241094801</text:p>
          </table:table-cell>
          <table:table-cell office:value-type="float" office:value="58.935461123629" calcext:value-type="float">
            <text:p>58.935461123629</text:p>
          </table:table-cell>
          <table:table-cell office:value-type="float" office:value="49.5092821167037" calcext:value-type="float">
            <text:p>49.5092821167037</text:p>
          </table:table-cell>
          <table:table-cell office:value-type="float" office:value="182.13" calcext:value-type="float">
            <text:p>182.13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3.5534245473986" calcext:value-type="float">
            <text:p>23.5534245473986</text:p>
          </table:table-cell>
          <table:table-cell office:value-type="float" office:value="0.0031" calcext:value-type="float">
            <text:p>0.0031</text:p>
          </table:table-cell>
          <table:table-cell office:value-type="float" office:value="331.147758129677" calcext:value-type="float">
            <text:p>331.147758129677</text:p>
          </table:table-cell>
          <table:table-cell office:value-type="float" office:value="58.9215022000629" calcext:value-type="float">
            <text:p>58.9215022000629</text:p>
          </table:table-cell>
          <table:table-cell office:value-type="float" office:value="49.4781318299225" calcext:value-type="float">
            <text:p>49.4781318299225</text:p>
          </table:table-cell>
          <table:table-cell office:value-type="float" office:value="182.2015" calcext:value-type="float">
            <text:p>182.201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.85117095829307" calcext:value-type="float">
            <text:p>3.85117095829307</text:p>
          </table:table-cell>
          <table:table-cell office:value-type="float" office:value="0" calcext:value-type="float">
            <text:p>0</text:p>
          </table:table-cell>
          <table:table-cell office:value-type="float" office:value="333.355557037136" calcext:value-type="float">
            <text:p>333.355557037136</text:p>
          </table:table-cell>
          <table:table-cell office:value-type="float" office:value="59.2487415827722" calcext:value-type="float">
            <text:p>59.2487415827722</text:p>
          </table:table-cell>
          <table:table-cell office:value-type="float" office:value="49.8080080338689" calcext:value-type="float">
            <text:p>49.8080080338689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40" calcext:value-type="float">
            <text:p>14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.4517424468471" calcext:value-type="float">
            <text:p>14.4517424468471</text:p>
          </table:table-cell>
          <table:table-cell office:value-type="float" office:value="0" calcext:value-type="float">
            <text:p>0</text:p>
          </table:table-cell>
          <table:table-cell office:value-type="float" office:value="330.589440973255" calcext:value-type="float">
            <text:p>330.589440973255</text:p>
          </table:table-cell>
          <table:table-cell office:value-type="float" office:value="58.7571076729809" calcext:value-type="float">
            <text:p>58.7571076729809</text:p>
          </table:table-cell>
          <table:table-cell office:value-type="float" office:value="50.0403938973189" calcext:value-type="float">
            <text:p>50.0403938973189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60" calcext:value-type="float">
            <text:p>16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0.5454326308792" calcext:value-type="float">
            <text:p>20.5454326308792</text:p>
          </table:table-cell>
          <table:table-cell office:value-type="float" office:value="0.0008" calcext:value-type="float">
            <text:p>0.0008</text:p>
          </table:table-cell>
          <table:table-cell office:value-type="float" office:value="331.543001127246" calcext:value-type="float">
            <text:p>331.543001127246</text:p>
          </table:table-cell>
          <table:table-cell office:value-type="float" office:value="58.9434242590014" calcext:value-type="float">
            <text:p>58.9434242590014</text:p>
          </table:table-cell>
          <table:table-cell office:value-type="float" office:value="50.1847316159406" calcext:value-type="float">
            <text:p>50.1847316159406</text:p>
          </table:table-cell>
          <table:table-cell office:value-type="float" office:value="182.052" calcext:value-type="float">
            <text:p>182.05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3.6993914689808" calcext:value-type="float">
            <text:p>23.6993914689808</text:p>
          </table:table-cell>
          <table:table-cell office:value-type="float" office:value="0.0063" calcext:value-type="float">
            <text:p>0.0063</text:p>
          </table:table-cell>
          <table:table-cell office:value-type="float" office:value="331.290376014577" calcext:value-type="float">
            <text:p>331.290376014577</text:p>
          </table:table-cell>
          <table:table-cell office:value-type="float" office:value="59.0141717222958" calcext:value-type="float">
            <text:p>59.0141717222958</text:p>
          </table:table-cell>
          <table:table-cell office:value-type="float" office:value="50.146492463144" calcext:value-type="float">
            <text:p>50.146492463144</text:p>
          </table:table-cell>
          <table:table-cell office:value-type="float" office:value="182.4095" calcext:value-type="float">
            <text:p>182.409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4.99604578041475" calcext:value-type="float">
            <text:p>4.99604578041475</text:p>
          </table:table-cell>
          <table:table-cell office:value-type="float" office:value="0" calcext:value-type="float">
            <text:p>0</text:p>
          </table:table-cell>
          <table:table-cell office:value-type="float" office:value="250.012500625031" calcext:value-type="float">
            <text:p>250.012500625031</text:p>
          </table:table-cell>
          <table:table-cell office:value-type="float" office:value="44.435815540777" calcext:value-type="float">
            <text:p>44.435815540777</text:p>
          </table:table-cell>
          <table:table-cell office:value-type="float" office:value="36.8670777288864" calcext:value-type="float">
            <text:p>36.8670777288864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2.2340386786212" calcext:value-type="float">
            <text:p>12.2340386786212</text:p>
          </table:table-cell>
          <table:table-cell office:value-type="float" office:value="0" calcext:value-type="float">
            <text:p>0</text:p>
          </table:table-cell>
          <table:table-cell office:value-type="float" office:value="249.444984908578" calcext:value-type="float">
            <text:p>249.444984908578</text:p>
          </table:table-cell>
          <table:table-cell office:value-type="float" office:value="44.3349484896106" calcext:value-type="float">
            <text:p>44.3349484896106</text:p>
          </table:table-cell>
          <table:table-cell office:value-type="float" office:value="37.0269899473671" calcext:value-type="float">
            <text:p>37.0269899473671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28.6443546661467" calcext:value-type="float">
            <text:p>28.6443546661467</text:p>
          </table:table-cell>
          <table:table-cell office:value-type="float" office:value="0" calcext:value-type="float">
            <text:p>0</text:p>
          </table:table-cell>
          <table:table-cell office:value-type="float" office:value="249.444984908578" calcext:value-type="float">
            <text:p>249.444984908578</text:p>
          </table:table-cell>
          <table:table-cell office:value-type="float" office:value="44.3349484896106" calcext:value-type="float">
            <text:p>44.3349484896106</text:p>
          </table:table-cell>
          <table:table-cell office:value-type="float" office:value="37.0269899473671" calcext:value-type="float">
            <text:p>37.0269899473671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17.4129704459062" calcext:value-type="float">
            <text:p>17.4129704459062</text:p>
          </table:table-cell>
          <table:table-cell office:value-type="float" office:value="0" calcext:value-type="float">
            <text:p>0</text:p>
          </table:table-cell>
          <table:table-cell office:value-type="float" office:value="248.780973231167" calcext:value-type="float">
            <text:p>248.780973231167</text:p>
          </table:table-cell>
          <table:table-cell office:value-type="float" office:value="44.2169307891333" calcext:value-type="float">
            <text:p>44.2169307891333</text:p>
          </table:table-cell>
          <table:table-cell office:value-type="float" office:value="37.1713758831725" calcext:value-type="float">
            <text:p>37.1713758831725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.0909505010595" calcext:value-type="float">
            <text:p>3.0909505010595</text:p>
          </table:table-cell>
          <table:table-cell office:value-type="float" office:value="0" calcext:value-type="float">
            <text:p>0</text:p>
          </table:table-cell>
          <table:table-cell office:value-type="float" office:value="249.781441238916" calcext:value-type="float">
            <text:p>249.781441238916</text:p>
          </table:table-cell>
          <table:table-cell office:value-type="float" office:value="44.394748345198" calcext:value-type="float">
            <text:p>44.394748345198</text:p>
          </table:table-cell>
          <table:table-cell office:value-type="float" office:value="37.3208598726115" calcext:value-type="float">
            <text:p>37.3208598726115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50" calcext:value-type="float">
            <text:p>5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15" calcext:value-type="float">
            <text:p>415</text:p>
          </table:table-cell>
          <table:table-cell table:style-name="Default"/>
          <table:table-cell office:value-type="float" office:value="23.0452648281594" calcext:value-type="float">
            <text:p>23.0452648281594</text:p>
          </table:table-cell>
          <table:table-cell office:value-type="float" office:value="0" calcext:value-type="float">
            <text:p>0</text:p>
          </table:table-cell>
          <table:table-cell office:value-type="float" office:value="249.687890137328" calcext:value-type="float">
            <text:p>249.687890137328</text:p>
          </table:table-cell>
          <table:table-cell office:value-type="float" office:value="44.3781210986267" calcext:value-type="float">
            <text:p>44.3781210986267</text:p>
          </table:table-cell>
          <table:table-cell office:value-type="float" office:value="37.5507178526841" calcext:value-type="float">
            <text:p>37.5507178526841</text:p>
          </table:table-cell>
          <table:table-cell table:style-name="Default"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794" calcext:value-type="float">
            <text:p>794</text:p>
          </table:table-cell>
          <table:table-cell table:style-name="Default"/>
          <table:table-cell office:value-type="float" office:value="55.6609752403782" calcext:value-type="float">
            <text:p>55.6609752403782</text:p>
          </table:table-cell>
          <table:table-cell office:value-type="float" office:value="0" calcext:value-type="float">
            <text:p>0</text:p>
          </table:table-cell>
          <table:table-cell office:value-type="float" office:value="249.376558603491" calcext:value-type="float">
            <text:p>249.376558603491</text:p>
          </table:table-cell>
          <table:table-cell office:value-type="float" office:value="44.3227867830424" calcext:value-type="float">
            <text:p>44.3227867830424</text:p>
          </table:table-cell>
          <table:table-cell office:value-type="float" office:value="37.7474283042394" calcext:value-type="float">
            <text:p>37.7474283042394</text:p>
          </table:table-cell>
          <table:table-cell table:style-name="Default"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22.162655464542" calcext:value-type="float">
            <text:p>22.162655464542</text:p>
          </table:table-cell>
          <table:table-cell office:value-type="float" office:value="0" calcext:value-type="float">
            <text:p>0</text:p>
          </table:table-cell>
          <table:table-cell office:value-type="float" office:value="248.774784187875" calcext:value-type="float">
            <text:p>248.774784187875</text:p>
          </table:table-cell>
          <table:table-cell office:value-type="float" office:value="44.2158307833918" calcext:value-type="float">
            <text:p>44.2158307833918</text:p>
          </table:table-cell>
          <table:table-cell office:value-type="float" office:value="37.6563394034381" calcext:value-type="float">
            <text:p>37.6563394034381</text:p>
          </table:table-cell>
          <table:table-cell office:value-type="float" office:value="182" calcext:value-type="float">
            <text:p>1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number-columns-repeated="2" office:value-type="float" office:value="3072" calcext:value-type="float">
            <text:p>3072</text:p>
          </table:table-cell>
          <table:table-cell office:value-type="float" office:value="300" calcext:value-type="float">
            <text:p>3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677" calcext:value-type="float">
            <text:p>1677</text:p>
          </table:table-cell>
          <table:table-cell office:value-type="float" office:value="5" calcext:value-type="float">
            <text:p>5</text:p>
          </table:table-cell>
          <table:table-cell office:value-type="float" office:value="9800" calcext:value-type="float">
            <text:p>9800</text:p>
          </table:table-cell>
          <table:table-cell/>
          <table:table-cell office:value-type="float" office:value="2292.94204754285" calcext:value-type="float">
            <text:p>2292.94204754285</text:p>
          </table:table-cell>
          <table:table-cell office:value-type="float" office:value="0.2013" calcext:value-type="float">
            <text:p>0.2013</text:p>
          </table:table-cell>
          <table:table-cell office:value-type="float" office:value="162.087689439987" calcext:value-type="float">
            <text:p>162.087689439987</text:p>
          </table:table-cell>
          <table:table-cell office:value-type="float" office:value="30.9095367077964" calcext:value-type="float">
            <text:p>30.9095367077964</text:p>
          </table:table-cell>
          <table:table-cell office:value-type="float" office:value="24.5347576789043" calcext:value-type="float">
            <text:p>24.5347576789043</text:p>
          </table:table-cell>
          <table:table-cell office:value-type="float" office:value="195.2731" calcext:value-type="float">
            <text:p>195.273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 table:number-columns-repeated="12"/>
          <table:table-cell table:number-columns-repeated="1006"/>
        </table:table-row>
        <table:table-row table:style-name="ro1" table:number-rows-repeated="10483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GZ:zuu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GM:myservi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4" calcext:value-type="float">
            <text:p>1024</text:p>
          </table:table-cell>
          <table:table-cell table:formula="of:=[.A4]*[.B4]" office:value-type="float" office:value="134144" calcext:value-type="float">
            <text:p>13414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GM:myservice</text:p>
          </table:table-cell>
          <table:table-cell office:value-type="float" office:value="9920" calcext:value-type="float">
            <text:p>9920</text:p>
          </table:table-cell>
          <table:table-cell office:value-type="float" office:value="92733" calcext:value-type="float">
            <text:p>92733</text:p>
          </table:table-cell>
          <table:table-cell office:value-type="float" office:value="1" calcext:value-type="float">
            <text:p>1</text:p>
          </table:table-cell>
          <table:table-cell office:value-type="float" office:value="131653" calcext:value-type="float">
            <text:p>131653</text:p>
          </table:table-cell>
          <table:table-cell office:value-type="float" office:value="57502.2421538587" calcext:value-type="float">
            <text:p>57502.2421538587</text:p>
          </table:table-cell>
          <table:table-cell office:value-type="float" office:value="0.85554435483871" calcext:value-type="float">
            <text:p>0.85554435483871</text:p>
          </table:table-cell>
          <table:table-cell office:value-type="float" office:value="68.9568880423751" calcext:value-type="float">
            <text:p>68.9568880423751</text:p>
          </table:table-cell>
          <table:table-cell office:value-type="float" office:value="152.298743053045" calcext:value-type="float">
            <text:p>152.298743053045</text:p>
          </table:table-cell>
          <table:table-cell office:value-type="float" office:value="1.34242892731026" calcext:value-type="float">
            <text:p>1.34242892731026</text:p>
          </table:table-cell>
          <table:table-cell office:value-type="float" office:value="2261.61471774194" calcext:value-type="float">
            <text:p>2261.61471774194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Avg. By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uul</text:p>
          </table:table-cell>
          <table:table-cell office:value-type="float" office:value="10000" calcext:value-type="float">
            <text:p>10000</text:p>
          </table:table-cell>
          <table:table-cell office:value-type="float" office:value="4796" calcext:value-type="float">
            <text:p>4796</text:p>
          </table:table-cell>
          <table:table-cell office:value-type="float" office:value="0" calcext:value-type="float">
            <text:p>0</text:p>
          </table:table-cell>
          <table:table-cell office:value-type="float" office:value="14376" calcext:value-type="float">
            <text:p>14376</text:p>
          </table:table-cell>
          <table:table-cell office:value-type="float" office:value="11384" calcext:value-type="float">
            <text:p>11384</text:p>
          </table:table-cell>
          <table:table-cell office:value-type="float" office:value="4549.61" calcext:value-type="float">
            <text:p>4549.61</text:p>
          </table:table-cell>
          <table:table-cell office:value-type="float" office:value="0.3752" calcext:value-type="float">
            <text:p>0.3752</text:p>
          </table:table-cell>
          <table:table-cell office:value-type="float" office:value="251.3" calcext:value-type="float">
            <text:p>251.3</text:p>
          </table:table-cell>
          <table:table-cell office:value-type="float" office:value="128" calcext:value-type="float">
            <text:p>128</text:p>
          </table:table-cell>
          <table:table-cell office:value-type="float" office:value="521.6" calcext:value-type="float">
            <text:p>521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000" calcext:value-type="float">
            <text:p>10000</text:p>
          </table:table-cell>
          <table:table-cell office:value-type="float" office:value="4796" calcext:value-type="float">
            <text:p>4796</text:p>
          </table:table-cell>
          <table:table-cell office:value-type="float" office:value="0" calcext:value-type="float">
            <text:p>0</text:p>
          </table:table-cell>
          <table:table-cell office:value-type="float" office:value="14376" calcext:value-type="float">
            <text:p>14376</text:p>
          </table:table-cell>
          <table:table-cell office:value-type="float" office:value="11384" calcext:value-type="float">
            <text:p>11384</text:p>
          </table:table-cell>
          <table:table-cell office:value-type="float" office:value="4549.61" calcext:value-type="float">
            <text:p>4549.61</text:p>
          </table:table-cell>
          <table:table-cell office:value-type="float" office:value="0.3752" calcext:value-type="float">
            <text:p>0.3752</text:p>
          </table:table-cell>
          <table:table-cell office:value-type="float" office:value="251.3" calcext:value-type="float">
            <text:p>251.3</text:p>
          </table:table-cell>
          <table:table-cell office:value-type="float" office:value="128" calcext:value-type="float">
            <text:p>128</text:p>
          </table:table-cell>
          <table:table-cell office:value-type="float" office:value="521.6" calcext:value-type="float">
            <text:p>521.6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6"/>
          <table:table-cell table:style-name="ce49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mple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std dev</text:p>
          </table:table-cell>
          <table:table-cell office:value-type="string" calcext:value-type="string">
            <text:p>Er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 kB/s</text:p>
          </table:table-cell>
          <table:table-cell office:value-type="string" calcext:value-type="string">
            <text:p>sem kB/s</text:p>
          </table:table-cell>
          <table:table-cell office:value-type="string" calcext:value-type="string">
            <text:p>avg Bytes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zuul_2" table:style-name="ta1">
        <table:table-column table:style-name="co1" table:number-columns-repeated="5" table:default-cell-style-name="ce3"/>
        <table:table-column table:style-name="co1" table:number-columns-repeated="5" table:default-cell-style-name="ce21"/>
        <table:table-column table:style-name="co1" table:default-cell-style-name="ce26"/>
        <table:table-column table:style-name="co1" table:default-cell-style-name="ce21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9" office:value-type="string" calcext:value-type="string">
            <text:p>size</text:p>
          </table:table-cell>
          <table:table-cell table:style-name="ce16" office:value-type="string" calcext:value-type="string">
            <text:p>delay</text:p>
          </table:table-cell>
          <table:table-cell table:style-name="ce16" office:value-type="string" calcext:value-type="string">
            <text:p>rampup</text:p>
          </table:table-cell>
          <table:table-cell table:style-name="ce16" office:value-type="string" calcext:value-type="string">
            <text:p>avg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sem kB/s</text:p>
          </table:table-cell>
          <table:table-cell table:style-name="ce16" office:value-type="string" calcext:value-type="string">
            <text:p>avg Bytes</text:p>
          </table:table-cell>
          <table:table-cell table:style-name="ce16" office:value-type="string" calcext:value-type="string">
            <text:p>throughput</text:p>
          </table:table-cell>
          <table:table-cell table:style-name="ce16" office:value-type="string" calcext:value-type="string">
            <text:p>rec kB/s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Err %</text:p>
          </table:table-cell>
          <table:table-cell table:style-name="ce16" office:value-type="string" calcext:value-type="string">
            <text:p>std dev</text:p>
          </table:table-cell>
          <table:table-cell table:style-name="ce43" office:value-type="string" calcext:value-type="string">
            <text:p>(empty)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18" calcext:value-type="float">
            <text:p>518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64.422229174369" calcext:value-type="float">
            <text:p>164,42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1137.62407212537" calcext:value-type="float">
            <text:p>1137,62407212537</text:p>
          </table:table-cell>
          <table:table-cell table:style-name="ce20" office:value-type="float" office:value="202.194903444157" calcext:value-type="float">
            <text:p>202,194903444157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48.933650397284" calcext:value-type="float">
            <text:p>348,933650397284</text:p>
          </table:table-cell>
          <table:table-cell table:style-name="ce44"/>
        </table:table-row>
        <table:table-row table:style-name="ro1">
          <table:table-cell table:style-name="ce12"/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647" calcext:value-type="float">
            <text:p>64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63.603305317373" calcext:value-type="float">
            <text:p>163,60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1131.95800435804" calcext:value-type="float">
            <text:p>1131,95800435804</text:p>
          </table:table-cell>
          <table:table-cell table:style-name="ce20" office:value-type="float" office:value="201.187848430823" calcext:value-type="float">
            <text:p>201,187848430823</text:p>
          </table:table-cell>
          <table:table-cell table:style-name="ce20" office:value-type="float" office:value="1893" calcext:value-type="float">
            <text:p>189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45.607452947267" calcext:value-type="float">
            <text:p>345,607452947267</text:p>
          </table:table-cell>
          <table:table-cell table:style-name="ce44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34" calcext:value-type="float">
            <text:p>1034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05.757938428989" calcext:value-type="float">
            <text:p>105,76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717.19290696215" calcext:value-type="float">
            <text:p>717,19290696215</text:p>
          </table:table-cell>
          <table:table-cell table:style-name="ce20" office:value-type="float" office:value="127.469833073351" calcext:value-type="float">
            <text:p>127,469833073351</text:p>
          </table:table-cell>
          <table:table-cell table:style-name="ce20" office:value-type="float" office:value="4317" calcext:value-type="float">
            <text:p>431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205.50220765705" calcext:value-type="float">
            <text:p>1205,50220765705</text:p>
          </table:table-cell>
          <table:table-cell table:style-name="ce44"/>
        </table:table-row>
        <table:table-row table:style-name="ro1">
          <table:table-cell table:style-name="ce1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40" calcext:value-type="float">
            <text:p>1240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67.10401439175" calcext:value-type="float">
            <text:p>167,10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1133.20868037849" calcext:value-type="float">
            <text:p>1133,20868037849</text:p>
          </table:table-cell>
          <table:table-cell table:style-name="ce20" office:value-type="float" office:value="201.410136551646" calcext:value-type="float">
            <text:p>201,410136551646</text:p>
          </table:table-cell>
          <table:table-cell table:style-name="ce20" office:value-type="float" office:value="3495" calcext:value-type="float">
            <text:p>349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79.089095227905" calcext:value-type="float">
            <text:p>579,089095227905</text:p>
          </table:table-cell>
          <table:table-cell table:style-name="ce44"/>
        </table:table-row>
        <table:table-row table:style-name="ro1">
          <table:table-cell table:style-name="ce13"/>
          <table:table-cell table:style-name="ce19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87.1415538943387" calcext:value-type="float">
            <text:p>87,14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590.946696607966" calcext:value-type="float">
            <text:p>590,946696607966</text:p>
          </table:table-cell>
          <table:table-cell table:style-name="ce20" office:value-type="float" office:value="105.031541779931" calcext:value-type="float">
            <text:p>105,031541779931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.02703596113426" calcext:value-type="float">
            <text:p>3,02703596113426</text:p>
          </table:table-cell>
          <table:table-cell table:style-name="ce44"/>
        </table:table-row>
        <table:table-row table:style-name="ro1">
          <table:table-cell table:style-name="ce13"/>
          <table:table-cell table:style-name="ce19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93.5903386011678" calcext:value-type="float">
            <text:p>93,59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634.678852500635" calcext:value-type="float">
            <text:p>634,678852500635</text:p>
          </table:table-cell>
          <table:table-cell table:style-name="ce20" office:value-type="float" office:value="112.804249174918" calcext:value-type="float">
            <text:p>112,804249174918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.02808152961574" calcext:value-type="float">
            <text:p>3,02808152961574</text:p>
          </table:table-cell>
          <table:table-cell table:style-name="ce44"/>
        </table:table-row>
        <table:table-row table:style-name="ro1">
          <table:table-cell table:style-name="ce13"/>
          <table:table-cell table:style-name="ce19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90.1240297640875" calcext:value-type="float">
            <text:p>90,12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611.172228333945" calcext:value-type="float">
            <text:p>611,172228333945</text:p>
          </table:table-cell>
          <table:table-cell table:style-name="ce20" office:value-type="float" office:value="108.626314020291" calcext:value-type="float">
            <text:p>108,626314020291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.92595234240068" calcext:value-type="float">
            <text:p>2,92595234240068</text:p>
          </table:table-cell>
          <table:table-cell table:style-name="ce44"/>
        </table:table-row>
        <table:table-row table:style-name="ro1">
          <table:table-cell table:style-name="ce13"/>
          <table:table-cell table:style-name="ce19"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73.7009883546581" calcext:value-type="float">
            <text:p>73,70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499.800079968013" calcext:value-type="float">
            <text:p>499,800079968013</text:p>
          </table:table-cell>
          <table:table-cell table:style-name="ce20" office:value-type="float" office:value="88.8316548380648" calcext:value-type="float">
            <text:p>88,8316548380648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.57267334389851" calcext:value-type="float">
            <text:p>4,57267334389851</text:p>
          </table:table-cell>
          <table:table-cell table:style-name="ce44"/>
        </table:table-row>
        <table:table-row table:style-name="ro1">
          <table:table-cell table:style-name="ce13"/>
          <table:table-cell table:style-name="ce19"/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49.1552843428114" calcext:value-type="float">
            <text:p>49,16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333.344444814827" calcext:value-type="float">
            <text:p>333,344444814827</text:p>
          </table:table-cell>
          <table:table-cell table:style-name="ce20" office:value-type="float" office:value="59.2467665588853" calcext:value-type="float">
            <text:p>59,2467665588853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.11355901822978" calcext:value-type="float">
            <text:p>3,11355901822978</text:p>
          </table:table-cell>
          <table:table-cell table:style-name="ce44"/>
        </table:table-row>
        <table:table-row table:style-name="ro1">
          <table:table-cell table:style-name="ce12"/>
          <table:table-cell table:style-name="ce18"/>
          <table:table-cell table:style-name="ce20" office:value-type="float" office:value="35" calcext:value-type="float">
            <text:p>3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9" office:value-type="float" office:value="36.8670777288864" calcext:value-type="float">
            <text:p>36,87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250.012500625031" calcext:value-type="float">
            <text:p>250,012500625031</text:p>
          </table:table-cell>
          <table:table-cell table:style-name="ce20" office:value-type="float" office:value="44.435815540777" calcext:value-type="float">
            <text:p>44,435815540777</text:p>
          </table:table-cell>
          <table:table-cell table:style-name="ce20" office:value-type="float" office:value="264" calcext:value-type="float">
            <text:p>26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.99604578041475" calcext:value-type="float">
            <text:p>4,99604578041475</text:p>
          </table:table-cell>
          <table:table-cell table:style-name="ce44"/>
        </table:table-row>
        <table:table-row table:style-name="ro1">
          <table:table-cell table:style-name="ce14" office:value-type="float" office:value="2048" calcext:value-type="float">
            <text:p>204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657" calcext:value-type="float">
            <text:p>65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69.053265885185" calcext:value-type="float">
            <text:p>169,05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1146.42744547304" calcext:value-type="float">
            <text:p>1146,42744547304</text:p>
          </table:table-cell>
          <table:table-cell table:style-name="ce20" office:value-type="float" office:value="203.759565503998" calcext:value-type="float">
            <text:p>203,759565503998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74.50236288099" calcext:value-type="float">
            <text:p>374,50236288099</text:p>
          </table:table-cell>
          <table:table-cell table:style-name="ce44"/>
        </table:table-row>
        <table:table-row table:style-name="ro1">
          <table:table-cell table:style-name="ce14" office:value-type="float" office:value="4096" calcext:value-type="float">
            <text:p>409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606" calcext:value-type="float">
            <text:p>60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68.932223049605" calcext:value-type="float">
            <text:p>168,93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1145.60659869401" calcext:value-type="float">
            <text:p>1145,60659869401</text:p>
          </table:table-cell>
          <table:table-cell table:style-name="ce20" office:value-type="float" office:value="203.613672814755" calcext:value-type="float">
            <text:p>203,613672814755</text:p>
          </table:table-cell>
          <table:table-cell table:style-name="ce20" office:value-type="float" office:value="1951" calcext:value-type="float">
            <text:p>195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36.840571185493" calcext:value-type="float">
            <text:p>336,840571185493</text:p>
          </table:table-cell>
          <table:table-cell table:style-name="ce44"/>
        </table:table-row>
        <table:table-row table:style-name="ro1">
          <table:table-cell table:style-name="ce14" office:value-type="float" office:value="8192" calcext:value-type="float">
            <text:p>819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891" calcext:value-type="float">
            <text:p>891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71.00885712629" calcext:value-type="float">
            <text:p>171,01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1159.68920329352" calcext:value-type="float">
            <text:p>1159,68920329352</text:p>
          </table:table-cell>
          <table:table-cell table:style-name="ce20" office:value-type="float" office:value="206.116635741621" calcext:value-type="float">
            <text:p>206,116635741621</text:p>
          </table:table-cell>
          <table:table-cell table:style-name="ce20" office:value-type="float" office:value="2224" calcext:value-type="float">
            <text:p>222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87.559731677118" calcext:value-type="float">
            <text:p>387,559731677118</text:p>
          </table:table-cell>
          <table:table-cell table:style-name="ce44"/>
        </table:table-row>
        <table:table-row table:style-name="ro1">
          <table:table-cell table:style-name="ce14" office:value-type="float" office:value="16384" calcext:value-type="float">
            <text:p>1638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731" calcext:value-type="float">
            <text:p>731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68.770074756261" calcext:value-type="float">
            <text:p>168,77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1136.97734572639" calcext:value-type="float">
            <text:p>1136,97734572639</text:p>
          </table:table-cell>
          <table:table-cell table:style-name="ce20" office:value-type="float" office:value="202.079957931838" calcext:value-type="float">
            <text:p>202,079957931838</text:p>
          </table:table-cell>
          <table:table-cell table:style-name="ce20" office:value-type="float" office:value="2903" calcext:value-type="float">
            <text:p>290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03.293895143006" calcext:value-type="float">
            <text:p>503,293895143006</text:p>
          </table:table-cell>
          <table:table-cell table:style-name="ce44"/>
        </table:table-row>
        <table:table-row table:style-name="ro1">
          <table:table-cell table:style-name="ce14" office:value-type="float" office:value="32768" calcext:value-type="float">
            <text:p>3276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03" calcext:value-type="float">
            <text:p>1003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68.631070718546" calcext:value-type="float">
            <text:p>168,63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1136.04089747231" calcext:value-type="float">
            <text:p>1136,04089747231</text:p>
          </table:table-cell>
          <table:table-cell table:style-name="ce20" office:value-type="float" office:value="201.91351888668" calcext:value-type="float">
            <text:p>201,91351888668</text:p>
          </table:table-cell>
          <table:table-cell table:style-name="ce20" office:value-type="float" office:value="2399" calcext:value-type="float">
            <text:p>239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2.011878489485" calcext:value-type="float">
            <text:p>402,011878489485</text:p>
          </table:table-cell>
          <table:table-cell table:style-name="ce44"/>
        </table:table-row>
        <table:table-row table:style-name="ro1">
          <table:table-cell table:style-name="ce14" office:value-type="float" office:value="65536" calcext:value-type="float">
            <text:p>6553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837" calcext:value-type="float">
            <text:p>83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71.857362007583" calcext:value-type="float">
            <text:p>171,86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1157.77591247214" calcext:value-type="float">
            <text:p>1157,77591247214</text:p>
          </table:table-cell>
          <table:table-cell table:style-name="ce20" office:value-type="float" office:value="205.776578193291" calcext:value-type="float">
            <text:p>205,776578193291</text:p>
          </table:table-cell>
          <table:table-cell table:style-name="ce20" office:value-type="float" office:value="2164" calcext:value-type="float">
            <text:p>216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67.21696365533" calcext:value-type="float">
            <text:p>367,21696365533</text:p>
          </table:table-cell>
          <table:table-cell table:style-name="ce44"/>
        </table:table-row>
        <table:table-row table:style-name="ro1">
          <table:table-cell table:style-name="ce14" office:value-type="float" office:value="131072" calcext:value-type="float">
            <text:p>13107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742" calcext:value-type="float">
            <text:p>742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70.671154834656" calcext:value-type="float">
            <text:p>170,67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1142.26968987378" calcext:value-type="float">
            <text:p>1142,26968987378</text:p>
          </table:table-cell>
          <table:table-cell table:style-name="ce20" office:value-type="float" office:value="203.02058941116" calcext:value-type="float">
            <text:p>203,02058941116</text:p>
          </table:table-cell>
          <table:table-cell table:style-name="ce20" office:value-type="float" office:value="2131" calcext:value-type="float">
            <text:p>213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68.939680215818" calcext:value-type="float">
            <text:p>368,939680215818</text:p>
          </table:table-cell>
          <table:table-cell table:style-name="ce44"/>
        </table:table-row>
        <table:table-row table:style-name="ro1">
          <table:table-cell table:style-name="ce14" office:value-type="float" office:value="262144" calcext:value-type="float">
            <text:p>26214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16" calcext:value-type="float">
            <text:p>41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64.743439550141" calcext:value-type="float">
            <text:p>164,74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1102.59661502839" calcext:value-type="float">
            <text:p>1102,59661502839</text:p>
          </table:table-cell>
          <table:table-cell table:style-name="ce20" office:value-type="float" office:value="195.969320249187" calcext:value-type="float">
            <text:p>195,969320249187</text:p>
          </table:table-cell>
          <table:table-cell table:style-name="ce20" office:value-type="float" office:value="2470" calcext:value-type="float">
            <text:p>247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23.524679989772" calcext:value-type="float">
            <text:p>323,524679989772</text:p>
          </table:table-cell>
          <table:table-cell table:style-name="ce44"/>
        </table:table-row>
        <table:table-row table:style-name="ro1">
          <table:table-cell table:style-name="ce10" office:value-type="float" office:value="524288" calcext:value-type="float">
            <text:p>524288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19" calcext:value-type="float">
            <text:p>319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59.455790934073" calcext:value-type="float">
            <text:p>159,46</text:p>
          </table:table-cell>
          <table:table-cell table:style-name="ce35" office:value-type="percentage" office:value="182.06825" calcext:value-type="percentage">
            <text:p>18206,83%</text:p>
          </table:table-cell>
          <table:table-cell table:style-name="ce20" office:value-type="float" office:value="1067.2073850751" calcext:value-type="float">
            <text:p>1067,2073850751</text:p>
          </table:table-cell>
          <table:table-cell table:style-name="ce20" office:value-type="float" office:value="189.750567370801" calcext:value-type="float">
            <text:p>189,750567370801</text:p>
          </table:table-cell>
          <table:table-cell table:style-name="ce20" office:value-type="float" office:value="1960" calcext:value-type="float">
            <text:p>1960</text:p>
          </table:table-cell>
          <table:table-cell table:style-name="ce20" office:value-type="float" office:value="0.00105" calcext:value-type="float">
            <text:p>0,00105</text:p>
          </table:table-cell>
          <table:table-cell table:style-name="ce20" office:value-type="float" office:value="276.727866146029" calcext:value-type="float">
            <text:p>276,727866146029</text:p>
          </table:table-cell>
          <table:table-cell table:style-name="ce44"/>
        </table:table-row>
        <table:table-row table:style-name="ro1">
          <table:table-cell table:style-name="ce1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155.497918563809" calcext:value-type="float">
            <text:p>155,50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1040.71809548589" calcext:value-type="float">
            <text:p>1040,71809548589</text:p>
          </table:table-cell>
          <table:table-cell table:style-name="ce20" office:value-type="float" office:value="184.971380252374" calcext:value-type="float">
            <text:p>184,971380252374</text:p>
          </table:table-cell>
          <table:table-cell table:style-name="ce20" office:value-type="float" office:value="1936" calcext:value-type="float">
            <text:p>193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18.064796331816" calcext:value-type="float">
            <text:p>318,064796331816</text:p>
          </table:table-cell>
          <table:table-cell table:style-name="ce44"/>
        </table:table-row>
        <table:table-row table:style-name="ro1">
          <table:table-cell table:style-name="ce13"/>
          <table:table-cell table:style-name="ce19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87.2338057566558" calcext:value-type="float">
            <text:p>87,23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583.839327417095" calcext:value-type="float">
            <text:p>583,839327417095</text:p>
          </table:table-cell>
          <table:table-cell table:style-name="ce20" office:value-type="float" office:value="103.768317958898" calcext:value-type="float">
            <text:p>103,76831795889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.11837379435136" calcext:value-type="float">
            <text:p>4,11837379435136</text:p>
          </table:table-cell>
          <table:table-cell table:style-name="ce44"/>
        </table:table-row>
        <table:table-row table:style-name="ro1">
          <table:table-cell table:style-name="ce13"/>
          <table:table-cell table:style-name="ce19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84.8654222992162" calcext:value-type="float">
            <text:p>84,87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567.988185845734" calcext:value-type="float">
            <text:p>567,988185845734</text:p>
          </table:table-cell>
          <table:table-cell table:style-name="ce20" office:value-type="float" office:value="100.951025218675" calcext:value-type="float">
            <text:p>100,951025218675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.91975783042214" calcext:value-type="float">
            <text:p>4,91975783042214</text:p>
          </table:table-cell>
          <table:table-cell table:style-name="ce44"/>
        </table:table-row>
        <table:table-row table:style-name="ro1">
          <table:table-cell table:style-name="ce13"/>
          <table:table-cell table:style-name="ce19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91.1895407384803" calcext:value-type="float">
            <text:p>91,19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610.314311870613" calcext:value-type="float">
            <text:p>610,314311870613</text:p>
          </table:table-cell>
          <table:table-cell table:style-name="ce20" office:value-type="float" office:value="108.473832773879" calcext:value-type="float">
            <text:p>108,473832773879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.63001079912348" calcext:value-type="float">
            <text:p>4,63001079912348</text:p>
          </table:table-cell>
          <table:table-cell table:style-name="ce44"/>
        </table:table-row>
        <table:table-row table:style-name="ro1">
          <table:table-cell table:style-name="ce13"/>
          <table:table-cell table:style-name="ce19"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74.7032960851957" calcext:value-type="float">
            <text:p>74,70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499.975001249937" calcext:value-type="float">
            <text:p>499,975001249937</text:p>
          </table:table-cell>
          <table:table-cell table:style-name="ce20" office:value-type="float" office:value="88.8627443627819" calcext:value-type="float">
            <text:p>88,8627443627819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.82479757629551" calcext:value-type="float">
            <text:p>7,82479757629551</text:p>
          </table:table-cell>
          <table:table-cell table:style-name="ce44"/>
        </table:table-row>
        <table:table-row table:style-name="ro1">
          <table:table-cell table:style-name="ce13"/>
          <table:table-cell table:style-name="ce19"/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49.8080080338689" calcext:value-type="float">
            <text:p>49,81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333.355557037136" calcext:value-type="float">
            <text:p>333,355557037136</text:p>
          </table:table-cell>
          <table:table-cell table:style-name="ce20" office:value-type="float" office:value="59.2487415827722" calcext:value-type="float">
            <text:p>59,248741582772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.85117095829307" calcext:value-type="float">
            <text:p>3,85117095829307</text:p>
          </table:table-cell>
          <table:table-cell table:style-name="ce44"/>
        </table:table-row>
        <table:table-row table:style-name="ro1">
          <table:table-cell table:style-name="ce12"/>
          <table:table-cell table:style-name="ce18"/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float" office:value="37.3208598726115" calcext:value-type="float">
            <text:p>37,32</text:p>
          </table:table-cell>
          <table:table-cell table:style-name="ce35" office:value-type="percentage" office:value="182" calcext:value-type="percentage">
            <text:p>18200,00%</text:p>
          </table:table-cell>
          <table:table-cell table:style-name="ce20" office:value-type="float" office:value="249.781441238916" calcext:value-type="float">
            <text:p>249,781441238916</text:p>
          </table:table-cell>
          <table:table-cell table:style-name="ce20" office:value-type="float" office:value="44.394748345198" calcext:value-type="float">
            <text:p>44,394748345198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.0909505010595" calcext:value-type="float">
            <text:p>3,0909505010595</text:p>
          </table:table-cell>
          <table:table-cell table:style-name="ce44"/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25" table:number-columns-repeated="4"/>
          <table:table-cell table:style-name="ce34"/>
          <table:table-cell table:style-name="ce39"/>
          <table:table-cell table:style-name="ce25" table:number-columns-repeated="4"/>
          <table:table-cell table:style-name="ce42"/>
          <table:table-cell table:style-name="ce50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yservic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3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999" table:default-cell-style-name="ce1"/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myservice1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amp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Er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 kB/s</text:p>
          </table:table-cell>
          <table:table-cell office:value-type="string" calcext:value-type="string">
            <text:p>sem kB/s</text:p>
          </table:table-cell>
          <table:table-cell office:value-type="string" calcext:value-type="string">
            <text:p>avg Bytes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ERR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conn. Reset</text:p>
          </table:table-cell>
          <table:table-cell office:value-type="string" calcext:value-type="string">
            <text:p>conn. Refused</text:p>
          </table:table-cell>
          <table:table-cell office:value-type="string" calcext:value-type="string">
            <text:p>host unreachable</text:p>
          </table:table-cell>
          <table:table-cell office:value-type="string" calcext:value-type="string">
            <text:p>no HTTP response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2385" calcext:value-type="float">
            <text:p>52385</text:p>
          </table:table-cell>
          <table:table-cell office:value-type="float" office:value="0" calcext:value-type="float">
            <text:p>0</text:p>
          </table:table-cell>
          <table:table-cell office:value-type="float" office:value="150946" calcext:value-type="float">
            <text:p>150946</text:p>
          </table:table-cell>
          <table:table-cell office:value-type="float" office:value="62256.529414339" calcext:value-type="float">
            <text:p>62256.529414339</text:p>
          </table:table-cell>
          <table:table-cell office:value-type="float" office:value="0.8262" calcext:value-type="float">
            <text:p>0.8262</text:p>
          </table:table-cell>
          <table:table-cell office:value-type="float" office:value="65.5531373731547" calcext:value-type="float">
            <text:p>65.5531373731547</text:p>
          </table:table-cell>
          <table:table-cell office:value-type="float" office:value="124.439712725667" calcext:value-type="float">
            <text:p>124.439712725667</text:p>
          </table:table-cell>
          <table:table-cell office:value-type="float" office:value="1.53540299610614" calcext:value-type="float">
            <text:p>1.53540299610614</text:p>
          </table:table-cell>
          <table:table-cell office:value-type="float" office:value="1943.8622" calcext:value-type="float">
            <text:p>1943.8622</text:p>
          </table:table-cell>
          <table:table-cell office:value-type="string" calcext:value-type="string">
            <text:p>KO</text:p>
          </table:table-cell>
          <table:table-cell office:value-type="float" office:value="4582" calcext:value-type="float">
            <text:p>4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4" calcext:value-type="float">
            <text:p>3774</text:p>
          </table:table-cell>
          <table:table-cell office:value-type="float" office:value="534" calcext:value-type="float">
            <text:p>534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1145" calcext:value-type="float">
            <text:p>51145</text:p>
          </table:table-cell>
          <table:table-cell office:value-type="float" office:value="0" calcext:value-type="float">
            <text:p>0</text:p>
          </table:table-cell>
          <table:table-cell office:value-type="float" office:value="258129" calcext:value-type="float">
            <text:p>258129</text:p>
          </table:table-cell>
          <table:table-cell office:value-type="float" office:value="62604.4736958327" calcext:value-type="float">
            <text:p>62604.4736958327</text:p>
          </table:table-cell>
          <table:table-cell office:value-type="float" office:value="0.5546" calcext:value-type="float">
            <text:p>0.5546</text:p>
          </table:table-cell>
          <table:table-cell office:value-type="float" office:value="37.7005670165279" calcext:value-type="float">
            <text:p>37.7005670165279</text:p>
          </table:table-cell>
          <table:table-cell office:value-type="float" office:value="53.9063471967743" calcext:value-type="float">
            <text:p>53.9063471967743</text:p>
          </table:table-cell>
          <table:table-cell office:value-type="float" office:value="2.2629618083831" calcext:value-type="float">
            <text:p>2.2629618083831</text:p>
          </table:table-cell>
          <table:table-cell office:value-type="float" office:value="1464.1716" calcext:value-type="float">
            <text:p>1464.1716</text:p>
          </table:table-cell>
          <table:table-cell office:value-type="string" calcext:value-type="string">
            <text:p>KO</text:p>
          </table:table-cell>
          <table:table-cell office:value-type="float" office:value="4678" calcext:value-type="float">
            <text:p>4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5" calcext:value-type="float">
            <text:p>3785</text:p>
          </table:table-cell>
          <table:table-cell office:value-type="float" office:value="550" calcext:value-type="float">
            <text:p>550</text:p>
          </table:table-cell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695" calcext:value-type="float">
            <text:p>20695</text:p>
          </table:table-cell>
          <table:table-cell office:value-type="float" office:value="0" calcext:value-type="float">
            <text:p>0</text:p>
          </table:table-cell>
          <table:table-cell office:value-type="float" office:value="228191" calcext:value-type="float">
            <text:p>228191</text:p>
          </table:table-cell>
          <table:table-cell office:value-type="float" office:value="47840.2600636021" calcext:value-type="float">
            <text:p>47840.2600636021</text:p>
          </table:table-cell>
          <table:table-cell office:value-type="float" office:value="0.2606" calcext:value-type="float">
            <text:p>0.2606</text:p>
          </table:table-cell>
          <table:table-cell office:value-type="float" office:value="41.1245085621227" calcext:value-type="float">
            <text:p>41.1245085621227</text:p>
          </table:table-cell>
          <table:table-cell office:value-type="float" office:value="32.0691528209871" calcext:value-type="float">
            <text:p>32.0691528209871</text:p>
          </table:table-cell>
          <table:table-cell office:value-type="float" office:value="4.0978805713428" calcext:value-type="float">
            <text:p>4.0978805713428</text:p>
          </table:table-cell>
          <table:table-cell office:value-type="float" office:value="798.5217" calcext:value-type="float">
            <text:p>798.5217</text:p>
          </table:table-cell>
          <table:table-cell office:value-type="string" calcext:value-type="string">
            <text:p>KO</text:p>
          </table:table-cell>
          <table:table-cell office:value-type="float" office:value="2606" calcext:value-type="float">
            <text:p>2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office:value-type="float" office:value="330" calcext:value-type="float">
            <text:p>330</text:p>
          </table:table-cell>
          <table:table-cell office:value-type="float" office:value="698" calcext:value-type="float">
            <text:p>698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1897" calcext:value-type="float">
            <text:p>51897</text:p>
          </table:table-cell>
          <table:table-cell office:value-type="float" office:value="0" calcext:value-type="float">
            <text:p>0</text:p>
          </table:table-cell>
          <table:table-cell office:value-type="float" office:value="718000" calcext:value-type="float">
            <text:p>718000</text:p>
          </table:table-cell>
          <table:table-cell office:value-type="float" office:value="71171.0649634115" calcext:value-type="float">
            <text:p>71171.0649634115</text:p>
          </table:table-cell>
          <table:table-cell office:value-type="float" office:value="0.6222" calcext:value-type="float">
            <text:p>0.6222</text:p>
          </table:table-cell>
          <table:table-cell office:value-type="float" office:value="13.8251396339103" calcext:value-type="float">
            <text:p>13.8251396339103</text:p>
          </table:table-cell>
          <table:table-cell office:value-type="float" office:value="21.5475332062573" calcext:value-type="float">
            <text:p>21.5475332062573</text:p>
          </table:table-cell>
          <table:table-cell office:value-type="float" office:value="0.703899423837306" calcext:value-type="float">
            <text:p>0.703899423837306</text:p>
          </table:table-cell>
          <table:table-cell office:value-type="float" office:value="1595.982" calcext:value-type="float">
            <text:p>1595.982</text:p>
          </table:table-cell>
          <table:table-cell office:value-type="string" calcext:value-type="string">
            <text:p>KO</text:p>
          </table:table-cell>
          <table:table-cell office:value-type="float" office:value="4939" calcext:value-type="float">
            <text:p>4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62" calcext:value-type="float">
            <text:p>3662</text:p>
          </table:table-cell>
          <table:table-cell office:value-type="float" office:value="759" calcext:value-type="float">
            <text:p>759</text:p>
          </table:table-cell>
          <table:table-cell office:value-type="float" office:value="235" calcext:value-type="float">
            <text:p>235</text:p>
          </table:table-cell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6.8266505636149" calcext:value-type="float">
            <text:p>16.8266505636149</text:p>
          </table:table-cell>
          <table:table-cell office:value-type="float" office:value="0" calcext:value-type="float">
            <text:p>0</text:p>
          </table:table-cell>
          <table:table-cell office:value-type="float" office:value="500.65084609993" calcext:value-type="float">
            <text:p>500.65084609993</text:p>
          </table:table-cell>
          <table:table-cell office:value-type="float" office:value="79.6934452287974" calcext:value-type="float">
            <text:p>79.6934452287974</text:p>
          </table:table-cell>
          <table:table-cell office:value-type="float" office:value="67.4705241814359" calcext:value-type="float">
            <text:p>67.4705241814359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1003" calcext:value-type="float">
            <text:p>51003</text:p>
          </table:table-cell>
          <table:table-cell office:value-type="float" office:value="0" calcext:value-type="float">
            <text:p>0</text:p>
          </table:table-cell>
          <table:table-cell office:value-type="float" office:value="131747" calcext:value-type="float">
            <text:p>131747</text:p>
          </table:table-cell>
          <table:table-cell office:value-type="float" office:value="62557.6265310918" calcext:value-type="float">
            <text:p>62557.6265310918</text:p>
          </table:table-cell>
          <table:table-cell office:value-type="float" office:value="0.9088" calcext:value-type="float">
            <text:p>0.9088</text:p>
          </table:table-cell>
          <table:table-cell office:value-type="float" office:value="70.4354318396326" calcext:value-type="float">
            <text:p>70.4354318396326</text:p>
          </table:table-cell>
          <table:table-cell office:value-type="float" office:value="143.197399644917" calcext:value-type="float">
            <text:p>143.197399644917</text:p>
          </table:table-cell>
          <table:table-cell office:value-type="float" office:value="0.865695479453985" calcext:value-type="float">
            <text:p>0.865695479453985</text:p>
          </table:table-cell>
          <table:table-cell office:value-type="float" office:value="2081.8235" calcext:value-type="float">
            <text:p>2081.8235</text:p>
          </table:table-cell>
          <table:table-cell office:value-type="string" calcext:value-type="string">
            <text:p>KO</text:p>
          </table:table-cell>
          <table:table-cell office:value-type="float" office:value="4326" calcext:value-type="float">
            <text:p>4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1" calcext:value-type="float">
            <text:p>3791</text:p>
          </table:table-cell>
          <table:table-cell office:value-type="float" office:value="203" calcext:value-type="float">
            <text:p>203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49466" calcext:value-type="float">
            <text:p>49466</text:p>
          </table:table-cell>
          <table:table-cell office:value-type="float" office:value="0" calcext:value-type="float">
            <text:p>0</text:p>
          </table:table-cell>
          <table:table-cell office:value-type="float" office:value="131969" calcext:value-type="float">
            <text:p>131969</text:p>
          </table:table-cell>
          <table:table-cell office:value-type="float" office:value="61849.7370573672" calcext:value-type="float">
            <text:p>61849.7370573672</text:p>
          </table:table-cell>
          <table:table-cell office:value-type="float" office:value="0.7739" calcext:value-type="float">
            <text:p>0.7739</text:p>
          </table:table-cell>
          <table:table-cell office:value-type="float" office:value="69.8714365567356" calcext:value-type="float">
            <text:p>69.8714365567356</text:p>
          </table:table-cell>
          <table:table-cell office:value-type="float" office:value="126.653482981938" calcext:value-type="float">
            <text:p>126.653482981938</text:p>
          </table:table-cell>
          <table:table-cell office:value-type="float" office:value="2.12901815347261" calcext:value-type="float">
            <text:p>2.12901815347261</text:p>
          </table:table-cell>
          <table:table-cell office:value-type="float" office:value="1856.1686" calcext:value-type="float">
            <text:p>1856.1686</text:p>
          </table:table-cell>
          <table:table-cell office:value-type="string" calcext:value-type="string">
            <text:p>KO</text:p>
          </table:table-cell>
          <table:table-cell office:value-type="float" office:value="4741" calcext:value-type="float">
            <text:p>4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0" calcext:value-type="float">
            <text:p>3640</text:p>
          </table:table-cell>
          <table:table-cell office:value-type="float" office:value="601" calcext:value-type="float">
            <text:p>601</text:p>
          </table:table-cell>
          <table:table-cell office:value-type="float" office:value="193" calcext:value-type="float">
            <text:p>193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1.2872134756994" calcext:value-type="float">
            <text:p>21.2872134756994</text:p>
          </table:table-cell>
          <table:table-cell office:value-type="float" office:value="0" calcext:value-type="float">
            <text:p>0</text:p>
          </table:table-cell>
          <table:table-cell office:value-type="float" office:value="537.721137817928" calcext:value-type="float">
            <text:p>537.721137817928</text:p>
          </table:table-cell>
          <table:table-cell office:value-type="float" office:value="85.5942826800021" calcext:value-type="float">
            <text:p>85.5942826800021</text:p>
          </table:table-cell>
          <table:table-cell office:value-type="float" office:value="72.4663252137441" calcext:value-type="float">
            <text:p>72.4663252137441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205" calcext:value-type="float">
            <text:p>2205</text:p>
          </table:table-cell>
          <table:table-cell office:value-type="float" office:value="2" calcext:value-type="float">
            <text:p>2</text:p>
          </table:table-cell>
          <table:table-cell office:value-type="float" office:value="10199" calcext:value-type="float">
            <text:p>10199</text:p>
          </table:table-cell>
          <table:table-cell office:value-type="float" office:value="2536.30401844258" calcext:value-type="float">
            <text:p>2536.30401844258</text:p>
          </table:table-cell>
          <table:table-cell office:value-type="float" office:value="0.2671" calcext:value-type="float">
            <text:p>0.2671</text:p>
          </table:table-cell>
          <table:table-cell office:value-type="float" office:value="163.784067085954" calcext:value-type="float">
            <text:p>163.784067085954</text:p>
          </table:table-cell>
          <table:table-cell office:value-type="float" office:value="33.9884728005847" calcext:value-type="float">
            <text:p>33.9884728005847</text:p>
          </table:table-cell>
          <table:table-cell office:value-type="float" office:value="23.6719159460168" calcext:value-type="float">
            <text:p>23.6719159460168</text:p>
          </table:table-cell>
          <table:table-cell office:value-type="float" office:value="212.5005" calcext:value-type="float">
            <text:p>212.5005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  <table:table-cell office:value-type="float" office:value="31541" calcext:value-type="float">
            <text:p>31541</text:p>
          </table:table-cell>
          <table:table-cell office:value-type="float" office:value="3063.07327703246" calcext:value-type="float">
            <text:p>3063.07327703246</text:p>
          </table:table-cell>
          <table:table-cell office:value-type="float" office:value="0" calcext:value-type="float">
            <text:p>0</text:p>
          </table:table-cell>
          <table:table-cell office:value-type="float" office:value="284.875936529641" calcext:value-type="float">
            <text:p>284.875936529641</text:p>
          </table:table-cell>
          <table:table-cell office:value-type="float" office:value="45.3464625530581" calcext:value-type="float">
            <text:p>45.3464625530581</text:p>
          </table:table-cell>
          <table:table-cell office:value-type="float" office:value="38.3914836338774" calcext:value-type="float">
            <text:p>38.3914836338774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1931" calcext:value-type="float">
            <text:p>51931</text:p>
          </table:table-cell>
          <table:table-cell office:value-type="float" office:value="0" calcext:value-type="float">
            <text:p>0</text:p>
          </table:table-cell>
          <table:table-cell office:value-type="float" office:value="148048" calcext:value-type="float">
            <text:p>148048</text:p>
          </table:table-cell>
          <table:table-cell office:value-type="float" office:value="60938.4385451305" calcext:value-type="float">
            <text:p>60938.4385451305</text:p>
          </table:table-cell>
          <table:table-cell office:value-type="float" office:value="0.6637" calcext:value-type="float">
            <text:p>0.6637</text:p>
          </table:table-cell>
          <table:table-cell office:value-type="float" office:value="65.2575388771788" calcext:value-type="float">
            <text:p>65.2575388771788</text:p>
          </table:table-cell>
          <table:table-cell office:value-type="float" office:value="106.655130782226" calcext:value-type="float">
            <text:p>106.655130782226</text:p>
          </table:table-cell>
          <table:table-cell office:value-type="float" office:value="2.95758127418608" calcext:value-type="float">
            <text:p>2.95758127418608</text:p>
          </table:table-cell>
          <table:table-cell office:value-type="float" office:value="1673.5975" calcext:value-type="float">
            <text:p>1673.5975</text:p>
          </table:table-cell>
          <table:table-cell office:value-type="string" calcext:value-type="string">
            <text:p>KO</text:p>
          </table:table-cell>
          <table:table-cell office:value-type="float" office:value="4923" calcext:value-type="float">
            <text:p>4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0" calcext:value-type="float">
            <text:p>3640</text:p>
          </table:table-cell>
          <table:table-cell office:value-type="float" office:value="483" calcext:value-type="float">
            <text:p>483</text:p>
          </table:table-cell>
          <table:table-cell office:value-type="float" office:value="477" calcext:value-type="float">
            <text:p>47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3377" calcext:value-type="float">
            <text:p>3377</text:p>
          </table:table-cell>
          <table:table-cell office:value-type="float" office:value="861.714769601119" calcext:value-type="float">
            <text:p>861.714769601119</text:p>
          </table:table-cell>
          <table:table-cell office:value-type="float" office:value="0" calcext:value-type="float">
            <text:p>0</text:p>
          </table:table-cell>
          <table:table-cell office:value-type="float" office:value="488.01913034991" calcext:value-type="float">
            <text:p>488.01913034991</text:p>
          </table:table-cell>
          <table:table-cell office:value-type="float" office:value="77.6827326631204" calcext:value-type="float">
            <text:p>77.6827326631204</text:p>
          </table:table-cell>
          <table:table-cell office:value-type="float" office:value="65.7682031135621" calcext:value-type="float">
            <text:p>65.7682031135621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103.832862998138" calcext:value-type="float">
            <text:p>103.832862998138</text:p>
          </table:table-cell>
          <table:table-cell office:value-type="float" office:value="0" calcext:value-type="float">
            <text:p>0</text:p>
          </table:table-cell>
          <table:table-cell office:value-type="float" office:value="704.02703463813" calcext:value-type="float">
            <text:p>704.02703463813</text:p>
          </table:table-cell>
          <table:table-cell office:value-type="float" office:value="112.066803365249" calcext:value-type="float">
            <text:p>112.066803365249</text:p>
          </table:table-cell>
          <table:table-cell office:value-type="float" office:value="94.8786433399043" calcext:value-type="float">
            <text:p>94.8786433399043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76650" calcext:value-type="float">
            <text:p>76650</text:p>
          </table:table-cell>
          <table:table-cell office:value-type="float" office:value="0" calcext:value-type="float">
            <text:p>0</text:p>
          </table:table-cell>
          <table:table-cell office:value-type="float" office:value="258964" calcext:value-type="float">
            <text:p>258964</text:p>
          </table:table-cell>
          <table:table-cell office:value-type="float" office:value="62731.8918019427" calcext:value-type="float">
            <text:p>62731.8918019427</text:p>
          </table:table-cell>
          <table:table-cell office:value-type="float" office:value="0.7061" calcext:value-type="float">
            <text:p>0.7061</text:p>
          </table:table-cell>
          <table:table-cell office:value-type="float" office:value="38.2270303331486" calcext:value-type="float">
            <text:p>38.2270303331486</text:p>
          </table:table-cell>
          <table:table-cell office:value-type="float" office:value="70.6024132007492" calcext:value-type="float">
            <text:p>70.6024132007492</text:p>
          </table:table-cell>
          <table:table-cell office:value-type="float" office:value="1.5140815836503" calcext:value-type="float">
            <text:p>1.5140815836503</text:p>
          </table:table-cell>
          <table:table-cell office:value-type="float" office:value="1891.25" calcext:value-type="float">
            <text:p>1891.25</text:p>
          </table:table-cell>
          <table:table-cell office:value-type="string" calcext:value-type="string">
            <text:p>KO</text:p>
          </table:table-cell>
          <table:table-cell office:value-type="float" office:value="7061" calcext:value-type="float">
            <text:p>7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27" calcext:value-type="float">
            <text:p>5627</text:p>
          </table:table-cell>
          <table:table-cell office:value-type="float" office:value="757" calcext:value-type="float">
            <text:p>757</text:p>
          </table:table-cell>
          <table:table-cell office:value-type="float" office:value="378" calcext:value-type="float">
            <text:p>378</text:p>
          </table:table-cell>
          <table:table-cell office:value-type="float" office:value="231" calcext:value-type="float">
            <text:p>231</text:p>
          </table:table-cell>
          <table:table-cell office:value-type="float" office:value="46" calcext:value-type="float">
            <text:p>46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206.141193421499" calcext:value-type="float">
            <text:p>206.141193421499</text:p>
          </table:table-cell>
          <table:table-cell office:value-type="float" office:value="0" calcext:value-type="float">
            <text:p>0</text:p>
          </table:table-cell>
          <table:table-cell office:value-type="float" office:value="574.283581232413" calcext:value-type="float">
            <text:p>574.283581232413</text:p>
          </table:table-cell>
          <table:table-cell office:value-type="float" office:value="91.4142809969563" calcext:value-type="float">
            <text:p>91.4142809969563</text:p>
          </table:table-cell>
          <table:table-cell office:value-type="float" office:value="77.3936857520244" calcext:value-type="float">
            <text:p>77.3936857520244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9525" calcext:value-type="float">
            <text:p>99525</text:p>
          </table:table-cell>
          <table:table-cell office:value-type="float" office:value="1" calcext:value-type="float">
            <text:p>1</text:p>
          </table:table-cell>
          <table:table-cell office:value-type="float" office:value="158138" calcext:value-type="float">
            <text:p>158138</text:p>
          </table:table-cell>
          <table:table-cell office:value-type="float" office:value="54359.0992372309" calcext:value-type="float">
            <text:p>54359.0992372309</text:p>
          </table:table-cell>
          <table:table-cell office:value-type="float" office:value="0.8977" calcext:value-type="float">
            <text:p>0.8977</text:p>
          </table:table-cell>
          <table:table-cell office:value-type="float" office:value="62.0636152055857" calcext:value-type="float">
            <text:p>62.0636152055857</text:p>
          </table:table-cell>
          <table:table-cell office:value-type="float" office:value="143.605550572149" calcext:value-type="float">
            <text:p>143.605550572149</text:p>
          </table:table-cell>
          <table:table-cell office:value-type="float" office:value="0.855641485647789" calcext:value-type="float">
            <text:p>0.855641485647789</text:p>
          </table:table-cell>
          <table:table-cell office:value-type="float" office:value="2369.3767" calcext:value-type="float">
            <text:p>2369.3767</text:p>
          </table:table-cell>
          <table:table-cell office:value-type="string" calcext:value-type="string">
            <text:p>KO</text:p>
          </table:table-cell>
          <table:table-cell office:value-type="float" office:value="8977" calcext:value-type="float">
            <text:p>8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2" calcext:value-type="float">
            <text:p>7432</text:p>
          </table:table-cell>
          <table:table-cell office:value-type="float" office:value="713" calcext:value-type="float">
            <text:p>713</text:p>
          </table:table-cell>
          <table:table-cell office:value-type="float" office:value="533" calcext:value-type="float">
            <text:p>533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124" calcext:value-type="float">
            <text:p>91124</text:p>
          </table:table-cell>
          <table:table-cell office:value-type="float" office:value="0" calcext:value-type="float">
            <text:p>0</text:p>
          </table:table-cell>
          <table:table-cell office:value-type="float" office:value="132385" calcext:value-type="float">
            <text:p>132385</text:p>
          </table:table-cell>
          <table:table-cell office:value-type="float" office:value="58758.5711703668" calcext:value-type="float">
            <text:p>58758.5711703668</text:p>
          </table:table-cell>
          <table:table-cell office:value-type="float" office:value="0.7624" calcext:value-type="float">
            <text:p>0.7624</text:p>
          </table:table-cell>
          <table:table-cell office:value-type="float" office:value="68.1825929840112" calcext:value-type="float">
            <text:p>68.1825929840112</text:p>
          </table:table-cell>
          <table:table-cell office:value-type="float" office:value="135.835432522671" calcext:value-type="float">
            <text:p>135.835432522671</text:p>
          </table:table-cell>
          <table:table-cell office:value-type="float" office:value="2.18322793440835" calcext:value-type="float">
            <text:p>2.18322793440835</text:p>
          </table:table-cell>
          <table:table-cell office:value-type="float" office:value="2040.0439" calcext:value-type="float">
            <text:p>2040.0439</text:p>
          </table:table-cell>
          <table:table-cell office:value-type="string" calcext:value-type="string">
            <text:p>KO</text:p>
          </table:table-cell>
          <table:table-cell office:value-type="float" office:value="7624" calcext:value-type="float">
            <text:p>7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38" calcext:value-type="float">
            <text:p>6838</text:p>
          </table:table-cell>
          <table:table-cell office:value-type="float" office:value="397" calcext:value-type="float">
            <text:p>397</text:p>
          </table:table-cell>
          <table:table-cell office:value-type="float" office:value="118" calcext:value-type="float">
            <text:p>118</text:p>
          </table:table-cell>
          <table:table-cell office:value-type="float" office:value="252" calcext:value-type="float">
            <text:p>252</text:p>
          </table:table-cell>
          <table:table-cell office:value-type="float" office:value="19" calcext:value-type="float">
            <text:p>19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63058" calcext:value-type="float">
            <text:p>63058</text:p>
          </table:table-cell>
          <table:table-cell office:value-type="float" office:value="0" calcext:value-type="float">
            <text:p>0</text:p>
          </table:table-cell>
          <table:table-cell office:value-type="float" office:value="131642" calcext:value-type="float">
            <text:p>131642</text:p>
          </table:table-cell>
          <table:table-cell office:value-type="float" office:value="64113.0190577788" calcext:value-type="float">
            <text:p>64113.0190577788</text:p>
          </table:table-cell>
          <table:table-cell office:value-type="float" office:value="0.5525" calcext:value-type="float">
            <text:p>0.5525</text:p>
          </table:table-cell>
          <table:table-cell office:value-type="float" office:value="68.0087051142546" calcext:value-type="float">
            <text:p>68.0087051142546</text:p>
          </table:table-cell>
          <table:table-cell office:value-type="float" office:value="101.428953218512" calcext:value-type="float">
            <text:p>101.428953218512</text:p>
          </table:table-cell>
          <table:table-cell office:value-type="float" office:value="4.10144295344804" calcext:value-type="float">
            <text:p>4.10144295344804</text:p>
          </table:table-cell>
          <table:table-cell office:value-type="float" office:value="1527.2052" calcext:value-type="float">
            <text:p>1527.2052</text:p>
          </table:table-cell>
          <table:table-cell office:value-type="string" calcext:value-type="string">
            <text:p>KO</text:p>
          </table:table-cell>
          <table:table-cell office:value-type="float" office:value="5525" calcext:value-type="float">
            <text:p>5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16" calcext:value-type="float">
            <text:p>4716</text:p>
          </table:table-cell>
          <table:table-cell office:value-type="float" office:value="202" calcext:value-type="float">
            <text:p>202</text:p>
          </table:table-cell>
          <table:table-cell office:value-type="float" office:value="495" calcext:value-type="float">
            <text:p>49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74804" calcext:value-type="float">
            <text:p>74804</text:p>
          </table:table-cell>
          <table:table-cell office:value-type="float" office:value="1" calcext:value-type="float">
            <text:p>1</text:p>
          </table:table-cell>
          <table:table-cell office:value-type="float" office:value="345712" calcext:value-type="float">
            <text:p>345712</text:p>
          </table:table-cell>
          <table:table-cell office:value-type="float" office:value="84983.2888287088" calcext:value-type="float">
            <text:p>84983.2888287088</text:p>
          </table:table-cell>
          <table:table-cell office:value-type="float" office:value="0.5408" calcext:value-type="float">
            <text:p>0.5408</text:p>
          </table:table-cell>
          <table:table-cell office:value-type="float" office:value="28.6166428671587" calcext:value-type="float">
            <text:p>28.6166428671587</text:p>
          </table:table-cell>
          <table:table-cell office:value-type="float" office:value="41.4902392878963" calcext:value-type="float">
            <text:p>41.4902392878963</text:p>
          </table:table-cell>
          <table:table-cell office:value-type="float" office:value="1.77092305843232" calcext:value-type="float">
            <text:p>1.77092305843232</text:p>
          </table:table-cell>
          <table:table-cell office:value-type="float" office:value="1484.6607" calcext:value-type="float">
            <text:p>1484.6607</text:p>
          </table:table-cell>
          <table:table-cell office:value-type="string" calcext:value-type="string">
            <text:p>KO</text:p>
          </table:table-cell>
          <table:table-cell office:value-type="float" office:value="5408" calcext:value-type="float">
            <text:p>5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0" calcext:value-type="float">
            <text:p>4160</text:p>
          </table:table-cell>
          <table:table-cell office:value-type="float" office:value="425" calcext:value-type="float">
            <text:p>425</text:p>
          </table:table-cell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5336" calcext:value-type="float">
            <text:p>35336</text:p>
          </table:table-cell>
          <table:table-cell office:value-type="float" office:value="4" calcext:value-type="float">
            <text:p>4</text:p>
          </table:table-cell>
          <table:table-cell office:value-type="float" office:value="568124" calcext:value-type="float">
            <text:p>568124</text:p>
          </table:table-cell>
          <table:table-cell office:value-type="float" office:value="61391.1379171344" calcext:value-type="float">
            <text:p>61391.1379171344</text:p>
          </table:table-cell>
          <table:table-cell office:value-type="float" office:value="0.2253" calcext:value-type="float">
            <text:p>0.2253</text:p>
          </table:table-cell>
          <table:table-cell office:value-type="float" office:value="17.3094831734514" calcext:value-type="float">
            <text:p>17.3094831734514</text:p>
          </table:table-cell>
          <table:table-cell office:value-type="float" office:value="12.1517457073564" calcext:value-type="float">
            <text:p>12.1517457073564</text:p>
          </table:table-cell>
          <table:table-cell office:value-type="float" office:value="1.80716075468481" calcext:value-type="float">
            <text:p>1.80716075468481</text:p>
          </table:table-cell>
          <table:table-cell office:value-type="float" office:value="718.8769" calcext:value-type="float">
            <text:p>718.8769</text:p>
          </table:table-cell>
          <table:table-cell office:value-type="string" calcext:value-type="string">
            <text:p>KO</text:p>
          </table:table-cell>
          <table:table-cell office:value-type="float" office:value="2253" calcext:value-type="float">
            <text:p>2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76589" calcext:value-type="float">
            <text:p>76589</text:p>
          </table:table-cell>
          <table:table-cell office:value-type="float" office:value="1" calcext:value-type="float">
            <text:p>1</text:p>
          </table:table-cell>
          <table:table-cell office:value-type="float" office:value="474578" calcext:value-type="float">
            <text:p>474578</text:p>
          </table:table-cell>
          <table:table-cell office:value-type="float" office:value="63847.7045419995" calcext:value-type="float">
            <text:p>63847.7045419995</text:p>
          </table:table-cell>
          <table:table-cell office:value-type="float" office:value="0.6881" calcext:value-type="float">
            <text:p>0.6881</text:p>
          </table:table-cell>
          <table:table-cell office:value-type="float" office:value="20.8864196499436" calcext:value-type="float">
            <text:p>20.8864196499436</text:p>
          </table:table-cell>
          <table:table-cell office:value-type="float" office:value="37.6860176353179" calcext:value-type="float">
            <text:p>37.6860176353179</text:p>
          </table:table-cell>
          <table:table-cell office:value-type="float" office:value="0.877927199078909" calcext:value-type="float">
            <text:p>0.877927199078909</text:p>
          </table:table-cell>
          <table:table-cell office:value-type="float" office:value="1847.6351" calcext:value-type="float">
            <text:p>1847.6351</text:p>
          </table:table-cell>
          <table:table-cell office:value-type="string" calcext:value-type="string">
            <text:p>KO</text:p>
          </table:table-cell>
          <table:table-cell office:value-type="float" office:value="6881" calcext:value-type="float">
            <text:p>6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0" calcext:value-type="float">
            <text:p>5640</text:p>
          </table:table-cell>
          <table:table-cell office:value-type="float" office:value="718" calcext:value-type="float">
            <text:p>718</text:p>
          </table:table-cell>
          <table:table-cell office:value-type="float" office:value="206" calcext:value-type="float">
            <text:p>206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8261" calcext:value-type="float">
            <text:p>98261</text:p>
          </table:table-cell>
          <table:table-cell office:value-type="float" office:value="1" calcext:value-type="float">
            <text:p>1</text:p>
          </table:table-cell>
          <table:table-cell office:value-type="float" office:value="316963" calcext:value-type="float">
            <text:p>316963</text:p>
          </table:table-cell>
          <table:table-cell office:value-type="float" office:value="64490.5242426371" calcext:value-type="float">
            <text:p>64490.5242426371</text:p>
          </table:table-cell>
          <table:table-cell office:value-type="float" office:value="0.8423" calcext:value-type="float">
            <text:p>0.8423</text:p>
          </table:table-cell>
          <table:table-cell office:value-type="float" office:value="31.4034845306435" calcext:value-type="float">
            <text:p>31.4034845306435</text:p>
          </table:table-cell>
          <table:table-cell office:value-type="float" office:value="68.3437008584535" calcext:value-type="float">
            <text:p>68.3437008584535</text:p>
          </table:table-cell>
          <table:table-cell office:value-type="float" office:value="0.667403781686116" calcext:value-type="float">
            <text:p>0.667403781686116</text:p>
          </table:table-cell>
          <table:table-cell office:value-type="float" office:value="2228.5409" calcext:value-type="float">
            <text:p>2228.5409</text:p>
          </table:table-cell>
          <table:table-cell office:value-type="string" calcext:value-type="string">
            <text:p>KO</text:p>
          </table:table-cell>
          <table:table-cell office:value-type="float" office:value="8423" calcext:value-type="float">
            <text:p>8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13" calcext:value-type="float">
            <text:p>6813</text:p>
          </table:table-cell>
          <table:table-cell office:value-type="float" office:value="678" calcext:value-type="float">
            <text:p>678</text:p>
          </table:table-cell>
          <table:table-cell office:value-type="float" office:value="363" calcext:value-type="float">
            <text:p>363</text:p>
          </table:table-cell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85031" calcext:value-type="float">
            <text:p>85031</text:p>
          </table:table-cell>
          <table:table-cell office:value-type="float" office:value="0" calcext:value-type="float">
            <text:p>0</text:p>
          </table:table-cell>
          <table:table-cell office:value-type="float" office:value="281046" calcext:value-type="float">
            <text:p>281046</text:p>
          </table:table-cell>
          <table:table-cell office:value-type="float" office:value="61376.8134800343" calcext:value-type="float">
            <text:p>61376.8134800343</text:p>
          </table:table-cell>
          <table:table-cell office:value-type="float" office:value="0.7991" calcext:value-type="float">
            <text:p>0.7991</text:p>
          </table:table-cell>
          <table:table-cell office:value-type="float" office:value="35.2319850052672" calcext:value-type="float">
            <text:p>35.2319850052672</text:p>
          </table:table-cell>
          <table:table-cell office:value-type="float" office:value="72.8634987111699" calcext:value-type="float">
            <text:p>72.8634987111699</text:p>
          </table:table-cell>
          <table:table-cell office:value-type="float" office:value="0.953885350276395" calcext:value-type="float">
            <text:p>0.953885350276395</text:p>
          </table:table-cell>
          <table:table-cell office:value-type="float" office:value="2117.7411" calcext:value-type="float">
            <text:p>2117.7411</text:p>
          </table:table-cell>
          <table:table-cell office:value-type="string" calcext:value-type="string">
            <text:p>KO</text:p>
          </table:table-cell>
          <table:table-cell office:value-type="float" office:value="7991" calcext:value-type="float">
            <text:p>7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19" calcext:value-type="float">
            <text:p>6219</text:p>
          </table:table-cell>
          <table:table-cell office:value-type="float" office:value="1113" calcext:value-type="float">
            <text:p>1113</text:p>
          </table:table-cell>
          <table:table-cell office:value-type="float" office:value="407" calcext:value-type="float">
            <text:p>407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15582" calcext:value-type="float">
            <text:p>15582</text:p>
          </table:table-cell>
          <table:table-cell office:value-type="float" office:value="2488.55697068095" calcext:value-type="float">
            <text:p>2488.55697068095</text:p>
          </table:table-cell>
          <table:table-cell office:value-type="float" office:value="0" calcext:value-type="float">
            <text:p>0</text:p>
          </table:table-cell>
          <table:table-cell office:value-type="float" office:value="357.117348760803" calcext:value-type="float">
            <text:p>357.117348760803</text:p>
          </table:table-cell>
          <table:table-cell office:value-type="float" office:value="56.8458279765731" calcext:value-type="float">
            <text:p>56.8458279765731</text:p>
          </table:table-cell>
          <table:table-cell office:value-type="float" office:value="48.1271427040926" calcext:value-type="float">
            <text:p>48.1271427040926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6441" calcext:value-type="float">
            <text:p>96441</text:p>
          </table:table-cell>
          <table:table-cell office:value-type="float" office:value="0" calcext:value-type="float">
            <text:p>0</text:p>
          </table:table-cell>
          <table:table-cell office:value-type="float" office:value="1059996" calcext:value-type="float">
            <text:p>1059996</text:p>
          </table:table-cell>
          <table:table-cell office:value-type="float" office:value="197413.583435272" calcext:value-type="float">
            <text:p>197413.583435272</text:p>
          </table:table-cell>
          <table:table-cell office:value-type="float" office:value="0.4505" calcext:value-type="float">
            <text:p>0.4505</text:p>
          </table:table-cell>
          <table:table-cell office:value-type="float" office:value="9.36605834117741" calcext:value-type="float">
            <text:p>9.36605834117741</text:p>
          </table:table-cell>
          <table:table-cell office:value-type="float" office:value="11.6651073642975" calcext:value-type="float">
            <text:p>11.6651073642975</text:p>
          </table:table-cell>
          <table:table-cell office:value-type="float" office:value="0.693591377021312" calcext:value-type="float">
            <text:p>0.693591377021312</text:p>
          </table:table-cell>
          <table:table-cell office:value-type="float" office:value="1275.3572" calcext:value-type="float">
            <text:p>1275.3572</text:p>
          </table:table-cell>
          <table:table-cell/>
          <table:table-cell office:value-type="float" office:value="4505" calcext:value-type="float">
            <text:p>4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24" calcext:value-type="float">
            <text:p>39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2367" calcext:value-type="float">
            <text:p>52367</text:p>
          </table:table-cell>
          <table:table-cell office:value-type="float" office:value="1" calcext:value-type="float">
            <text:p>1</text:p>
          </table:table-cell>
          <table:table-cell office:value-type="float" office:value="310632" calcext:value-type="float">
            <text:p>310632</text:p>
          </table:table-cell>
          <table:table-cell office:value-type="float" office:value="63985.0497456977" calcext:value-type="float">
            <text:p>63985.0497456977</text:p>
          </table:table-cell>
          <table:table-cell office:value-type="float" office:value="0.559" calcext:value-type="float">
            <text:p>0.559</text:p>
          </table:table-cell>
          <table:table-cell office:value-type="float" office:value="31.5045965206324" calcext:value-type="float">
            <text:p>31.5045965206324</text:p>
          </table:table-cell>
          <table:table-cell office:value-type="float" office:value="46.8327610736688" calcext:value-type="float">
            <text:p>46.8327610736688</text:p>
          </table:table-cell>
          <table:table-cell office:value-type="float" office:value="1.87236985844985" calcext:value-type="float">
            <text:p>1.87236985844985</text:p>
          </table:table-cell>
          <table:table-cell office:value-type="float" office:value="1522.2143" calcext:value-type="float">
            <text:p>1522.2143</text:p>
          </table:table-cell>
          <table:table-cell office:value-type="string" calcext:value-type="string">
            <text:p>KO</text:p>
          </table:table-cell>
          <table:table-cell office:value-type="float" office:value="5590" calcext:value-type="float">
            <text:p>55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8" calcext:value-type="float">
            <text:p>3598</text:p>
          </table:table-cell>
          <table:table-cell office:value-type="float" office:value="1043" calcext:value-type="float">
            <text:p>1043</text:p>
          </table:table-cell>
          <table:table-cell office:value-type="float" office:value="673" calcext:value-type="float">
            <text:p>673</text:p>
          </table:table-cell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25.1286998818084" calcext:value-type="float">
            <text:p>25.1286998818084</text:p>
          </table:table-cell>
          <table:table-cell office:value-type="float" office:value="0" calcext:value-type="float">
            <text:p>0</text:p>
          </table:table-cell>
          <table:table-cell office:value-type="float" office:value="436.262106273449" calcext:value-type="float">
            <text:p>436.262106273449</text:p>
          </table:table-cell>
          <table:table-cell office:value-type="float" office:value="69.4440657446994" calcext:value-type="float">
            <text:p>69.4440657446994</text:p>
          </table:table-cell>
          <table:table-cell office:value-type="float" office:value="58.7931354157578" calcext:value-type="float">
            <text:p>58.7931354157578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3192" calcext:value-type="float">
            <text:p>3192</text:p>
          </table:table-cell>
          <table:table-cell office:value-type="float" office:value="919.221441437127" calcext:value-type="float">
            <text:p>919.221441437127</text:p>
          </table:table-cell>
          <table:table-cell office:value-type="float" office:value="0" calcext:value-type="float">
            <text:p>0</text:p>
          </table:table-cell>
          <table:table-cell office:value-type="float" office:value="635.162601626016" calcext:value-type="float">
            <text:p>635.162601626016</text:p>
          </table:table-cell>
          <table:table-cell office:value-type="float" office:value="101.104984438516" calcext:value-type="float">
            <text:p>101.104984438516</text:p>
          </table:table-cell>
          <table:table-cell office:value-type="float" office:value="85.5980849847561" calcext:value-type="float">
            <text:p>85.5980849847561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3542" calcext:value-type="float">
            <text:p>3542</text:p>
          </table:table-cell>
          <table:table-cell office:value-type="float" office:value="1112.61103116487" calcext:value-type="float">
            <text:p>1112.61103116487</text:p>
          </table:table-cell>
          <table:table-cell office:value-type="float" office:value="0" calcext:value-type="float">
            <text:p>0</text:p>
          </table:table-cell>
          <table:table-cell office:value-type="float" office:value="360.048966659466" calcext:value-type="float">
            <text:p>360.048966659466</text:p>
          </table:table-cell>
          <table:table-cell office:value-type="float" office:value="57.3124819975517" calcext:value-type="float">
            <text:p>57.3124819975517</text:p>
          </table:table-cell>
          <table:table-cell office:value-type="float" office:value="48.5222240224671" calcext:value-type="float">
            <text:p>48.5222240224671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7106" calcext:value-type="float">
            <text:p>7106</text:p>
          </table:table-cell>
          <table:table-cell office:value-type="float" office:value="917.712146335135" calcext:value-type="float">
            <text:p>917.712146335135</text:p>
          </table:table-cell>
          <table:table-cell office:value-type="float" office:value="0" calcext:value-type="float">
            <text:p>0</text:p>
          </table:table-cell>
          <table:table-cell office:value-type="float" office:value="428.871638718532" calcext:value-type="float">
            <text:p>428.871638718532</text:p>
          </table:table-cell>
          <table:table-cell office:value-type="float" office:value="68.2676534288288" calcext:value-type="float">
            <text:p>68.2676534288288</text:p>
          </table:table-cell>
          <table:table-cell office:value-type="float" office:value="57.7971544366771" calcext:value-type="float">
            <text:p>57.7971544366771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4092" calcext:value-type="float">
            <text:p>4092</text:p>
          </table:table-cell>
          <table:table-cell office:value-type="float" office:value="1016.67333400183" calcext:value-type="float">
            <text:p>1016.67333400183</text:p>
          </table:table-cell>
          <table:table-cell office:value-type="float" office:value="0" calcext:value-type="float">
            <text:p>0</text:p>
          </table:table-cell>
          <table:table-cell office:value-type="float" office:value="413.223140495868" calcext:value-type="float">
            <text:p>413.223140495868</text:p>
          </table:table-cell>
          <table:table-cell office:value-type="float" office:value="65.7767303719008" calcext:value-type="float">
            <text:p>65.7767303719008</text:p>
          </table:table-cell>
          <table:table-cell office:value-type="float" office:value="55.6882747933884" calcext:value-type="float">
            <text:p>55.6882747933884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347" calcext:value-type="float">
            <text:p>10347</text:p>
          </table:table-cell>
          <table:table-cell office:value-type="float" office:value="0" calcext:value-type="float">
            <text:p>0</text:p>
          </table:table-cell>
          <table:table-cell office:value-type="float" office:value="65911" calcext:value-type="float">
            <text:p>65911</text:p>
          </table:table-cell>
          <table:table-cell office:value-type="float" office:value="17613.4367182067" calcext:value-type="float">
            <text:p>17613.4367182067</text:p>
          </table:table-cell>
          <table:table-cell office:value-type="float" office:value="0.0007" calcext:value-type="float">
            <text:p>0.0007</text:p>
          </table:table-cell>
          <table:table-cell office:value-type="float" office:value="121.285627653123" calcext:value-type="float">
            <text:p>121.285627653123</text:p>
          </table:table-cell>
          <table:table-cell office:value-type="float" office:value="19.4947458687083" calcext:value-type="float">
            <text:p>19.4947458687083</text:p>
          </table:table-cell>
          <table:table-cell office:value-type="float" office:value="16.3336918208005" calcext:value-type="float">
            <text:p>16.3336918208005</text:p>
          </table:table-cell>
          <table:table-cell office:value-type="float" office:value="164.5918" calcext:value-type="float">
            <text:p>164.591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8.71123399697196" calcext:value-type="float">
            <text:p>8.71123399697196</text:p>
          </table:table-cell>
          <table:table-cell office:value-type="float" office:value="0" calcext:value-type="float">
            <text:p>0</text:p>
          </table:table-cell>
          <table:table-cell office:value-type="float" office:value="429.442583526583" calcext:value-type="float">
            <text:p>429.442583526583</text:p>
          </table:table-cell>
          <table:table-cell office:value-type="float" office:value="68.3585362449541" calcext:value-type="float">
            <text:p>68.3585362449541</text:p>
          </table:table-cell>
          <table:table-cell office:value-type="float" office:value="57.8740981705746" calcext:value-type="float">
            <text:p>57.8740981705746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5444" calcext:value-type="float">
            <text:p>15444</text:p>
          </table:table-cell>
          <table:table-cell office:value-type="float" office:value="1954.12293940904" calcext:value-type="float">
            <text:p>1954.12293940904</text:p>
          </table:table-cell>
          <table:table-cell office:value-type="float" office:value="0" calcext:value-type="float">
            <text:p>0</text:p>
          </table:table-cell>
          <table:table-cell office:value-type="float" office:value="268.521253457211" calcext:value-type="float">
            <text:p>268.521253457211</text:p>
          </table:table-cell>
          <table:table-cell office:value-type="float" office:value="42.7431292124272" calcext:value-type="float">
            <text:p>42.7431292124272</text:p>
          </table:table-cell>
          <table:table-cell office:value-type="float" office:value="36.1874345479445" calcext:value-type="float">
            <text:p>36.1874345479445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8.5713807023064" calcext:value-type="float">
            <text:p>18.5713807023064</text:p>
          </table:table-cell>
          <table:table-cell office:value-type="float" office:value="0" calcext:value-type="float">
            <text:p>0</text:p>
          </table:table-cell>
          <table:table-cell office:value-type="float" office:value="510.490581448772" calcext:value-type="float">
            <text:p>510.490581448772</text:p>
          </table:table-cell>
          <table:table-cell office:value-type="float" office:value="81.2597312267089" calcext:value-type="float">
            <text:p>81.2597312267089</text:p>
          </table:table-cell>
          <table:table-cell office:value-type="float" office:value="68.7965822655572" calcext:value-type="float">
            <text:p>68.7965822655572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float" office:value="2663.55798471707" calcext:value-type="float">
            <text:p>2663.55798471707</text:p>
          </table:table-cell>
          <table:table-cell office:value-type="float" office:value="0" calcext:value-type="float">
            <text:p>0</text:p>
          </table:table-cell>
          <table:table-cell office:value-type="float" office:value="413.274372856139" calcext:value-type="float">
            <text:p>413.274372856139</text:p>
          </table:table-cell>
          <table:table-cell office:value-type="float" office:value="65.7848855229987" calcext:value-type="float">
            <text:p>65.7848855229987</text:p>
          </table:table-cell>
          <table:table-cell office:value-type="float" office:value="55.6951791544406" calcext:value-type="float">
            <text:p>55.6951791544406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1146.76559440792" calcext:value-type="float">
            <text:p>1146.76559440792</text:p>
          </table:table-cell>
          <table:table-cell office:value-type="float" office:value="0" calcext:value-type="float">
            <text:p>0</text:p>
          </table:table-cell>
          <table:table-cell office:value-type="float" office:value="650.195058517555" calcext:value-type="float">
            <text:p>650.195058517555</text:p>
          </table:table-cell>
          <table:table-cell office:value-type="float" office:value="103.497846228869" calcext:value-type="float">
            <text:p>103.497846228869</text:p>
          </table:table-cell>
          <table:table-cell office:value-type="float" office:value="87.6239434330299" calcext:value-type="float">
            <text:p>87.6239434330299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806" calcext:value-type="float">
            <text:p>20806</text:p>
          </table:table-cell>
          <table:table-cell office:value-type="float" office:value="1" calcext:value-type="float">
            <text:p>1</text:p>
          </table:table-cell>
          <table:table-cell office:value-type="float" office:value="110667" calcext:value-type="float">
            <text:p>110667</text:p>
          </table:table-cell>
          <table:table-cell office:value-type="float" office:value="17096.3181926536" calcext:value-type="float">
            <text:p>17096.3181926536</text:p>
          </table:table-cell>
          <table:table-cell office:value-type="float" office:value="0.0225" calcext:value-type="float">
            <text:p>0.0225</text:p>
          </table:table-cell>
          <table:table-cell office:value-type="float" office:value="85.6956775100264" calcext:value-type="float">
            <text:p>85.6956775100264</text:p>
          </table:table-cell>
          <table:table-cell office:value-type="float" office:value="17.9228659901707" calcext:value-type="float">
            <text:p>17.9228659901707</text:p>
          </table:table-cell>
          <table:table-cell office:value-type="float" office:value="11.2889828297998" calcext:value-type="float">
            <text:p>11.2889828297998</text:p>
          </table:table-cell>
          <table:table-cell office:value-type="float" office:value="214.165" calcext:value-type="float">
            <text:p>214.165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352" calcext:value-type="float">
            <text:p>3352</text:p>
          </table:table-cell>
          <table:table-cell office:value-type="float" office:value="790.600467573755" calcext:value-type="float">
            <text:p>790.600467573755</text:p>
          </table:table-cell>
          <table:table-cell office:value-type="float" office:value="0" calcext:value-type="float">
            <text:p>0</text:p>
          </table:table-cell>
          <table:table-cell office:value-type="float" office:value="510.803493895898" calcext:value-type="float">
            <text:p>510.803493895898</text:p>
          </table:table-cell>
          <table:table-cell office:value-type="float" office:value="81.3095405322572" calcext:value-type="float">
            <text:p>81.3095405322572</text:p>
          </table:table-cell>
          <table:table-cell office:value-type="float" office:value="68.8387521070644" calcext:value-type="float">
            <text:p>68.8387521070644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float" office:value="761.840255659938" calcext:value-type="float">
            <text:p>761.840255659938</text:p>
          </table:table-cell>
          <table:table-cell office:value-type="float" office:value="0" calcext:value-type="float">
            <text:p>0</text:p>
          </table:table-cell>
          <table:table-cell office:value-type="float" office:value="686.86036128855" calcext:value-type="float">
            <text:p>686.86036128855</text:p>
          </table:table-cell>
          <table:table-cell office:value-type="float" office:value="109.334217666049" calcext:value-type="float">
            <text:p>109.334217666049</text:p>
          </table:table-cell>
          <table:table-cell office:value-type="float" office:value="92.5651658767773" calcext:value-type="float">
            <text:p>92.5651658767773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8479" calcext:value-type="float">
            <text:p>8479</text:p>
          </table:table-cell>
          <table:table-cell office:value-type="float" office:value="1" calcext:value-type="float">
            <text:p>1</text:p>
          </table:table-cell>
          <table:table-cell office:value-type="float" office:value="130962" calcext:value-type="float">
            <text:p>130962</text:p>
          </table:table-cell>
          <table:table-cell office:value-type="float" office:value="17172.1203951191" calcext:value-type="float">
            <text:p>17172.1203951191</text:p>
          </table:table-cell>
          <table:table-cell office:value-type="float" office:value="0.0146" calcext:value-type="float">
            <text:p>0.0146</text:p>
          </table:table-cell>
          <table:table-cell office:value-type="float" office:value="69.7486259520687" calcext:value-type="float">
            <text:p>69.7486259520687</text:p>
          </table:table-cell>
          <table:table-cell office:value-type="float" office:value="13.5728101547025" calcext:value-type="float">
            <text:p>13.5728101547025</text:p>
          </table:table-cell>
          <table:table-cell office:value-type="float" office:value="9.26248129864967" calcext:value-type="float">
            <text:p>9.26248129864967</text:p>
          </table:table-cell>
          <table:table-cell office:value-type="float" office:value="199.2664" calcext:value-type="float">
            <text:p>199.2664</text:p>
          </table:table-cell>
          <table:table-cell office:value-type="string" calcext:value-type="string">
            <text:p>KO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76457" calcext:value-type="float">
            <text:p>76457</text:p>
          </table:table-cell>
          <table:table-cell office:value-type="float" office:value="1" calcext:value-type="float">
            <text:p>1</text:p>
          </table:table-cell>
          <table:table-cell office:value-type="float" office:value="641879" calcext:value-type="float">
            <text:p>641879</text:p>
          </table:table-cell>
          <table:table-cell office:value-type="float" office:value="120982.759866051" calcext:value-type="float">
            <text:p>120982.759866051</text:p>
          </table:table-cell>
          <table:table-cell office:value-type="float" office:value="0.5902" calcext:value-type="float">
            <text:p>0.5902</text:p>
          </table:table-cell>
          <table:table-cell office:value-type="float" office:value="15.5369491957298" calcext:value-type="float">
            <text:p>15.5369491957298</text:p>
          </table:table-cell>
          <table:table-cell office:value-type="float" office:value="24.3229695489391" calcext:value-type="float">
            <text:p>24.3229695489391</text:p>
          </table:table-cell>
          <table:table-cell office:value-type="float" office:value="0.858058364938077" calcext:value-type="float">
            <text:p>0.858058364938077</text:p>
          </table:table-cell>
          <table:table-cell office:value-type="float" office:value="1603.0638" calcext:value-type="float">
            <text:p>1603.0638</text:p>
          </table:table-cell>
          <table:table-cell office:value-type="string" calcext:value-type="string">
            <text:p>KO</text:p>
          </table:table-cell>
          <table:table-cell office:value-type="float" office:value="5902" calcext:value-type="float">
            <text:p>5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3" calcext:value-type="float">
            <text:p>3993</text:p>
          </table:table-cell>
          <table:table-cell office:value-type="float" office:value="669" calcext:value-type="float">
            <text:p>669</text:p>
          </table:table-cell>
          <table:table-cell office:value-type="float" office:value="606" calcext:value-type="float">
            <text:p>60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83019" calcext:value-type="float">
            <text:p>83019</text:p>
          </table:table-cell>
          <table:table-cell office:value-type="float" office:value="0" calcext:value-type="float">
            <text:p>0</text:p>
          </table:table-cell>
          <table:table-cell office:value-type="float" office:value="201740" calcext:value-type="float">
            <text:p>201740</text:p>
          </table:table-cell>
          <table:table-cell office:value-type="float" office:value="61092.8995906462" calcext:value-type="float">
            <text:p>61092.8995906462</text:p>
          </table:table-cell>
          <table:table-cell office:value-type="float" office:value="0.7705" calcext:value-type="float">
            <text:p>0.7705</text:p>
          </table:table-cell>
          <table:table-cell office:value-type="float" office:value="49.0023129091693" calcext:value-type="float">
            <text:p>49.0023129091693</text:p>
          </table:table-cell>
          <table:table-cell office:value-type="float" office:value="98.4483025215978" calcext:value-type="float">
            <text:p>98.4483025215978</text:p>
          </table:table-cell>
          <table:table-cell office:value-type="float" office:value="1.51557837123662" calcext:value-type="float">
            <text:p>1.51557837123662</text:p>
          </table:table-cell>
          <table:table-cell office:value-type="float" office:value="2057.2715" calcext:value-type="float">
            <text:p>2057.2715</text:p>
          </table:table-cell>
          <table:table-cell office:value-type="string" calcext:value-type="string">
            <text:p>KO</text:p>
          </table:table-cell>
          <table:table-cell office:value-type="float" office:value="7705" calcext:value-type="float">
            <text:p>7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2" calcext:value-type="float">
            <text:p>6162</text:p>
          </table:table-cell>
          <table:table-cell office:value-type="float" office:value="457" calcext:value-type="float">
            <text:p>457</text:p>
          </table:table-cell>
          <table:table-cell office:value-type="float" office:value="764" calcext:value-type="float">
            <text:p>764</text:p>
          </table:table-cell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0895" calcext:value-type="float">
            <text:p>30895</text:p>
          </table:table-cell>
          <table:table-cell office:value-type="float" office:value="1" calcext:value-type="float">
            <text:p>1</text:p>
          </table:table-cell>
          <table:table-cell office:value-type="float" office:value="131280" calcext:value-type="float">
            <text:p>131280</text:p>
          </table:table-cell>
          <table:table-cell office:value-type="float" office:value="33232.2865916315" calcext:value-type="float">
            <text:p>33232.2865916315</text:p>
          </table:table-cell>
          <table:table-cell office:value-type="float" office:value="0.0457" calcext:value-type="float">
            <text:p>0.0457</text:p>
          </table:table-cell>
          <table:table-cell office:value-type="float" office:value="71.619385935385" calcext:value-type="float">
            <text:p>71.619385935385</text:p>
          </table:table-cell>
          <table:table-cell office:value-type="float" office:value="19.200415996727" calcext:value-type="float">
            <text:p>19.200415996727</text:p>
          </table:table-cell>
          <table:table-cell office:value-type="float" office:value="9.21074261693655" calcext:value-type="float">
            <text:p>9.21074261693655</text:p>
          </table:table-cell>
          <table:table-cell office:value-type="float" office:value="274.5238" calcext:value-type="float">
            <text:p>274.5238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1460" calcext:value-type="float">
            <text:p>31460</text:p>
          </table:table-cell>
          <table:table-cell office:value-type="float" office:value="1" calcext:value-type="float">
            <text:p>1</text:p>
          </table:table-cell>
          <table:table-cell office:value-type="float" office:value="131135" calcext:value-type="float">
            <text:p>131135</text:p>
          </table:table-cell>
          <table:table-cell office:value-type="float" office:value="32696.9459604043" calcext:value-type="float">
            <text:p>32696.9459604043</text:p>
          </table:table-cell>
          <table:table-cell office:value-type="float" office:value="0.0511" calcext:value-type="float">
            <text:p>0.0511</text:p>
          </table:table-cell>
          <table:table-cell office:value-type="float" office:value="73.6816510584369" calcext:value-type="float">
            <text:p>73.6816510584369</text:p>
          </table:table-cell>
          <table:table-cell office:value-type="float" office:value="20.7426367853801" calcext:value-type="float">
            <text:p>20.7426367853801</text:p>
          </table:table-cell>
          <table:table-cell office:value-type="float" office:value="9.42234333899454" calcext:value-type="float">
            <text:p>9.42234333899454</text:p>
          </table:table-cell>
          <table:table-cell office:value-type="float" office:value="288.2734" calcext:value-type="float">
            <text:p>288.2734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float" office:value="7456" calcext:value-type="float">
            <text:p>7456</text:p>
          </table:table-cell>
          <table:table-cell office:value-type="float" office:value="1588.86769678575" calcext:value-type="float">
            <text:p>1588.86769678575</text:p>
          </table:table-cell>
          <table:table-cell office:value-type="float" office:value="0" calcext:value-type="float">
            <text:p>0</text:p>
          </table:table-cell>
          <table:table-cell office:value-type="float" office:value="536.250536250536" calcext:value-type="float">
            <text:p>536.250536250536</text:p>
          </table:table-cell>
          <table:table-cell office:value-type="float" office:value="85.3601927820678" calcext:value-type="float">
            <text:p>85.3601927820678</text:p>
          </table:table-cell>
          <table:table-cell office:value-type="float" office:value="72.2681386743887" calcext:value-type="float">
            <text:p>72.2681386743887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123" calcext:value-type="float">
            <text:p>3123</text:p>
          </table:table-cell>
          <table:table-cell office:value-type="float" office:value="332.99641597825" calcext:value-type="float">
            <text:p>332.99641597825</text:p>
          </table:table-cell>
          <table:table-cell office:value-type="float" office:value="0" calcext:value-type="float">
            <text:p>0</text:p>
          </table:table-cell>
          <table:table-cell office:value-type="float" office:value="925.069380203515" calcext:value-type="float">
            <text:p>925.069380203515</text:p>
          </table:table-cell>
          <table:table-cell office:value-type="float" office:value="147.252254856614" calcext:value-type="float">
            <text:p>147.252254856614</text:p>
          </table:table-cell>
          <table:table-cell office:value-type="float" office:value="124.667553191489" calcext:value-type="float">
            <text:p>124.667553191489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108" calcext:value-type="float">
            <text:p>3108</text:p>
          </table:table-cell>
          <table:table-cell office:value-type="float" office:value="333.844089102144" calcext:value-type="float">
            <text:p>333.844089102144</text:p>
          </table:table-cell>
          <table:table-cell office:value-type="float" office:value="0" calcext:value-type="float">
            <text:p>0</text:p>
          </table:table-cell>
          <table:table-cell office:value-type="float" office:value="757.346258709482" calcext:value-type="float">
            <text:p>757.346258709482</text:p>
          </table:table-cell>
          <table:table-cell office:value-type="float" office:value="120.554140790669" calcext:value-type="float">
            <text:p>120.554140790669</text:p>
          </table:table-cell>
          <table:table-cell office:value-type="float" office:value="102.064241896395" calcext:value-type="float">
            <text:p>102.064241896395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3459" calcext:value-type="float">
            <text:p>3459</text:p>
          </table:table-cell>
          <table:table-cell office:value-type="float" office:value="557.692766086839" calcext:value-type="float">
            <text:p>557.692766086839</text:p>
          </table:table-cell>
          <table:table-cell office:value-type="float" office:value="0" calcext:value-type="float">
            <text:p>0</text:p>
          </table:table-cell>
          <table:table-cell office:value-type="float" office:value="807.754442649435" calcext:value-type="float">
            <text:p>807.754442649435</text:p>
          </table:table-cell>
          <table:table-cell office:value-type="float" office:value="128.578099757674" calcext:value-type="float">
            <text:p>128.578099757674</text:p>
          </table:table-cell>
          <table:table-cell office:value-type="float" office:value="108.857532310178" calcext:value-type="float">
            <text:p>108.857532310178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166" calcext:value-type="float">
            <text:p>3166</text:p>
          </table:table-cell>
          <table:table-cell office:value-type="float" office:value="303.790115523185" calcext:value-type="float">
            <text:p>303.790115523185</text:p>
          </table:table-cell>
          <table:table-cell office:value-type="float" office:value="0" calcext:value-type="float">
            <text:p>0</text:p>
          </table:table-cell>
          <table:table-cell office:value-type="float" office:value="840.05376344086" calcext:value-type="float">
            <text:p>840.05376344086</text:p>
          </table:table-cell>
          <table:table-cell office:value-type="float" office:value="133.719495547715" calcext:value-type="float">
            <text:p>133.719495547715</text:p>
          </table:table-cell>
          <table:table-cell office:value-type="float" office:value="113.21037046371" calcext:value-type="float">
            <text:p>113.21037046371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float" office:value="352.337158019971" calcext:value-type="float">
            <text:p>352.337158019971</text:p>
          </table:table-cell>
          <table:table-cell office:value-type="float" office:value="0" calcext:value-type="float">
            <text:p>0</text:p>
          </table:table-cell>
          <table:table-cell office:value-type="float" office:value="836.680053547524" calcext:value-type="float">
            <text:p>836.680053547524</text:p>
          </table:table-cell>
          <table:table-cell office:value-type="float" office:value="133.182469461178" calcext:value-type="float">
            <text:p>133.182469461178</text:p>
          </table:table-cell>
          <table:table-cell office:value-type="float" office:value="112.755710341365" calcext:value-type="float">
            <text:p>112.755710341365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183" calcext:value-type="float">
            <text:p>3183</text:p>
          </table:table-cell>
          <table:table-cell office:value-type="float" office:value="293.961250731436" calcext:value-type="float">
            <text:p>293.961250731436</text:p>
          </table:table-cell>
          <table:table-cell office:value-type="float" office:value="0" calcext:value-type="float">
            <text:p>0</text:p>
          </table:table-cell>
          <table:table-cell office:value-type="float" office:value="837.170364169108" calcext:value-type="float">
            <text:p>837.170364169108</text:p>
          </table:table-cell>
          <table:table-cell office:value-type="float" office:value="133.2605169527" calcext:value-type="float">
            <text:p>133.2605169527</text:p>
          </table:table-cell>
          <table:table-cell office:value-type="float" office:value="112.821787358728" calcext:value-type="float">
            <text:p>112.821787358728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148.376404009229" calcext:value-type="float">
            <text:p>148.376404009229</text:p>
          </table:table-cell>
          <table:table-cell office:value-type="float" office:value="0" calcext:value-type="float">
            <text:p>0</text:p>
          </table:table-cell>
          <table:table-cell office:value-type="float" office:value="790.076637433831" calcext:value-type="float">
            <text:p>790.076637433831</text:p>
          </table:table-cell>
          <table:table-cell office:value-type="float" office:value="125.764152247768" calcext:value-type="float">
            <text:p>125.764152247768</text:p>
          </table:table-cell>
          <table:table-cell office:value-type="float" office:value="106.475171841669" calcext:value-type="float">
            <text:p>106.475171841669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2" office:value-type="float" office:value="1024" calcext:value-type="float">
            <text:p>1024</text:p>
          </table:table-cell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.92929043315313" calcext:value-type="float">
            <text:p>4.92929043315313</text:p>
          </table:table-cell>
          <table:table-cell office:value-type="float" office:value="0" calcext:value-type="float">
            <text:p>0</text:p>
          </table:table-cell>
          <table:table-cell office:value-type="float" office:value="2549.0695895998" calcext:value-type="float">
            <text:p>2549.0695895998</text:p>
          </table:table-cell>
          <table:table-cell office:value-type="float" office:value="405.760100688249" calcext:value-type="float">
            <text:p>405.760100688249</text:p>
          </table:table-cell>
          <table:table-cell office:value-type="float" office:value="343.52695641091" calcext:value-type="float">
            <text:p>343.52695641091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0.0888279470102" calcext:value-type="float">
            <text:p>10.0888279470102</text:p>
          </table:table-cell>
          <table:table-cell office:value-type="float" office:value="0" calcext:value-type="float">
            <text:p>0</text:p>
          </table:table-cell>
          <table:table-cell office:value-type="float" office:value="2489.41996514812" calcext:value-type="float">
            <text:p>2489.41996514812</text:p>
          </table:table-cell>
          <table:table-cell office:value-type="float" office:value="396.265092108539" calcext:value-type="float">
            <text:p>396.265092108539</text:p>
          </table:table-cell>
          <table:table-cell office:value-type="float" office:value="337.91931167538" calcext:value-type="float">
            <text:p>337.9193116753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43" calcext:value-type="float">
            <text:p>243</text:p>
          </table:table-cell>
          <table:table-cell office:value-type="float" office:value="12.9862011164736" calcext:value-type="float">
            <text:p>12.9862011164736</text:p>
          </table:table-cell>
          <table:table-cell office:value-type="float" office:value="0" calcext:value-type="float">
            <text:p>0</text:p>
          </table:table-cell>
          <table:table-cell office:value-type="float" office:value="2445.28670986673" calcext:value-type="float">
            <text:p>2445.28670986673</text:p>
          </table:table-cell>
          <table:table-cell office:value-type="float" office:value="389.23997432449" calcext:value-type="float">
            <text:p>389.23997432449</text:p>
          </table:table-cell>
          <table:table-cell office:value-type="float" office:value="331.928567061988" calcext:value-type="float">
            <text:p>331.92856706198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2.4112379527336" calcext:value-type="float">
            <text:p>12.4112379527336</text:p>
          </table:table-cell>
          <table:table-cell office:value-type="float" office:value="0" calcext:value-type="float">
            <text:p>0</text:p>
          </table:table-cell>
          <table:table-cell office:value-type="float" office:value="2447.98041615667" calcext:value-type="float">
            <text:p>2447.98041615667</text:p>
          </table:table-cell>
          <table:table-cell office:value-type="float" office:value="389.668757649939" calcext:value-type="float">
            <text:p>389.668757649939</text:p>
          </table:table-cell>
          <table:table-cell office:value-type="float" office:value="332.294216646267" calcext:value-type="float">
            <text:p>332.29421664626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12" calcext:value-type="float">
            <text:p>212</text:p>
          </table:table-cell>
          <table:table-cell office:value-type="float" office:value="15.0043170312539" calcext:value-type="float">
            <text:p>15.0043170312539</text:p>
          </table:table-cell>
          <table:table-cell office:value-type="float" office:value="0" calcext:value-type="float">
            <text:p>0</text:p>
          </table:table-cell>
          <table:table-cell office:value-type="float" office:value="2233.63859727496" calcext:value-type="float">
            <text:p>2233.63859727496</text:p>
          </table:table-cell>
          <table:table-cell office:value-type="float" office:value="355.549893902167" calcext:value-type="float">
            <text:p>355.549893902167</text:p>
          </table:table-cell>
          <table:table-cell office:value-type="float" office:value="303.198989278535" calcext:value-type="float">
            <text:p>303.198989278535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office:value-type="float" office:value="14.5309645048083" calcext:value-type="float">
            <text:p>14.5309645048083</text:p>
          </table:table-cell>
          <table:table-cell office:value-type="float" office:value="0" calcext:value-type="float">
            <text:p>0</text:p>
          </table:table-cell>
          <table:table-cell office:value-type="float" office:value="2380.52728679402" calcext:value-type="float">
            <text:p>2380.52728679402</text:p>
          </table:table-cell>
          <table:table-cell office:value-type="float" office:value="378.931589597096" calcext:value-type="float">
            <text:p>378.931589597096</text:p>
          </table:table-cell>
          <table:table-cell office:value-type="float" office:value="323.137981312861" calcext:value-type="float">
            <text:p>323.137981312861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60" calcext:value-type="float">
            <text:p>260</text:p>
          </table:table-cell>
          <table:table-cell office:value-type="float" office:value="14.5745352282457" calcext:value-type="float">
            <text:p>14.5745352282457</text:p>
          </table:table-cell>
          <table:table-cell office:value-type="float" office:value="0" calcext:value-type="float">
            <text:p>0</text:p>
          </table:table-cell>
          <table:table-cell office:value-type="float" office:value="2170.13888888889" calcext:value-type="float">
            <text:p>2170.13888888889</text:p>
          </table:table-cell>
          <table:table-cell office:value-type="float" office:value="345.442030164931" calcext:value-type="float">
            <text:p>345.442030164931</text:p>
          </table:table-cell>
          <table:table-cell office:value-type="float" office:value="294.579399956597" calcext:value-type="float">
            <text:p>294.57939995659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243" calcext:value-type="float">
            <text:p>243</text:p>
          </table:table-cell>
          <table:table-cell office:value-type="float" office:value="21.1324844124957" calcext:value-type="float">
            <text:p>21.1324844124957</text:p>
          </table:table-cell>
          <table:table-cell office:value-type="float" office:value="0" calcext:value-type="float">
            <text:p>0</text:p>
          </table:table-cell>
          <table:table-cell office:value-type="float" office:value="2236.76116982609" calcext:value-type="float">
            <text:p>2236.76116982609</text:p>
          </table:table-cell>
          <table:table-cell office:value-type="float" office:value="356.046944025052" calcext:value-type="float">
            <text:p>356.046944025052</text:p>
          </table:table-cell>
          <table:table-cell office:value-type="float" office:value="303.622854107253" calcext:value-type="float">
            <text:p>303.622854107253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581" calcext:value-type="float">
            <text:p>581</text:p>
          </table:table-cell>
          <table:table-cell office:value-type="float" office:value="75.4162334513598" calcext:value-type="float">
            <text:p>75.4162334513598</text:p>
          </table:table-cell>
          <table:table-cell office:value-type="float" office:value="0" calcext:value-type="float">
            <text:p>0</text:p>
          </table:table-cell>
          <table:table-cell office:value-type="float" office:value="2184.47927475288" calcext:value-type="float">
            <text:p>2184.47927475288</text:p>
          </table:table-cell>
          <table:table-cell office:value-type="float" office:value="347.72472830539" calcext:value-type="float">
            <text:p>347.72472830539</text:p>
          </table:table-cell>
          <table:table-cell office:value-type="float" office:value="296.52599530337" calcext:value-type="float">
            <text:p>296.5259953033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686" calcext:value-type="float">
            <text:p>686</text:p>
          </table:table-cell>
          <table:table-cell office:value-type="float" office:value="167.801099008601" calcext:value-type="float">
            <text:p>167.801099008601</text:p>
          </table:table-cell>
          <table:table-cell office:value-type="float" office:value="0" calcext:value-type="float">
            <text:p>0</text:p>
          </table:table-cell>
          <table:table-cell office:value-type="float" office:value="1887.05948955041" calcext:value-type="float">
            <text:p>1887.05948955041</text:p>
          </table:table-cell>
          <table:table-cell office:value-type="float" office:value="300.381539840543" calcext:value-type="float">
            <text:p>300.381539840543</text:p>
          </table:table-cell>
          <table:table-cell office:value-type="float" office:value="256.153583054206" calcext:value-type="float">
            <text:p>256.153583054206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81" calcext:value-type="float">
            <text:p>281</text:p>
          </table:table-cell>
          <table:table-cell office:value-type="float" office:value="100" calcext:value-type="float">
            <text:p>100</text:p>
          </table:table-cell>
          <table:table-cell office:value-type="float" office:value="1570" calcext:value-type="float">
            <text:p>1570</text:p>
          </table:table-cell>
          <table:table-cell office:value-type="float" office:value="161.302486308914" calcext:value-type="float">
            <text:p>161.302486308914</text:p>
          </table:table-cell>
          <table:table-cell office:value-type="float" office:value="0" calcext:value-type="float">
            <text:p>0</text:p>
          </table:table-cell>
          <table:table-cell office:value-type="float" office:value="1892.41614230969" calcext:value-type="float">
            <text:p>1892.41614230969</text:p>
          </table:table-cell>
          <table:table-cell office:value-type="float" office:value="301.234210152813" calcext:value-type="float">
            <text:p>301.234210152813</text:p>
          </table:table-cell>
          <table:table-cell office:value-type="float" office:value="258.728769456403" calcext:value-type="float">
            <text:p>258.728769456403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3619" calcext:value-type="float">
            <text:p>3619</text:p>
          </table:table-cell>
          <table:table-cell office:value-type="float" office:value="230.484648444553" calcext:value-type="float">
            <text:p>230.484648444553</text:p>
          </table:table-cell>
          <table:table-cell office:value-type="float" office:value="0" calcext:value-type="float">
            <text:p>0</text:p>
          </table:table-cell>
          <table:table-cell office:value-type="float" office:value="2181.02508178844" calcext:value-type="float">
            <text:p>2181.02508178844</text:p>
          </table:table-cell>
          <table:table-cell office:value-type="float" office:value="347.174890948746" calcext:value-type="float">
            <text:p>347.174890948746</text:p>
          </table:table-cell>
          <table:table-cell office:value-type="float" office:value="300.316930207197" calcext:value-type="float">
            <text:p>300.31693020719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041" calcext:value-type="float">
            <text:p>1041</text:p>
          </table:table-cell>
          <table:table-cell office:value-type="float" office:value="15.2889508858522" calcext:value-type="float">
            <text:p>15.2889508858522</text:p>
          </table:table-cell>
          <table:table-cell office:value-type="float" office:value="0" calcext:value-type="float">
            <text:p>0</text:p>
          </table:table-cell>
          <table:table-cell office:value-type="float" office:value="2221.23500666371" calcext:value-type="float">
            <text:p>2221.23500666371</text:p>
          </table:table-cell>
          <table:table-cell office:value-type="float" office:value="353.575494224789" calcext:value-type="float">
            <text:p>353.575494224789</text:p>
          </table:table-cell>
          <table:table-cell office:value-type="float" office:value="308.022823189693" calcext:value-type="float">
            <text:p>308.022823189693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3105" calcext:value-type="float">
            <text:p>3105</text:p>
          </table:table-cell>
          <table:table-cell office:value-type="float" office:value="75.4356834224982" calcext:value-type="float">
            <text:p>75.4356834224982</text:p>
          </table:table-cell>
          <table:table-cell office:value-type="float" office:value="0" calcext:value-type="float">
            <text:p>0</text:p>
          </table:table-cell>
          <table:table-cell office:value-type="float" office:value="2842.12022168538" calcext:value-type="float">
            <text:p>2842.12022168538</text:p>
          </table:table-cell>
          <table:table-cell office:value-type="float" office:value="452.407808725309" calcext:value-type="float">
            <text:p>452.407808725309</text:p>
          </table:table-cell>
          <table:table-cell office:value-type="float" office:value="394.122140116527" calcext:value-type="float">
            <text:p>394.12214011652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30" calcext:value-type="float">
            <text:p>3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73" calcext:value-type="float">
            <text:p>1073</text:p>
          </table:table-cell>
          <table:table-cell office:value-type="float" office:value="28.4076897518964" calcext:value-type="float">
            <text:p>28.4076897518964</text:p>
          </table:table-cell>
          <table:table-cell office:value-type="float" office:value="0" calcext:value-type="float">
            <text:p>0</text:p>
          </table:table-cell>
          <table:table-cell office:value-type="float" office:value="2930.188264596" calcext:value-type="float">
            <text:p>2930.188264596</text:p>
          </table:table-cell>
          <table:table-cell office:value-type="float" office:value="466.426452274559" calcext:value-type="float">
            <text:p>466.426452274559</text:p>
          </table:table-cell>
          <table:table-cell office:value-type="float" office:value="406.334700754524" calcext:value-type="float">
            <text:p>406.334700754524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58" calcext:value-type="float">
            <text:p>258</text:p>
          </table:table-cell>
          <table:table-cell office:value-type="float" office:value="25.53974292156" calcext:value-type="float">
            <text:p>25.53974292156</text:p>
          </table:table-cell>
          <table:table-cell office:value-type="float" office:value="0" calcext:value-type="float">
            <text:p>0</text:p>
          </table:table-cell>
          <table:table-cell office:value-type="float" office:value="2625.01640635254" calcext:value-type="float">
            <text:p>2625.01640635254</text:p>
          </table:table-cell>
          <table:table-cell office:value-type="float" office:value="417.84929124557" calcext:value-type="float">
            <text:p>417.84929124557</text:p>
          </table:table-cell>
          <table:table-cell office:value-type="float" office:value="364.015946974669" calcext:value-type="float">
            <text:p>364.015946974669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1215" calcext:value-type="float">
            <text:p>1215</text:p>
          </table:table-cell>
          <table:table-cell office:value-type="float" office:value="105.012825765046" calcext:value-type="float">
            <text:p>105.012825765046</text:p>
          </table:table-cell>
          <table:table-cell office:value-type="float" office:value="0" calcext:value-type="float">
            <text:p>0</text:p>
          </table:table-cell>
          <table:table-cell office:value-type="float" office:value="2422.04056917953" calcext:value-type="float">
            <text:p>2422.04056917953</text:p>
          </table:table-cell>
          <table:table-cell office:value-type="float" office:value="385.53966091432" calcext:value-type="float">
            <text:p>385.53966091432</text:p>
          </table:table-cell>
          <table:table-cell office:value-type="float" office:value="335.868907054193" calcext:value-type="float">
            <text:p>335.868907054193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60" calcext:value-type="float">
            <text:p>6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19.0460578499692" calcext:value-type="float">
            <text:p>19.0460578499692</text:p>
          </table:table-cell>
          <table:table-cell office:value-type="float" office:value="0" calcext:value-type="float">
            <text:p>0</text:p>
          </table:table-cell>
          <table:table-cell office:value-type="float" office:value="2563.44527044348" calcext:value-type="float">
            <text:p>2563.44527044348</text:p>
          </table:table-cell>
          <table:table-cell office:value-type="float" office:value="408.048417072546" calcext:value-type="float">
            <text:p>408.048417072546</text:p>
          </table:table-cell>
          <table:table-cell office:value-type="float" office:value="355.477762112279" calcext:value-type="float">
            <text:p>355.477762112279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70" calcext:value-type="float">
            <text:p>7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1399" calcext:value-type="float">
            <text:p>1399</text:p>
          </table:table-cell>
          <table:table-cell office:value-type="float" office:value="134.625418962681" calcext:value-type="float">
            <text:p>134.625418962681</text:p>
          </table:table-cell>
          <table:table-cell office:value-type="float" office:value="0" calcext:value-type="float">
            <text:p>0</text:p>
          </table:table-cell>
          <table:table-cell office:value-type="float" office:value="2386.35007755638" calcext:value-type="float">
            <text:p>2386.35007755638</text:p>
          </table:table-cell>
          <table:table-cell office:value-type="float" office:value="379.858459611025" calcext:value-type="float">
            <text:p>379.858459611025</text:p>
          </table:table-cell>
          <table:table-cell office:value-type="float" office:value="330.919639661138" calcext:value-type="float">
            <text:p>330.91963966113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float" office:value="117.346997807315" calcext:value-type="float">
            <text:p>117.346997807315</text:p>
          </table:table-cell>
          <table:table-cell office:value-type="float" office:value="0" calcext:value-type="float">
            <text:p>0</text:p>
          </table:table-cell>
          <table:table-cell office:value-type="float" office:value="2271.69468423444" calcext:value-type="float">
            <text:p>2271.69468423444</text:p>
          </table:table-cell>
          <table:table-cell office:value-type="float" office:value="361.607649931849" calcext:value-type="float">
            <text:p>361.607649931849</text:p>
          </table:table-cell>
          <table:table-cell office:value-type="float" office:value="315.020161290323" calcext:value-type="float">
            <text:p>315.020161290323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  <table:table-cell office:value-type="float" office:value="1521" calcext:value-type="float">
            <text:p>1521</text:p>
          </table:table-cell>
          <table:table-cell office:value-type="float" office:value="155.461580351817" calcext:value-type="float">
            <text:p>155.461580351817</text:p>
          </table:table-cell>
          <table:table-cell office:value-type="float" office:value="0" calcext:value-type="float">
            <text:p>0</text:p>
          </table:table-cell>
          <table:table-cell office:value-type="float" office:value="1959.82361587457" calcext:value-type="float">
            <text:p>1959.82361587457</text:p>
          </table:table-cell>
          <table:table-cell office:value-type="float" office:value="311.964110730034" calcext:value-type="float">
            <text:p>311.964110730034</text:p>
          </table:table-cell>
          <table:table-cell office:value-type="float" office:value="271.772415482607" calcext:value-type="float">
            <text:p>271.77241548260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44" calcext:value-type="float">
            <text:p>344</text:p>
          </table:table-cell>
          <table:table-cell office:value-type="float" office:value="100" calcext:value-type="float">
            <text:p>100</text:p>
          </table:table-cell>
          <table:table-cell office:value-type="float" office:value="880" calcext:value-type="float">
            <text:p>880</text:p>
          </table:table-cell>
          <table:table-cell office:value-type="float" office:value="165.305692750424" calcext:value-type="float">
            <text:p>165.305692750424</text:p>
          </table:table-cell>
          <table:table-cell office:value-type="float" office:value="0" calcext:value-type="float">
            <text:p>0</text:p>
          </table:table-cell>
          <table:table-cell office:value-type="float" office:value="1931.34083337357" calcext:value-type="float">
            <text:p>1931.34083337357</text:p>
          </table:table-cell>
          <table:table-cell office:value-type="float" office:value="307.430230312394" calcext:value-type="float">
            <text:p>307.430230312394</text:p>
          </table:table-cell>
          <table:table-cell office:value-type="float" office:value="269.708729660567" calcext:value-type="float">
            <text:p>269.70872966056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36.9787748505731" calcext:value-type="float">
            <text:p>36.9787748505731</text:p>
          </table:table-cell>
          <table:table-cell office:value-type="float" office:value="0" calcext:value-type="float">
            <text:p>0</text:p>
          </table:table-cell>
          <table:table-cell office:value-type="float" office:value="2674.69073888332" calcext:value-type="float">
            <text:p>2674.69073888332</text:p>
          </table:table-cell>
          <table:table-cell office:value-type="float" office:value="425.75643597459" calcext:value-type="float">
            <text:p>425.75643597459</text:p>
          </table:table-cell>
          <table:table-cell office:value-type="float" office:value="368.292377131394" calcext:value-type="float">
            <text:p>368.292377131394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82" calcext:value-type="float">
            <text:p>1082</text:p>
          </table:table-cell>
          <table:table-cell office:value-type="float" office:value="18.6378722518827" calcext:value-type="float">
            <text:p>18.6378722518827</text:p>
          </table:table-cell>
          <table:table-cell office:value-type="float" office:value="0" calcext:value-type="float">
            <text:p>0</text:p>
          </table:table-cell>
          <table:table-cell office:value-type="float" office:value="2446.03436678285" calcext:value-type="float">
            <text:p>2446.03436678285</text:p>
          </table:table-cell>
          <table:table-cell office:value-type="float" office:value="389.358986118755" calcext:value-type="float">
            <text:p>389.358986118755</text:p>
          </table:table-cell>
          <table:table-cell office:value-type="float" office:value="339.196171956216" calcext:value-type="float">
            <text:p>339.196171956216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72" calcext:value-type="float">
            <text:p>272</text:p>
          </table:table-cell>
          <table:table-cell office:value-type="float" office:value="36.9737089353706" calcext:value-type="float">
            <text:p>36.9737089353706</text:p>
          </table:table-cell>
          <table:table-cell office:value-type="float" office:value="0" calcext:value-type="float">
            <text:p>0</text:p>
          </table:table-cell>
          <table:table-cell office:value-type="float" office:value="3023.43159486017" calcext:value-type="float">
            <text:p>3023.43159486017</text:p>
          </table:table-cell>
          <table:table-cell office:value-type="float" office:value="481.268896447468" calcext:value-type="float">
            <text:p>481.268896447468</text:p>
          </table:table-cell>
          <table:table-cell office:value-type="float" office:value="419.2649281935" calcext:value-type="float">
            <text:p>419.2649281935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643" calcext:value-type="float">
            <text:p>643</text:p>
          </table:table-cell>
          <table:table-cell office:value-type="float" office:value="127.84605925581" calcext:value-type="float">
            <text:p>127.84605925581</text:p>
          </table:table-cell>
          <table:table-cell office:value-type="float" office:value="0" calcext:value-type="float">
            <text:p>0</text:p>
          </table:table-cell>
          <table:table-cell office:value-type="float" office:value="2207.87106033008" calcext:value-type="float">
            <text:p>2207.87106033008</text:p>
          </table:table-cell>
          <table:table-cell office:value-type="float" office:value="351.448225423635" calcext:value-type="float">
            <text:p>351.448225423635</text:p>
          </table:table-cell>
          <table:table-cell office:value-type="float" office:value="306.16961969421" calcext:value-type="float">
            <text:p>306.16961969421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26" calcext:value-type="float">
            <text:p>426</text:p>
          </table:table-cell>
          <table:table-cell office:value-type="float" office:value="100" calcext:value-type="float">
            <text:p>100</text:p>
          </table:table-cell>
          <table:table-cell office:value-type="float" office:value="1816" calcext:value-type="float">
            <text:p>1816</text:p>
          </table:table-cell>
          <table:table-cell office:value-type="float" office:value="205.935529424221" calcext:value-type="float">
            <text:p>205.935529424221</text:p>
          </table:table-cell>
          <table:table-cell office:value-type="float" office:value="0" calcext:value-type="float">
            <text:p>0</text:p>
          </table:table-cell>
          <table:table-cell office:value-type="float" office:value="1952.74360476469" calcext:value-type="float">
            <text:p>1952.74360476469</text:p>
          </table:table-cell>
          <table:table-cell office:value-type="float" office:value="310.837116774068" calcext:value-type="float">
            <text:p>310.837116774068</text:p>
          </table:table-cell>
          <table:table-cell office:value-type="float" office:value="272.697593243507" calcext:value-type="float">
            <text:p>272.69759324350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5.1430082637995" calcext:value-type="float">
            <text:p>15.1430082637995</text:p>
          </table:table-cell>
          <table:table-cell office:value-type="float" office:value="0" calcext:value-type="float">
            <text:p>0</text:p>
          </table:table-cell>
          <table:table-cell office:value-type="float" office:value="2756.90950444552" calcext:value-type="float">
            <text:p>2756.90950444552</text:p>
          </table:table-cell>
          <table:table-cell office:value-type="float" office:value="438.843993383417" calcext:value-type="float">
            <text:p>438.843993383417</text:p>
          </table:table-cell>
          <table:table-cell office:value-type="float" office:value="379.613515748846" calcext:value-type="float">
            <text:p>379.613515748846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36" calcext:value-type="float">
            <text:p>1136</text:p>
          </table:table-cell>
          <table:table-cell office:value-type="float" office:value="35.292554571184" calcext:value-type="float">
            <text:p>35.292554571184</text:p>
          </table:table-cell>
          <table:table-cell office:value-type="float" office:value="0" calcext:value-type="float">
            <text:p>0</text:p>
          </table:table-cell>
          <table:table-cell office:value-type="float" office:value="3005.25920360631" calcext:value-type="float">
            <text:p>3005.25920360631</text:p>
          </table:table-cell>
          <table:table-cell office:value-type="float" office:value="478.376220886551" calcext:value-type="float">
            <text:p>478.376220886551</text:p>
          </table:table-cell>
          <table:table-cell office:value-type="float" office:value="416.744928625094" calcext:value-type="float">
            <text:p>416.744928625094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  <table:table-cell office:value-type="float" office:value="22.1983535337505" calcext:value-type="float">
            <text:p>22.1983535337505</text:p>
          </table:table-cell>
          <table:table-cell office:value-type="float" office:value="0" calcext:value-type="float">
            <text:p>0</text:p>
          </table:table-cell>
          <table:table-cell office:value-type="float" office:value="2790.56788056369" calcext:value-type="float">
            <text:p>2790.56788056369</text:p>
          </table:table-cell>
          <table:table-cell office:value-type="float" office:value="444.201723175666" calcext:value-type="float">
            <text:p>444.201723175666</text:p>
          </table:table-cell>
          <table:table-cell office:value-type="float" office:value="386.973280312544" calcext:value-type="float">
            <text:p>386.973280312544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555" calcext:value-type="float">
            <text:p>555</text:p>
          </table:table-cell>
          <table:table-cell office:value-type="float" office:value="95.1996354081484" calcext:value-type="float">
            <text:p>95.1996354081484</text:p>
          </table:table-cell>
          <table:table-cell office:value-type="float" office:value="0" calcext:value-type="float">
            <text:p>0</text:p>
          </table:table-cell>
          <table:table-cell office:value-type="float" office:value="2298.190175237" calcext:value-type="float">
            <text:p>2298.190175237</text:p>
          </table:table-cell>
          <table:table-cell office:value-type="float" office:value="365.825193909796" calcext:value-type="float">
            <text:p>365.825193909796</text:p>
          </table:table-cell>
          <table:table-cell office:value-type="float" office:value="318.694340706693" calcext:value-type="float">
            <text:p>318.694340706693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9" calcext:value-type="float">
            <text:p>459</text:p>
          </table:table-cell>
          <table:table-cell office:value-type="float" office:value="100" calcext:value-type="float">
            <text:p>100</text:p>
          </table:table-cell>
          <table:table-cell office:value-type="float" office:value="1015" calcext:value-type="float">
            <text:p>1015</text:p>
          </table:table-cell>
          <table:table-cell office:value-type="float" office:value="177.8733380839" calcext:value-type="float">
            <text:p>177.8733380839</text:p>
          </table:table-cell>
          <table:table-cell office:value-type="float" office:value="0" calcext:value-type="float">
            <text:p>0</text:p>
          </table:table-cell>
          <table:table-cell office:value-type="float" office:value="1934.42305832286" calcext:value-type="float">
            <text:p>1934.42305832286</text:p>
          </table:table-cell>
          <table:table-cell office:value-type="float" office:value="307.920857916626" calcext:value-type="float">
            <text:p>307.920857916626</text:p>
          </table:table-cell>
          <table:table-cell office:value-type="float" office:value="270.139157558758" calcext:value-type="float">
            <text:p>270.13915755875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8.7179379969972" calcext:value-type="float">
            <text:p>28.7179379969972</text:p>
          </table:table-cell>
          <table:table-cell office:value-type="float" office:value="0" calcext:value-type="float">
            <text:p>0</text:p>
          </table:table-cell>
          <table:table-cell office:value-type="float" office:value="2803.0833917309" calcext:value-type="float">
            <text:p>2803.0833917309</text:p>
          </table:table-cell>
          <table:table-cell office:value-type="float" office:value="446.193938332165" calcext:value-type="float">
            <text:p>446.193938332165</text:p>
          </table:table-cell>
          <table:table-cell office:value-type="float" office:value="385.971443587947" calcext:value-type="float">
            <text:p>385.97144358794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office:value-type="float" office:value="50.9793891175395" calcext:value-type="float">
            <text:p>50.9793891175395</text:p>
          </table:table-cell>
          <table:table-cell office:value-type="float" office:value="0" calcext:value-type="float">
            <text:p>0</text:p>
          </table:table-cell>
          <table:table-cell office:value-type="float" office:value="2950.07006416402" calcext:value-type="float">
            <text:p>2950.07006416402</text:p>
          </table:table-cell>
          <table:table-cell office:value-type="float" office:value="469.591230916734" calcext:value-type="float">
            <text:p>469.591230916734</text:p>
          </table:table-cell>
          <table:table-cell office:value-type="float" office:value="409.091747178996" calcext:value-type="float">
            <text:p>409.091747178996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74" calcext:value-type="float">
            <text:p>274</text:p>
          </table:table-cell>
          <table:table-cell office:value-type="float" office:value="19.5643686832562" calcext:value-type="float">
            <text:p>19.5643686832562</text:p>
          </table:table-cell>
          <table:table-cell office:value-type="float" office:value="0" calcext:value-type="float">
            <text:p>0</text:p>
          </table:table-cell>
          <table:table-cell office:value-type="float" office:value="2607.73192515809" calcext:value-type="float">
            <text:p>2607.73192515809</text:p>
          </table:table-cell>
          <table:table-cell office:value-type="float" office:value="415.097952930439" calcext:value-type="float">
            <text:p>415.097952930439</text:p>
          </table:table-cell>
          <table:table-cell office:value-type="float" office:value="361.619075559033" calcext:value-type="float">
            <text:p>361.619075559033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619" calcext:value-type="float">
            <text:p>619</text:p>
          </table:table-cell>
          <table:table-cell office:value-type="float" office:value="114.896784482832" calcext:value-type="float">
            <text:p>114.896784482832</text:p>
          </table:table-cell>
          <table:table-cell office:value-type="float" office:value="0" calcext:value-type="float">
            <text:p>0</text:p>
          </table:table-cell>
          <table:table-cell office:value-type="float" office:value="2226.55162816588" calcext:value-type="float">
            <text:p>2226.55162816588</text:p>
          </table:table-cell>
          <table:table-cell office:value-type="float" office:value="354.421792374061" calcext:value-type="float">
            <text:p>354.421792374061</text:p>
          </table:table-cell>
          <table:table-cell office:value-type="float" office:value="308.760089062065" calcext:value-type="float">
            <text:p>308.760089062065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15" calcext:value-type="float">
            <text:p>515</text:p>
          </table:table-cell>
          <table:table-cell office:value-type="float" office:value="100" calcext:value-type="float">
            <text:p>100</text:p>
          </table:table-cell>
          <table:table-cell office:value-type="float" office:value="1090" calcext:value-type="float">
            <text:p>1090</text:p>
          </table:table-cell>
          <table:table-cell office:value-type="float" office:value="264.986571688076" calcext:value-type="float">
            <text:p>264.986571688076</text:p>
          </table:table-cell>
          <table:table-cell office:value-type="float" office:value="0" calcext:value-type="float">
            <text:p>0</text:p>
          </table:table-cell>
          <table:table-cell office:value-type="float" office:value="1885.458402074" calcext:value-type="float">
            <text:p>1885.458402074</text:p>
          </table:table-cell>
          <table:table-cell office:value-type="float" office:value="300.126679236389" calcext:value-type="float">
            <text:p>300.126679236389</text:p>
          </table:table-cell>
          <table:table-cell office:value-type="float" office:value="263.301319820881" calcext:value-type="float">
            <text:p>263.301319820881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36.4253467188715" calcext:value-type="float">
            <text:p>36.4253467188715</text:p>
          </table:table-cell>
          <table:table-cell office:value-type="float" office:value="0" calcext:value-type="float">
            <text:p>0</text:p>
          </table:table-cell>
          <table:table-cell office:value-type="float" office:value="2696.32625547691" calcext:value-type="float">
            <text:p>2696.32625547691</text:p>
          </table:table-cell>
          <table:table-cell office:value-type="float" office:value="429.20037074486" calcext:value-type="float">
            <text:p>429.20037074486</text:p>
          </table:table-cell>
          <table:table-cell office:value-type="float" office:value="373.904617458712" calcext:value-type="float">
            <text:p>373.904617458712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131" calcext:value-type="float">
            <text:p>1131</text:p>
          </table:table-cell>
          <table:table-cell office:value-type="float" office:value="40.2831243609219" calcext:value-type="float">
            <text:p>40.2831243609219</text:p>
          </table:table-cell>
          <table:table-cell office:value-type="float" office:value="0" calcext:value-type="float">
            <text:p>0</text:p>
          </table:table-cell>
          <table:table-cell office:value-type="float" office:value="3100.53484226029" calcext:value-type="float">
            <text:p>3100.53484226029</text:p>
          </table:table-cell>
          <table:table-cell office:value-type="float" office:value="493.542167273855" calcext:value-type="float">
            <text:p>493.542167273855</text:p>
          </table:table-cell>
          <table:table-cell office:value-type="float" office:value="432.984846135958" calcext:value-type="float">
            <text:p>432.98484613595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339" calcext:value-type="float">
            <text:p>339</text:p>
          </table:table-cell>
          <table:table-cell office:value-type="float" office:value="46.9379105785238" calcext:value-type="float">
            <text:p>46.9379105785238</text:p>
          </table:table-cell>
          <table:table-cell office:value-type="float" office:value="0" calcext:value-type="float">
            <text:p>0</text:p>
          </table:table-cell>
          <table:table-cell office:value-type="float" office:value="3088.32612723904" calcext:value-type="float">
            <text:p>3088.32612723904</text:p>
          </table:table-cell>
          <table:table-cell office:value-type="float" office:value="491.598787831995" calcext:value-type="float">
            <text:p>491.598787831995</text:p>
          </table:table-cell>
          <table:table-cell office:value-type="float" office:value="431.279918159358" calcext:value-type="float">
            <text:p>431.27991815935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41" calcext:value-type="float">
            <text:p>341</text:p>
          </table:table-cell>
          <table:table-cell office:value-type="float" office:value="80" calcext:value-type="float">
            <text:p>80</text:p>
          </table:table-cell>
          <table:table-cell office:value-type="float" office:value="1712" calcext:value-type="float">
            <text:p>1712</text:p>
          </table:table-cell>
          <table:table-cell office:value-type="float" office:value="219.932091462791" calcext:value-type="float">
            <text:p>219.932091462791</text:p>
          </table:table-cell>
          <table:table-cell office:value-type="float" office:value="0" calcext:value-type="float">
            <text:p>0</text:p>
          </table:table-cell>
          <table:table-cell office:value-type="float" office:value="2291.21319738802" calcext:value-type="float">
            <text:p>2291.21319738802</text:p>
          </table:table-cell>
          <table:table-cell office:value-type="float" office:value="364.7146007561" calcext:value-type="float">
            <text:p>364.7146007561</text:p>
          </table:table-cell>
          <table:table-cell office:value-type="float" office:value="319.964342994616" calcext:value-type="float">
            <text:p>319.964342994616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6" calcext:value-type="float">
            <text:p>456</text:p>
          </table:table-cell>
          <table:table-cell office:value-type="float" office:value="100" calcext:value-type="float">
            <text:p>100</text:p>
          </table:table-cell>
          <table:table-cell office:value-type="float" office:value="1112" calcext:value-type="float">
            <text:p>1112</text:p>
          </table:table-cell>
          <table:table-cell office:value-type="float" office:value="182.513459781517" calcext:value-type="float">
            <text:p>182.513459781517</text:p>
          </table:table-cell>
          <table:table-cell office:value-type="float" office:value="0" calcext:value-type="float">
            <text:p>0</text:p>
          </table:table-cell>
          <table:table-cell office:value-type="float" office:value="1944.39043359907" calcext:value-type="float">
            <text:p>1944.39043359907</text:p>
          </table:table-cell>
          <table:table-cell office:value-type="float" office:value="309.507461598289" calcext:value-type="float">
            <text:p>309.507461598289</text:p>
          </table:table-cell>
          <table:table-cell office:value-type="float" office:value="273.429904724869" calcext:value-type="float">
            <text:p>273.429904724869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63.5117871047572" calcext:value-type="float">
            <text:p>63.5117871047572</text:p>
          </table:table-cell>
          <table:table-cell office:value-type="float" office:value="0" calcext:value-type="float">
            <text:p>0</text:p>
          </table:table-cell>
          <table:table-cell office:value-type="float" office:value="2886.62769719275" calcext:value-type="float">
            <text:p>2886.62769719275</text:p>
          </table:table-cell>
          <table:table-cell office:value-type="float" office:value="459.492494767987" calcext:value-type="float">
            <text:p>459.492494767987</text:p>
          </table:table-cell>
          <table:table-cell office:value-type="float" office:value="400.294075196652" calcext:value-type="float">
            <text:p>400.294075196652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74.1656651304362" calcext:value-type="float">
            <text:p>74.1656651304362</text:p>
          </table:table-cell>
          <table:table-cell office:value-type="float" office:value="0" calcext:value-type="float">
            <text:p>0</text:p>
          </table:table-cell>
          <table:table-cell office:value-type="float" office:value="2634.35194942044" calcext:value-type="float">
            <text:p>2634.35194942044</text:p>
          </table:table-cell>
          <table:table-cell office:value-type="float" office:value="419.335320073762" calcext:value-type="float">
            <text:p>419.335320073762</text:p>
          </table:table-cell>
          <table:table-cell office:value-type="float" office:value="367.883133561644" calcext:value-type="float">
            <text:p>367.883133561644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1115" calcext:value-type="float">
            <text:p>1115</text:p>
          </table:table-cell>
          <table:table-cell office:value-type="float" office:value="69.9293221902658" calcext:value-type="float">
            <text:p>69.9293221902658</text:p>
          </table:table-cell>
          <table:table-cell office:value-type="float" office:value="0" calcext:value-type="float">
            <text:p>0</text:p>
          </table:table-cell>
          <table:table-cell office:value-type="float" office:value="2735.22975929978" calcext:value-type="float">
            <text:p>2735.22975929978</text:p>
          </table:table-cell>
          <table:table-cell office:value-type="float" office:value="435.393018326039" calcext:value-type="float">
            <text:p>435.393018326039</text:p>
          </table:table-cell>
          <table:table-cell office:value-type="float" office:value="381.970562089716" calcext:value-type="float">
            <text:p>381.970562089716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531" calcext:value-type="float">
            <text:p>531</text:p>
          </table:table-cell>
          <table:table-cell office:value-type="float" office:value="125.047155364646" calcext:value-type="float">
            <text:p>125.047155364646</text:p>
          </table:table-cell>
          <table:table-cell office:value-type="float" office:value="0" calcext:value-type="float">
            <text:p>0</text:p>
          </table:table-cell>
          <table:table-cell office:value-type="float" office:value="2323.8250159763" calcext:value-type="float">
            <text:p>2323.8250159763</text:p>
          </table:table-cell>
          <table:table-cell office:value-type="float" office:value="369.905739847789" calcext:value-type="float">
            <text:p>369.905739847789</text:p>
          </table:table-cell>
          <table:table-cell office:value-type="float" office:value="324.518532504502" calcext:value-type="float">
            <text:p>324.518532504502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22" calcext:value-type="float">
            <text:p>422</text:p>
          </table:table-cell>
          <table:table-cell office:value-type="float" office:value="100" calcext:value-type="float">
            <text:p>100</text:p>
          </table:table-cell>
          <table:table-cell office:value-type="float" office:value="1040" calcext:value-type="float">
            <text:p>1040</text:p>
          </table:table-cell>
          <table:table-cell office:value-type="float" office:value="212.631057687898" calcext:value-type="float">
            <text:p>212.631057687898</text:p>
          </table:table-cell>
          <table:table-cell office:value-type="float" office:value="0" calcext:value-type="float">
            <text:p>0</text:p>
          </table:table-cell>
          <table:table-cell office:value-type="float" office:value="1931.99381761978" calcext:value-type="float">
            <text:p>1931.99381761978</text:p>
          </table:table-cell>
          <table:table-cell office:value-type="float" office:value="307.534172140649" calcext:value-type="float">
            <text:p>307.534172140649</text:p>
          </table:table-cell>
          <table:table-cell office:value-type="float" office:value="271.686630602782" calcext:value-type="float">
            <text:p>271.686630602782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102.209182901428" calcext:value-type="float">
            <text:p>102.209182901428</text:p>
          </table:table-cell>
          <table:table-cell office:value-type="float" office:value="0" calcext:value-type="float">
            <text:p>0</text:p>
          </table:table-cell>
          <table:table-cell office:value-type="float" office:value="2805.83613916947" calcext:value-type="float">
            <text:p>2805.83613916947</text:p>
          </table:table-cell>
          <table:table-cell office:value-type="float" office:value="446.632119809203" calcext:value-type="float">
            <text:p>446.632119809203</text:p>
          </table:table-cell>
          <table:table-cell office:value-type="float" office:value="389.090558361392" calcext:value-type="float">
            <text:p>389.090558361392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1629" calcext:value-type="float">
            <text:p>1629</text:p>
          </table:table-cell>
          <table:table-cell office:value-type="float" office:value="158.521062575244" calcext:value-type="float">
            <text:p>158.521062575244</text:p>
          </table:table-cell>
          <table:table-cell office:value-type="float" office:value="0" calcext:value-type="float">
            <text:p>0</text:p>
          </table:table-cell>
          <table:table-cell office:value-type="float" office:value="2778.35660206988" calcext:value-type="float">
            <text:p>2778.35660206988</text:p>
          </table:table-cell>
          <table:table-cell office:value-type="float" office:value="442.257935681045" calcext:value-type="float">
            <text:p>442.257935681045</text:p>
          </table:table-cell>
          <table:table-cell office:value-type="float" office:value="387.993158296867" calcext:value-type="float">
            <text:p>387.99315829686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424" calcext:value-type="float">
            <text:p>3424</text:p>
          </table:table-cell>
          <table:table-cell office:value-type="float" office:value="165.251440670725" calcext:value-type="float">
            <text:p>165.251440670725</text:p>
          </table:table-cell>
          <table:table-cell office:value-type="float" office:value="0" calcext:value-type="float">
            <text:p>0</text:p>
          </table:table-cell>
          <table:table-cell office:value-type="float" office:value="2700.14850816795" calcext:value-type="float">
            <text:p>2700.14850816795</text:p>
          </table:table-cell>
          <table:table-cell office:value-type="float" office:value="429.808795733765" calcext:value-type="float">
            <text:p>429.808795733765</text:p>
          </table:table-cell>
          <table:table-cell office:value-type="float" office:value="377.07152018361" calcext:value-type="float">
            <text:p>377.07152018361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624" calcext:value-type="float">
            <text:p>624</text:p>
          </table:table-cell>
          <table:table-cell office:value-type="float" office:value="111.335588007134" calcext:value-type="float">
            <text:p>111.335588007134</text:p>
          </table:table-cell>
          <table:table-cell office:value-type="float" office:value="0" calcext:value-type="float">
            <text:p>0</text:p>
          </table:table-cell>
          <table:table-cell office:value-type="float" office:value="2286.6289372892" calcext:value-type="float">
            <text:p>2286.6289372892</text:p>
          </table:table-cell>
          <table:table-cell office:value-type="float" office:value="363.984879666152" calcext:value-type="float">
            <text:p>363.984879666152</text:p>
          </table:table-cell>
          <table:table-cell office:value-type="float" office:value="319.324158234722" calcext:value-type="float">
            <text:p>319.324158234722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1679" calcext:value-type="float">
            <text:p>1679</text:p>
          </table:table-cell>
          <table:table-cell office:value-type="float" office:value="188.790312931767" calcext:value-type="float">
            <text:p>188.790312931767</text:p>
          </table:table-cell>
          <table:table-cell office:value-type="float" office:value="0" calcext:value-type="float">
            <text:p>0</text:p>
          </table:table-cell>
          <table:table-cell office:value-type="float" office:value="1925.76187954359" calcext:value-type="float">
            <text:p>1925.76187954359</text:p>
          </table:table-cell>
          <table:table-cell office:value-type="float" office:value="306.542174185162" calcext:value-type="float">
            <text:p>306.542174185162</text:p>
          </table:table-cell>
          <table:table-cell office:value-type="float" office:value="270.810264310818" calcext:value-type="float">
            <text:p>270.81026431081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 office:value-type="float" office:value="208.277126203934" calcext:value-type="float">
            <text:p>208.277126203934</text:p>
          </table:table-cell>
          <table:table-cell office:value-type="float" office:value="0" calcext:value-type="float">
            <text:p>0</text:p>
          </table:table-cell>
          <table:table-cell office:value-type="float" office:value="2516.98968034231" calcext:value-type="float">
            <text:p>2516.98968034231</text:p>
          </table:table-cell>
          <table:table-cell office:value-type="float" office:value="400.653630757614" calcext:value-type="float">
            <text:p>400.653630757614</text:p>
          </table:table-cell>
          <table:table-cell office:value-type="float" office:value="351.493676063428" calcext:value-type="float">
            <text:p>351.49367606342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22" calcext:value-type="float">
            <text:p>322</text:p>
          </table:table-cell>
          <table:table-cell office:value-type="float" office:value="20" calcext:value-type="float">
            <text:p>20</text:p>
          </table:table-cell>
          <table:table-cell office:value-type="float" office:value="3909" calcext:value-type="float">
            <text:p>3909</text:p>
          </table:table-cell>
          <table:table-cell office:value-type="float" office:value="341.244236413731" calcext:value-type="float">
            <text:p>341.244236413731</text:p>
          </table:table-cell>
          <table:table-cell office:value-type="float" office:value="0" calcext:value-type="float">
            <text:p>0</text:p>
          </table:table-cell>
          <table:table-cell office:value-type="float" office:value="2317.49710312862" calcext:value-type="float">
            <text:p>2317.49710312862</text:p>
          </table:table-cell>
          <table:table-cell office:value-type="float" office:value="368.898464658169" calcext:value-type="float">
            <text:p>368.898464658169</text:p>
          </table:table-cell>
          <table:table-cell office:value-type="float" office:value="325.898030127462" calcext:value-type="float">
            <text:p>325.898030127462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71" calcext:value-type="float">
            <text:p>271</text:p>
          </table:table-cell>
          <table:table-cell office:value-type="float" office:value="40" calcext:value-type="float">
            <text:p>40</text:p>
          </table:table-cell>
          <table:table-cell office:value-type="float" office:value="3612" calcext:value-type="float">
            <text:p>3612</text:p>
          </table:table-cell>
          <table:table-cell office:value-type="float" office:value="215.966651818017" calcext:value-type="float">
            <text:p>215.966651818017</text:p>
          </table:table-cell>
          <table:table-cell office:value-type="float" office:value="0" calcext:value-type="float">
            <text:p>0</text:p>
          </table:table-cell>
          <table:table-cell office:value-type="float" office:value="2305.60839241455" calcext:value-type="float">
            <text:p>2305.60839241455</text:p>
          </table:table-cell>
          <table:table-cell office:value-type="float" office:value="367.006023401925" calcext:value-type="float">
            <text:p>367.006023401925</text:p>
          </table:table-cell>
          <table:table-cell office:value-type="float" office:value="324.226180183296" calcext:value-type="float">
            <text:p>324.226180183296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31" calcext:value-type="float">
            <text:p>331</text:p>
          </table:table-cell>
          <table:table-cell office:value-type="float" office:value="80" calcext:value-type="float">
            <text:p>80</text:p>
          </table:table-cell>
          <table:table-cell office:value-type="float" office:value="1008" calcext:value-type="float">
            <text:p>1008</text:p>
          </table:table-cell>
          <table:table-cell office:value-type="float" office:value="156.346440216461" calcext:value-type="float">
            <text:p>156.346440216461</text:p>
          </table:table-cell>
          <table:table-cell office:value-type="float" office:value="0" calcext:value-type="float">
            <text:p>0</text:p>
          </table:table-cell>
          <table:table-cell office:value-type="float" office:value="2197.92296280015" calcext:value-type="float">
            <text:p>2197.92296280015</text:p>
          </table:table-cell>
          <table:table-cell office:value-type="float" office:value="349.864690367603" calcext:value-type="float">
            <text:p>349.864690367603</text:p>
          </table:table-cell>
          <table:table-cell office:value-type="float" office:value="309.082916643772" calcext:value-type="float">
            <text:p>309.082916643772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4" calcext:value-type="float">
            <text:p>414</text:p>
          </table:table-cell>
          <table:table-cell office:value-type="float" office:value="100" calcext:value-type="float">
            <text:p>100</text:p>
          </table:table-cell>
          <table:table-cell office:value-type="float" office:value="1841" calcext:value-type="float">
            <text:p>1841</text:p>
          </table:table-cell>
          <table:table-cell office:value-type="float" office:value="247.656119727254" calcext:value-type="float">
            <text:p>247.656119727254</text:p>
          </table:table-cell>
          <table:table-cell office:value-type="float" office:value="0" calcext:value-type="float">
            <text:p>0</text:p>
          </table:table-cell>
          <table:table-cell office:value-type="float" office:value="1881.64455734312" calcext:value-type="float">
            <text:p>1881.64455734312</text:p>
          </table:table-cell>
          <table:table-cell office:value-type="float" office:value="299.519592623953" calcext:value-type="float">
            <text:p>299.519592623953</text:p>
          </table:table-cell>
          <table:table-cell office:value-type="float" office:value="266.443809389406" calcext:value-type="float">
            <text:p>266.443809389406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2406" calcext:value-type="float">
            <text:p>2406</text:p>
          </table:table-cell>
          <table:table-cell office:value-type="float" office:value="303.324858928097" calcext:value-type="float">
            <text:p>303.324858928097</text:p>
          </table:table-cell>
          <table:table-cell office:value-type="float" office:value="0" calcext:value-type="float">
            <text:p>0</text:p>
          </table:table-cell>
          <table:table-cell office:value-type="float" office:value="1971.80321403924" calcext:value-type="float">
            <text:p>1971.80321403924</text:p>
          </table:table-cell>
          <table:table-cell office:value-type="float" office:value="313.871019422262" calcext:value-type="float">
            <text:p>313.871019422262</text:p>
          </table:table-cell>
          <table:table-cell office:value-type="float" office:value="275.359237898058" calcext:value-type="float">
            <text:p>275.35923789805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38" calcext:value-type="float">
            <text:p>538</text:p>
          </table:table-cell>
          <table:table-cell office:value-type="float" office:value="20" calcext:value-type="float">
            <text:p>20</text:p>
          </table:table-cell>
          <table:table-cell office:value-type="float" office:value="4252" calcext:value-type="float">
            <text:p>4252</text:p>
          </table:table-cell>
          <table:table-cell office:value-type="float" office:value="467.1582323463" calcext:value-type="float">
            <text:p>467.1582323463</text:p>
          </table:table-cell>
          <table:table-cell office:value-type="float" office:value="0" calcext:value-type="float">
            <text:p>0</text:p>
          </table:table-cell>
          <table:table-cell office:value-type="float" office:value="1867.23928671459" calcext:value-type="float">
            <text:p>1867.23928671459</text:p>
          </table:table-cell>
          <table:table-cell office:value-type="float" office:value="297.226566146952" calcext:value-type="float">
            <text:p>297.226566146952</text:p>
          </table:table-cell>
          <table:table-cell office:value-type="float" office:value="262.58052469424" calcext:value-type="float">
            <text:p>262.58052469424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05" calcext:value-type="float">
            <text:p>405</text:p>
          </table:table-cell>
          <table:table-cell office:value-type="float" office:value="40" calcext:value-type="float">
            <text:p>40</text:p>
          </table:table-cell>
          <table:table-cell office:value-type="float" office:value="3621" calcext:value-type="float">
            <text:p>3621</text:p>
          </table:table-cell>
          <table:table-cell office:value-type="float" office:value="315.538207290606" calcext:value-type="float">
            <text:p>315.538207290606</text:p>
          </table:table-cell>
          <table:table-cell office:value-type="float" office:value="0" calcext:value-type="float">
            <text:p>0</text:p>
          </table:table-cell>
          <table:table-cell office:value-type="float" office:value="1853.56811862836" calcext:value-type="float">
            <text:p>1853.56811862836</text:p>
          </table:table-cell>
          <table:table-cell office:value-type="float" office:value="295.050393883225" calcext:value-type="float">
            <text:p>295.050393883225</text:p>
          </table:table-cell>
          <table:table-cell office:value-type="float" office:value="260.658016682113" calcext:value-type="float">
            <text:p>260.658016682113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13" calcext:value-type="float">
            <text:p>613</text:p>
          </table:table-cell>
          <table:table-cell office:value-type="float" office:value="80" calcext:value-type="float">
            <text:p>80</text:p>
          </table:table-cell>
          <table:table-cell office:value-type="float" office:value="2521" calcext:value-type="float">
            <text:p>2521</text:p>
          </table:table-cell>
          <table:table-cell office:value-type="float" office:value="454.270897853737" calcext:value-type="float">
            <text:p>454.270897853737</text:p>
          </table:table-cell>
          <table:table-cell office:value-type="float" office:value="0" calcext:value-type="float">
            <text:p>0</text:p>
          </table:table-cell>
          <table:table-cell office:value-type="float" office:value="1732.35166738848" calcext:value-type="float">
            <text:p>1732.35166738848</text:p>
          </table:table-cell>
          <table:table-cell office:value-type="float" office:value="275.755197055002" calcext:value-type="float">
            <text:p>275.755197055002</text:p>
          </table:table-cell>
          <table:table-cell office:value-type="float" office:value="243.611953226505" calcext:value-type="float">
            <text:p>243.611953226505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98" calcext:value-type="float">
            <text:p>498</text:p>
          </table:table-cell>
          <table:table-cell office:value-type="float" office:value="100" calcext:value-type="float">
            <text:p>100</text:p>
          </table:table-cell>
          <table:table-cell office:value-type="float" office:value="1672" calcext:value-type="float">
            <text:p>1672</text:p>
          </table:table-cell>
          <table:table-cell office:value-type="float" office:value="214.813046760613" calcext:value-type="float">
            <text:p>214.813046760613</text:p>
          </table:table-cell>
          <table:table-cell office:value-type="float" office:value="0" calcext:value-type="float">
            <text:p>0</text:p>
          </table:table-cell>
          <table:table-cell office:value-type="float" office:value="1773.83592017738" calcext:value-type="float">
            <text:p>1773.83592017738</text:p>
          </table:table-cell>
          <table:table-cell office:value-type="float" office:value="282.358647450111" calcext:value-type="float">
            <text:p>282.358647450111</text:p>
          </table:table-cell>
          <table:table-cell office:value-type="float" office:value="251.177937915743" calcext:value-type="float">
            <text:p>251.177937915743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office:value-type="float" office:value="5370" calcext:value-type="float">
            <text:p>5370</text:p>
          </table:table-cell>
          <table:table-cell office:value-type="float" office:value="1049.06515899526" calcext:value-type="float">
            <text:p>1049.06515899526</text:p>
          </table:table-cell>
          <table:table-cell office:value-type="float" office:value="0" calcext:value-type="float">
            <text:p>0</text:p>
          </table:table-cell>
          <table:table-cell office:value-type="float" office:value="1357.6349998303" calcext:value-type="float">
            <text:p>1357.6349998303</text:p>
          </table:table-cell>
          <table:table-cell office:value-type="float" office:value="216.107915012049" calcext:value-type="float">
            <text:p>216.107915012049</text:p>
          </table:table-cell>
          <table:table-cell office:value-type="float" office:value="189.591606421614" calcext:value-type="float">
            <text:p>189.591606421614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759" calcext:value-type="float">
            <text:p>1759</text:p>
          </table:table-cell>
          <table:table-cell office:value-type="float" office:value="100" calcext:value-type="float">
            <text:p>100</text:p>
          </table:table-cell>
          <table:table-cell office:value-type="float" office:value="5652" calcext:value-type="float">
            <text:p>5652</text:p>
          </table:table-cell>
          <table:table-cell office:value-type="float" office:value="1145.03274532733" calcext:value-type="float">
            <text:p>1145.03274532733</text:p>
          </table:table-cell>
          <table:table-cell office:value-type="float" office:value="0" calcext:value-type="float">
            <text:p>0</text:p>
          </table:table-cell>
          <table:table-cell office:value-type="float" office:value="1260.04095133092" calcext:value-type="float">
            <text:p>1260.04095133092</text:p>
          </table:table-cell>
          <table:table-cell office:value-type="float" office:value="200.572924870058" calcext:value-type="float">
            <text:p>200.572924870058</text:p>
          </table:table-cell>
          <table:table-cell office:value-type="float" office:value="178.423767522444" calcext:value-type="float">
            <text:p>178.423767522444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49.5508802759787" calcext:value-type="float">
            <text:p>49.5508802759787</text:p>
          </table:table-cell>
          <table:table-cell office:value-type="float" office:value="0" calcext:value-type="float">
            <text:p>0</text:p>
          </table:table-cell>
          <table:table-cell office:value-type="float" office:value="2807.80569984557" calcext:value-type="float">
            <text:p>2807.80569984557</text:p>
          </table:table-cell>
          <table:table-cell office:value-type="float" office:value="446.945633862137" calcext:value-type="float">
            <text:p>446.945633862137</text:p>
          </table:table-cell>
          <table:table-cell office:value-type="float" office:value="386.621683279517" calcext:value-type="float">
            <text:p>386.62168327951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039" calcext:value-type="float">
            <text:p>1039</text:p>
          </table:table-cell>
          <table:table-cell office:value-type="float" office:value="28.4384802610829" calcext:value-type="float">
            <text:p>28.4384802610829</text:p>
          </table:table-cell>
          <table:table-cell office:value-type="float" office:value="0" calcext:value-type="float">
            <text:p>0</text:p>
          </table:table-cell>
          <table:table-cell office:value-type="float" office:value="1938.92389723703" calcext:value-type="float">
            <text:p>1938.92389723703</text:p>
          </table:table-cell>
          <table:table-cell office:value-type="float" office:value="308.637300048473" calcext:value-type="float">
            <text:p>308.637300048473</text:p>
          </table:table-cell>
          <table:table-cell office:value-type="float" office:value="268.874212312167" calcext:value-type="float">
            <text:p>268.87421231216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143" calcext:value-type="float">
            <text:p>1143</text:p>
          </table:table-cell>
          <table:table-cell office:value-type="float" office:value="30.4877303974894" calcext:value-type="float">
            <text:p>30.4877303974894</text:p>
          </table:table-cell>
          <table:table-cell office:value-type="float" office:value="0" calcext:value-type="float">
            <text:p>0</text:p>
          </table:table-cell>
          <table:table-cell office:value-type="float" office:value="2467.46036641786" calcext:value-type="float">
            <text:p>2467.46036641786</text:p>
          </table:table-cell>
          <table:table-cell office:value-type="float" office:value="392.769570045031" calcext:value-type="float">
            <text:p>392.769570045031</text:p>
          </table:table-cell>
          <table:table-cell office:value-type="float" office:value="342.167355499352" calcext:value-type="float">
            <text:p>342.167355499352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  <table:table-cell office:value-type="float" office:value="94.3903815519589" calcext:value-type="float">
            <text:p>94.3903815519589</text:p>
          </table:table-cell>
          <table:table-cell office:value-type="float" office:value="0" calcext:value-type="float">
            <text:p>0</text:p>
          </table:table-cell>
          <table:table-cell office:value-type="float" office:value="2224.69410456062" calcext:value-type="float">
            <text:p>2224.69410456062</text:p>
          </table:table-cell>
          <table:table-cell office:value-type="float" office:value="354.126112347052" calcext:value-type="float">
            <text:p>354.126112347052</text:p>
          </table:table-cell>
          <table:table-cell office:value-type="float" office:value="308.502502780868" calcext:value-type="float">
            <text:p>308.50250278086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56" calcext:value-type="float">
            <text:p>356</text:p>
          </table:table-cell>
          <table:table-cell office:value-type="float" office:value="100" calcext:value-type="float">
            <text:p>100</text:p>
          </table:table-cell>
          <table:table-cell office:value-type="float" office:value="1031" calcext:value-type="float">
            <text:p>1031</text:p>
          </table:table-cell>
          <table:table-cell office:value-type="float" office:value="250.205060933147" calcext:value-type="float">
            <text:p>250.205060933147</text:p>
          </table:table-cell>
          <table:table-cell office:value-type="float" office:value="0" calcext:value-type="float">
            <text:p>0</text:p>
          </table:table-cell>
          <table:table-cell office:value-type="float" office:value="1569.73549956832" calcext:value-type="float">
            <text:p>1569.73549956832</text:p>
          </table:table-cell>
          <table:table-cell office:value-type="float" office:value="249.870006278942" calcext:value-type="float">
            <text:p>249.870006278942</text:p>
          </table:table-cell>
          <table:table-cell office:value-type="float" office:value="219.211109802998" calcext:value-type="float">
            <text:p>219.21110980299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office:value-type="float" office:value="5445" calcext:value-type="float">
            <text:p>5445</text:p>
          </table:table-cell>
          <table:table-cell office:value-type="float" office:value="1228.53255174211" calcext:value-type="float">
            <text:p>1228.53255174211</text:p>
          </table:table-cell>
          <table:table-cell office:value-type="float" office:value="0" calcext:value-type="float">
            <text:p>0</text:p>
          </table:table-cell>
          <table:table-cell office:value-type="float" office:value="1335.47008547009" calcext:value-type="float">
            <text:p>1335.47008547009</text:p>
          </table:table-cell>
          <table:table-cell office:value-type="float" office:value="212.579710870726" calcext:value-type="float">
            <text:p>212.579710870726</text:p>
          </table:table-cell>
          <table:table-cell office:value-type="float" office:value="186.496310763889" calcext:value-type="float">
            <text:p>186.496310763889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11.280239606941" calcext:value-type="float">
            <text:p>11.280239606941</text:p>
          </table:table-cell>
          <table:table-cell office:value-type="float" office:value="0" calcext:value-type="float">
            <text:p>0</text:p>
          </table:table-cell>
          <table:table-cell office:value-type="float" office:value="653.722952212852" calcext:value-type="float">
            <text:p>653.722952212852</text:p>
          </table:table-cell>
          <table:table-cell office:value-type="float" office:value="104.059415244819" calcext:value-type="float">
            <text:p>104.059415244819</text:p>
          </table:table-cell>
          <table:table-cell office:value-type="float" office:value="92.5681914754527" calcext:value-type="float">
            <text:p>92.568191475452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1247" calcext:value-type="float">
            <text:p>1247</text:p>
          </table:table-cell>
          <table:table-cell office:value-type="float" office:value="107.411209349444" calcext:value-type="float">
            <text:p>107.411209349444</text:p>
          </table:table-cell>
          <table:table-cell office:value-type="float" office:value="0" calcext:value-type="float">
            <text:p>0</text:p>
          </table:table-cell>
          <table:table-cell office:value-type="float" office:value="831.600831600832" calcext:value-type="float">
            <text:p>831.600831600832</text:p>
          </table:table-cell>
          <table:table-cell office:value-type="float" office:value="132.37396049896" calcext:value-type="float">
            <text:p>132.37396049896</text:p>
          </table:table-cell>
          <table:table-cell office:value-type="float" office:value="117.755977130977" calcext:value-type="float">
            <text:p>117.75597713097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.85153341854799" calcext:value-type="float">
            <text:p>1.85153341854799</text:p>
          </table:table-cell>
          <table:table-cell office:value-type="float" office:value="0" calcext:value-type="float">
            <text:p>0</text:p>
          </table:table-cell>
          <table:table-cell office:value-type="float" office:value="909.752547307132" calcext:value-type="float">
            <text:p>909.752547307132</text:p>
          </table:table-cell>
          <table:table-cell office:value-type="float" office:value="144.814126182678" calcext:value-type="float">
            <text:p>144.814126182678</text:p>
          </table:table-cell>
          <table:table-cell office:value-type="float" office:value="125.268661299127" calcext:value-type="float">
            <text:p>125.26866129912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296" calcext:value-type="float">
            <text:p>296</text:p>
          </table:table-cell>
          <table:table-cell office:value-type="float" office:value="13.4948849861716" calcext:value-type="float">
            <text:p>13.4948849861716</text:p>
          </table:table-cell>
          <table:table-cell office:value-type="float" office:value="0" calcext:value-type="float">
            <text:p>0</text:p>
          </table:table-cell>
          <table:table-cell office:value-type="float" office:value="928.677563150074" calcext:value-type="float">
            <text:p>928.677563150074</text:p>
          </table:table-cell>
          <table:table-cell office:value-type="float" office:value="147.82660429049" calcext:value-type="float">
            <text:p>147.82660429049</text:p>
          </table:table-cell>
          <table:table-cell office:value-type="float" office:value="129.688370635215" calcext:value-type="float">
            <text:p>129.688370635215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98" calcext:value-type="float">
            <text:p>298</text:p>
          </table:table-cell>
          <table:table-cell office:value-type="float" office:value="200" calcext:value-type="float">
            <text:p>200</text:p>
          </table:table-cell>
          <table:table-cell office:value-type="float" office:value="640" calcext:value-type="float">
            <text:p>640</text:p>
          </table:table-cell>
          <table:table-cell office:value-type="float" office:value="103.261341142559" calcext:value-type="float">
            <text:p>103.261341142559</text:p>
          </table:table-cell>
          <table:table-cell office:value-type="float" office:value="0" calcext:value-type="float">
            <text:p>0</text:p>
          </table:table-cell>
          <table:table-cell office:value-type="float" office:value="942.595909133754" calcext:value-type="float">
            <text:p>942.595909133754</text:p>
          </table:table-cell>
          <table:table-cell office:value-type="float" office:value="150.042122254689" calcext:value-type="float">
            <text:p>150.042122254689</text:p>
          </table:table-cell>
          <table:table-cell office:value-type="float" office:value="131.632045904421" calcext:value-type="float">
            <text:p>131.632045904421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.16486306812791" calcext:value-type="float">
            <text:p>3.16486306812791</text:p>
          </table:table-cell>
          <table:table-cell office:value-type="float" office:value="0" calcext:value-type="float">
            <text:p>0</text:p>
          </table:table-cell>
          <table:table-cell office:value-type="float" office:value="856.311012159616" calcext:value-type="float">
            <text:p>856.311012159616</text:p>
          </table:table-cell>
          <table:table-cell office:value-type="float" office:value="136.307319318376" calcext:value-type="float">
            <text:p>136.307319318376</text:p>
          </table:table-cell>
          <table:table-cell office:value-type="float" office:value="119.582494862134" calcext:value-type="float">
            <text:p>119.582494862134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7.22971124665421" calcext:value-type="float">
            <text:p>7.22971124665421</text:p>
          </table:table-cell>
          <table:table-cell office:value-type="float" office:value="0" calcext:value-type="float">
            <text:p>0</text:p>
          </table:table-cell>
          <table:table-cell office:value-type="float" office:value="757.862826828344" calcext:value-type="float">
            <text:p>757.862826828344</text:p>
          </table:table-cell>
          <table:table-cell office:value-type="float" office:value="120.636367942402" calcext:value-type="float">
            <text:p>120.636367942402</text:p>
          </table:table-cell>
          <table:table-cell office:value-type="float" office:value="107.31456043956" calcext:value-type="float">
            <text:p>107.31456043956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569" calcext:value-type="float">
            <text:p>569</text:p>
          </table:table-cell>
          <table:table-cell office:value-type="float" office:value="103.026442469688" calcext:value-type="float">
            <text:p>103.026442469688</text:p>
          </table:table-cell>
          <table:table-cell office:value-type="float" office:value="0" calcext:value-type="float">
            <text:p>0</text:p>
          </table:table-cell>
          <table:table-cell office:value-type="float" office:value="907.523368726745" calcext:value-type="float">
            <text:p>907.523368726745</text:p>
          </table:table-cell>
          <table:table-cell office:value-type="float" office:value="144.45928623287" calcext:value-type="float">
            <text:p>144.45928623287</text:p>
          </table:table-cell>
          <table:table-cell office:value-type="float" office:value="128.506727016971" calcext:value-type="float">
            <text:p>128.506727016971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.47496521653902" calcext:value-type="float">
            <text:p>1.47496521653902</text:p>
          </table:table-cell>
          <table:table-cell office:value-type="float" office:value="0" calcext:value-type="float">
            <text:p>0</text:p>
          </table:table-cell>
          <table:table-cell office:value-type="float" office:value="999.700089973008" calcext:value-type="float">
            <text:p>999.700089973008</text:p>
          </table:table-cell>
          <table:table-cell office:value-type="float" office:value="159.131947915625" calcext:value-type="float">
            <text:p>159.131947915625</text:p>
          </table:table-cell>
          <table:table-cell office:value-type="float" office:value="137.654016295111" calcext:value-type="float">
            <text:p>137.654016295111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9.34083508044118" calcext:value-type="float">
            <text:p>9.34083508044118</text:p>
          </table:table-cell>
          <table:table-cell office:value-type="float" office:value="0" calcext:value-type="float">
            <text:p>0</text:p>
          </table:table-cell>
          <table:table-cell office:value-type="float" office:value="905.305087814594" calcext:value-type="float">
            <text:p>905.305087814594</text:p>
          </table:table-cell>
          <table:table-cell office:value-type="float" office:value="144.106180970487" calcext:value-type="float">
            <text:p>144.106180970487</text:p>
          </table:table-cell>
          <table:table-cell office:value-type="float" office:value="126.424440974108" calcext:value-type="float">
            <text:p>126.42444097410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42" calcext:value-type="float">
            <text:p>342</text:p>
          </table:table-cell>
          <table:table-cell office:value-type="float" office:value="200" calcext:value-type="float">
            <text:p>200</text:p>
          </table:table-cell>
          <table:table-cell office:value-type="float" office:value="678" calcext:value-type="float">
            <text:p>678</text:p>
          </table:table-cell>
          <table:table-cell office:value-type="float" office:value="150.838029790236" calcext:value-type="float">
            <text:p>150.838029790236</text:p>
          </table:table-cell>
          <table:table-cell office:value-type="float" office:value="0" calcext:value-type="float">
            <text:p>0</text:p>
          </table:table-cell>
          <table:table-cell office:value-type="float" office:value="938.262338149747" calcext:value-type="float">
            <text:p>938.262338149747</text:p>
          </table:table-cell>
          <table:table-cell office:value-type="float" office:value="149.352305779696" calcext:value-type="float">
            <text:p>149.352305779696</text:p>
          </table:table-cell>
          <table:table-cell office:value-type="float" office:value="131.026869487709" calcext:value-type="float">
            <text:p>131.026869487709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27.2470635113217" calcext:value-type="float">
            <text:p>27.2470635113217</text:p>
          </table:table-cell>
          <table:table-cell office:value-type="float" office:value="0" calcext:value-type="float">
            <text:p>0</text:p>
          </table:table-cell>
          <table:table-cell office:value-type="float" office:value="890.392663164456" calcext:value-type="float">
            <text:p>890.392663164456</text:p>
          </table:table-cell>
          <table:table-cell office:value-type="float" office:value="141.732425874811" calcext:value-type="float">
            <text:p>141.732425874811</text:p>
          </table:table-cell>
          <table:table-cell office:value-type="float" office:value="124.34194417238" calcext:value-type="float">
            <text:p>124.3419441723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10" calcext:value-type="float">
            <text:p>11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224" calcext:value-type="float">
            <text:p>224</text:p>
          </table:table-cell>
          <table:table-cell office:value-type="float" office:value="11.1896873664996" calcext:value-type="float">
            <text:p>11.1896873664996</text:p>
          </table:table-cell>
          <table:table-cell office:value-type="float" office:value="0" calcext:value-type="float">
            <text:p>0</text:p>
          </table:table-cell>
          <table:table-cell office:value-type="float" office:value="835.701153267592" calcext:value-type="float">
            <text:p>835.701153267592</text:p>
          </table:table-cell>
          <table:table-cell office:value-type="float" office:value="133.026648420525" calcext:value-type="float">
            <text:p>133.026648420525</text:p>
          </table:table-cell>
          <table:table-cell office:value-type="float" office:value="118.336589085743" calcext:value-type="float">
            <text:p>118.336589085743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59" calcext:value-type="float">
            <text:p>359</text:p>
          </table:table-cell>
          <table:table-cell office:value-type="float" office:value="200" calcext:value-type="float">
            <text:p>200</text:p>
          </table:table-cell>
          <table:table-cell office:value-type="float" office:value="574" calcext:value-type="float">
            <text:p>574</text:p>
          </table:table-cell>
          <table:table-cell office:value-type="float" office:value="102.244316559699" calcext:value-type="float">
            <text:p>102.244316559699</text:p>
          </table:table-cell>
          <table:table-cell office:value-type="float" office:value="0" calcext:value-type="float">
            <text:p>0</text:p>
          </table:table-cell>
          <table:table-cell office:value-type="float" office:value="932.053313449529" calcext:value-type="float">
            <text:p>932.053313449529</text:p>
          </table:table-cell>
          <table:table-cell office:value-type="float" office:value="148.363955168236" calcext:value-type="float">
            <text:p>148.363955168236</text:p>
          </table:table-cell>
          <table:table-cell office:value-type="float" office:value="131.980205517756" calcext:value-type="float">
            <text:p>131.980205517756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.90904169616044" calcext:value-type="float">
            <text:p>2.90904169616044</text:p>
          </table:table-cell>
          <table:table-cell office:value-type="float" office:value="0" calcext:value-type="float">
            <text:p>0</text:p>
          </table:table-cell>
          <table:table-cell office:value-type="float" office:value="1000.100010001" calcext:value-type="float">
            <text:p>1000.100010001</text:p>
          </table:table-cell>
          <table:table-cell office:value-type="float" office:value="159.195607060706" calcext:value-type="float">
            <text:p>159.195607060706</text:p>
          </table:table-cell>
          <table:table-cell office:value-type="float" office:value="137.709083408341" calcext:value-type="float">
            <text:p>137.709083408341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10" calcext:value-type="float">
            <text:p>11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5.9981740945647" calcext:value-type="float">
            <text:p>15.9981740945647</text:p>
          </table:table-cell>
          <table:table-cell office:value-type="float" office:value="0" calcext:value-type="float">
            <text:p>0</text:p>
          </table:table-cell>
          <table:table-cell office:value-type="float" office:value="988.924050632911" calcext:value-type="float">
            <text:p>988.924050632911</text:p>
          </table:table-cell>
          <table:table-cell office:value-type="float" office:value="157.416621340981" calcext:value-type="float">
            <text:p>157.416621340981</text:p>
          </table:table-cell>
          <table:table-cell office:value-type="float" office:value="138.101698477057" calcext:value-type="float">
            <text:p>138.10169847705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71" calcext:value-type="float">
            <text:p>271</text:p>
          </table:table-cell>
          <table:table-cell office:value-type="float" office:value="200" calcext:value-type="float">
            <text:p>200</text:p>
          </table:table-cell>
          <table:table-cell office:value-type="float" office:value="557" calcext:value-type="float">
            <text:p>557</text:p>
          </table:table-cell>
          <table:table-cell office:value-type="float" office:value="52.5012060505281" calcext:value-type="float">
            <text:p>52.5012060505281</text:p>
          </table:table-cell>
          <table:table-cell office:value-type="float" office:value="0" calcext:value-type="float">
            <text:p>0</text:p>
          </table:table-cell>
          <table:table-cell office:value-type="float" office:value="967.960507211306" calcext:value-type="float">
            <text:p>967.960507211306</text:p>
          </table:table-cell>
          <table:table-cell office:value-type="float" office:value="154.079651050237" calcext:value-type="float">
            <text:p>154.079651050237</text:p>
          </table:table-cell>
          <table:table-cell office:value-type="float" office:value="135.174172393766" calcext:value-type="float">
            <text:p>135.174172393766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.57932603767286" calcext:value-type="float">
            <text:p>6.57932603767286</text:p>
          </table:table-cell>
          <table:table-cell office:value-type="float" office:value="0" calcext:value-type="float">
            <text:p>0</text:p>
          </table:table-cell>
          <table:table-cell office:value-type="float" office:value="876.117049237778" calcext:value-type="float">
            <text:p>876.117049237778</text:p>
          </table:table-cell>
          <table:table-cell office:value-type="float" office:value="139.460038111092" calcext:value-type="float">
            <text:p>139.460038111092</text:p>
          </table:table-cell>
          <table:table-cell office:value-type="float" office:value="122.348376993166" calcext:value-type="float">
            <text:p>122.348376993166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10" calcext:value-type="float">
            <text:p>11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office:value-type="float" office:value="10.3206913411845" calcext:value-type="float">
            <text:p>10.3206913411845</text:p>
          </table:table-cell>
          <table:table-cell office:value-type="float" office:value="0" calcext:value-type="float">
            <text:p>0</text:p>
          </table:table-cell>
          <table:table-cell office:value-type="float" office:value="788.394828129928" calcext:value-type="float">
            <text:p>788.394828129928</text:p>
          </table:table-cell>
          <table:table-cell office:value-type="float" office:value="125.496442368338" calcext:value-type="float">
            <text:p>125.496442368338</text:p>
          </table:table-cell>
          <table:table-cell office:value-type="float" office:value="111.637939530117" calcext:value-type="float">
            <text:p>111.63793953011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94" calcext:value-type="float">
            <text:p>394</text:p>
          </table:table-cell>
          <table:table-cell office:value-type="float" office:value="200" calcext:value-type="float">
            <text:p>200</text:p>
          </table:table-cell>
          <table:table-cell office:value-type="float" office:value="1515" calcext:value-type="float">
            <text:p>1515</text:p>
          </table:table-cell>
          <table:table-cell office:value-type="float" office:value="130.044097218751" calcext:value-type="float">
            <text:p>130.044097218751</text:p>
          </table:table-cell>
          <table:table-cell office:value-type="float" office:value="0" calcext:value-type="float">
            <text:p>0</text:p>
          </table:table-cell>
          <table:table-cell office:value-type="float" office:value="934.92894540015" calcext:value-type="float">
            <text:p>934.92894540015</text:p>
          </table:table-cell>
          <table:table-cell office:value-type="float" office:value="148.8216973635" calcext:value-type="float">
            <text:p>148.8216973635</text:p>
          </table:table-cell>
          <table:table-cell office:value-type="float" office:value="132.387399495138" calcext:value-type="float">
            <text:p>132.38739949513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.36052743046972" calcext:value-type="float">
            <text:p>2.36052743046972</text:p>
          </table:table-cell>
          <table:table-cell office:value-type="float" office:value="0" calcext:value-type="float">
            <text:p>0</text:p>
          </table:table-cell>
          <table:table-cell office:value-type="float" office:value="500.125031257814" calcext:value-type="float">
            <text:p>500.125031257814</text:p>
          </table:table-cell>
          <table:table-cell office:value-type="float" office:value="79.6097461865466" calcext:value-type="float">
            <text:p>79.6097461865466</text:p>
          </table:table-cell>
          <table:table-cell office:value-type="float" office:value="68.864872468117" calcext:value-type="float">
            <text:p>68.86487246811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10" calcext:value-type="float">
            <text:p>11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296" calcext:value-type="float">
            <text:p>296</text:p>
          </table:table-cell>
          <table:table-cell office:value-type="float" office:value="19.6317894436549" calcext:value-type="float">
            <text:p>19.6317894436549</text:p>
          </table:table-cell>
          <table:table-cell office:value-type="float" office:value="0" calcext:value-type="float">
            <text:p>0</text:p>
          </table:table-cell>
          <table:table-cell office:value-type="float" office:value="496.647628507574" calcext:value-type="float">
            <text:p>496.647628507574</text:p>
          </table:table-cell>
          <table:table-cell office:value-type="float" office:value="79.0562143034517" calcext:value-type="float">
            <text:p>79.0562143034517</text:p>
          </table:table-cell>
          <table:table-cell office:value-type="float" office:value="69.3560653091631" calcext:value-type="float">
            <text:p>69.3560653091631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414" calcext:value-type="float">
            <text:p>414</text:p>
          </table:table-cell>
          <table:table-cell office:value-type="float" office:value="20.4299056287591" calcext:value-type="float">
            <text:p>20.4299056287591</text:p>
          </table:table-cell>
          <table:table-cell office:value-type="float" office:value="0" calcext:value-type="float">
            <text:p>0</text:p>
          </table:table-cell>
          <table:table-cell office:value-type="float" office:value="490.508657477804" calcext:value-type="float">
            <text:p>490.508657477804</text:p>
          </table:table-cell>
          <table:table-cell office:value-type="float" office:value="78.0790148133615" calcext:value-type="float">
            <text:p>78.0790148133615</text:p>
          </table:table-cell>
          <table:table-cell office:value-type="float" office:value="68.4987675969981" calcext:value-type="float">
            <text:p>68.4987675969981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5.21445057412572" calcext:value-type="float">
            <text:p>5.21445057412572</text:p>
          </table:table-cell>
          <table:table-cell office:value-type="float" office:value="0" calcext:value-type="float">
            <text:p>0</text:p>
          </table:table-cell>
          <table:table-cell office:value-type="float" office:value="500.025001250063" calcext:value-type="float">
            <text:p>500.025001250063</text:p>
          </table:table-cell>
          <table:table-cell office:value-type="float" office:value="79.5938234411721" calcext:value-type="float">
            <text:p>79.5938234411721</text:p>
          </table:table-cell>
          <table:table-cell office:value-type="float" office:value="69.8277101355068" calcext:value-type="float">
            <text:p>69.827710135506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10" calcext:value-type="float">
            <text:p>11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297" calcext:value-type="float">
            <text:p>297</text:p>
          </table:table-cell>
          <table:table-cell office:value-type="float" office:value="17.0314865540269" calcext:value-type="float">
            <text:p>17.0314865540269</text:p>
          </table:table-cell>
          <table:table-cell office:value-type="float" office:value="0" calcext:value-type="float">
            <text:p>0</text:p>
          </table:table-cell>
          <table:table-cell office:value-type="float" office:value="497.339235092256" calcext:value-type="float">
            <text:p>497.339235092256</text:p>
          </table:table-cell>
          <table:table-cell office:value-type="float" office:value="79.1663040234744" calcext:value-type="float">
            <text:p>79.1663040234744</text:p>
          </table:table-cell>
          <table:table-cell office:value-type="float" office:value="70.4240127816184" calcext:value-type="float">
            <text:p>70.4240127816184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496" calcext:value-type="float">
            <text:p>496</text:p>
          </table:table-cell>
          <table:table-cell office:value-type="float" office:value="26.7609255714373" calcext:value-type="float">
            <text:p>26.7609255714373</text:p>
          </table:table-cell>
          <table:table-cell office:value-type="float" office:value="0" calcext:value-type="float">
            <text:p>0</text:p>
          </table:table-cell>
          <table:table-cell office:value-type="float" office:value="495.074013565028" calcext:value-type="float">
            <text:p>495.074013565028</text:p>
          </table:table-cell>
          <table:table-cell office:value-type="float" office:value="78.8057267686519" calcext:value-type="float">
            <text:p>78.8057267686519</text:p>
          </table:table-cell>
          <table:table-cell office:value-type="float" office:value="70.1032538739541" calcext:value-type="float">
            <text:p>70.1032538739541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6.21527268589239" calcext:value-type="float">
            <text:p>6.21527268589239</text:p>
          </table:table-cell>
          <table:table-cell office:value-type="float" office:value="0" calcext:value-type="float">
            <text:p>0</text:p>
          </table:table-cell>
          <table:table-cell office:value-type="float" office:value="333.411129263495" calcext:value-type="float">
            <text:p>333.411129263495</text:p>
          </table:table-cell>
          <table:table-cell office:value-type="float" office:value="53.0722793651852" calcext:value-type="float">
            <text:p>53.0722793651852</text:p>
          </table:table-cell>
          <table:table-cell office:value-type="float" office:value="45.9091496349148" calcext:value-type="float">
            <text:p>45.9091496349148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70" calcext:value-type="float">
            <text:p>17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442" calcext:value-type="float">
            <text:p>442</text:p>
          </table:table-cell>
          <table:table-cell office:value-type="float" office:value="22.073887322128" calcext:value-type="float">
            <text:p>22.073887322128</text:p>
          </table:table-cell>
          <table:table-cell office:value-type="float" office:value="0" calcext:value-type="float">
            <text:p>0</text:p>
          </table:table-cell>
          <table:table-cell office:value-type="float" office:value="331.499038652788" calcext:value-type="float">
            <text:p>331.499038652788</text:p>
          </table:table-cell>
          <table:table-cell office:value-type="float" office:value="52.7679133793012" calcext:value-type="float">
            <text:p>52.7679133793012</text:p>
          </table:table-cell>
          <table:table-cell office:value-type="float" office:value="46.2933227806139" calcext:value-type="float">
            <text:p>46.2933227806139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80" calcext:value-type="float">
            <text:p>18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388" calcext:value-type="float">
            <text:p>388</text:p>
          </table:table-cell>
          <table:table-cell office:value-type="float" office:value="17.8756893123035" calcext:value-type="float">
            <text:p>17.8756893123035</text:p>
          </table:table-cell>
          <table:table-cell office:value-type="float" office:value="0" calcext:value-type="float">
            <text:p>0</text:p>
          </table:table-cell>
          <table:table-cell office:value-type="float" office:value="331.444101952206" calcext:value-type="float">
            <text:p>331.444101952206</text:p>
          </table:table-cell>
          <table:table-cell office:value-type="float" office:value="52.7591685724703" calcext:value-type="float">
            <text:p>52.7591685724703</text:p>
          </table:table-cell>
          <table:table-cell office:value-type="float" office:value="46.2856509562162" calcext:value-type="float">
            <text:p>46.2856509562162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1051" calcext:value-type="float">
            <text:p>1051</text:p>
          </table:table-cell>
          <table:table-cell office:value-type="float" office:value="42.2590785777446" calcext:value-type="float">
            <text:p>42.2590785777446</text:p>
          </table:table-cell>
          <table:table-cell office:value-type="float" office:value="0" calcext:value-type="float">
            <text:p>0</text:p>
          </table:table-cell>
          <table:table-cell office:value-type="float" office:value="331.147758129677" calcext:value-type="float">
            <text:p>331.147758129677</text:p>
          </table:table-cell>
          <table:table-cell office:value-type="float" office:value="52.7119966554077" calcext:value-type="float">
            <text:p>52.7119966554077</text:p>
          </table:table-cell>
          <table:table-cell office:value-type="float" office:value="46.2442670044374" calcext:value-type="float">
            <text:p>46.2442670044374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.90489511686739" calcext:value-type="float">
            <text:p>2.90489511686739</text:p>
          </table:table-cell>
          <table:table-cell office:value-type="float" office:value="0" calcext:value-type="float">
            <text:p>0</text:p>
          </table:table-cell>
          <table:table-cell office:value-type="float" office:value="333.377783704494" calcext:value-type="float">
            <text:p>333.377783704494</text:p>
          </table:table-cell>
          <table:table-cell office:value-type="float" office:value="53.0669714295239" calcext:value-type="float">
            <text:p>53.0669714295239</text:p>
          </table:table-cell>
          <table:table-cell office:value-type="float" office:value="46.5556865915455" calcext:value-type="float">
            <text:p>46.5556865915455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50" calcext:value-type="float">
            <text:p>15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389" calcext:value-type="float">
            <text:p>389</text:p>
          </table:table-cell>
          <table:table-cell office:value-type="float" office:value="16.8538808777088" calcext:value-type="float">
            <text:p>16.8538808777088</text:p>
          </table:table-cell>
          <table:table-cell office:value-type="float" office:value="0" calcext:value-type="float">
            <text:p>0</text:p>
          </table:table-cell>
          <table:table-cell office:value-type="float" office:value="331.641959340696" calcext:value-type="float">
            <text:p>331.641959340696</text:p>
          </table:table-cell>
          <table:table-cell office:value-type="float" office:value="52.7906634497397" calcext:value-type="float">
            <text:p>52.7906634497397</text:p>
          </table:table-cell>
          <table:table-cell office:value-type="float" office:value="46.961019633204" calcext:value-type="float">
            <text:p>46.961019633204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60" calcext:value-type="float">
            <text:p>16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472" calcext:value-type="float">
            <text:p>472</text:p>
          </table:table-cell>
          <table:table-cell office:value-type="float" office:value="23.2366781100483" calcext:value-type="float">
            <text:p>23.2366781100483</text:p>
          </table:table-cell>
          <table:table-cell office:value-type="float" office:value="0" calcext:value-type="float">
            <text:p>0</text:p>
          </table:table-cell>
          <table:table-cell office:value-type="float" office:value="331.586975263612" calcext:value-type="float">
            <text:p>331.586975263612</text:p>
          </table:table-cell>
          <table:table-cell office:value-type="float" office:value="52.7819111015319" calcext:value-type="float">
            <text:p>52.7819111015319</text:p>
          </table:table-cell>
          <table:table-cell office:value-type="float" office:value="46.9532338019763" calcext:value-type="float">
            <text:p>46.9532338019763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492" calcext:value-type="float">
            <text:p>492</text:p>
          </table:table-cell>
          <table:table-cell office:value-type="float" office:value="19.4640036927143" calcext:value-type="float">
            <text:p>19.4640036927143</text:p>
          </table:table-cell>
          <table:table-cell office:value-type="float" office:value="0" calcext:value-type="float">
            <text:p>0</text:p>
          </table:table-cell>
          <table:table-cell office:value-type="float" office:value="331.213566507684" calcext:value-type="float">
            <text:p>331.213566507684</text:p>
          </table:table-cell>
          <table:table-cell office:value-type="float" office:value="52.7224720124536" calcext:value-type="float">
            <text:p>52.7224720124536</text:p>
          </table:table-cell>
          <table:table-cell office:value-type="float" office:value="46.9003585386857" calcext:value-type="float">
            <text:p>46.900358538685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.16608196967452" calcext:value-type="float">
            <text:p>1.16608196967452</text:p>
          </table:table-cell>
          <table:table-cell office:value-type="float" office:value="0" calcext:value-type="float">
            <text:p>0</text:p>
          </table:table-cell>
          <table:table-cell office:value-type="float" office:value="250.02500250025" calcext:value-type="float">
            <text:p>250.02500250025</text:p>
          </table:table-cell>
          <table:table-cell office:value-type="float" office:value="39.7989017651765" calcext:value-type="float">
            <text:p>39.7989017651765</text:p>
          </table:table-cell>
          <table:table-cell office:value-type="float" office:value="34.4272708520852" calcext:value-type="float">
            <text:p>34.4272708520852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34" calcext:value-type="float">
            <text:p>234</text:p>
          </table:table-cell>
          <table:table-cell office:value-type="float" office:value="11.2116912082879" calcext:value-type="float">
            <text:p>11.2116912082879</text:p>
          </table:table-cell>
          <table:table-cell office:value-type="float" office:value="0" calcext:value-type="float">
            <text:p>0</text:p>
          </table:table-cell>
          <table:table-cell office:value-type="float" office:value="249.806400039969" calcext:value-type="float">
            <text:p>249.806400039969</text:p>
          </table:table-cell>
          <table:table-cell office:value-type="float" office:value="39.7641046938623" calcext:value-type="float">
            <text:p>39.7641046938623</text:p>
          </table:table-cell>
          <table:table-cell office:value-type="float" office:value="34.6411218805426" calcext:value-type="float">
            <text:p>34.6411218805426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309" calcext:value-type="float">
            <text:p>309</text:p>
          </table:table-cell>
          <table:table-cell office:value-type="float" office:value="14.5361629018803" calcext:value-type="float">
            <text:p>14.5361629018803</text:p>
          </table:table-cell>
          <table:table-cell office:value-type="float" office:value="0" calcext:value-type="float">
            <text:p>0</text:p>
          </table:table-cell>
          <table:table-cell office:value-type="float" office:value="249.525900788502" calcext:value-type="float">
            <text:p>249.525900788502</text:p>
          </table:table-cell>
          <table:table-cell office:value-type="float" office:value="39.7194549106697" calcext:value-type="float">
            <text:p>39.7194549106697</text:p>
          </table:table-cell>
          <table:table-cell office:value-type="float" office:value="34.6022245234055" calcext:value-type="float">
            <text:p>34.6022245234055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458" calcext:value-type="float">
            <text:p>458</text:p>
          </table:table-cell>
          <table:table-cell office:value-type="float" office:value="17.154384113398" calcext:value-type="float">
            <text:p>17.154384113398</text:p>
          </table:table-cell>
          <table:table-cell office:value-type="float" office:value="0" calcext:value-type="float">
            <text:p>0</text:p>
          </table:table-cell>
          <table:table-cell office:value-type="float" office:value="248.712910687194" calcext:value-type="float">
            <text:p>248.712910687194</text:p>
          </table:table-cell>
          <table:table-cell office:value-type="float" office:value="39.5900434004029" calcext:value-type="float">
            <text:p>39.5900434004029</text:p>
          </table:table-cell>
          <table:table-cell office:value-type="float" office:value="34.7323693635437" calcext:value-type="float">
            <text:p>34.732369363543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.04384509931648" calcext:value-type="float">
            <text:p>2.04384509931648</text:p>
          </table:table-cell>
          <table:table-cell office:value-type="float" office:value="0" calcext:value-type="float">
            <text:p>0</text:p>
          </table:table-cell>
          <table:table-cell office:value-type="float" office:value="250.068768911451" calcext:value-type="float">
            <text:p>250.068768911451</text:p>
          </table:table-cell>
          <table:table-cell office:value-type="float" office:value="39.8058684888344" calcext:value-type="float">
            <text:p>39.8058684888344</text:p>
          </table:table-cell>
          <table:table-cell office:value-type="float" office:value="34.9217128460327" calcext:value-type="float">
            <text:p>34.921712846032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50" calcext:value-type="float">
            <text:p>5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59" calcext:value-type="float">
            <text:p>359</text:p>
          </table:table-cell>
          <table:table-cell office:value-type="float" office:value="17.6782555417666" calcext:value-type="float">
            <text:p>17.6782555417666</text:p>
          </table:table-cell>
          <table:table-cell office:value-type="float" office:value="0" calcext:value-type="float">
            <text:p>0</text:p>
          </table:table-cell>
          <table:table-cell office:value-type="float" office:value="249.76896370857" calcext:value-type="float">
            <text:p>249.76896370857</text:p>
          </table:table-cell>
          <table:table-cell office:value-type="float" office:value="39.7581455903289" calcext:value-type="float">
            <text:p>39.7581455903289</text:p>
          </table:table-cell>
          <table:table-cell office:value-type="float" office:value="35.1237605215176" calcext:value-type="float">
            <text:p>35.1237605215176</text:p>
          </table:table-cell>
          <table:table-cell table:style-name="Default"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98" calcext:value-type="float">
            <text:p>298</text:p>
          </table:table-cell>
          <table:table-cell office:value-type="float" office:value="25.4299864284274" calcext:value-type="float">
            <text:p>25.4299864284274</text:p>
          </table:table-cell>
          <table:table-cell office:value-type="float" office:value="0" calcext:value-type="float">
            <text:p>0</text:p>
          </table:table-cell>
          <table:table-cell office:value-type="float" office:value="249.42631946523" calcext:value-type="float">
            <text:p>249.42631946523</text:p>
          </table:table-cell>
          <table:table-cell office:value-type="float" office:value="39.7036035867505" calcext:value-type="float">
            <text:p>39.7036035867505</text:p>
          </table:table-cell>
          <table:table-cell office:value-type="float" office:value="35.3191565649007" calcext:value-type="float">
            <text:p>35.3191565649007</text:p>
          </table:table-cell>
          <table:table-cell table:style-name="Default"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200" calcext:value-type="float">
            <text:p>2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537" calcext:value-type="float">
            <text:p>537</text:p>
          </table:table-cell>
          <table:table-cell office:value-type="float" office:value="33.4249538206113" calcext:value-type="float">
            <text:p>33.4249538206113</text:p>
          </table:table-cell>
          <table:table-cell office:value-type="float" office:value="0" calcext:value-type="float">
            <text:p>0</text:p>
          </table:table-cell>
          <table:table-cell office:value-type="float" office:value="248.824305158128" calcext:value-type="float">
            <text:p>248.824305158128</text:p>
          </table:table-cell>
          <table:table-cell office:value-type="float" office:value="39.6077751374754" calcext:value-type="float">
            <text:p>39.6077751374754</text:p>
          </table:table-cell>
          <table:table-cell office:value-type="float" office:value="35.2339103983677" calcext:value-type="float">
            <text:p>35.2339103983677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float" office:value="300" calcext:value-type="float">
            <text:p>3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49" calcext:value-type="float">
            <text:p>349</text:p>
          </table:table-cell>
          <table:table-cell office:value-type="float" office:value="300" calcext:value-type="float">
            <text:p>300</text:p>
          </table:table-cell>
          <table:table-cell office:value-type="float" office:value="993" calcext:value-type="float">
            <text:p>993</text:p>
          </table:table-cell>
          <table:table-cell office:value-type="float" office:value="76.8269929011931" calcext:value-type="float">
            <text:p>76.8269929011931</text:p>
          </table:table-cell>
          <table:table-cell office:value-type="float" office:value="0" calcext:value-type="float">
            <text:p>0</text:p>
          </table:table-cell>
          <table:table-cell office:value-type="float" office:value="248.089709238861" calcext:value-type="float">
            <text:p>248.089709238861</text:p>
          </table:table-cell>
          <table:table-cell office:value-type="float" office:value="39.4908423886077" calcext:value-type="float">
            <text:p>39.4908423886077</text:p>
          </table:table-cell>
          <table:table-cell office:value-type="float" office:value="35.1298904683934" calcext:value-type="float">
            <text:p>35.1298904683934</text:p>
          </table:table-cell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-pilot-tables>
        <table:data-pilot-table table:name="DataPilot2" table:application-data="" table:target-range-address="'Pivot Table_zuul_2'.A4:'Pivot Table_zuul_2'.M31" table:buttons="'Pivot Table_zuul_2'.A4 'Pivot Table_zuul_2'.B4 'Pivot Table_zuul_2'.C4 'Pivot Table_zuul_2'.D4 'Pivot Table_zuul_2'.E4 'Pivot Table_zuul_2'.F4 'Pivot Table_zuul_2'.G4 'Pivot Table_zuul_2'.H4 'Pivot Table_zuul_2'.I4 'Pivot Table_zuul_2'.J4 'Pivot Table_zuul_2'.K4 'Pivot Table_zuul_2'.L4" table:show-filter-button="false" table:drill-down-on-double-click="false">
          <table:source-cell-range table:cell-range-address="zuul.F1:zuul.V224"/>
          <table:data-pilot-field table:source-field-name="size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  <table:data-pilot-member table:name="65536" table:display="true" table:show-details="true"/>
                <table:data-pilot-member table:name="131072" table:display="true" table:show-details="true"/>
                <table:data-pilot-member table:name="262144" table:display="true" table:show-details="true"/>
                <table:data-pilot-member table:name="52428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lay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0" table:display="false" table:show-details="true"/>
                <table:data-pilot-member table:name="20" table:display="false" table:show-details="true"/>
                <table:data-pilot-member table:name="30" table:display="false" table:show-details="true"/>
                <table:data-pilot-member table:name="40" table:display="false" table:show-details="true"/>
                <table:data-pilot-member table:name="50" table:display="false" table:show-details="true"/>
                <table:data-pilot-member table:name="60" table:display="false" table:show-details="true"/>
                <table:data-pilot-member table:name="70" table:display="false" table:show-details="true"/>
                <table:data-pilot-member table:name="80" table:display="false" table:show-details="true"/>
                <table:data-pilot-member table:name="90" table:display="false" table:show-details="true"/>
                <table:data-pilot-member table:name="100" table:display="false" table:show-details="true"/>
                <table:data-pilot-member table:name="110" table:display="false" table:show-details="true"/>
                <table:data-pilot-member table:name="140" table:display="false" table:show-details="true"/>
                <table:data-pilot-member table:name="160" table:display="false" table:show-details="true"/>
                <table:data-pilot-member table:name="170" table:display="false" table:show-details="true"/>
                <table:data-pilot-member table:name="180" table:display="false" table:show-details="true"/>
                <table:data-pilot-member table:name="200" table:display="false" table:show-details="true"/>
                <table:data-pilot-member table:name="TGM:myservice" table:display="false" table:show-details="true"/>
                <table:data-pilot-member table:name="TGZ:zuul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mpup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43" table:display="true" table:show-details="true"/>
                <table:data-pilot-member table:name="85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55" table:display="true" table:show-details="true"/>
                <table:data-pilot-member table:name="165" table:display="true" table:show-details="true"/>
                <table:data-pilot-member table:name="177" table:display="true" table:show-details="true"/>
                <table:data-pilot-member table:name="185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9" table:display="true" table:show-details="true"/>
                <table:data-pilot-member table:name="242" table:display="true" table:show-details="true"/>
                <table:data-pilot-member table:name="248" table:display="true" table:show-details="true"/>
                <table:data-pilot-member table:name="268" table:display="true" table:show-details="true"/>
                <table:data-pilot-member table:name="291" table:display="true" table:show-details="true"/>
                <table:data-pilot-member table:name="315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50" table:display="true" table:show-details="true"/>
                <table:data-pilot-member table:name="373" table:display="true" table:show-details="true"/>
                <table:data-pilot-member table:name="388" table:display="true" table:show-details="true"/>
                <table:data-pilot-member table:name="395" table:display="true" table:show-details="true"/>
                <table:data-pilot-member table:name="397" table:display="true" table:show-details="true"/>
                <table:data-pilot-member table:name="410" table:display="true" table:show-details="true"/>
                <table:data-pilot-member table:name="413" table:display="true" table:show-details="true"/>
                <table:data-pilot-member table:name="416" table:display="true" table:show-details="true"/>
                <table:data-pilot-member table:name="429" table:display="true" table:show-details="true"/>
                <table:data-pilot-member table:name="454" table:display="true" table:show-details="true"/>
                <table:data-pilot-member table:name="467" table:display="true" table:show-details="true"/>
                <table:data-pilot-member table:name="480" table:display="true" table:show-details="true"/>
                <table:data-pilot-member table:name="485" table:display="true" table:show-details="true"/>
                <table:data-pilot-member table:name="487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4" table:display="true" table:show-details="true"/>
                <table:data-pilot-member table:name="512" table:display="true" table:show-details="true"/>
                <table:data-pilot-member table:name="518" table:display="true" table:show-details="true"/>
                <table:data-pilot-member table:name="538" table:display="true" table:show-details="true"/>
                <table:data-pilot-member table:name="567" table:display="true" table:show-details="true"/>
                <table:data-pilot-member table:name="595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6" table:display="true" table:show-details="true"/>
                <table:data-pilot-member table:name="614" table:display="true" table:show-details="true"/>
                <table:data-pilot-member table:name="626" table:display="true" table:show-details="true"/>
                <table:data-pilot-member table:name="629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57" table:display="true" table:show-details="true"/>
                <table:data-pilot-member table:name="669" table:display="true" table:show-details="true"/>
                <table:data-pilot-member table:name="731" table:display="true" table:show-details="true"/>
                <table:data-pilot-member table:name="742" table:display="true" table:show-details="true"/>
                <table:data-pilot-member table:name="810" table:display="true" table:show-details="true"/>
                <table:data-pilot-member table:name="837" table:display="true" table:show-details="true"/>
                <table:data-pilot-member table:name="848" table:display="true" table:show-details="true"/>
                <table:data-pilot-member table:name="878" table:display="true" table:show-details="true"/>
                <table:data-pilot-member table:name="891" table:display="true" table:show-details="true"/>
                <table:data-pilot-member table:name="926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1003" table:display="true" table:show-details="true"/>
                <table:data-pilot-member table:name="1034" table:display="true" table:show-details="true"/>
                <table:data-pilot-member table:name="1036" table:display="true" table:show-details="true"/>
                <table:data-pilot-member table:name="1050" table:display="true" table:show-details="true"/>
                <table:data-pilot-member table:name="1161" table:display="true" table:show-details="true"/>
                <table:data-pilot-member table:name="1162" table:display="true" table:show-details="true"/>
                <table:data-pilot-member table:name="1180" table:display="true" table:show-details="true"/>
                <table:data-pilot-member table:name="1240" table:display="true" table:show-details="true"/>
                <table:data-pilot-member table:name="1260" table:display="true" table:show-details="true"/>
                <table:data-pilot-member table:name="1263" table:display="true" table:show-details="true"/>
                <table:data-pilot-member table:name="1339" table:display="true" table:show-details="true"/>
                <table:data-pilot-member table:name="1472" table:display="true" table:show-details="true"/>
                <table:data-pilot-member table:name="1565" table:display="true" table:show-details="true"/>
                <table:data-pilot-member table:name="1591" table:display="true" table:show-details="true"/>
                <table:data-pilot-member table:name="1682" table:display="true" table:show-details="true"/>
                <table:data-pilot-member table:name="1785" table:display="true" table:show-details="true"/>
                <table:data-pilot-member table:name="1808" table:display="true" table:show-details="true"/>
                <table:data-pilot-member table:name="1903" table:display="true" table:show-details="true"/>
                <table:data-pilot-member table:name="1927" table:display="true" table:show-details="true"/>
                <table:data-pilot-member table:name="2050" table:display="true" table:show-details="true"/>
                <table:data-pilot-member table:name="2063" table:display="true" table:show-details="true"/>
                <table:data-pilot-member table:name="2092" table:display="true" table:show-details="true"/>
                <table:data-pilot-member table:name="2255" table:display="true" table:show-details="true"/>
                <table:data-pilot-member table:name="2340" table:display="true" table:show-details="true"/>
                <table:data-pilot-member table:name="2389" table:display="true" table:show-details="true"/>
                <table:data-pilot-member table:name="2400" table:display="true" table:show-details="true"/>
                <table:data-pilot-member table:name="2594" table:display="true" table:show-details="true"/>
                <table:data-pilot-member table:name="2610" table:display="true" table:show-details="true"/>
                <table:data-pilot-member table:name="2632" table:display="true" table:show-details="true"/>
                <table:data-pilot-member table:name="2879" table:display="true" table:show-details="true"/>
                <table:data-pilot-member table:name="3069" table:display="true" table:show-details="true"/>
                <table:data-pilot-member table:name="3293" table:display="true" table:show-details="true"/>
                <table:data-pilot-member table:name="3301" table:display="true" table:show-details="true"/>
                <table:data-pilot-member table:name="3458" table:display="true" table:show-details="true"/>
                <table:data-pilot-member table:name="3539" table:display="true" table:show-details="true"/>
                <table:data-pilot-member table:name="3809" table:display="true" table:show-details="true"/>
                <table:data-pilot-member table:name="4461" table:display="true" table:show-details="true"/>
                <table:data-pilot-member table:name="533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7" table:display="true" table:show-details="true"/>
                <table:data-pilot-member table:name="31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51" table:display="true" table:show-details="true"/>
                <table:data-pilot-member table:name="81" table:display="true" table:show-details="true"/>
                <table:data-pilot-member table:name="151" table:display="true" table:show-details="true"/>
                <table:data-pilot-member table:name="171" table:display="true" table:show-details="true"/>
                <table:data-pilot-member table:name="2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m kB/s" table:orientation="row" table:used-hierarchy="0" table:function="auto">
            <table:data-pilot-level table:show-empty="false" calcext:repeat-item-labels="false">
              <table:data-pilot-members>
                <table:data-pilot-member table:name="36.87" table:display="true" table:show-details="true"/>
                <table:data-pilot-member table:name="37.03" table:display="true" table:show-details="true"/>
                <table:data-pilot-member table:name="37.17" table:display="true" table:show-details="true"/>
                <table:data-pilot-member table:name="37.32" table:display="true" table:show-details="true"/>
                <table:data-pilot-member table:name="37.66" table:display="true" table:show-details="true"/>
                <table:data-pilot-member table:name="49.16" table:display="true" table:show-details="true"/>
                <table:data-pilot-member table:name="49.48" table:display="true" table:show-details="true"/>
                <table:data-pilot-member table:name="49.51" table:display="true" table:show-details="true"/>
                <table:data-pilot-member table:name="49.52" table:display="true" table:show-details="true"/>
                <table:data-pilot-member table:name="49.81" table:display="true" table:show-details="true"/>
                <table:data-pilot-member table:name="50.04" table:display="true" table:show-details="true"/>
                <table:data-pilot-member table:name="50.15" table:display="true" table:show-details="true"/>
                <table:data-pilot-member table:name="50.18" table:display="true" table:show-details="true"/>
                <table:data-pilot-member table:name="62.97" table:display="true" table:show-details="true"/>
                <table:data-pilot-member table:name="64.51" table:display="true" table:show-details="true"/>
                <table:data-pilot-member table:name="73.70" table:display="true" table:show-details="true"/>
                <table:data-pilot-member table:name="73.71" table:display="true" table:show-details="true"/>
                <table:data-pilot-member table:name="73.97" table:display="true" table:show-details="true"/>
                <table:data-pilot-member table:name="74.26" table:display="true" table:show-details="true"/>
                <table:data-pilot-member table:name="74.70" table:display="true" table:show-details="true"/>
                <table:data-pilot-member table:name="74.93" table:display="true" table:show-details="true"/>
                <table:data-pilot-member table:name="75.12" table:display="true" table:show-details="true"/>
                <table:data-pilot-member table:name="80.74" table:display="true" table:show-details="true"/>
                <table:data-pilot-member table:name="82.34" table:display="true" table:show-details="true"/>
                <table:data-pilot-member table:name="84.87" table:display="true" table:show-details="true"/>
                <table:data-pilot-member table:name="84.98" table:display="true" table:show-details="true"/>
                <table:data-pilot-member table:name="85.33" table:display="true" table:show-details="true"/>
                <table:data-pilot-member table:name="87.14" table:display="true" table:show-details="true"/>
                <table:data-pilot-member table:name="87.23" table:display="true" table:show-details="true"/>
                <table:data-pilot-member table:name="89.92" table:display="true" table:show-details="true"/>
                <table:data-pilot-member table:name="90.12" table:display="true" table:show-details="true"/>
                <table:data-pilot-member table:name="90.77" table:display="true" table:show-details="true"/>
                <table:data-pilot-member table:name="90.85" table:display="true" table:show-details="true"/>
                <table:data-pilot-member table:name="91.19" table:display="true" table:show-details="true"/>
                <table:data-pilot-member table:name="91.69" table:display="true" table:show-details="true"/>
                <table:data-pilot-member table:name="92.20" table:display="true" table:show-details="true"/>
                <table:data-pilot-member table:name="92.73" table:display="true" table:show-details="true"/>
                <table:data-pilot-member table:name="93.08" table:display="true" table:show-details="true"/>
                <table:data-pilot-member table:name="93.59" table:display="true" table:show-details="true"/>
                <table:data-pilot-member table:name="105.76" table:display="true" table:show-details="true"/>
                <table:data-pilot-member table:name="106.09" table:display="true" table:show-details="true"/>
                <table:data-pilot-member table:name="122.05" table:display="true" table:show-details="true"/>
                <table:data-pilot-member table:name="124.26" table:display="true" table:show-details="true"/>
                <table:data-pilot-member table:name="124.77" table:display="true" table:show-details="true"/>
                <table:data-pilot-member table:name="125.91" table:display="true" table:show-details="true"/>
                <table:data-pilot-member table:name="128.79" table:display="true" table:show-details="true"/>
                <table:data-pilot-member table:name="130.88" table:display="true" table:show-details="true"/>
                <table:data-pilot-member table:name="132.73" table:display="true" table:show-details="true"/>
                <table:data-pilot-member table:name="133.01" table:display="true" table:show-details="true"/>
                <table:data-pilot-member table:name="133.60" table:display="true" table:show-details="true"/>
                <table:data-pilot-member table:name="134.76" table:display="true" table:show-details="true"/>
                <table:data-pilot-member table:name="135.87" table:display="true" table:show-details="true"/>
                <table:data-pilot-member table:name="135.97" table:display="true" table:show-details="true"/>
                <table:data-pilot-member table:name="136.01" table:display="true" table:show-details="true"/>
                <table:data-pilot-member table:name="136.05" table:display="true" table:show-details="true"/>
                <table:data-pilot-member table:name="136.52" table:display="true" table:show-details="true"/>
                <table:data-pilot-member table:name="136.76" table:display="true" table:show-details="true"/>
                <table:data-pilot-member table:name="137.13" table:display="true" table:show-details="true"/>
                <table:data-pilot-member table:name="137.41" table:display="true" table:show-details="true"/>
                <table:data-pilot-member table:name="137.77" table:display="true" table:show-details="true"/>
                <table:data-pilot-member table:name="137.98" table:display="true" table:show-details="true"/>
                <table:data-pilot-member table:name="138.42" table:display="true" table:show-details="true"/>
                <table:data-pilot-member table:name="141.01" table:display="true" table:show-details="true"/>
                <table:data-pilot-member table:name="141.49" table:display="true" table:show-details="true"/>
                <table:data-pilot-member table:name="144.28" table:display="true" table:show-details="true"/>
                <table:data-pilot-member table:name="145.35" table:display="true" table:show-details="true"/>
                <table:data-pilot-member table:name="146.08" table:display="true" table:show-details="true"/>
                <table:data-pilot-member table:name="146.22" table:display="true" table:show-details="true"/>
                <table:data-pilot-member table:name="146.47" table:display="true" table:show-details="true"/>
                <table:data-pilot-member table:name="147.38" table:display="true" table:show-details="true"/>
                <table:data-pilot-member table:name="148.95" table:display="true" table:show-details="true"/>
                <table:data-pilot-member table:name="149.04" table:display="true" table:show-details="true"/>
                <table:data-pilot-member table:name="149.89" table:display="true" table:show-details="true"/>
                <table:data-pilot-member table:name="150.12" table:display="true" table:show-details="true"/>
                <table:data-pilot-member table:name="150.93" table:display="true" table:show-details="true"/>
                <table:data-pilot-member table:name="151.03" table:display="true" table:show-details="true"/>
                <table:data-pilot-member table:name="151.06" table:display="true" table:show-details="true"/>
                <table:data-pilot-member table:name="151.15" table:display="true" table:show-details="true"/>
                <table:data-pilot-member table:name="151.50" table:display="true" table:show-details="true"/>
                <table:data-pilot-member table:name="152.49" table:display="true" table:show-details="true"/>
                <table:data-pilot-member table:name="155.50" table:display="true" table:show-details="true"/>
                <table:data-pilot-member table:name="155.59" table:display="true" table:show-details="true"/>
                <table:data-pilot-member table:name="158.96" table:display="true" table:show-details="true"/>
                <table:data-pilot-member table:name="159.06" table:display="true" table:show-details="true"/>
                <table:data-pilot-member table:name="159.34" table:display="true" table:show-details="true"/>
                <table:data-pilot-member table:name="159.46" table:display="true" table:show-details="true"/>
                <table:data-pilot-member table:name="159.70" table:display="true" table:show-details="true"/>
                <table:data-pilot-member table:name="161.86" table:display="true" table:show-details="true"/>
                <table:data-pilot-member table:name="163.60" table:display="true" table:show-details="true"/>
                <table:data-pilot-member table:name="164.07" table:display="true" table:show-details="true"/>
                <table:data-pilot-member table:name="164.42" table:display="true" table:show-details="true"/>
                <table:data-pilot-member table:name="164.74" table:display="true" table:show-details="true"/>
                <table:data-pilot-member table:name="164.75" table:display="true" table:show-details="true"/>
                <table:data-pilot-member table:name="166.23" table:display="true" table:show-details="true"/>
                <table:data-pilot-member table:name="166.29" table:display="true" table:show-details="true"/>
                <table:data-pilot-member table:name="166.40" table:display="true" table:show-details="true"/>
                <table:data-pilot-member table:name="167.10" table:display="true" table:show-details="true"/>
                <table:data-pilot-member table:name="167.59" table:display="true" table:show-details="true"/>
                <table:data-pilot-member table:name="168.63" table:display="true" table:show-details="true"/>
                <table:data-pilot-member table:name="168.77" table:display="true" table:show-details="true"/>
                <table:data-pilot-member table:name="168.93" table:display="true" table:show-details="true"/>
                <table:data-pilot-member table:name="169.04" table:display="true" table:show-details="true"/>
                <table:data-pilot-member table:name="169.05" table:display="true" table:show-details="true"/>
                <table:data-pilot-member table:name="169.23" table:display="true" table:show-details="true"/>
                <table:data-pilot-member table:name="169.24" table:display="true" table:show-details="true"/>
                <table:data-pilot-member table:name="169.34" table:display="true" table:show-details="true"/>
                <table:data-pilot-member table:name="169.46" table:display="true" table:show-details="true"/>
                <table:data-pilot-member table:name="169.70" table:display="true" table:show-details="true"/>
                <table:data-pilot-member table:name="170.02" table:display="true" table:show-details="true"/>
                <table:data-pilot-member table:name="170.40" table:display="true" table:show-details="true"/>
                <table:data-pilot-member table:name="170.67" table:display="true" table:show-details="true"/>
                <table:data-pilot-member table:name="170.93" table:display="true" table:show-details="true"/>
                <table:data-pilot-member table:name="171.01" table:display="true" table:show-details="true"/>
                <table:data-pilot-member table:name="171.06" table:display="true" table:show-details="true"/>
                <table:data-pilot-member table:name="171.31" table:display="true" table:show-details="true"/>
                <table:data-pilot-member table:name="171.57" table:display="true" table:show-details="true"/>
                <table:data-pilot-member table:name="171.58" table:display="true" table:show-details="true"/>
                <table:data-pilot-member table:name="171.86" table:display="true" table:show-details="true"/>
                <table:data-pilot-member table:name="172.40" table:display="true" table:show-details="true"/>
                <table:data-pilot-member table:name="172.6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 Bytes" table:orientation="row" table:used-hierarchy="0" table:function="auto">
            <table:data-pilot-level table:show-empty="false" calcext:repeat-item-labels="false">
              <table:data-pilot-members>
                <table:data-pilot-member table:name="18200.00%" table:display="true" table:show-details="true"/>
                <table:data-pilot-member table:name="18200.98%" table:display="true" table:show-details="true"/>
                <table:data-pilot-member table:name="18201.30%" table:display="true" table:show-details="true"/>
                <table:data-pilot-member table:name="18201.95%" table:display="true" table:show-details="true"/>
                <table:data-pilot-member table:name="18202.11%" table:display="true" table:show-details="true"/>
                <table:data-pilot-member table:name="18202.28%" table:display="true" table:show-details="true"/>
                <table:data-pilot-member table:name="18202.76%" table:display="true" table:show-details="true"/>
                <table:data-pilot-member table:name="18202.93%" table:display="true" table:show-details="true"/>
                <table:data-pilot-member table:name="18203.09%" table:display="true" table:show-details="true"/>
                <table:data-pilot-member table:name="18203.90%" table:display="true" table:show-details="true"/>
                <table:data-pilot-member table:name="18204.06%" table:display="true" table:show-details="true"/>
                <table:data-pilot-member table:name="18204.55%" table:display="true" table:show-details="true"/>
                <table:data-pilot-member table:name="18205.20%" table:display="true" table:show-details="true"/>
                <table:data-pilot-member table:name="18206.50%" table:display="true" table:show-details="true"/>
                <table:data-pilot-member table:name="18206.83%" table:display="true" table:show-details="true"/>
                <table:data-pilot-member table:name="18207.15%" table:display="true" table:show-details="true"/>
                <table:data-pilot-member table:name="18207.48%" table:display="true" table:show-details="true"/>
                <table:data-pilot-member table:name="18207.96%" table:display="true" table:show-details="true"/>
                <table:data-pilot-member table:name="18209.91%" table:display="true" table:show-details="true"/>
                <table:data-pilot-member table:name="18210.40%" table:display="true" table:show-details="true"/>
                <table:data-pilot-member table:name="18213.00%" table:display="true" table:show-details="true"/>
                <table:data-pilot-member table:name="18213.98%" table:display="true" table:show-details="true"/>
                <table:data-pilot-member table:name="18220.15%" table:display="true" table:show-details="true"/>
                <table:data-pilot-member table:name="18231.04%" table:display="true" table:show-details="true"/>
                <table:data-pilot-member table:name="18236.73%" table:display="true" table:show-details="true"/>
                <table:data-pilot-member table:name="18237.70%" table:display="true" table:show-details="true"/>
                <table:data-pilot-member table:name="18238.84%" table:display="true" table:show-details="true"/>
                <table:data-pilot-member table:name="18240.95%" table:display="true" table:show-details="true"/>
                <table:data-pilot-member table:name="18246.15%" table:display="true" table:show-details="true"/>
                <table:data-pilot-member table:name="18276.70%" table:display="true" table:show-details="true"/>
                <table:data-pilot-member table:name="18284.34%" table:display="true" table:show-details="true"/>
                <table:data-pilot-member table:name="18284.50%" table:display="true" table:show-details="true"/>
                <table:data-pilot-member table:name="18303.51%" table:display="true" table:show-details="true"/>
                <table:data-pilot-member table:name="18350.48%" table:display="true" table:show-details="true"/>
                <table:data-pilot-member table:name="18393.70%" table:display="true" table:show-details="true"/>
                <table:data-pilot-member table:name="18402.31%" table:display="true" table:show-details="true"/>
                <table:data-pilot-member table:name="18479.18%" table:display="true" table:show-details="true"/>
                <table:data-pilot-member table:name="18479.66%" table:display="true" table:show-details="true"/>
                <table:data-pilot-member table:name="18491.69%" table:display="true" table:show-details="true"/>
                <table:data-pilot-member table:name="18538.00%" table:display="true" table:show-details="true"/>
                <table:data-pilot-member table:name="18539.79%" table:display="true" table:show-details="true"/>
                <table:data-pilot-member table:name="18564.00%" table:display="true" table:show-details="true"/>
                <table:data-pilot-member table:name="18586.91%" table:display="true" table:show-details="true"/>
                <table:data-pilot-member table:name="18595.69%" table:display="true" table:show-details="true"/>
                <table:data-pilot-member table:name="18602.68%" table:display="true" table:show-details="true"/>
                <table:data-pilot-member table:name="18605.11%" table:display="true" table:show-details="true"/>
                <table:data-pilot-member table:name="18606.58%" table:display="true" table:show-details="true"/>
                <table:data-pilot-member table:name="18657.93%" table:display="true" table:show-details="true"/>
                <table:data-pilot-member table:name="18671.58%" table:display="true" table:show-details="true"/>
                <table:data-pilot-member table:name="18742.26%" table:display="true" table:show-details="true"/>
                <table:data-pilot-member table:name="18799.30%" table:display="true" table:show-details="true"/>
                <table:data-pilot-member table:name="18807.75%" table:display="true" table:show-details="true"/>
                <table:data-pilot-member table:name="18819.45%" table:display="true" table:show-details="true"/>
                <table:data-pilot-member table:name="18836.51%" table:display="true" table:show-details="true"/>
                <table:data-pilot-member table:name="18856.18%" table:display="true" table:show-details="true"/>
                <table:data-pilot-member table:name="18862.19%" table:display="true" table:show-details="true"/>
                <table:data-pilot-member table:name="18881.85%" table:display="true" table:show-details="true"/>
                <table:data-pilot-member table:name="18890.79%" table:display="true" table:show-details="true"/>
                <table:data-pilot-member table:name="18893.39%" table:display="true" table:show-details="true"/>
                <table:data-pilot-member table:name="18902.49%" table:display="true" table:show-details="true"/>
                <table:data-pilot-member table:name="18906.55%" table:display="true" table:show-details="true"/>
                <table:data-pilot-member table:name="18920.04%" table:display="true" table:show-details="true"/>
                <table:data-pilot-member table:name="18921.18%" table:display="true" table:show-details="true"/>
                <table:data-pilot-member table:name="18926.05%" table:display="true" table:show-details="true"/>
                <table:data-pilot-member table:name="19813.30%" table:display="true" table:show-details="true"/>
                <table:data-pilot-member table:name="19882.20%" table:display="true" table:show-details="true"/>
                <table:data-pilot-member table:name="19914.05%" table:display="true" table:show-details="true"/>
                <table:data-pilot-member table:name="19956.30%" table:display="true" table:show-details="true"/>
                <table:data-pilot-member table:name="19967.35%" table:display="true" table:show-details="true"/>
                <table:data-pilot-member table:name="20099.30%" table:display="true" table:show-details="true"/>
                <table:data-pilot-member table:name="20158.45%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oughput" table:orientation="row" table:used-hierarchy="0" table:function="auto">
            <table:data-pilot-level table:show-empty="false" calcext:repeat-item-labels="false">
              <table:data-pilot-members>
                <table:data-pilot-member table:name="248.774784187875" table:display="true" table:show-details="true"/>
                <table:data-pilot-member table:name="248.780973231167" table:display="true" table:show-details="true"/>
                <table:data-pilot-member table:name="249.444984908578" table:display="true" table:show-details="true"/>
                <table:data-pilot-member table:name="249.781441238916" table:display="true" table:show-details="true"/>
                <table:data-pilot-member table:name="250.012500625031" table:display="true" table:show-details="true"/>
                <table:data-pilot-member table:name="330.589440973255" table:display="true" table:show-details="true"/>
                <table:data-pilot-member table:name="331.147758129677" table:display="true" table:show-details="true"/>
                <table:data-pilot-member table:name="331.290376014577" table:display="true" table:show-details="true"/>
                <table:data-pilot-member table:name="331.356241094801" table:display="true" table:show-details="true"/>
                <table:data-pilot-member table:name="331.455087835598" table:display="true" table:show-details="true"/>
                <table:data-pilot-member table:name="331.543001127246" table:display="true" table:show-details="true"/>
                <table:data-pilot-member table:name="333.344444814827" table:display="true" table:show-details="true"/>
                <table:data-pilot-member table:name="333.355557037136" table:display="true" table:show-details="true"/>
                <table:data-pilot-member table:name="415.990681808728" table:display="true" table:show-details="true"/>
                <table:data-pilot-member table:name="426.202957848527" table:display="true" table:show-details="true"/>
                <table:data-pilot-member table:name="486.973459946433" table:display="true" table:show-details="true"/>
                <table:data-pilot-member table:name="495.000495000495" table:display="true" table:show-details="true"/>
                <table:data-pilot-member table:name="495.098524606397" table:display="true" table:show-details="true"/>
                <table:data-pilot-member table:name="496.302546032061" table:display="true" table:show-details="true"/>
                <table:data-pilot-member table:name="497.017892644135" table:display="true" table:show-details="true"/>
                <table:data-pilot-member table:name="499.800079968013" table:display="true" table:show-details="true"/>
                <table:data-pilot-member table:name="499.975001249937" table:display="true" table:show-details="true"/>
                <table:data-pilot-member table:name="533.418680322185" table:display="true" table:show-details="true"/>
                <table:data-pilot-member table:name="551.085638708255" table:display="true" table:show-details="true"/>
                <table:data-pilot-member table:name="561.419267909275" table:display="true" table:show-details="true"/>
                <table:data-pilot-member table:name="567.988185845734" table:display="true" table:show-details="true"/>
                <table:data-pilot-member table:name="571.069613385872" table:display="true" table:show-details="true"/>
                <table:data-pilot-member table:name="583.839327417095" table:display="true" table:show-details="true"/>
                <table:data-pilot-member table:name="590.946696607966" table:display="true" table:show-details="true"/>
                <table:data-pilot-member table:name="594.071169726133" table:display="true" table:show-details="true"/>
                <table:data-pilot-member table:name="599.664188054689" table:display="true" table:show-details="true"/>
                <table:data-pilot-member table:name="608.013619505077" table:display="true" table:show-details="true"/>
                <table:data-pilot-member table:name="609.087586794981" table:display="true" table:show-details="true"/>
                <table:data-pilot-member table:name="610.314311870613" table:display="true" table:show-details="true"/>
                <table:data-pilot-member table:name="611.172228333945" table:display="true" table:show-details="true"/>
                <table:data-pilot-member table:name="613.647520864016" table:display="true" table:show-details="true"/>
                <table:data-pilot-member table:name="620.616893191833" table:display="true" table:show-details="true"/>
                <table:data-pilot-member table:name="622.93652276833" table:display="true" table:show-details="true"/>
                <table:data-pilot-member table:name="634.678852500635" table:display="true" table:show-details="true"/>
                <table:data-pilot-member table:name="714.732422049495" table:display="true" table:show-details="true"/>
                <table:data-pilot-member table:name="717.19290696215" table:display="true" table:show-details="true"/>
                <table:data-pilot-member table:name="816.876672044438" table:display="true" table:show-details="true"/>
                <table:data-pilot-member table:name="837.152843180344" table:display="true" table:show-details="true"/>
                <table:data-pilot-member table:name="840.548037320333" table:display="true" table:show-details="true"/>
                <table:data-pilot-member table:name="848.212392383053" table:display="true" table:show-details="true"/>
                <table:data-pilot-member table:name="875.925195988263" table:display="true" table:show-details="true"/>
                <table:data-pilot-member table:name="876.885303402315" table:display="true" table:show-details="true"/>
                <table:data-pilot-member table:name="879.198171267804" table:display="true" table:show-details="true"/>
                <table:data-pilot-member table:name="890.293574306127" table:display="true" table:show-details="true"/>
                <table:data-pilot-member table:name="897.625779812396" table:display="true" table:show-details="true"/>
                <table:data-pilot-member table:name="904.670360737306" table:display="true" table:show-details="true"/>
                <table:data-pilot-member table:name="910.290837922716" table:display="true" table:show-details="true"/>
                <table:data-pilot-member table:name="912.034292489398" table:display="true" table:show-details="true"/>
                <table:data-pilot-member table:name="913.700945680479" table:display="true" table:show-details="true"/>
                <table:data-pilot-member table:name="913.721817392695" table:display="true" table:show-details="true"/>
                <table:data-pilot-member table:name="914.118561177385" table:display="true" table:show-details="true"/>
                <table:data-pilot-member table:name="915.31086245166" table:display="true" table:show-details="true"/>
                <table:data-pilot-member table:name="916.023541805024" table:display="true" table:show-details="true"/>
                <table:data-pilot-member table:name="916.086478563576" table:display="true" table:show-details="true"/>
                <table:data-pilot-member table:name="929.519206190598" table:display="true" table:show-details="true"/>
                <table:data-pilot-member table:name="942.418245217227" table:display="true" table:show-details="true"/>
                <table:data-pilot-member table:name="951.271136055554" table:display="true" table:show-details="true"/>
                <table:data-pilot-member table:name="953.197979220284" table:display="true" table:show-details="true"/>
                <table:data-pilot-member table:name="969.062674128449" table:display="true" table:show-details="true"/>
                <table:data-pilot-member table:name="972.006220839813" table:display="true" table:show-details="true"/>
                <table:data-pilot-member table:name="972.266109234097" table:display="true" table:show-details="true"/>
                <table:data-pilot-member table:name="979.168196616974" table:display="true" table:show-details="true"/>
                <table:data-pilot-member table:name="1003.43677094047" table:display="true" table:show-details="true"/>
                <table:data-pilot-member table:name="1003.96566437428" table:display="true" table:show-details="true"/>
                <table:data-pilot-member table:name="1004.46989101502" table:display="true" table:show-details="true"/>
                <table:data-pilot-member table:name="1004.69695827996" table:display="true" table:show-details="true"/>
                <table:data-pilot-member table:name="1006.64384940608" table:display="true" table:show-details="true"/>
                <table:data-pilot-member table:name="1009.79501161264" table:display="true" table:show-details="true"/>
                <table:data-pilot-member table:name="1010.7901852273" table:display="true" table:show-details="true"/>
                <table:data-pilot-member table:name="1012.83771807662" table:display="true" table:show-details="true"/>
                <table:data-pilot-member table:name="1016.80266402298" table:display="true" table:show-details="true"/>
                <table:data-pilot-member table:name="1018.30401466358" table:display="true" table:show-details="true"/>
                <table:data-pilot-member table:name="1020.59041155308" table:display="true" table:show-details="true"/>
                <table:data-pilot-member table:name="1024.24909738048" table:display="true" table:show-details="true"/>
                <table:data-pilot-member table:name="1040.71809548589" table:display="true" table:show-details="true"/>
                <table:data-pilot-member table:name="1041.20571621938" table:display="true" table:show-details="true"/>
                <table:data-pilot-member table:name="1067.2073850751" table:display="true" table:show-details="true"/>
                <table:data-pilot-member table:name="1069.31857673697" table:display="true" table:show-details="true"/>
                <table:data-pilot-member table:name="1090.39363210119" table:display="true" table:show-details="true"/>
                <table:data-pilot-member table:name="1092.47828699405" table:display="true" table:show-details="true"/>
                <table:data-pilot-member table:name="1093.1649859255" table:display="true" table:show-details="true"/>
                <table:data-pilot-member table:name="1095.08035152079" table:display="true" table:show-details="true"/>
                <table:data-pilot-member table:name="1097.54424475237" table:display="true" table:show-details="true"/>
                <table:data-pilot-member table:name="1102.59661502839" table:display="true" table:show-details="true"/>
                <table:data-pilot-member table:name="1113.67875936186" table:display="true" table:show-details="true"/>
                <table:data-pilot-member table:name="1114.36133166179" table:display="true" table:show-details="true"/>
                <table:data-pilot-member table:name="1124.03754285393" table:display="true" table:show-details="true"/>
                <table:data-pilot-member table:name="1125.36574386676" table:display="true" table:show-details="true"/>
                <table:data-pilot-member table:name="1127.586401308" table:display="true" table:show-details="true"/>
                <table:data-pilot-member table:name="1131.95800435804" table:display="true" table:show-details="true"/>
                <table:data-pilot-member table:name="1132.24637681159" table:display="true" table:show-details="true"/>
                <table:data-pilot-member table:name="1133.20868037849" table:display="true" table:show-details="true"/>
                <table:data-pilot-member table:name="1136.04089747231" table:display="true" table:show-details="true"/>
                <table:data-pilot-member table:name="1136.97734572639" table:display="true" table:show-details="true"/>
                <table:data-pilot-member table:name="1137.4623215606" table:display="true" table:show-details="true"/>
                <table:data-pilot-member table:name="1137.62407212537" table:display="true" table:show-details="true"/>
                <table:data-pilot-member table:name="1140.08835684766" table:display="true" table:show-details="true"/>
                <table:data-pilot-member table:name="1140.47843070168" table:display="true" table:show-details="true"/>
                <table:data-pilot-member table:name="1140.83623295876" table:display="true" table:show-details="true"/>
                <table:data-pilot-member table:name="1141.61767224157" table:display="true" table:show-details="true"/>
                <table:data-pilot-member table:name="1142.26968987378" table:display="true" table:show-details="true"/>
                <table:data-pilot-member table:name="1142.40018278403" table:display="true" table:show-details="true"/>
                <table:data-pilot-member table:name="1142.82449072884" table:display="true" table:show-details="true"/>
                <table:data-pilot-member table:name="1143.2164394524" table:display="true" table:show-details="true"/>
                <table:data-pilot-member table:name="1145.37697219597" table:display="true" table:show-details="true"/>
                <table:data-pilot-member table:name="1145.60659869401" table:display="true" table:show-details="true"/>
                <table:data-pilot-member table:name="1146.42744547304" table:display="true" table:show-details="true"/>
                <table:data-pilot-member table:name="1146.55889013099" table:display="true" table:show-details="true"/>
                <table:data-pilot-member table:name="1148.27041768336" table:display="true" table:show-details="true"/>
                <table:data-pilot-member table:name="1148.33634771625" table:display="true" table:show-details="true"/>
                <table:data-pilot-member table:name="1151.50991737916" table:display="true" table:show-details="true"/>
                <table:data-pilot-member table:name="1155.70194446852" table:display="true" table:show-details="true"/>
                <table:data-pilot-member table:name="1157.77591247214" table:display="true" table:show-details="true"/>
                <table:data-pilot-member table:name="1159.68920329352" table:display="true" table:show-details="true"/>
                <table:data-pilot-member table:name="1161.440185830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c kB/s" table:orientation="row" table:used-hierarchy="0" table:function="auto">
            <table:data-pilot-level table:show-empty="false" calcext:repeat-item-labels="false">
              <table:data-pilot-members>
                <table:data-pilot-member table:name="44.2158307833918" table:display="true" table:show-details="true"/>
                <table:data-pilot-member table:name="44.2169307891333" table:display="true" table:show-details="true"/>
                <table:data-pilot-member table:name="44.3349484896106" table:display="true" table:show-details="true"/>
                <table:data-pilot-member table:name="44.394748345198" table:display="true" table:show-details="true"/>
                <table:data-pilot-member table:name="44.435815540777" table:display="true" table:show-details="true"/>
                <table:data-pilot-member table:name="58.7571076729809" table:display="true" table:show-details="true"/>
                <table:data-pilot-member table:name="58.9109628770302" table:display="true" table:show-details="true"/>
                <table:data-pilot-member table:name="58.9215022000629" table:display="true" table:show-details="true"/>
                <table:data-pilot-member table:name="58.935461123629" table:display="true" table:show-details="true"/>
                <table:data-pilot-member table:name="58.9434242590014" table:display="true" table:show-details="true"/>
                <table:data-pilot-member table:name="59.0141717222958" table:display="true" table:show-details="true"/>
                <table:data-pilot-member table:name="59.2467665588853" table:display="true" table:show-details="true"/>
                <table:data-pilot-member table:name="59.2487415827722" table:display="true" table:show-details="true"/>
                <table:data-pilot-member table:name="73.9543277980573" table:display="true" table:show-details="true"/>
                <table:data-pilot-member table:name="75.7590325059668" table:display="true" table:show-details="true"/>
                <table:data-pilot-member table:name="86.5704703859265" table:display="true" table:show-details="true"/>
                <table:data-pilot-member table:name="88.4336982449501" table:display="true" table:show-details="true"/>
                <table:data-pilot-member table:name="88.5201486394135" table:display="true" table:show-details="true"/>
                <table:data-pilot-member table:name="88.8316548380648" table:display="true" table:show-details="true"/>
                <table:data-pilot-member table:name="88.8627443627819" table:display="true" table:show-details="true"/>
                <table:data-pilot-member table:name="90.973018219112" table:display="true" table:show-details="true"/>
                <table:data-pilot-member table:name="91.2927351253837" table:display="true" table:show-details="true"/>
                <table:data-pilot-member table:name="94.8406953445885" table:display="true" table:show-details="true"/>
                <table:data-pilot-member table:name="97.9538577716852" table:display="true" table:show-details="true"/>
                <table:data-pilot-member table:name="100.951025218675" table:display="true" table:show-details="true"/>
                <table:data-pilot-member table:name="103.768317958898" table:display="true" table:show-details="true"/>
                <table:data-pilot-member table:name="105.031541779931" table:display="true" table:show-details="true"/>
                <table:data-pilot-member table:name="108.072639577127" table:display="true" table:show-details="true"/>
                <table:data-pilot-member table:name="108.473832773879" table:display="true" table:show-details="true"/>
                <table:data-pilot-member table:name="108.626314020291" table:display="true" table:show-details="true"/>
                <table:data-pilot-member table:name="108.628597469403" table:display="true" table:show-details="true"/>
                <table:data-pilot-member table:name="110.332531864799" table:display="true" table:show-details="true"/>
                <table:data-pilot-member table:name="111.293325445434" table:display="true" table:show-details="true"/>
                <table:data-pilot-member table:name="112.804249174918" table:display="true" table:show-details="true"/>
                <table:data-pilot-member table:name="115.3461114329" table:display="true" table:show-details="true"/>
                <table:data-pilot-member table:name="116.930710208533" table:display="true" table:show-details="true"/>
                <table:data-pilot-member table:name="118.451178298971" table:display="true" table:show-details="true"/>
                <table:data-pilot-member table:name="120.448101719747" table:display="true" table:show-details="true"/>
                <table:data-pilot-member table:name="122.631198705071" table:display="true" table:show-details="true"/>
                <table:data-pilot-member table:name="127.032520325203" table:display="true" table:show-details="true"/>
                <table:data-pilot-member table:name="127.469833073351" table:display="true" table:show-details="true"/>
                <table:data-pilot-member table:name="148.840075012253" table:display="true" table:show-details="true"/>
                <table:data-pilot-member table:name="149.416955988117" table:display="true" table:show-details="true"/>
                <table:data-pilot-member table:name="149.48165196417" table:display="true" table:show-details="true"/>
                <table:data-pilot-member table:name="150.756499427457" table:display="true" table:show-details="true"/>
                <table:data-pilot-member table:name="160.808403681076" table:display="true" table:show-details="true"/>
                <table:data-pilot-member table:name="161.30332986918" table:display="true" table:show-details="true"/>
                <table:data-pilot-member table:name="161.481830133418" table:display="true" table:show-details="true"/>
                <table:data-pilot-member table:name="163.086518960256" table:display="true" table:show-details="true"/>
                <table:data-pilot-member table:name="163.940736704022" table:display="true" table:show-details="true"/>
                <table:data-pilot-member table:name="165.343610973195" table:display="true" table:show-details="true"/>
                <table:data-pilot-member table:name="166.086705752377" table:display="true" table:show-details="true"/>
                <table:data-pilot-member table:name="167.205434383128" table:display="true" table:show-details="true"/>
                <table:data-pilot-member table:name="168.034777199206" table:display="true" table:show-details="true"/>
                <table:data-pilot-member table:name="168.252402462208" table:display="true" table:show-details="true"/>
                <table:data-pilot-member table:name="168.82471728162" table:display="true" table:show-details="true"/>
                <table:data-pilot-member table:name="168.831010653182" table:display="true" table:show-details="true"/>
                <table:data-pilot-member table:name="168.880105539633" table:display="true" table:show-details="true"/>
                <table:data-pilot-member table:name="169.140964953967" table:display="true" table:show-details="true"/>
                <table:data-pilot-member table:name="169.488159886018" table:display="true" table:show-details="true"/>
                <table:data-pilot-member table:name="170.069449966426" table:display="true" table:show-details="true"/>
                <table:data-pilot-member table:name="172.131241771221" table:display="true" table:show-details="true"/>
                <table:data-pilot-member table:name="173.486973597881" table:display="true" table:show-details="true"/>
                <table:data-pilot-member table:name="173.659769287376" table:display="true" table:show-details="true"/>
                <table:data-pilot-member table:name="174.111067779555" table:display="true" table:show-details="true"/>
                <table:data-pilot-member table:name="175.460444910491" table:display="true" table:show-details="true"/>
                <table:data-pilot-member table:name="175.884043536266" table:display="true" table:show-details="true"/>
                <table:data-pilot-member table:name="180.118945129517" table:display="true" table:show-details="true"/>
                <table:data-pilot-member table:name="180.904049736071" table:display="true" table:show-details="true"/>
                <table:data-pilot-member table:name="181.008635098712" table:display="true" table:show-details="true"/>
                <table:data-pilot-member table:name="181.861897749674" table:display="true" table:show-details="true"/>
                <table:data-pilot-member table:name="181.885470826112" table:display="true" table:show-details="true"/>
                <table:data-pilot-member table:name="181.912111481825" table:display="true" table:show-details="true"/>
                <table:data-pilot-member table:name="182.044273167234" table:display="true" table:show-details="true"/>
                <table:data-pilot-member table:name="182.387177397596" table:display="true" table:show-details="true"/>
                <table:data-pilot-member table:name="183.290737536921" table:display="true" table:show-details="true"/>
                <table:data-pilot-member table:name="183.65102646533" table:display="true" table:show-details="true"/>
                <table:data-pilot-member table:name="184.649849505262" table:display="true" table:show-details="true"/>
                <table:data-pilot-member table:name="184.971380252374" table:display="true" table:show-details="true"/>
                <table:data-pilot-member table:name="185.446211297298" table:display="true" table:show-details="true"/>
                <table:data-pilot-member table:name="185.915592991059" table:display="true" table:show-details="true"/>
                <table:data-pilot-member table:name="189.750567370801" table:display="true" table:show-details="true"/>
                <table:data-pilot-member table:name="190.438172083434" table:display="true" table:show-details="true"/>
                <table:data-pilot-member table:name="193.800430705485" table:display="true" table:show-details="true"/>
                <table:data-pilot-member table:name="194.398815837569" table:display="true" table:show-details="true"/>
                <table:data-pilot-member table:name="194.713360579161" table:display="true" table:show-details="true"/>
                <table:data-pilot-member table:name="195.275292792716" table:display="true" table:show-details="true"/>
                <table:data-pilot-member table:name="195.487608682604" table:display="true" table:show-details="true"/>
                <table:data-pilot-member table:name="195.969320249187" table:display="true" table:show-details="true"/>
                <table:data-pilot-member table:name="197.938998245956" table:display="true" table:show-details="true"/>
                <table:data-pilot-member table:name="198.134587425129" table:display="true" table:show-details="true"/>
                <table:data-pilot-member table:name="199.933512740263" table:display="true" table:show-details="true"/>
                <table:data-pilot-member table:name="200.060823600678" table:display="true" table:show-details="true"/>
                <table:data-pilot-member table:name="200.410864294977" table:display="true" table:show-details="true"/>
                <table:data-pilot-member table:name="201.187848430823" table:display="true" table:show-details="true"/>
                <table:data-pilot-member table:name="201.249882794809" table:display="true" table:show-details="true"/>
                <table:data-pilot-member table:name="201.410136551646" table:display="true" table:show-details="true"/>
                <table:data-pilot-member table:name="201.91351888668" table:display="true" table:show-details="true"/>
                <table:data-pilot-member table:name="202.079957931838" table:display="true" table:show-details="true"/>
                <table:data-pilot-member table:name="202.180595248251" table:display="true" table:show-details="true"/>
                <table:data-pilot-member table:name="202.194903444157" table:display="true" table:show-details="true"/>
                <table:data-pilot-member table:name="202.632891549095" table:display="true" table:show-details="true"/>
                <table:data-pilot-member table:name="202.702221081744" table:display="true" table:show-details="true"/>
                <table:data-pilot-member table:name="202.791160569135" table:display="true" table:show-details="true"/>
                <table:data-pilot-member table:name="202.90470346481" table:display="true" table:show-details="true"/>
                <table:data-pilot-member table:name="203.02058941116" table:display="true" table:show-details="true"/>
                <table:data-pilot-member table:name="203.043782487005" table:display="true" table:show-details="true"/>
                <table:data-pilot-member table:name="203.119196594383" table:display="true" table:show-details="true"/>
                <table:data-pilot-member table:name="203.188859355798" table:display="true" table:show-details="true"/>
                <table:data-pilot-member table:name="203.572860292644" table:display="true" table:show-details="true"/>
                <table:data-pilot-member table:name="203.613672814755" table:display="true" table:show-details="true"/>
                <table:data-pilot-member table:name="203.759565503998" table:display="true" table:show-details="true"/>
                <table:data-pilot-member table:name="203.817498056224" table:display="true" table:show-details="true"/>
                <table:data-pilot-member table:name="204.087125017942" table:display="true" table:show-details="true"/>
                <table:data-pilot-member table:name="204.179024739471" table:display="true" table:show-details="true"/>
                <table:data-pilot-member table:name="204.752435488456" table:display="true" table:show-details="true"/>
                <table:data-pilot-member table:name="205.459314777094" table:display="true" table:show-details="true"/>
                <table:data-pilot-member table:name="205.776578193291" table:display="true" table:show-details="true"/>
                <table:data-pilot-member table:name="206.116635741621" table:display="true" table:show-details="true"/>
                <table:data-pilot-member table:name="206.4610214322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row" table:used-hierarchy="0" table:function="auto">
            <table:data-pilot-level table:show-empty="false" calcext:repeat-item-labels="false">
              <table:data-pilot-members>
                <table:data-pilot-member table:name="69" table:display="true" table:show-details="true"/>
                <table:data-pilot-member table:name="73" table:display="true" table:show-details="true"/>
                <table:data-pilot-member table:name="7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4" table:display="true" table:show-details="true"/>
                <table:data-pilot-member table:name="135" table:display="true" table:show-details="true"/>
                <table:data-pilot-member table:name="162" table:display="true" table:show-details="true"/>
                <table:data-pilot-member table:name="170" table:display="true" table:show-details="true"/>
                <table:data-pilot-member table:name="183" table:display="true" table:show-details="true"/>
                <table:data-pilot-member table:name="191" table:display="true" table:show-details="true"/>
                <table:data-pilot-member table:name="199" table:display="true" table:show-details="true"/>
                <table:data-pilot-member table:name="228" table:display="true" table:show-details="true"/>
                <table:data-pilot-member table:name="244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89" table:display="true" table:show-details="true"/>
                <table:data-pilot-member table:name="323" table:display="true" table:show-details="true"/>
                <table:data-pilot-member table:name="340" table:display="true" table:show-details="true"/>
                <table:data-pilot-member table:name="351" table:display="true" table:show-details="true"/>
                <table:data-pilot-member table:name="406" table:display="true" table:show-details="true"/>
                <table:data-pilot-member table:name="434" table:display="true" table:show-details="true"/>
                <table:data-pilot-member table:name="442" table:display="true" table:show-details="true"/>
                <table:data-pilot-member table:name="446" table:display="true" table:show-details="true"/>
                <table:data-pilot-member table:name="480" table:display="true" table:show-details="true"/>
                <table:data-pilot-member table:name="489" table:display="true" table:show-details="true"/>
                <table:data-pilot-member table:name="513" table:display="true" table:show-details="true"/>
                <table:data-pilot-member table:name="516" table:display="true" table:show-details="true"/>
                <table:data-pilot-member table:name="582" table:display="true" table:show-details="true"/>
                <table:data-pilot-member table:name="663" table:display="true" table:show-details="true"/>
                <table:data-pilot-member table:name="679" table:display="true" table:show-details="true"/>
                <table:data-pilot-member table:name="1048" table:display="true" table:show-details="true"/>
                <table:data-pilot-member table:name="1308" table:display="true" table:show-details="true"/>
                <table:data-pilot-member table:name="1393" table:display="true" table:show-details="true"/>
                <table:data-pilot-member table:name="1474" table:display="true" table:show-details="true"/>
                <table:data-pilot-member table:name="1504" table:display="true" table:show-details="true"/>
                <table:data-pilot-member table:name="1543" table:display="true" table:show-details="true"/>
                <table:data-pilot-member table:name="1546" table:display="true" table:show-details="true"/>
                <table:data-pilot-member table:name="1547" table:display="true" table:show-details="true"/>
                <table:data-pilot-member table:name="1573" table:display="true" table:show-details="true"/>
                <table:data-pilot-member table:name="1596" table:display="true" table:show-details="true"/>
                <table:data-pilot-member table:name="1597" table:display="true" table:show-details="true"/>
                <table:data-pilot-member table:name="1661" table:display="true" table:show-details="true"/>
                <table:data-pilot-member table:name="1720" table:display="true" table:show-details="true"/>
                <table:data-pilot-member table:name="1740" table:display="true" table:show-details="true"/>
                <table:data-pilot-member table:name="1800" table:display="true" table:show-details="true"/>
                <table:data-pilot-member table:name="1802" table:display="true" table:show-details="true"/>
                <table:data-pilot-member table:name="1821" table:display="true" table:show-details="true"/>
                <table:data-pilot-member table:name="1823" table:display="true" table:show-details="true"/>
                <table:data-pilot-member table:name="1840" table:display="true" table:show-details="true"/>
                <table:data-pilot-member table:name="1893" table:display="true" table:show-details="true"/>
                <table:data-pilot-member table:name="1926" table:display="true" table:show-details="true"/>
                <table:data-pilot-member table:name="1929" table:display="true" table:show-details="true"/>
                <table:data-pilot-member table:name="1932" table:display="true" table:show-details="true"/>
                <table:data-pilot-member table:name="1936" table:display="true" table:show-details="true"/>
                <table:data-pilot-member table:name="1951" table:display="true" table:show-details="true"/>
                <table:data-pilot-member table:name="1955" table:display="true" table:show-details="true"/>
                <table:data-pilot-member table:name="1960" table:display="true" table:show-details="true"/>
                <table:data-pilot-member table:name="1970" table:display="true" table:show-details="true"/>
                <table:data-pilot-member table:name="1975" table:display="true" table:show-details="true"/>
                <table:data-pilot-member table:name="1980" table:display="true" table:show-details="true"/>
                <table:data-pilot-member table:name="1999" table:display="true" table:show-details="true"/>
                <table:data-pilot-member table:name="2019" table:display="true" table:show-details="true"/>
                <table:data-pilot-member table:name="2091" table:display="true" table:show-details="true"/>
                <table:data-pilot-member table:name="2131" table:display="true" table:show-details="true"/>
                <table:data-pilot-member table:name="2138" table:display="true" table:show-details="true"/>
                <table:data-pilot-member table:name="2140" table:display="true" table:show-details="true"/>
                <table:data-pilot-member table:name="2148" table:display="true" table:show-details="true"/>
                <table:data-pilot-member table:name="2164" table:display="true" table:show-details="true"/>
                <table:data-pilot-member table:name="2224" table:display="true" table:show-details="true"/>
                <table:data-pilot-member table:name="2262" table:display="true" table:show-details="true"/>
                <table:data-pilot-member table:name="2376" table:display="true" table:show-details="true"/>
                <table:data-pilot-member table:name="2399" table:display="true" table:show-details="true"/>
                <table:data-pilot-member table:name="2470" table:display="true" table:show-details="true"/>
                <table:data-pilot-member table:name="2478" table:display="true" table:show-details="true"/>
                <table:data-pilot-member table:name="2646" table:display="true" table:show-details="true"/>
                <table:data-pilot-member table:name="2728" table:display="true" table:show-details="true"/>
                <table:data-pilot-member table:name="2746" table:display="true" table:show-details="true"/>
                <table:data-pilot-member table:name="2804" table:display="true" table:show-details="true"/>
                <table:data-pilot-member table:name="2903" table:display="true" table:show-details="true"/>
                <table:data-pilot-member table:name="2906" table:display="true" table:show-details="true"/>
                <table:data-pilot-member table:name="3006" table:display="true" table:show-details="true"/>
                <table:data-pilot-member table:name="3077" table:display="true" table:show-details="true"/>
                <table:data-pilot-member table:name="3085" table:display="true" table:show-details="true"/>
                <table:data-pilot-member table:name="3091" table:display="true" table:show-details="true"/>
                <table:data-pilot-member table:name="3102" table:display="true" table:show-details="true"/>
                <table:data-pilot-member table:name="3143" table:display="true" table:show-details="true"/>
                <table:data-pilot-member table:name="3329" table:display="true" table:show-details="true"/>
                <table:data-pilot-member table:name="3376" table:display="true" table:show-details="true"/>
                <table:data-pilot-member table:name="3412" table:display="true" table:show-details="true"/>
                <table:data-pilot-member table:name="3495" table:display="true" table:show-details="true"/>
                <table:data-pilot-member table:name="3640" table:display="true" table:show-details="true"/>
                <table:data-pilot-member table:name="3971" table:display="true" table:show-details="true"/>
                <table:data-pilot-member table:name="4013" table:display="true" table:show-details="true"/>
                <table:data-pilot-member table:name="4018" table:display="true" table:show-details="true"/>
                <table:data-pilot-member table:name="4030" table:display="true" table:show-details="true"/>
                <table:data-pilot-member table:name="4308" table:display="true" table:show-details="true"/>
                <table:data-pilot-member table:name="4317" table:display="true" table:show-details="true"/>
                <table:data-pilot-member table:name="4434" table:display="true" table:show-details="true"/>
                <table:data-pilot-member table:name="4512" table:display="true" table:show-details="true"/>
                <table:data-pilot-member table:name="4562" table:display="true" table:show-details="true"/>
                <table:data-pilot-member table:name="4613" table:display="true" table:show-details="true"/>
                <table:data-pilot-member table:name="4706" table:display="true" table:show-details="true"/>
                <table:data-pilot-member table:name="4770" table:display="true" table:show-details="true"/>
                <table:data-pilot-member table:name="4938" table:display="true" table:show-details="true"/>
                <table:data-pilot-member table:name="4987" table:display="true" table:show-details="true"/>
                <table:data-pilot-member table:name="5013" table:display="true" table:show-details="true"/>
                <table:data-pilot-member table:name="5090" table:display="true" table:show-details="true"/>
                <table:data-pilot-member table:name="5347" table:display="true" table:show-details="true"/>
                <table:data-pilot-member table:name="5515" table:display="true" table:show-details="true"/>
                <table:data-pilot-member table:name="5568" table:display="true" table:show-details="true"/>
                <table:data-pilot-member table:name="5715" table:display="true" table:show-details="true"/>
                <table:data-pilot-member table:name="5727" table:display="true" table:show-details="true"/>
                <table:data-pilot-member table:name="5987" table:display="true" table:show-details="true"/>
                <table:data-pilot-member table:name="6034" table:display="true" table:show-details="true"/>
                <table:data-pilot-member table:name="6885" table:display="true" table:show-details="true"/>
                <table:data-pilot-member table:name="7278" table:display="true" table:show-details="true"/>
                <table:data-pilot-member table:name="8760" table:display="true" table:show-details="true"/>
                <table:data-pilot-member table:name="1263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rr %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5" table:display="true" table:show-details="true"/>
                <table:data-pilot-member table:name="0.0002" table:display="true" table:show-details="true"/>
                <table:data-pilot-member table:name="0.0003" table:display="true" table:show-details="true"/>
                <table:data-pilot-member table:name="0.000325" table:display="true" table:show-details="true"/>
                <table:data-pilot-member table:name="0.00035" table:display="true" table:show-details="true"/>
                <table:data-pilot-member table:name="0.000425" table:display="true" table:show-details="true"/>
                <table:data-pilot-member table:name="0.00045" table:display="true" table:show-details="true"/>
                <table:data-pilot-member table:name="0.000475" table:display="true" table:show-details="true"/>
                <table:data-pilot-member table:name="0.0006" table:display="true" table:show-details="true"/>
                <table:data-pilot-member table:name="0.000625" table:display="true" table:show-details="true"/>
                <table:data-pilot-member table:name="0.0007" table:display="true" table:show-details="true"/>
                <table:data-pilot-member table:name="0.0008" table:display="true" table:show-details="true"/>
                <table:data-pilot-member table:name="0.001" table:display="true" table:show-details="true"/>
                <table:data-pilot-member table:name="0.00105" table:display="true" table:show-details="true"/>
                <table:data-pilot-member table:name="0.0011" table:display="true" table:show-details="true"/>
                <table:data-pilot-member table:name="0.00115" table:display="true" table:show-details="true"/>
                <table:data-pilot-member table:name="0.001225" table:display="true" table:show-details="true"/>
                <table:data-pilot-member table:name="0.001525" table:display="true" table:show-details="true"/>
                <table:data-pilot-member table:name="0.0016" table:display="true" table:show-details="true"/>
                <table:data-pilot-member table:name="0.002" table:display="true" table:show-details="true"/>
                <table:data-pilot-member table:name="0.00215" table:display="true" table:show-details="true"/>
                <table:data-pilot-member table:name="0.0031" table:display="true" table:show-details="true"/>
                <table:data-pilot-member table:name="0.004775" table:display="true" table:show-details="true"/>
                <table:data-pilot-member table:name="0.00565" table:display="true" table:show-details="true"/>
                <table:data-pilot-member table:name="0.0058" table:display="true" table:show-details="true"/>
                <table:data-pilot-member table:name="0.005975" table:display="true" table:show-details="true"/>
                <table:data-pilot-member table:name="0.0063" table:display="true" table:show-details="true"/>
                <table:data-pilot-member table:name="0.0071" table:display="true" table:show-details="true"/>
                <table:data-pilot-member table:name="0.0118" table:display="true" table:show-details="true"/>
                <table:data-pilot-member table:name="0.012975" table:display="true" table:show-details="true"/>
                <table:data-pilot-member table:name="0.013" table:display="true" table:show-details="true"/>
                <table:data-pilot-member table:name="0.015925" table:display="true" table:show-details="true"/>
                <table:data-pilot-member table:name="0.02315" table:display="true" table:show-details="true"/>
                <table:data-pilot-member table:name="0.0298" table:display="true" table:show-details="true"/>
                <table:data-pilot-member table:name="0.031125" table:display="true" table:show-details="true"/>
                <table:data-pilot-member table:name="0.04295" table:display="true" table:show-details="true"/>
                <table:data-pilot-member table:name="0.043025" table:display="true" table:show-details="true"/>
                <table:data-pilot-member table:name="0.044875" table:display="true" table:show-details="true"/>
                <table:data-pilot-member table:name="0.052" table:display="true" table:show-details="true"/>
                <table:data-pilot-member table:name="0.052275" table:display="true" table:show-details="true"/>
                <table:data-pilot-member table:name="0.056" table:display="true" table:show-details="true"/>
                <table:data-pilot-member table:name="0.059525" table:display="true" table:show-details="true"/>
                <table:data-pilot-member table:name="0.060875" table:display="true" table:show-details="true"/>
                <table:data-pilot-member table:name="0.06195" table:display="true" table:show-details="true"/>
                <table:data-pilot-member table:name="0.062325" table:display="true" table:show-details="true"/>
                <table:data-pilot-member table:name="0.06255" table:display="true" table:show-details="true"/>
                <table:data-pilot-member table:name="0.07045" table:display="true" table:show-details="true"/>
                <table:data-pilot-member table:name="0.07255" table:display="true" table:show-details="true"/>
                <table:data-pilot-member table:name="0.083425" table:display="true" table:show-details="true"/>
                <table:data-pilot-member table:name="0.0922" table:display="true" table:show-details="true"/>
                <table:data-pilot-member table:name="0.0935" table:display="true" table:show-details="true"/>
                <table:data-pilot-member table:name="0.0953" table:display="true" table:show-details="true"/>
                <table:data-pilot-member table:name="0.097925" table:display="true" table:show-details="true"/>
                <table:data-pilot-member table:name="0.10095" table:display="true" table:show-details="true"/>
                <table:data-pilot-member table:name="0.101875" table:display="true" table:show-details="true"/>
                <table:data-pilot-member table:name="0.1049" table:display="true" table:show-details="true"/>
                <table:data-pilot-member table:name="0.106275" table:display="true" table:show-details="true"/>
                <table:data-pilot-member table:name="0.106675" table:display="true" table:show-details="true"/>
                <table:data-pilot-member table:name="0.108075" table:display="true" table:show-details="true"/>
                <table:data-pilot-member table:name="0.1087" table:display="true" table:show-details="true"/>
                <table:data-pilot-member table:name="0.110775" table:display="true" table:show-details="true"/>
                <table:data-pilot-member table:name="0.11095" table:display="true" table:show-details="true"/>
                <table:data-pilot-member table:name="0.1117" table:display="true" table:show-details="true"/>
                <table:data-pilot-member table:name="0.2482" table:display="true" table:show-details="true"/>
                <table:data-pilot-member table:name="0.2588" table:display="true" table:show-details="true"/>
                <table:data-pilot-member table:name="0.2637" table:display="true" table:show-details="true"/>
                <table:data-pilot-member table:name="0.2702" table:display="true" table:show-details="true"/>
                <table:data-pilot-member table:name="0.2719" table:display="true" table:show-details="true"/>
                <table:data-pilot-member table:name="0.2922" table:display="true" table:show-details="true"/>
                <table:data-pilot-member table:name="0.301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d dev" table:orientation="row" table:used-hierarchy="0" table:function="auto">
            <table:data-pilot-level table:show-empty="false" calcext:repeat-item-labels="false">
              <table:data-pilot-members>
                <table:data-pilot-member table:name="2.92595234240068" table:display="true" table:show-details="true"/>
                <table:data-pilot-member table:name="3.02703596113426" table:display="true" table:show-details="true"/>
                <table:data-pilot-member table:name="3.02808152961574" table:display="true" table:show-details="true"/>
                <table:data-pilot-member table:name="3.0909505010595" table:display="true" table:show-details="true"/>
                <table:data-pilot-member table:name="3.11355901822978" table:display="true" table:show-details="true"/>
                <table:data-pilot-member table:name="3.85117095829307" table:display="true" table:show-details="true"/>
                <table:data-pilot-member table:name="4.11837379435136" table:display="true" table:show-details="true"/>
                <table:data-pilot-member table:name="4.57267334389851" table:display="true" table:show-details="true"/>
                <table:data-pilot-member table:name="4.63001079912348" table:display="true" table:show-details="true"/>
                <table:data-pilot-member table:name="4.91975783042214" table:display="true" table:show-details="true"/>
                <table:data-pilot-member table:name="4.99604578041475" table:display="true" table:show-details="true"/>
                <table:data-pilot-member table:name="6.36138721978157" table:display="true" table:show-details="true"/>
                <table:data-pilot-member table:name="7.01942012134913" table:display="true" table:show-details="true"/>
                <table:data-pilot-member table:name="7.13086868200512" table:display="true" table:show-details="true"/>
                <table:data-pilot-member table:name="7.37150118700385" table:display="true" table:show-details="true"/>
                <table:data-pilot-member table:name="7.82479757629551" table:display="true" table:show-details="true"/>
                <table:data-pilot-member table:name="8.22955019366172" table:display="true" table:show-details="true"/>
                <table:data-pilot-member table:name="10.5768012361961" table:display="true" table:show-details="true"/>
                <table:data-pilot-member table:name="11.4015531393754" table:display="true" table:show-details="true"/>
                <table:data-pilot-member table:name="12.2340386786212" table:display="true" table:show-details="true"/>
                <table:data-pilot-member table:name="14.4517424468471" table:display="true" table:show-details="true"/>
                <table:data-pilot-member table:name="17.4129704459062" table:display="true" table:show-details="true"/>
                <table:data-pilot-member table:name="18.7729801339584" table:display="true" table:show-details="true"/>
                <table:data-pilot-member table:name="20.2449849592436" table:display="true" table:show-details="true"/>
                <table:data-pilot-member table:name="20.5454326308792" table:display="true" table:show-details="true"/>
                <table:data-pilot-member table:name="22.162655464542" table:display="true" table:show-details="true"/>
                <table:data-pilot-member table:name="23.3884643010181" table:display="true" table:show-details="true"/>
                <table:data-pilot-member table:name="23.5534245473986" table:display="true" table:show-details="true"/>
                <table:data-pilot-member table:name="23.6993914689808" table:display="true" table:show-details="true"/>
                <table:data-pilot-member table:name="25.8064806984602" table:display="true" table:show-details="true"/>
                <table:data-pilot-member table:name="28.6443546661467" table:display="true" table:show-details="true"/>
                <table:data-pilot-member table:name="65.8163690858133" table:display="true" table:show-details="true"/>
                <table:data-pilot-member table:name="69.710142635846" table:display="true" table:show-details="true"/>
                <table:data-pilot-member table:name="191.860485124919" table:display="true" table:show-details="true"/>
                <table:data-pilot-member table:name="200.930035897766" table:display="true" table:show-details="true"/>
                <table:data-pilot-member table:name="210.990873792374" table:display="true" table:show-details="true"/>
                <table:data-pilot-member table:name="218.868509662867" table:display="true" table:show-details="true"/>
                <table:data-pilot-member table:name="222.955862973447" table:display="true" table:show-details="true"/>
                <table:data-pilot-member table:name="236.257235723051" table:display="true" table:show-details="true"/>
                <table:data-pilot-member table:name="239.674808422558" table:display="true" table:show-details="true"/>
                <table:data-pilot-member table:name="240.710137331676" table:display="true" table:show-details="true"/>
                <table:data-pilot-member table:name="248.593517936599" table:display="true" table:show-details="true"/>
                <table:data-pilot-member table:name="249.081539047954" table:display="true" table:show-details="true"/>
                <table:data-pilot-member table:name="250.291739321731" table:display="true" table:show-details="true"/>
                <table:data-pilot-member table:name="257.934669175199" table:display="true" table:show-details="true"/>
                <table:data-pilot-member table:name="261.042340818017" table:display="true" table:show-details="true"/>
                <table:data-pilot-member table:name="262.449555918703" table:display="true" table:show-details="true"/>
                <table:data-pilot-member table:name="265.032801759706" table:display="true" table:show-details="true"/>
                <table:data-pilot-member table:name="267.390839683542" table:display="true" table:show-details="true"/>
                <table:data-pilot-member table:name="269.985461468899" table:display="true" table:show-details="true"/>
                <table:data-pilot-member table:name="276.727866146029" table:display="true" table:show-details="true"/>
                <table:data-pilot-member table:name="282.032163900144" table:display="true" table:show-details="true"/>
                <table:data-pilot-member table:name="284.853944348569" table:display="true" table:show-details="true"/>
                <table:data-pilot-member table:name="289.628456869815" table:display="true" table:show-details="true"/>
                <table:data-pilot-member table:name="299.57274822612" table:display="true" table:show-details="true"/>
                <table:data-pilot-member table:name="303.593930231106" table:display="true" table:show-details="true"/>
                <table:data-pilot-member table:name="305.97164037763" table:display="true" table:show-details="true"/>
                <table:data-pilot-member table:name="307.867238557344" table:display="true" table:show-details="true"/>
                <table:data-pilot-member table:name="312.149798714511" table:display="true" table:show-details="true"/>
                <table:data-pilot-member table:name="312.788519535868" table:display="true" table:show-details="true"/>
                <table:data-pilot-member table:name="317.40284755594" table:display="true" table:show-details="true"/>
                <table:data-pilot-member table:name="318.064796331816" table:display="true" table:show-details="true"/>
                <table:data-pilot-member table:name="319.680740137906" table:display="true" table:show-details="true"/>
                <table:data-pilot-member table:name="323.524679989772" table:display="true" table:show-details="true"/>
                <table:data-pilot-member table:name="326.38783885603" table:display="true" table:show-details="true"/>
                <table:data-pilot-member table:name="336.840571185493" table:display="true" table:show-details="true"/>
                <table:data-pilot-member table:name="340.840719419552" table:display="true" table:show-details="true"/>
                <table:data-pilot-member table:name="345.607452947267" table:display="true" table:show-details="true"/>
                <table:data-pilot-member table:name="348.933650397284" table:display="true" table:show-details="true"/>
                <table:data-pilot-member table:name="349.777680991651" table:display="true" table:show-details="true"/>
                <table:data-pilot-member table:name="354.013644963537" table:display="true" table:show-details="true"/>
                <table:data-pilot-member table:name="367.21696365533" table:display="true" table:show-details="true"/>
                <table:data-pilot-member table:name="368.939680215818" table:display="true" table:show-details="true"/>
                <table:data-pilot-member table:name="372.849418048413" table:display="true" table:show-details="true"/>
                <table:data-pilot-member table:name="374.50236288099" table:display="true" table:show-details="true"/>
                <table:data-pilot-member table:name="387.559731677118" table:display="true" table:show-details="true"/>
                <table:data-pilot-member table:name="402.011878489485" table:display="true" table:show-details="true"/>
                <table:data-pilot-member table:name="404.09420317218" table:display="true" table:show-details="true"/>
                <table:data-pilot-member table:name="416.443184454107" table:display="true" table:show-details="true"/>
                <table:data-pilot-member table:name="419.437419520529" table:display="true" table:show-details="true"/>
                <table:data-pilot-member table:name="429.070639439006" table:display="true" table:show-details="true"/>
                <table:data-pilot-member table:name="463.341630919539" table:display="true" table:show-details="true"/>
                <table:data-pilot-member table:name="503.293895143006" table:display="true" table:show-details="true"/>
                <table:data-pilot-member table:name="526.02216489802" table:display="true" table:show-details="true"/>
                <table:data-pilot-member table:name="526.101959557836" table:display="true" table:show-details="true"/>
                <table:data-pilot-member table:name="534.607044432974" table:display="true" table:show-details="true"/>
                <table:data-pilot-member table:name="535.5229655806" table:display="true" table:show-details="true"/>
                <table:data-pilot-member table:name="570.984326082441" table:display="true" table:show-details="true"/>
                <table:data-pilot-member table:name="579.089095227905" table:display="true" table:show-details="true"/>
                <table:data-pilot-member table:name="588.103802887883" table:display="true" table:show-details="true"/>
                <table:data-pilot-member table:name="591.613735205531" table:display="true" table:show-details="true"/>
                <table:data-pilot-member table:name="592.475632795231" table:display="true" table:show-details="true"/>
                <table:data-pilot-member table:name="641.967750975388" table:display="true" table:show-details="true"/>
                <table:data-pilot-member table:name="643.757654535183" table:display="true" table:show-details="true"/>
                <table:data-pilot-member table:name="644.077808397106" table:display="true" table:show-details="true"/>
                <table:data-pilot-member table:name="651.691597389192" table:display="true" table:show-details="true"/>
                <table:data-pilot-member table:name="668.883540614657" table:display="true" table:show-details="true"/>
                <table:data-pilot-member table:name="696.709694932394" table:display="true" table:show-details="true"/>
                <table:data-pilot-member table:name="698.275087531526" table:display="true" table:show-details="true"/>
                <table:data-pilot-member table:name="707.162567548208" table:display="true" table:show-details="true"/>
                <table:data-pilot-member table:name="862.301599925867" table:display="true" table:show-details="true"/>
                <table:data-pilot-member table:name="863.829066970074" table:display="true" table:show-details="true"/>
                <table:data-pilot-member table:name="910.964472172077" table:display="true" table:show-details="true"/>
                <table:data-pilot-member table:name="975.057988844638" table:display="true" table:show-details="true"/>
                <table:data-pilot-member table:name="1020.44408732657" table:display="true" table:show-details="true"/>
                <table:data-pilot-member table:name="1086.36626035085" table:display="true" table:show-details="true"/>
                <table:data-pilot-member table:name="1097.70994215021" table:display="true" table:show-details="true"/>
                <table:data-pilot-member table:name="1160.16717440603" table:display="true" table:show-details="true"/>
                <table:data-pilot-member table:name="1179.23903357625" table:display="true" table:show-details="true"/>
                <table:data-pilot-member table:name="1195.54466309419" table:display="true" table:show-details="true"/>
                <table:data-pilot-member table:name="1204.43156848772" table:display="true" table:show-details="true"/>
                <table:data-pilot-member table:name="1205.50220765705" table:display="true" table:show-details="true"/>
                <table:data-pilot-member table:name="1216.21131722513" table:display="true" table:show-details="true"/>
                <table:data-pilot-member table:name="1240.82921192963" table:display="true" table:show-details="true"/>
                <table:data-pilot-member table:name="1287.41313621091" table:display="true" table:show-details="true"/>
                <table:data-pilot-member table:name="1353.3668202988" table:display="true" table:show-details="true"/>
                <table:data-pilot-member table:name="1379.25883079071" table:display="true" table:show-details="true"/>
                <table:data-pilot-member table:name="1438.75067302282" table:display="true" table:show-details="true"/>
                <table:data-pilot-member table:name="1862.35805573537" table:display="true" table:show-details="true"/>
                <table:data-pilot-member table:name="1897.79511369872" table:display="true" table:show-details="true"/>
                <table:data-pilot-member table:name="2195.811361735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0:00:13.285364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4:36:40.125202610</meta:creation-date>
    <dc:date>2020-10-16T17:46:57.409993738</dc:date>
    <meta:editing-duration>PT20H49M47S</meta:editing-duration>
    <meta:editing-cycles>78</meta:editing-cycles>
    <meta:generator>LibreOffice/6.0.7.3$Linux_X86_64 LibreOffice_project/00m0$Build-3</meta:generator>
    <meta:document-statistic meta:table-count="4" meta:cell-count="8770" meta:object-count="0"/>
  </office:meta>
</office:document-meta>
</file>